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4" table:style-name="ta1">
        <table:shapes>
          <draw:frame draw:z-index="0" draw:style-name="gr1" draw:text-style-name="P1" svg:width="6.3004in" svg:height="3.5453in" svg:x="12.1264in" svg:y="0.4181in">
            <draw:object draw:notify-on-update-of-ranges="data_4.B1:data_4.B1 data_4.B2:data_4.B501 data_4.C1:data_4.C1 data_4.C2:data_4.C501 data_4.D1:data_4.D1 data_4.D2:data_4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53in" svg:x="12.2665in" svg:y="4.2248in">
            <draw:object draw:notify-on-update-of-ranges="data_4.E1:data_4.E1 data_4.E2:data_4.E501 data_4.F1:data_4.F1 data_4.F2:data_4.F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8in" svg:height="3.5453in" svg:x="12.4823in" svg:y="7.9476in">
            <draw:object draw:notify-on-update-of-ranges="data_4.G1:data_4.G1 data_4.G2:data_4.G501 data_4.H1:data_4.H1 data_4.H2:data_4.H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xec time (1 thread)</text:p>
          </table:table-cell>
          <table:table-cell office:value-type="string" calcext:value-type="string">
            <text:p>exec time (4 threads)</text:p>
          </table:table-cell>
          <table:table-cell office:value-type="string" calcext:value-type="string">
            <text:p>exec time (4 threads linear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peedup (linear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fficiency (linear)</text:p>
          </table:table-cell>
          <table:table-cell office:value-type="string" calcext:value-type="string">
            <text:p>difference (1 thread)</text:p>
          </table:table-cell>
          <table:table-cell office:value-type="string" calcext:value-type="string">
            <text:p>difference(4 threa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996" calcext:value-type="float">
            <text:p>0.044996</text:p>
          </table:table-cell>
          <table:table-cell office:value-type="float" office:value="0.020894" calcext:value-type="float">
            <text:p>0.020894</text:p>
          </table:table-cell>
          <table:table-cell office:value-type="float" office:value="0.011249" calcext:value-type="float">
            <text:p>0.011249</text:p>
          </table:table-cell>
          <table:table-cell office:value-type="float" office:value="2.153598" calcext:value-type="float">
            <text:p>2.153598</text:p>
          </table:table-cell>
          <table:table-cell office:value-type="float" office:value="4" calcext:value-type="float">
            <text:p>4</text:p>
          </table:table-cell>
          <table:table-cell office:value-type="float" office:value="0.538399" calcext:value-type="float">
            <text:p>0.538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00512" calcext:value-type="float">
            <text:p>80000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203" calcext:value-type="float">
            <text:p>0.09203</text:p>
          </table:table-cell>
          <table:table-cell office:value-type="float" office:value="0.038913" calcext:value-type="float">
            <text:p>0.038913</text:p>
          </table:table-cell>
          <table:table-cell office:value-type="float" office:value="0.023007" calcext:value-type="float">
            <text:p>0.023007</text:p>
          </table:table-cell>
          <table:table-cell office:value-type="float" office:value="2.365034" calcext:value-type="float">
            <text:p>2.365034</text:p>
          </table:table-cell>
          <table:table-cell office:value-type="float" office:value="4" calcext:value-type="float">
            <text:p>4</text:p>
          </table:table-cell>
          <table:table-cell office:value-type="float" office:value="0.591259" calcext:value-type="float">
            <text:p>0.591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599808" calcext:value-type="float">
            <text:p>79599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2171" calcext:value-type="float">
            <text:p>0.142171</text:p>
          </table:table-cell>
          <table:table-cell office:value-type="float" office:value="0.057022" calcext:value-type="float">
            <text:p>0.057022</text:p>
          </table:table-cell>
          <table:table-cell office:value-type="float" office:value="0.035543" calcext:value-type="float">
            <text:p>0.035543</text:p>
          </table:table-cell>
          <table:table-cell office:value-type="float" office:value="2.493267" calcext:value-type="float">
            <text:p>2.493267</text:p>
          </table:table-cell>
          <table:table-cell office:value-type="float" office:value="4" calcext:value-type="float">
            <text:p>4</text:p>
          </table:table-cell>
          <table:table-cell office:value-type="float" office:value="0.623317" calcext:value-type="float">
            <text:p>0.623317</text:p>
          </table:table-cell>
          <table:table-cell office:value-type="float" office:value="1" calcext:value-type="float">
            <text:p>1</text:p>
          </table:table-cell>
          <table:table-cell office:value-type="float" office:value="79202288" calcext:value-type="float">
            <text:p>79202288</text:p>
          </table:table-cell>
          <table:table-cell office:value-type="float" office:value="79202280" calcext:value-type="float">
            <text:p>79202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0384" calcext:value-type="float">
            <text:p>0.190384</text:p>
          </table:table-cell>
          <table:table-cell office:value-type="float" office:value="0.076508" calcext:value-type="float">
            <text:p>0.076508</text:p>
          </table:table-cell>
          <table:table-cell office:value-type="float" office:value="0.047596" calcext:value-type="float">
            <text:p>0.047596</text:p>
          </table:table-cell>
          <table:table-cell office:value-type="float" office:value="2.488424" calcext:value-type="float">
            <text:p>2.488424</text:p>
          </table:table-cell>
          <table:table-cell office:value-type="float" office:value="4" calcext:value-type="float">
            <text:p>4</text:p>
          </table:table-cell>
          <table:table-cell office:value-type="float" office:value="0.622106" calcext:value-type="float">
            <text:p>0.622106</text:p>
          </table:table-cell>
          <table:table-cell office:value-type="float" office:value="1" calcext:value-type="float">
            <text:p>1</text:p>
          </table:table-cell>
          <table:table-cell office:value-type="float" office:value="78806864" calcext:value-type="float">
            <text:p>78806864</text:p>
          </table:table-cell>
          <table:table-cell office:value-type="float" office:value="78806872" calcext:value-type="float">
            <text:p>78806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8671" calcext:value-type="float">
            <text:p>0.238671</text:p>
          </table:table-cell>
          <table:table-cell office:value-type="float" office:value="0.095419" calcext:value-type="float">
            <text:p>0.095419</text:p>
          </table:table-cell>
          <table:table-cell office:value-type="float" office:value="0.059668" calcext:value-type="float">
            <text:p>0.059668</text:p>
          </table:table-cell>
          <table:table-cell office:value-type="float" office:value="2.50129" calcext:value-type="float">
            <text:p>2.50129</text:p>
          </table:table-cell>
          <table:table-cell office:value-type="float" office:value="4" calcext:value-type="float">
            <text:p>4</text:p>
          </table:table-cell>
          <table:table-cell office:value-type="float" office:value="0.625323" calcext:value-type="float">
            <text:p>0.625323</text:p>
          </table:table-cell>
          <table:table-cell office:value-type="float" office:value="1" calcext:value-type="float">
            <text:p>1</text:p>
          </table:table-cell>
          <table:table-cell office:value-type="float" office:value="78413592" calcext:value-type="float">
            <text:p>78413592</text:p>
          </table:table-cell>
          <table:table-cell office:value-type="float" office:value="78413608" calcext:value-type="float">
            <text:p>78413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0221" calcext:value-type="float">
            <text:p>0.290221</text:p>
          </table:table-cell>
          <table:table-cell office:value-type="float" office:value="0.114315" calcext:value-type="float">
            <text:p>0.114315</text:p>
          </table:table-cell>
          <table:table-cell office:value-type="float" office:value="0.072555" calcext:value-type="float">
            <text:p>0.072555</text:p>
          </table:table-cell>
          <table:table-cell office:value-type="float" office:value="2.538785" calcext:value-type="float">
            <text:p>2.538785</text:p>
          </table:table-cell>
          <table:table-cell office:value-type="float" office:value="4" calcext:value-type="float">
            <text:p>4</text:p>
          </table:table-cell>
          <table:table-cell office:value-type="float" office:value="0.634696" calcext:value-type="float">
            <text:p>0.634696</text:p>
          </table:table-cell>
          <table:table-cell office:value-type="float" office:value="1" calcext:value-type="float">
            <text:p>1</text:p>
          </table:table-cell>
          <table:table-cell office:value-type="float" office:value="78022456" calcext:value-type="float">
            <text:p>78022456</text:p>
          </table:table-cell>
          <table:table-cell office:value-type="float" office:value="78022448" calcext:value-type="float">
            <text:p>78022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97" calcext:value-type="float">
            <text:p>0.335997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083999" calcext:value-type="float">
            <text:p>0.083999</text:p>
          </table:table-cell>
          <table:table-cell office:value-type="float" office:value="2.518775" calcext:value-type="float">
            <text:p>2.518775</text:p>
          </table:table-cell>
          <table:table-cell office:value-type="float" office:value="4" calcext:value-type="float">
            <text:p>4</text:p>
          </table:table-cell>
          <table:table-cell office:value-type="float" office:value="0.629694" calcext:value-type="float">
            <text:p>0.629694</text:p>
          </table:table-cell>
          <table:table-cell office:value-type="float" office:value="1" calcext:value-type="float">
            <text:p>1</text:p>
          </table:table-cell>
          <table:table-cell office:value-type="float" office:value="77633408" calcext:value-type="float">
            <text:p>77633408</text:p>
          </table:table-cell>
          <table:table-cell office:value-type="float" office:value="77633424" calcext:value-type="float">
            <text:p>7763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2861" calcext:value-type="float">
            <text:p>0.382861</text:p>
          </table:table-cell>
          <table:table-cell office:value-type="float" office:value="0.152818" calcext:value-type="float">
            <text:p>0.152818</text:p>
          </table:table-cell>
          <table:table-cell office:value-type="float" office:value="0.095715" calcext:value-type="float">
            <text:p>0.095715</text:p>
          </table:table-cell>
          <table:table-cell office:value-type="float" office:value="2.505337" calcext:value-type="float">
            <text:p>2.505337</text:p>
          </table:table-cell>
          <table:table-cell office:value-type="float" office:value="4" calcext:value-type="float">
            <text:p>4</text:p>
          </table:table-cell>
          <table:table-cell office:value-type="float" office:value="0.626334" calcext:value-type="float">
            <text:p>0.626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246520" calcext:value-type="float">
            <text:p>77246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1764" calcext:value-type="float">
            <text:p>0.441764</text:p>
          </table:table-cell>
          <table:table-cell office:value-type="float" office:value="0.171489" calcext:value-type="float">
            <text:p>0.171489</text:p>
          </table:table-cell>
          <table:table-cell office:value-type="float" office:value="0.110441" calcext:value-type="float">
            <text:p>0.110441</text:p>
          </table:table-cell>
          <table:table-cell office:value-type="float" office:value="2.576058" calcext:value-type="float">
            <text:p>2.576058</text:p>
          </table:table-cell>
          <table:table-cell office:value-type="float" office:value="4" calcext:value-type="float">
            <text:p>4</text:p>
          </table:table-cell>
          <table:table-cell office:value-type="float" office:value="0.644015" calcext:value-type="float">
            <text:p>0.644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861696" calcext:value-type="float">
            <text:p>76861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8147" calcext:value-type="float">
            <text:p>0.488147</text:p>
          </table:table-cell>
          <table:table-cell office:value-type="float" office:value="0.192982" calcext:value-type="float">
            <text:p>0.192982</text:p>
          </table:table-cell>
          <table:table-cell office:value-type="float" office:value="0.122037" calcext:value-type="float">
            <text:p>0.122037</text:p>
          </table:table-cell>
          <table:table-cell office:value-type="float" office:value="2.529494" calcext:value-type="float">
            <text:p>2.529494</text:p>
          </table:table-cell>
          <table:table-cell office:value-type="float" office:value="4" calcext:value-type="float">
            <text:p>4</text:p>
          </table:table-cell>
          <table:table-cell office:value-type="float" office:value="0.632373" calcext:value-type="float">
            <text:p>0.632373</text:p>
          </table:table-cell>
          <table:table-cell office:value-type="float" office:value="1" calcext:value-type="float">
            <text:p>1</text:p>
          </table:table-cell>
          <table:table-cell office:value-type="float" office:value="76480008" calcext:value-type="float">
            <text:p>76480008</text:p>
          </table:table-cell>
          <table:table-cell office:value-type="float" office:value="76480016" calcext:value-type="float">
            <text:p>7648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7216" calcext:value-type="float">
            <text:p>0.537216</text:p>
          </table:table-cell>
          <table:table-cell office:value-type="float" office:value="0.211944" calcext:value-type="float">
            <text:p>0.211944</text:p>
          </table:table-cell>
          <table:table-cell office:value-type="float" office:value="0.134304" calcext:value-type="float">
            <text:p>0.134304</text:p>
          </table:table-cell>
          <table:table-cell office:value-type="float" office:value="2.534713" calcext:value-type="float">
            <text:p>2.534713</text:p>
          </table:table-cell>
          <table:table-cell office:value-type="float" office:value="4" calcext:value-type="float">
            <text:p>4</text:p>
          </table:table-cell>
          <table:table-cell office:value-type="float" office:value="0.633678" calcext:value-type="float">
            <text:p>0.633678</text:p>
          </table:table-cell>
          <table:table-cell office:value-type="float" office:value="1" calcext:value-type="float">
            <text:p>1</text:p>
          </table:table-cell>
          <table:table-cell office:value-type="float" office:value="76099416" calcext:value-type="float">
            <text:p>76099416</text:p>
          </table:table-cell>
          <table:table-cell office:value-type="float" office:value="76099392" calcext:value-type="float">
            <text:p>76099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92234" calcext:value-type="float">
            <text:p>0.592234</text:p>
          </table:table-cell>
          <table:table-cell office:value-type="float" office:value="0.230596" calcext:value-type="float">
            <text:p>0.230596</text:p>
          </table:table-cell>
          <table:table-cell office:value-type="float" office:value="0.148058" calcext:value-type="float">
            <text:p>0.148058</text:p>
          </table:table-cell>
          <table:table-cell office:value-type="float" office:value="2.568273" calcext:value-type="float">
            <text:p>2.568273</text:p>
          </table:table-cell>
          <table:table-cell office:value-type="float" office:value="4" calcext:value-type="float">
            <text:p>4</text:p>
          </table:table-cell>
          <table:table-cell office:value-type="float" office:value="0.642068" calcext:value-type="float">
            <text:p>0.642068</text:p>
          </table:table-cell>
          <table:table-cell office:value-type="float" office:value="1" calcext:value-type="float">
            <text:p>1</text:p>
          </table:table-cell>
          <table:table-cell office:value-type="float" office:value="75720856" calcext:value-type="float">
            <text:p>75720856</text:p>
          </table:table-cell>
          <table:table-cell office:value-type="float" office:value="75720840" calcext:value-type="float">
            <text:p>757208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5594" calcext:value-type="float">
            <text:p>0.645594</text:p>
          </table:table-cell>
          <table:table-cell office:value-type="float" office:value="0.249393" calcext:value-type="float">
            <text:p>0.249393</text:p>
          </table:table-cell>
          <table:table-cell office:value-type="float" office:value="0.161399" calcext:value-type="float">
            <text:p>0.161399</text:p>
          </table:table-cell>
          <table:table-cell office:value-type="float" office:value="2.588658" calcext:value-type="float">
            <text:p>2.588658</text:p>
          </table:table-cell>
          <table:table-cell office:value-type="float" office:value="4" calcext:value-type="float">
            <text:p>4</text:p>
          </table:table-cell>
          <table:table-cell office:value-type="float" office:value="0.647164" calcext:value-type="float">
            <text:p>0.647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344384" calcext:value-type="float">
            <text:p>75344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4611" calcext:value-type="float">
            <text:p>0.694611</text:p>
          </table:table-cell>
          <table:table-cell office:value-type="float" office:value="0.263054" calcext:value-type="float">
            <text:p>0.263054</text:p>
          </table:table-cell>
          <table:table-cell office:value-type="float" office:value="0.173653" calcext:value-type="float">
            <text:p>0.173653</text:p>
          </table:table-cell>
          <table:table-cell office:value-type="float" office:value="2.640562" calcext:value-type="float">
            <text:p>2.640562</text:p>
          </table:table-cell>
          <table:table-cell office:value-type="float" office:value="4" calcext:value-type="float">
            <text:p>4</text:p>
          </table:table-cell>
          <table:table-cell office:value-type="float" office:value="0.660141" calcext:value-type="float">
            <text:p>0.660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71024" calcext:value-type="float">
            <text:p>74971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49971" calcext:value-type="float">
            <text:p>0.749971</text:p>
          </table:table-cell>
          <table:table-cell office:value-type="float" office:value="0.282147" calcext:value-type="float">
            <text:p>0.282147</text:p>
          </table:table-cell>
          <table:table-cell office:value-type="float" office:value="0.187493" calcext:value-type="float">
            <text:p>0.187493</text:p>
          </table:table-cell>
          <table:table-cell office:value-type="float" office:value="2.658083" calcext:value-type="float">
            <text:p>2.658083</text:p>
          </table:table-cell>
          <table:table-cell office:value-type="float" office:value="4" calcext:value-type="float">
            <text:p>4</text:p>
          </table:table-cell>
          <table:table-cell office:value-type="float" office:value="0.664521" calcext:value-type="float">
            <text:p>0.664521</text:p>
          </table:table-cell>
          <table:table-cell office:value-type="float" office:value="1" calcext:value-type="float">
            <text:p>1</text:p>
          </table:table-cell>
          <table:table-cell office:value-type="float" office:value="74598704" calcext:value-type="float">
            <text:p>74598704</text:p>
          </table:table-cell>
          <table:table-cell office:value-type="float" office:value="74598696" calcext:value-type="float">
            <text:p>74598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468" calcext:value-type="float">
            <text:p>0.802468</text:p>
          </table:table-cell>
          <table:table-cell office:value-type="float" office:value="0.301172" calcext:value-type="float">
            <text:p>0.301172</text:p>
          </table:table-cell>
          <table:table-cell office:value-type="float" office:value="0.200617" calcext:value-type="float">
            <text:p>0.200617</text:p>
          </table:table-cell>
          <table:table-cell office:value-type="float" office:value="2.66448" calcext:value-type="float">
            <text:p>2.66448</text:p>
          </table:table-cell>
          <table:table-cell office:value-type="float" office:value="4" calcext:value-type="float">
            <text:p>4</text:p>
          </table:table-cell>
          <table:table-cell office:value-type="float" office:value="0.66612" calcext:value-type="float">
            <text:p>0.66612</text:p>
          </table:table-cell>
          <table:table-cell office:value-type="float" office:value="1" calcext:value-type="float">
            <text:p>1</text:p>
          </table:table-cell>
          <table:table-cell office:value-type="float" office:value="74229432" calcext:value-type="float">
            <text:p>74229432</text:p>
          </table:table-cell>
          <table:table-cell office:value-type="float" office:value="74229448" calcext:value-type="float">
            <text:p>74229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8038" calcext:value-type="float">
            <text:p>0.848038</text:p>
          </table:table-cell>
          <table:table-cell office:value-type="float" office:value="0.319963" calcext:value-type="float">
            <text:p>0.319963</text:p>
          </table:table-cell>
          <table:table-cell office:value-type="float" office:value="0.212009" calcext:value-type="float">
            <text:p>0.212009</text:p>
          </table:table-cell>
          <table:table-cell office:value-type="float" office:value="2.650421" calcext:value-type="float">
            <text:p>2.650421</text:p>
          </table:table-cell>
          <table:table-cell office:value-type="float" office:value="4" calcext:value-type="float">
            <text:p>4</text:p>
          </table:table-cell>
          <table:table-cell office:value-type="float" office:value="0.662605" calcext:value-type="float">
            <text:p>0.662605</text:p>
          </table:table-cell>
          <table:table-cell office:value-type="float" office:value="1" calcext:value-type="float">
            <text:p>1</text:p>
          </table:table-cell>
          <table:table-cell office:value-type="float" office:value="73861256" calcext:value-type="float">
            <text:p>73861256</text:p>
          </table:table-cell>
          <table:table-cell office:value-type="float" office:value="73861240" calcext:value-type="float">
            <text:p>738612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482" calcext:value-type="float">
            <text:p>0.90482</text:p>
          </table:table-cell>
          <table:table-cell office:value-type="float" office:value="0.339135" calcext:value-type="float">
            <text:p>0.339135</text:p>
          </table:table-cell>
          <table:table-cell office:value-type="float" office:value="0.226205" calcext:value-type="float">
            <text:p>0.226205</text:p>
          </table:table-cell>
          <table:table-cell office:value-type="float" office:value="2.668026" calcext:value-type="float">
            <text:p>2.668026</text:p>
          </table:table-cell>
          <table:table-cell office:value-type="float" office:value="4" calcext:value-type="float">
            <text:p>4</text:p>
          </table:table-cell>
          <table:table-cell office:value-type="float" office:value="0.667006" calcext:value-type="float">
            <text:p>0.667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496104" calcext:value-type="float">
            <text:p>73496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1547" calcext:value-type="float">
            <text:p>0.951547</text:p>
          </table:table-cell>
          <table:table-cell office:value-type="float" office:value="0.358292" calcext:value-type="float">
            <text:p>0.358292</text:p>
          </table:table-cell>
          <table:table-cell office:value-type="float" office:value="0.237887" calcext:value-type="float">
            <text:p>0.237887</text:p>
          </table:table-cell>
          <table:table-cell office:value-type="float" office:value="2.655785" calcext:value-type="float">
            <text:p>2.655785</text:p>
          </table:table-cell>
          <table:table-cell office:value-type="float" office:value="4" calcext:value-type="float">
            <text:p>4</text:p>
          </table:table-cell>
          <table:table-cell office:value-type="float" office:value="0.663946" calcext:value-type="float">
            <text:p>0.663946</text:p>
          </table:table-cell>
          <table:table-cell office:value-type="float" office:value="1" calcext:value-type="float">
            <text:p>1</text:p>
          </table:table-cell>
          <table:table-cell office:value-type="float" office:value="73132016" calcext:value-type="float">
            <text:p>73132016</text:p>
          </table:table-cell>
          <table:table-cell office:value-type="float" office:value="73131984" calcext:value-type="float">
            <text:p>731319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01532" calcext:value-type="float">
            <text:p>1.001532</text:p>
          </table:table-cell>
          <table:table-cell office:value-type="float" office:value="0.377478" calcext:value-type="float">
            <text:p>0.377478</text:p>
          </table:table-cell>
          <table:table-cell office:value-type="float" office:value="0.250383" calcext:value-type="float">
            <text:p>0.250383</text:p>
          </table:table-cell>
          <table:table-cell office:value-type="float" office:value="2.653217" calcext:value-type="float">
            <text:p>2.653217</text:p>
          </table:table-cell>
          <table:table-cell office:value-type="float" office:value="4" calcext:value-type="float">
            <text:p>4</text:p>
          </table:table-cell>
          <table:table-cell office:value-type="float" office:value="0.663304" calcext:value-type="float">
            <text:p>0.663304</text:p>
          </table:table-cell>
          <table:table-cell office:value-type="float" office:value="1" calcext:value-type="float">
            <text:p>1</text:p>
          </table:table-cell>
          <table:table-cell office:value-type="float" office:value="72769872" calcext:value-type="float">
            <text:p>72769872</text:p>
          </table:table-cell>
          <table:table-cell office:value-type="float" office:value="72769880" calcext:value-type="float">
            <text:p>727698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5193" calcext:value-type="float">
            <text:p>1.05193</text:p>
          </table:table-cell>
          <table:table-cell office:value-type="float" office:value="0.396724" calcext:value-type="float">
            <text:p>0.396724</text:p>
          </table:table-cell>
          <table:table-cell office:value-type="float" office:value="0.262982" calcext:value-type="float">
            <text:p>0.262982</text:p>
          </table:table-cell>
          <table:table-cell office:value-type="float" office:value="2.651544" calcext:value-type="float">
            <text:p>2.651544</text:p>
          </table:table-cell>
          <table:table-cell office:value-type="float" office:value="4" calcext:value-type="float">
            <text:p>4</text:p>
          </table:table-cell>
          <table:table-cell office:value-type="float" office:value="0.662886" calcext:value-type="float">
            <text:p>0.662886</text:p>
          </table:table-cell>
          <table:table-cell office:value-type="float" office:value="1" calcext:value-type="float">
            <text:p>1</text:p>
          </table:table-cell>
          <table:table-cell office:value-type="float" office:value="72410848" calcext:value-type="float">
            <text:p>72410848</text:p>
          </table:table-cell>
          <table:table-cell office:value-type="float" office:value="72410856" calcext:value-type="float">
            <text:p>72410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02262" calcext:value-type="float">
            <text:p>1.102262</text:p>
          </table:table-cell>
          <table:table-cell office:value-type="float" office:value="0.41605" calcext:value-type="float">
            <text:p>0.41605</text:p>
          </table:table-cell>
          <table:table-cell office:value-type="float" office:value="0.275565" calcext:value-type="float">
            <text:p>0.275565</text:p>
          </table:table-cell>
          <table:table-cell office:value-type="float" office:value="2.649349" calcext:value-type="float">
            <text:p>2.649349</text:p>
          </table:table-cell>
          <table:table-cell office:value-type="float" office:value="4" calcext:value-type="float">
            <text:p>4</text:p>
          </table:table-cell>
          <table:table-cell office:value-type="float" office:value="0.662337" calcext:value-type="float">
            <text:p>0.6623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052824" calcext:value-type="float">
            <text:p>72052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52506" calcext:value-type="float">
            <text:p>1.152506</text:p>
          </table:table-cell>
          <table:table-cell office:value-type="float" office:value="0.435199" calcext:value-type="float">
            <text:p>0.435199</text:p>
          </table:table-cell>
          <table:table-cell office:value-type="float" office:value="0.288127" calcext:value-type="float">
            <text:p>0.288127</text:p>
          </table:table-cell>
          <table:table-cell office:value-type="float" office:value="2.64823" calcext:value-type="float">
            <text:p>2.64823</text:p>
          </table:table-cell>
          <table:table-cell office:value-type="float" office:value="4" calcext:value-type="float">
            <text:p>4</text:p>
          </table:table-cell>
          <table:table-cell office:value-type="float" office:value="0.662058" calcext:value-type="float">
            <text:p>0.662058</text:p>
          </table:table-cell>
          <table:table-cell office:value-type="float" office:value="1" calcext:value-type="float">
            <text:p>1</text:p>
          </table:table-cell>
          <table:table-cell office:value-type="float" office:value="71696832" calcext:value-type="float">
            <text:p>71696832</text:p>
          </table:table-cell>
          <table:table-cell office:value-type="float" office:value="71696816" calcext:value-type="float">
            <text:p>71696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07988" calcext:value-type="float">
            <text:p>1.207988</text:p>
          </table:table-cell>
          <table:table-cell office:value-type="float" office:value="0.454141" calcext:value-type="float">
            <text:p>0.454141</text:p>
          </table:table-cell>
          <table:table-cell office:value-type="float" office:value="0.301997" calcext:value-type="float">
            <text:p>0.301997</text:p>
          </table:table-cell>
          <table:table-cell office:value-type="float" office:value="2.659939" calcext:value-type="float">
            <text:p>2.659939</text:p>
          </table:table-cell>
          <table:table-cell office:value-type="float" office:value="4" calcext:value-type="float">
            <text:p>4</text:p>
          </table:table-cell>
          <table:table-cell office:value-type="float" office:value="0.664985" calcext:value-type="float">
            <text:p>0.664985</text:p>
          </table:table-cell>
          <table:table-cell office:value-type="float" office:value="1" calcext:value-type="float">
            <text:p>1</text:p>
          </table:table-cell>
          <table:table-cell office:value-type="float" office:value="71343840" calcext:value-type="float">
            <text:p>71343840</text:p>
          </table:table-cell>
          <table:table-cell office:value-type="float" office:value="71343848" calcext:value-type="float">
            <text:p>71343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57869" calcext:value-type="float">
            <text:p>1.257869</text:p>
          </table:table-cell>
          <table:table-cell office:value-type="float" office:value="0.473697" calcext:value-type="float">
            <text:p>0.473697</text:p>
          </table:table-cell>
          <table:table-cell office:value-type="float" office:value="0.314467" calcext:value-type="float">
            <text:p>0.314467</text:p>
          </table:table-cell>
          <table:table-cell office:value-type="float" office:value="2.655427" calcext:value-type="float">
            <text:p>2.655427</text:p>
          </table:table-cell>
          <table:table-cell office:value-type="float" office:value="4" calcext:value-type="float">
            <text:p>4</text:p>
          </table:table-cell>
          <table:table-cell office:value-type="float" office:value="0.663857" calcext:value-type="float">
            <text:p>0.663857</text:p>
          </table:table-cell>
          <table:table-cell office:value-type="float" office:value="1" calcext:value-type="float">
            <text:p>1</text:p>
          </table:table-cell>
          <table:table-cell office:value-type="float" office:value="70991832" calcext:value-type="float">
            <text:p>70991832</text:p>
          </table:table-cell>
          <table:table-cell office:value-type="float" office:value="70991840" calcext:value-type="float">
            <text:p>709918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07751" calcext:value-type="float">
            <text:p>1.307751</text:p>
          </table:table-cell>
          <table:table-cell office:value-type="float" office:value="0.492949" calcext:value-type="float">
            <text:p>0.492949</text:p>
          </table:table-cell>
          <table:table-cell office:value-type="float" office:value="0.326938" calcext:value-type="float">
            <text:p>0.326938</text:p>
          </table:table-cell>
          <table:table-cell office:value-type="float" office:value="2.652912" calcext:value-type="float">
            <text:p>2.652912</text:p>
          </table:table-cell>
          <table:table-cell office:value-type="float" office:value="4" calcext:value-type="float">
            <text:p>4</text:p>
          </table:table-cell>
          <table:table-cell office:value-type="float" office:value="0.663228" calcext:value-type="float">
            <text:p>0.663228</text:p>
          </table:table-cell>
          <table:table-cell office:value-type="float" office:value="1" calcext:value-type="float">
            <text:p>1</text:p>
          </table:table-cell>
          <table:table-cell office:value-type="float" office:value="70641784" calcext:value-type="float">
            <text:p>70641784</text:p>
          </table:table-cell>
          <table:table-cell office:value-type="float" office:value="70641808" calcext:value-type="float">
            <text:p>706418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58343" calcext:value-type="float">
            <text:p>1.358343</text:p>
          </table:table-cell>
          <table:table-cell office:value-type="float" office:value="0.51198" calcext:value-type="float">
            <text:p>0.51198</text:p>
          </table:table-cell>
          <table:table-cell office:value-type="float" office:value="0.339586" calcext:value-type="float">
            <text:p>0.339586</text:p>
          </table:table-cell>
          <table:table-cell office:value-type="float" office:value="2.653116" calcext:value-type="float">
            <text:p>2.653116</text:p>
          </table:table-cell>
          <table:table-cell office:value-type="float" office:value="4" calcext:value-type="float">
            <text:p>4</text:p>
          </table:table-cell>
          <table:table-cell office:value-type="float" office:value="0.663279" calcext:value-type="float">
            <text:p>0.663279</text:p>
          </table:table-cell>
          <table:table-cell office:value-type="float" office:value="1" calcext:value-type="float">
            <text:p>1</text:p>
          </table:table-cell>
          <table:table-cell office:value-type="float" office:value="70293816" calcext:value-type="float">
            <text:p>70293816</text:p>
          </table:table-cell>
          <table:table-cell office:value-type="float" office:value="70293824" calcext:value-type="float">
            <text:p>70293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0947" calcext:value-type="float">
            <text:p>1.40947</text:p>
          </table:table-cell>
          <table:table-cell office:value-type="float" office:value="0.533414" calcext:value-type="float">
            <text:p>0.533414</text:p>
          </table:table-cell>
          <table:table-cell office:value-type="float" office:value="0.352367" calcext:value-type="float">
            <text:p>0.352367</text:p>
          </table:table-cell>
          <table:table-cell office:value-type="float" office:value="2.642356" calcext:value-type="float">
            <text:p>2.642356</text:p>
          </table:table-cell>
          <table:table-cell office:value-type="float" office:value="4" calcext:value-type="float">
            <text:p>4</text:p>
          </table:table-cell>
          <table:table-cell office:value-type="float" office:value="0.660589" calcext:value-type="float">
            <text:p>0.660589</text:p>
          </table:table-cell>
          <table:table-cell office:value-type="float" office:value="1" calcext:value-type="float">
            <text:p>1</text:p>
          </table:table-cell>
          <table:table-cell office:value-type="float" office:value="69947744" calcext:value-type="float">
            <text:p>69947744</text:p>
          </table:table-cell>
          <table:table-cell office:value-type="float" office:value="69947776" calcext:value-type="float">
            <text:p>699477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63753" calcext:value-type="float">
            <text:p>1.463753</text:p>
          </table:table-cell>
          <table:table-cell office:value-type="float" office:value="0.553041" calcext:value-type="float">
            <text:p>0.553041</text:p>
          </table:table-cell>
          <table:table-cell office:value-type="float" office:value="0.365938" calcext:value-type="float">
            <text:p>0.365938</text:p>
          </table:table-cell>
          <table:table-cell office:value-type="float" office:value="2.646737" calcext:value-type="float">
            <text:p>2.646737</text:p>
          </table:table-cell>
          <table:table-cell office:value-type="float" office:value="4" calcext:value-type="float">
            <text:p>4</text:p>
          </table:table-cell>
          <table:table-cell office:value-type="float" office:value="0.661684" calcext:value-type="float">
            <text:p>0.661684</text:p>
          </table:table-cell>
          <table:table-cell office:value-type="float" office:value="1" calcext:value-type="float">
            <text:p>1</text:p>
          </table:table-cell>
          <table:table-cell office:value-type="float" office:value="69603704" calcext:value-type="float">
            <text:p>69603704</text:p>
          </table:table-cell>
          <table:table-cell office:value-type="float" office:value="69603728" calcext:value-type="float">
            <text:p>69603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13503" calcext:value-type="float">
            <text:p>1.513503</text:p>
          </table:table-cell>
          <table:table-cell office:value-type="float" office:value="0.572466" calcext:value-type="float">
            <text:p>0.572466</text:p>
          </table:table-cell>
          <table:table-cell office:value-type="float" office:value="0.378376" calcext:value-type="float">
            <text:p>0.378376</text:p>
          </table:table-cell>
          <table:table-cell office:value-type="float" office:value="2.64383" calcext:value-type="float">
            <text:p>2.64383</text:p>
          </table:table-cell>
          <table:table-cell office:value-type="float" office:value="4" calcext:value-type="float">
            <text:p>4</text:p>
          </table:table-cell>
          <table:table-cell office:value-type="float" office:value="0.660958" calcext:value-type="float">
            <text:p>0.660958</text:p>
          </table:table-cell>
          <table:table-cell office:value-type="float" office:value="1" calcext:value-type="float">
            <text:p>1</text:p>
          </table:table-cell>
          <table:table-cell office:value-type="float" office:value="69261664" calcext:value-type="float">
            <text:p>69261664</text:p>
          </table:table-cell>
          <table:table-cell office:value-type="float" office:value="69261680" calcext:value-type="float">
            <text:p>692616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66222" calcext:value-type="float">
            <text:p>1.566222</text:p>
          </table:table-cell>
          <table:table-cell office:value-type="float" office:value="0.591678" calcext:value-type="float">
            <text:p>0.591678</text:p>
          </table:table-cell>
          <table:table-cell office:value-type="float" office:value="0.391555" calcext:value-type="float">
            <text:p>0.391555</text:p>
          </table:table-cell>
          <table:table-cell office:value-type="float" office:value="2.647086" calcext:value-type="float">
            <text:p>2.647086</text:p>
          </table:table-cell>
          <table:table-cell office:value-type="float" office:value="4" calcext:value-type="float">
            <text:p>4</text:p>
          </table:table-cell>
          <table:table-cell office:value-type="float" office:value="0.661771" calcext:value-type="float">
            <text:p>0.6617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21536" calcext:value-type="float">
            <text:p>689215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13642" calcext:value-type="float">
            <text:p>1.613642</text:p>
          </table:table-cell>
          <table:table-cell office:value-type="float" office:value="0.605201" calcext:value-type="float">
            <text:p>0.605201</text:p>
          </table:table-cell>
          <table:table-cell office:value-type="float" office:value="0.40341" calcext:value-type="float">
            <text:p>0.40341</text:p>
          </table:table-cell>
          <table:table-cell office:value-type="float" office:value="2.666293" calcext:value-type="float">
            <text:p>2.666293</text:p>
          </table:table-cell>
          <table:table-cell office:value-type="float" office:value="4" calcext:value-type="float">
            <text:p>4</text:p>
          </table:table-cell>
          <table:table-cell office:value-type="float" office:value="0.666573" calcext:value-type="float">
            <text:p>0.666573</text:p>
          </table:table-cell>
          <table:table-cell office:value-type="float" office:value="1" calcext:value-type="float">
            <text:p>1</text:p>
          </table:table-cell>
          <table:table-cell office:value-type="float" office:value="68583464" calcext:value-type="float">
            <text:p>68583464</text:p>
          </table:table-cell>
          <table:table-cell office:value-type="float" office:value="68583472" calcext:value-type="float">
            <text:p>685834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59531" calcext:value-type="float">
            <text:p>1.659531</text:p>
          </table:table-cell>
          <table:table-cell office:value-type="float" office:value="0.620231" calcext:value-type="float">
            <text:p>0.620231</text:p>
          </table:table-cell>
          <table:table-cell office:value-type="float" office:value="0.414883" calcext:value-type="float">
            <text:p>0.414883</text:p>
          </table:table-cell>
          <table:table-cell office:value-type="float" office:value="2.675668" calcext:value-type="float">
            <text:p>2.675668</text:p>
          </table:table-cell>
          <table:table-cell office:value-type="float" office:value="4" calcext:value-type="float">
            <text:p>4</text:p>
          </table:table-cell>
          <table:table-cell office:value-type="float" office:value="0.668917" calcext:value-type="float">
            <text:p>0.668917</text:p>
          </table:table-cell>
          <table:table-cell office:value-type="float" office:value="1" calcext:value-type="float">
            <text:p>1</text:p>
          </table:table-cell>
          <table:table-cell office:value-type="float" office:value="68247224" calcext:value-type="float">
            <text:p>68247224</text:p>
          </table:table-cell>
          <table:table-cell office:value-type="float" office:value="68247264" calcext:value-type="float">
            <text:p>682472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25591" calcext:value-type="float">
            <text:p>1.725591</text:p>
          </table:table-cell>
          <table:table-cell office:value-type="float" office:value="0.635336" calcext:value-type="float">
            <text:p>0.635336</text:p>
          </table:table-cell>
          <table:table-cell office:value-type="float" office:value="0.431398" calcext:value-type="float">
            <text:p>0.431398</text:p>
          </table:table-cell>
          <table:table-cell office:value-type="float" office:value="2.716028" calcext:value-type="float">
            <text:p>2.716028</text:p>
          </table:table-cell>
          <table:table-cell office:value-type="float" office:value="4" calcext:value-type="float">
            <text:p>4</text:p>
          </table:table-cell>
          <table:table-cell office:value-type="float" office:value="0.679007" calcext:value-type="float">
            <text:p>0.679007</text:p>
          </table:table-cell>
          <table:table-cell office:value-type="float" office:value="1" calcext:value-type="float">
            <text:p>1</text:p>
          </table:table-cell>
          <table:table-cell office:value-type="float" office:value="67912024" calcext:value-type="float">
            <text:p>67912024</text:p>
          </table:table-cell>
          <table:table-cell office:value-type="float" office:value="67912064" calcext:value-type="float">
            <text:p>67912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77911" calcext:value-type="float">
            <text:p>1.777911</text:p>
          </table:table-cell>
          <table:table-cell office:value-type="float" office:value="0.651331" calcext:value-type="float">
            <text:p>0.651331</text:p>
          </table:table-cell>
          <table:table-cell office:value-type="float" office:value="0.444478" calcext:value-type="float">
            <text:p>0.444478</text:p>
          </table:table-cell>
          <table:table-cell office:value-type="float" office:value="2.729657" calcext:value-type="float">
            <text:p>2.729657</text:p>
          </table:table-cell>
          <table:table-cell office:value-type="float" office:value="4" calcext:value-type="float">
            <text:p>4</text:p>
          </table:table-cell>
          <table:table-cell office:value-type="float" office:value="0.682414" calcext:value-type="float">
            <text:p>0.682414</text:p>
          </table:table-cell>
          <table:table-cell office:value-type="float" office:value="1" calcext:value-type="float">
            <text:p>1</text:p>
          </table:table-cell>
          <table:table-cell office:value-type="float" office:value="67579752" calcext:value-type="float">
            <text:p>67579752</text:p>
          </table:table-cell>
          <table:table-cell office:value-type="float" office:value="67579736" calcext:value-type="float">
            <text:p>67579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838231" calcext:value-type="float">
            <text:p>1.838231</text:p>
          </table:table-cell>
          <table:table-cell office:value-type="float" office:value="0.670907" calcext:value-type="float">
            <text:p>0.670907</text:p>
          </table:table-cell>
          <table:table-cell office:value-type="float" office:value="0.459558" calcext:value-type="float">
            <text:p>0.459558</text:p>
          </table:table-cell>
          <table:table-cell office:value-type="float" office:value="2.73992" calcext:value-type="float">
            <text:p>2.73992</text:p>
          </table:table-cell>
          <table:table-cell office:value-type="float" office:value="4" calcext:value-type="float">
            <text:p>4</text:p>
          </table:table-cell>
          <table:table-cell office:value-type="float" office:value="0.68498" calcext:value-type="float">
            <text:p>0.68498</text:p>
          </table:table-cell>
          <table:table-cell office:value-type="float" office:value="1" calcext:value-type="float">
            <text:p>1</text:p>
          </table:table-cell>
          <table:table-cell office:value-type="float" office:value="67248464" calcext:value-type="float">
            <text:p>67248464</text:p>
          </table:table-cell>
          <table:table-cell office:value-type="float" office:value="67248448" calcext:value-type="float">
            <text:p>67248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888" calcext:value-type="float">
            <text:p>1.8888</text:p>
          </table:table-cell>
          <table:table-cell office:value-type="float" office:value="0.691704" calcext:value-type="float">
            <text:p>0.691704</text:p>
          </table:table-cell>
          <table:table-cell office:value-type="float" office:value="0.4722" calcext:value-type="float">
            <text:p>0.4722</text:p>
          </table:table-cell>
          <table:table-cell office:value-type="float" office:value="2.730647" calcext:value-type="float">
            <text:p>2.730647</text:p>
          </table:table-cell>
          <table:table-cell office:value-type="float" office:value="4" calcext:value-type="float">
            <text:p>4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1" calcext:value-type="float">
            <text:p>1</text:p>
          </table:table-cell>
          <table:table-cell office:value-type="float" office:value="66920004" calcext:value-type="float">
            <text:p>66920004</text:p>
          </table:table-cell>
          <table:table-cell office:value-type="float" office:value="66919992" calcext:value-type="float">
            <text:p>669199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39452" calcext:value-type="float">
            <text:p>1.939452</text:p>
          </table:table-cell>
          <table:table-cell office:value-type="float" office:value="0.711657" calcext:value-type="float">
            <text:p>0.711657</text:p>
          </table:table-cell>
          <table:table-cell office:value-type="float" office:value="0.484863" calcext:value-type="float">
            <text:p>0.484863</text:p>
          </table:table-cell>
          <table:table-cell office:value-type="float" office:value="2.725264" calcext:value-type="float">
            <text:p>2.725264</text:p>
          </table:table-cell>
          <table:table-cell office:value-type="float" office:value="4" calcext:value-type="float">
            <text:p>4</text:p>
          </table:table-cell>
          <table:table-cell office:value-type="float" office:value="0.681316" calcext:value-type="float">
            <text:p>0.681316</text:p>
          </table:table-cell>
          <table:table-cell office:value-type="float" office:value="1" calcext:value-type="float">
            <text:p>1</text:p>
          </table:table-cell>
          <table:table-cell office:value-type="float" office:value="66592480" calcext:value-type="float">
            <text:p>66592480</text:p>
          </table:table-cell>
          <table:table-cell office:value-type="float" office:value="66592472" calcext:value-type="float">
            <text:p>66592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91706" calcext:value-type="float">
            <text:p>1.991706</text:p>
          </table:table-cell>
          <table:table-cell office:value-type="float" office:value="0.731362" calcext:value-type="float">
            <text:p>0.731362</text:p>
          </table:table-cell>
          <table:table-cell office:value-type="float" office:value="0.497927" calcext:value-type="float">
            <text:p>0.497927</text:p>
          </table:table-cell>
          <table:table-cell office:value-type="float" office:value="2.723282" calcext:value-type="float">
            <text:p>2.723282</text:p>
          </table:table-cell>
          <table:table-cell office:value-type="float" office:value="4" calcext:value-type="float">
            <text:p>4</text:p>
          </table:table-cell>
          <table:table-cell office:value-type="float" office:value="0.680821" calcext:value-type="float">
            <text:p>0.680821</text:p>
          </table:table-cell>
          <table:table-cell office:value-type="float" office:value="1" calcext:value-type="float">
            <text:p>1</text:p>
          </table:table-cell>
          <table:table-cell office:value-type="float" office:value="66266984" calcext:value-type="float">
            <text:p>66266984</text:p>
          </table:table-cell>
          <table:table-cell office:value-type="float" office:value="66266972" calcext:value-type="float">
            <text:p>662669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42306" calcext:value-type="float">
            <text:p>2.042306</text:p>
          </table:table-cell>
          <table:table-cell office:value-type="float" office:value="0.751271" calcext:value-type="float">
            <text:p>0.751271</text:p>
          </table:table-cell>
          <table:table-cell office:value-type="float" office:value="0.510576" calcext:value-type="float">
            <text:p>0.510576</text:p>
          </table:table-cell>
          <table:table-cell office:value-type="float" office:value="2.718467" calcext:value-type="float">
            <text:p>2.718467</text:p>
          </table:table-cell>
          <table:table-cell office:value-type="float" office:value="4" calcext:value-type="float">
            <text:p>4</text:p>
          </table:table-cell>
          <table:table-cell office:value-type="float" office:value="0.679617" calcext:value-type="float">
            <text:p>0.679617</text:p>
          </table:table-cell>
          <table:table-cell office:value-type="float" office:value="1" calcext:value-type="float">
            <text:p>1</text:p>
          </table:table-cell>
          <table:table-cell office:value-type="float" office:value="65943332" calcext:value-type="float">
            <text:p>65943332</text:p>
          </table:table-cell>
          <table:table-cell office:value-type="float" office:value="65943328" calcext:value-type="float">
            <text:p>659433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93102" calcext:value-type="float">
            <text:p>2.093102</text:p>
          </table:table-cell>
          <table:table-cell office:value-type="float" office:value="0.770963" calcext:value-type="float">
            <text:p>0.770963</text:p>
          </table:table-cell>
          <table:table-cell office:value-type="float" office:value="0.523276" calcext:value-type="float">
            <text:p>0.523276</text:p>
          </table:table-cell>
          <table:table-cell office:value-type="float" office:value="2.714918" calcext:value-type="float">
            <text:p>2.714918</text:p>
          </table:table-cell>
          <table:table-cell office:value-type="float" office:value="4" calcext:value-type="float">
            <text:p>4</text:p>
          </table:table-cell>
          <table:table-cell office:value-type="float" office:value="0.678729" calcext:value-type="float">
            <text:p>0.678729</text:p>
          </table:table-cell>
          <table:table-cell office:value-type="float" office:value="1" calcext:value-type="float">
            <text:p>1</text:p>
          </table:table-cell>
          <table:table-cell office:value-type="float" office:value="65621032" calcext:value-type="float">
            <text:p>65621032</text:p>
          </table:table-cell>
          <table:table-cell office:value-type="float" office:value="65621024" calcext:value-type="float">
            <text:p>656210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44637" calcext:value-type="float">
            <text:p>2.144637</text:p>
          </table:table-cell>
          <table:table-cell office:value-type="float" office:value="0.79047" calcext:value-type="float">
            <text:p>0.79047</text:p>
          </table:table-cell>
          <table:table-cell office:value-type="float" office:value="0.536159" calcext:value-type="float">
            <text:p>0.536159</text:p>
          </table:table-cell>
          <table:table-cell office:value-type="float" office:value="2.713118" calcext:value-type="float">
            <text:p>2.713118</text:p>
          </table:table-cell>
          <table:table-cell office:value-type="float" office:value="4" calcext:value-type="float">
            <text:p>4</text:p>
          </table:table-cell>
          <table:table-cell office:value-type="float" office:value="0.678279" calcext:value-type="float">
            <text:p>0.678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300664" calcext:value-type="float">
            <text:p>65300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96535" calcext:value-type="float">
            <text:p>2.196535</text:p>
          </table:table-cell>
          <table:table-cell office:value-type="float" office:value="0.810081" calcext:value-type="float">
            <text:p>0.810081</text:p>
          </table:table-cell>
          <table:table-cell office:value-type="float" office:value="0.549134" calcext:value-type="float">
            <text:p>0.549134</text:p>
          </table:table-cell>
          <table:table-cell office:value-type="float" office:value="2.711499" calcext:value-type="float">
            <text:p>2.711499</text:p>
          </table:table-cell>
          <table:table-cell office:value-type="float" office:value="4" calcext:value-type="float">
            <text:p>4</text:p>
          </table:table-cell>
          <table:table-cell office:value-type="float" office:value="0.677875" calcext:value-type="float">
            <text:p>0.677875</text:p>
          </table:table-cell>
          <table:table-cell office:value-type="float" office:value="1" calcext:value-type="float">
            <text:p>1</text:p>
          </table:table-cell>
          <table:table-cell office:value-type="float" office:value="64982812" calcext:value-type="float">
            <text:p>64982812</text:p>
          </table:table-cell>
          <table:table-cell office:value-type="float" office:value="64982808" calcext:value-type="float">
            <text:p>649828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47434" calcext:value-type="float">
            <text:p>2.247434</text:p>
          </table:table-cell>
          <table:table-cell office:value-type="float" office:value="0.82983" calcext:value-type="float">
            <text:p>0.82983</text:p>
          </table:table-cell>
          <table:table-cell office:value-type="float" office:value="0.561858" calcext:value-type="float">
            <text:p>0.561858</text:p>
          </table:table-cell>
          <table:table-cell office:value-type="float" office:value="2.708306" calcext:value-type="float">
            <text:p>2.708306</text:p>
          </table:table-cell>
          <table:table-cell office:value-type="float" office:value="4" calcext:value-type="float">
            <text:p>4</text:p>
          </table:table-cell>
          <table:table-cell office:value-type="float" office:value="0.677076" calcext:value-type="float">
            <text:p>0.677076</text:p>
          </table:table-cell>
          <table:table-cell office:value-type="float" office:value="1" calcext:value-type="float">
            <text:p>1</text:p>
          </table:table-cell>
          <table:table-cell office:value-type="float" office:value="64665784" calcext:value-type="float">
            <text:p>64665784</text:p>
          </table:table-cell>
          <table:table-cell office:value-type="float" office:value="64665768" calcext:value-type="float">
            <text:p>646657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92887" calcext:value-type="float">
            <text:p>2.292887</text:p>
          </table:table-cell>
          <table:table-cell office:value-type="float" office:value="0.848745" calcext:value-type="float">
            <text:p>0.848745</text:p>
          </table:table-cell>
          <table:table-cell office:value-type="float" office:value="0.573222" calcext:value-type="float">
            <text:p>0.573222</text:p>
          </table:table-cell>
          <table:table-cell office:value-type="float" office:value="2.701502" calcext:value-type="float">
            <text:p>2.701502</text:p>
          </table:table-cell>
          <table:table-cell office:value-type="float" office:value="4" calcext:value-type="float">
            <text:p>4</text:p>
          </table:table-cell>
          <table:table-cell office:value-type="float" office:value="0.675375" calcext:value-type="float">
            <text:p>0.675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351120" calcext:value-type="float">
            <text:p>64351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39188" calcext:value-type="float">
            <text:p>2.339188</text:p>
          </table:table-cell>
          <table:table-cell office:value-type="float" office:value="0.867345" calcext:value-type="float">
            <text:p>0.867345</text:p>
          </table:table-cell>
          <table:table-cell office:value-type="float" office:value="0.584797" calcext:value-type="float">
            <text:p>0.584797</text:p>
          </table:table-cell>
          <table:table-cell office:value-type="float" office:value="2.696952" calcext:value-type="float">
            <text:p>2.696952</text:p>
          </table:table-cell>
          <table:table-cell office:value-type="float" office:value="4" calcext:value-type="float">
            <text:p>4</text:p>
          </table:table-cell>
          <table:table-cell office:value-type="float" office:value="0.674238" calcext:value-type="float">
            <text:p>0.674238</text:p>
          </table:table-cell>
          <table:table-cell office:value-type="float" office:value="1" calcext:value-type="float">
            <text:p>1</text:p>
          </table:table-cell>
          <table:table-cell office:value-type="float" office:value="64037956" calcext:value-type="float">
            <text:p>64037956</text:p>
          </table:table-cell>
          <table:table-cell office:value-type="float" office:value="64037944" calcext:value-type="float">
            <text:p>640379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98191" calcext:value-type="float">
            <text:p>2.398191</text:p>
          </table:table-cell>
          <table:table-cell office:value-type="float" office:value="0.880924" calcext:value-type="float">
            <text:p>0.880924</text:p>
          </table:table-cell>
          <table:table-cell office:value-type="float" office:value="0.599548" calcext:value-type="float">
            <text:p>0.599548</text:p>
          </table:table-cell>
          <table:table-cell office:value-type="float" office:value="2.72236" calcext:value-type="float">
            <text:p>2.72236</text:p>
          </table:table-cell>
          <table:table-cell office:value-type="float" office:value="4" calcext:value-type="float">
            <text:p>4</text:p>
          </table:table-cell>
          <table:table-cell office:value-type="float" office:value="0.68059" calcext:value-type="float">
            <text:p>0.68059</text:p>
          </table:table-cell>
          <table:table-cell office:value-type="float" office:value="1" calcext:value-type="float">
            <text:p>1</text:p>
          </table:table-cell>
          <table:table-cell office:value-type="float" office:value="63726540" calcext:value-type="float">
            <text:p>63726540</text:p>
          </table:table-cell>
          <table:table-cell office:value-type="float" office:value="63726524" calcext:value-type="float">
            <text:p>637265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444593" calcext:value-type="float">
            <text:p>2.444593</text:p>
          </table:table-cell>
          <table:table-cell office:value-type="float" office:value="0.900072" calcext:value-type="float">
            <text:p>0.900072</text:p>
          </table:table-cell>
          <table:table-cell office:value-type="float" office:value="0.611148" calcext:value-type="float">
            <text:p>0.611148</text:p>
          </table:table-cell>
          <table:table-cell office:value-type="float" office:value="2.715999" calcext:value-type="float">
            <text:p>2.715999</text:p>
          </table:table-cell>
          <table:table-cell office:value-type="float" office:value="4" calcext:value-type="float">
            <text:p>4</text:p>
          </table:table-cell>
          <table:table-cell office:value-type="float" office:value="0.679" calcext:value-type="float">
            <text:p>0.679</text:p>
          </table:table-cell>
          <table:table-cell office:value-type="float" office:value="1" calcext:value-type="float">
            <text:p>1</text:p>
          </table:table-cell>
          <table:table-cell office:value-type="float" office:value="63416480" calcext:value-type="float">
            <text:p>63416480</text:p>
          </table:table-cell>
          <table:table-cell office:value-type="float" office:value="63416468" calcext:value-type="float">
            <text:p>63416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92299" calcext:value-type="float">
            <text:p>2.492299</text:p>
          </table:table-cell>
          <table:table-cell office:value-type="float" office:value="0.919493" calcext:value-type="float">
            <text:p>0.919493</text:p>
          </table:table-cell>
          <table:table-cell office:value-type="float" office:value="0.623075" calcext:value-type="float">
            <text:p>0.623075</text:p>
          </table:table-cell>
          <table:table-cell office:value-type="float" office:value="2.710513" calcext:value-type="float">
            <text:p>2.710513</text:p>
          </table:table-cell>
          <table:table-cell office:value-type="float" office:value="4" calcext:value-type="float">
            <text:p>4</text:p>
          </table:table-cell>
          <table:table-cell office:value-type="float" office:value="0.677628" calcext:value-type="float">
            <text:p>0.677628</text:p>
          </table:table-cell>
          <table:table-cell office:value-type="float" office:value="1" calcext:value-type="float">
            <text:p>1</text:p>
          </table:table-cell>
          <table:table-cell office:value-type="float" office:value="63108936" calcext:value-type="float">
            <text:p>63108936</text:p>
          </table:table-cell>
          <table:table-cell office:value-type="float" office:value="63108940" calcext:value-type="float">
            <text:p>631089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41418" calcext:value-type="float">
            <text:p>2.541418</text:p>
          </table:table-cell>
          <table:table-cell office:value-type="float" office:value="0.939536" calcext:value-type="float">
            <text:p>0.939536</text:p>
          </table:table-cell>
          <table:table-cell office:value-type="float" office:value="0.635355" calcext:value-type="float">
            <text:p>0.635355</text:p>
          </table:table-cell>
          <table:table-cell office:value-type="float" office:value="2.704971" calcext:value-type="float">
            <text:p>2.704971</text:p>
          </table:table-cell>
          <table:table-cell office:value-type="float" office:value="4" calcext:value-type="float">
            <text:p>4</text:p>
          </table:table-cell>
          <table:table-cell office:value-type="float" office:value="0.676243" calcext:value-type="float">
            <text:p>0.676243</text:p>
          </table:table-cell>
          <table:table-cell office:value-type="float" office:value="1" calcext:value-type="float">
            <text:p>1</text:p>
          </table:table-cell>
          <table:table-cell office:value-type="float" office:value="62802132" calcext:value-type="float">
            <text:p>62802132</text:p>
          </table:table-cell>
          <table:table-cell office:value-type="float" office:value="62802152" calcext:value-type="float">
            <text:p>628021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90673" calcext:value-type="float">
            <text:p>2.590673</text:p>
          </table:table-cell>
          <table:table-cell office:value-type="float" office:value="0.95851" calcext:value-type="float">
            <text:p>0.95851</text:p>
          </table:table-cell>
          <table:table-cell office:value-type="float" office:value="0.647668" calcext:value-type="float">
            <text:p>0.647668</text:p>
          </table:table-cell>
          <table:table-cell office:value-type="float" office:value="2.702814" calcext:value-type="float">
            <text:p>2.702814</text:p>
          </table:table-cell>
          <table:table-cell office:value-type="float" office:value="4" calcext:value-type="float">
            <text:p>4</text:p>
          </table:table-cell>
          <table:table-cell office:value-type="float" office:value="0.675703" calcext:value-type="float">
            <text:p>0.675703</text:p>
          </table:table-cell>
          <table:table-cell office:value-type="float" office:value="1" calcext:value-type="float">
            <text:p>1</text:p>
          </table:table-cell>
          <table:table-cell office:value-type="float" office:value="62497788" calcext:value-type="float">
            <text:p>62497788</text:p>
          </table:table-cell>
          <table:table-cell office:value-type="float" office:value="62497776" calcext:value-type="float">
            <text:p>62497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64011" calcext:value-type="float">
            <text:p>2.64011</text:p>
          </table:table-cell>
          <table:table-cell office:value-type="float" office:value="0.97755" calcext:value-type="float">
            <text:p>0.97755</text:p>
          </table:table-cell>
          <table:table-cell office:value-type="float" office:value="0.660027" calcext:value-type="float">
            <text:p>0.660027</text:p>
          </table:table-cell>
          <table:table-cell office:value-type="float" office:value="2.700741" calcext:value-type="float">
            <text:p>2.700741</text:p>
          </table:table-cell>
          <table:table-cell office:value-type="float" office:value="4" calcext:value-type="float">
            <text:p>4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1" calcext:value-type="float">
            <text:p>1</text:p>
          </table:table-cell>
          <table:table-cell office:value-type="float" office:value="62194664" calcext:value-type="float">
            <text:p>62194664</text:p>
          </table:table-cell>
          <table:table-cell office:value-type="float" office:value="62194672" calcext:value-type="float">
            <text:p>621946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688097" calcext:value-type="float">
            <text:p>2.688097</text:p>
          </table:table-cell>
          <table:table-cell office:value-type="float" office:value="0.996094" calcext:value-type="float">
            <text:p>0.996094</text:p>
          </table:table-cell>
          <table:table-cell office:value-type="float" office:value="0.672024" calcext:value-type="float">
            <text:p>0.672024</text:p>
          </table:table-cell>
          <table:table-cell office:value-type="float" office:value="2.698638" calcext:value-type="float">
            <text:p>2.698638</text:p>
          </table:table-cell>
          <table:table-cell office:value-type="float" office:value="4" calcext:value-type="float">
            <text:p>4</text:p>
          </table:table-cell>
          <table:table-cell office:value-type="float" office:value="0.67466" calcext:value-type="float">
            <text:p>0.674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893484" calcext:value-type="float">
            <text:p>618934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735293" calcext:value-type="float">
            <text:p>2.735293</text:p>
          </table:table-cell>
          <table:table-cell office:value-type="float" office:value="1.014736" calcext:value-type="float">
            <text:p>1.014736</text:p>
          </table:table-cell>
          <table:table-cell office:value-type="float" office:value="0.683823" calcext:value-type="float">
            <text:p>0.683823</text:p>
          </table:table-cell>
          <table:table-cell office:value-type="float" office:value="2.69557" calcext:value-type="float">
            <text:p>2.69557</text:p>
          </table:table-cell>
          <table:table-cell office:value-type="float" office:value="4" calcext:value-type="float">
            <text:p>4</text:p>
          </table:table-cell>
          <table:table-cell office:value-type="float" office:value="0.673893" calcext:value-type="float">
            <text:p>0.673893</text:p>
          </table:table-cell>
          <table:table-cell office:value-type="float" office:value="1" calcext:value-type="float">
            <text:p>1</text:p>
          </table:table-cell>
          <table:table-cell office:value-type="float" office:value="61593592" calcext:value-type="float">
            <text:p>61593592</text:p>
          </table:table-cell>
          <table:table-cell office:value-type="float" office:value="61593576" calcext:value-type="float">
            <text:p>615935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82897" calcext:value-type="float">
            <text:p>2.782897</text:p>
          </table:table-cell>
          <table:table-cell office:value-type="float" office:value="1.033211" calcext:value-type="float">
            <text:p>1.033211</text:p>
          </table:table-cell>
          <table:table-cell office:value-type="float" office:value="0.695724" calcext:value-type="float">
            <text:p>0.695724</text:p>
          </table:table-cell>
          <table:table-cell office:value-type="float" office:value="2.693445" calcext:value-type="float">
            <text:p>2.693445</text:p>
          </table:table-cell>
          <table:table-cell office:value-type="float" office:value="4" calcext:value-type="float">
            <text:p>4</text:p>
          </table:table-cell>
          <table:table-cell office:value-type="float" office:value="0.673361" calcext:value-type="float">
            <text:p>0.673361</text:p>
          </table:table-cell>
          <table:table-cell office:value-type="float" office:value="1" calcext:value-type="float">
            <text:p>1</text:p>
          </table:table-cell>
          <table:table-cell office:value-type="float" office:value="61295588" calcext:value-type="float">
            <text:p>61295588</text:p>
          </table:table-cell>
          <table:table-cell office:value-type="float" office:value="61295596" calcext:value-type="float">
            <text:p>612955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31612" calcext:value-type="float">
            <text:p>2.831612</text:p>
          </table:table-cell>
          <table:table-cell office:value-type="float" office:value="1.051495" calcext:value-type="float">
            <text:p>1.051495</text:p>
          </table:table-cell>
          <table:table-cell office:value-type="float" office:value="0.707903" calcext:value-type="float">
            <text:p>0.707903</text:p>
          </table:table-cell>
          <table:table-cell office:value-type="float" office:value="2.69294" calcext:value-type="float">
            <text:p>2.69294</text:p>
          </table:table-cell>
          <table:table-cell office:value-type="float" office:value="4" calcext:value-type="float">
            <text:p>4</text:p>
          </table:table-cell>
          <table:table-cell office:value-type="float" office:value="0.673235" calcext:value-type="float">
            <text:p>0.673235</text:p>
          </table:table-cell>
          <table:table-cell office:value-type="float" office:value="1" calcext:value-type="float">
            <text:p>1</text:p>
          </table:table-cell>
          <table:table-cell office:value-type="float" office:value="60999404" calcext:value-type="float">
            <text:p>60999404</text:p>
          </table:table-cell>
          <table:table-cell office:value-type="float" office:value="60999420" calcext:value-type="float">
            <text:p>609994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80724" calcext:value-type="float">
            <text:p>2.880724</text:p>
          </table:table-cell>
          <table:table-cell office:value-type="float" office:value="1.070028" calcext:value-type="float">
            <text:p>1.070028</text:p>
          </table:table-cell>
          <table:table-cell office:value-type="float" office:value="0.720181" calcext:value-type="float">
            <text:p>0.720181</text:p>
          </table:table-cell>
          <table:table-cell office:value-type="float" office:value="2.692194" calcext:value-type="float">
            <text:p>2.692194</text:p>
          </table:table-cell>
          <table:table-cell office:value-type="float" office:value="4" calcext:value-type="float">
            <text:p>4</text:p>
          </table:table-cell>
          <table:table-cell office:value-type="float" office:value="0.673049" calcext:value-type="float">
            <text:p>0.673049</text:p>
          </table:table-cell>
          <table:table-cell office:value-type="float" office:value="1" calcext:value-type="float">
            <text:p>1</text:p>
          </table:table-cell>
          <table:table-cell office:value-type="float" office:value="60704536" calcext:value-type="float">
            <text:p>60704536</text:p>
          </table:table-cell>
          <table:table-cell office:value-type="float" office:value="60704528" calcext:value-type="float">
            <text:p>60704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928618" calcext:value-type="float">
            <text:p>2.928618</text:p>
          </table:table-cell>
          <table:table-cell office:value-type="float" office:value="1.088508" calcext:value-type="float">
            <text:p>1.088508</text:p>
          </table:table-cell>
          <table:table-cell office:value-type="float" office:value="0.732155" calcext:value-type="float">
            <text:p>0.732155</text:p>
          </table:table-cell>
          <table:table-cell office:value-type="float" office:value="2.690487" calcext:value-type="float">
            <text:p>2.690487</text:p>
          </table:table-cell>
          <table:table-cell office:value-type="float" office:value="4" calcext:value-type="float">
            <text:p>4</text:p>
          </table:table-cell>
          <table:table-cell office:value-type="float" office:value="0.672622" calcext:value-type="float">
            <text:p>0.672622</text:p>
          </table:table-cell>
          <table:table-cell office:value-type="float" office:value="1" calcext:value-type="float">
            <text:p>1</text:p>
          </table:table-cell>
          <table:table-cell office:value-type="float" office:value="60411084" calcext:value-type="float">
            <text:p>60411084</text:p>
          </table:table-cell>
          <table:table-cell office:value-type="float" office:value="60411080" calcext:value-type="float">
            <text:p>604110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976859" calcext:value-type="float">
            <text:p>2.976859</text:p>
          </table:table-cell>
          <table:table-cell office:value-type="float" office:value="1.107182" calcext:value-type="float">
            <text:p>1.107182</text:p>
          </table:table-cell>
          <table:table-cell office:value-type="float" office:value="0.744215" calcext:value-type="float">
            <text:p>0.744215</text:p>
          </table:table-cell>
          <table:table-cell office:value-type="float" office:value="2.688682" calcext:value-type="float">
            <text:p>2.688682</text:p>
          </table:table-cell>
          <table:table-cell office:value-type="float" office:value="4" calcext:value-type="float">
            <text:p>4</text:p>
          </table:table-cell>
          <table:table-cell office:value-type="float" office:value="0.672171" calcext:value-type="float">
            <text:p>0.672171</text:p>
          </table:table-cell>
          <table:table-cell office:value-type="float" office:value="1" calcext:value-type="float">
            <text:p>1</text:p>
          </table:table-cell>
          <table:table-cell office:value-type="float" office:value="60119844" calcext:value-type="float">
            <text:p>60119844</text:p>
          </table:table-cell>
          <table:table-cell office:value-type="float" office:value="60119852" calcext:value-type="float">
            <text:p>60119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024721" calcext:value-type="float">
            <text:p>3.024721</text:p>
          </table:table-cell>
          <table:table-cell office:value-type="float" office:value="1.125313" calcext:value-type="float">
            <text:p>1.125313</text:p>
          </table:table-cell>
          <table:table-cell office:value-type="float" office:value="0.75618" calcext:value-type="float">
            <text:p>0.75618</text:p>
          </table:table-cell>
          <table:table-cell office:value-type="float" office:value="2.687892" calcext:value-type="float">
            <text:p>2.687892</text:p>
          </table:table-cell>
          <table:table-cell office:value-type="float" office:value="4" calcext:value-type="float">
            <text:p>4</text:p>
          </table:table-cell>
          <table:table-cell office:value-type="float" office:value="0.671973" calcext:value-type="float">
            <text:p>0.671973</text:p>
          </table:table-cell>
          <table:table-cell office:value-type="float" office:value="1" calcext:value-type="float">
            <text:p>1</text:p>
          </table:table-cell>
          <table:table-cell office:value-type="float" office:value="59829404" calcext:value-type="float">
            <text:p>59829404</text:p>
          </table:table-cell>
          <table:table-cell office:value-type="float" office:value="59829408" calcext:value-type="float">
            <text:p>59829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72374" calcext:value-type="float">
            <text:p>3.072374</text:p>
          </table:table-cell>
          <table:table-cell office:value-type="float" office:value="1.143632" calcext:value-type="float">
            <text:p>1.143632</text:p>
          </table:table-cell>
          <table:table-cell office:value-type="float" office:value="0.768093" calcext:value-type="float">
            <text:p>0.768093</text:p>
          </table:table-cell>
          <table:table-cell office:value-type="float" office:value="2.686506" calcext:value-type="float">
            <text:p>2.686506</text:p>
          </table:table-cell>
          <table:table-cell office:value-type="float" office:value="4" calcext:value-type="float">
            <text:p>4</text:p>
          </table:table-cell>
          <table:table-cell office:value-type="float" office:value="0.671626" calcext:value-type="float">
            <text:p>0.6716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541320" calcext:value-type="float">
            <text:p>595413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119902" calcext:value-type="float">
            <text:p>3.119902</text:p>
          </table:table-cell>
          <table:table-cell office:value-type="float" office:value="1.161785" calcext:value-type="float">
            <text:p>1.161785</text:p>
          </table:table-cell>
          <table:table-cell office:value-type="float" office:value="0.779975" calcext:value-type="float">
            <text:p>0.779975</text:p>
          </table:table-cell>
          <table:table-cell office:value-type="float" office:value="2.685438" calcext:value-type="float">
            <text:p>2.685438</text:p>
          </table:table-cell>
          <table:table-cell office:value-type="float" office:value="4" calcext:value-type="float">
            <text:p>4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1" calcext:value-type="float">
            <text:p>1</text:p>
          </table:table-cell>
          <table:table-cell office:value-type="float" office:value="59254552" calcext:value-type="float">
            <text:p>59254552</text:p>
          </table:table-cell>
          <table:table-cell office:value-type="float" office:value="59254560" calcext:value-type="float">
            <text:p>592545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68006" calcext:value-type="float">
            <text:p>3.168006</text:p>
          </table:table-cell>
          <table:table-cell office:value-type="float" office:value="1.18026" calcext:value-type="float">
            <text:p>1.18026</text:p>
          </table:table-cell>
          <table:table-cell office:value-type="float" office:value="0.792002" calcext:value-type="float">
            <text:p>0.792002</text:p>
          </table:table-cell>
          <table:table-cell office:value-type="float" office:value="2.684161" calcext:value-type="float">
            <text:p>2.684161</text:p>
          </table:table-cell>
          <table:table-cell office:value-type="float" office:value="4" calcext:value-type="float">
            <text:p>4</text:p>
          </table:table-cell>
          <table:table-cell office:value-type="float" office:value="0.67104" calcext:value-type="float">
            <text:p>0.67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969140" calcext:value-type="float">
            <text:p>589691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215808" calcext:value-type="float">
            <text:p>3.215808</text:p>
          </table:table-cell>
          <table:table-cell office:value-type="float" office:value="1.198526" calcext:value-type="float">
            <text:p>1.198526</text:p>
          </table:table-cell>
          <table:table-cell office:value-type="float" office:value="0.803952" calcext:value-type="float">
            <text:p>0.803952</text:p>
          </table:table-cell>
          <table:table-cell office:value-type="float" office:value="2.683137" calcext:value-type="float">
            <text:p>2.683137</text:p>
          </table:table-cell>
          <table:table-cell office:value-type="float" office:value="4" calcext:value-type="float">
            <text:p>4</text:p>
          </table:table-cell>
          <table:table-cell office:value-type="float" office:value="0.670784" calcext:value-type="float">
            <text:p>0.670784</text:p>
          </table:table-cell>
          <table:table-cell office:value-type="float" office:value="1" calcext:value-type="float">
            <text:p>1</text:p>
          </table:table-cell>
          <table:table-cell office:value-type="float" office:value="58685436" calcext:value-type="float">
            <text:p>58685436</text:p>
          </table:table-cell>
          <table:table-cell office:value-type="float" office:value="58685432" calcext:value-type="float">
            <text:p>586854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264307" calcext:value-type="float">
            <text:p>3.264307</text:p>
          </table:table-cell>
          <table:table-cell office:value-type="float" office:value="1.217052" calcext:value-type="float">
            <text:p>1.217052</text:p>
          </table:table-cell>
          <table:table-cell office:value-type="float" office:value="0.816077" calcext:value-type="float">
            <text:p>0.816077</text:p>
          </table:table-cell>
          <table:table-cell office:value-type="float" office:value="2.682143" calcext:value-type="float">
            <text:p>2.682143</text:p>
          </table:table-cell>
          <table:table-cell office:value-type="float" office:value="4" calcext:value-type="float">
            <text:p>4</text:p>
          </table:table-cell>
          <table:table-cell office:value-type="float" office:value="0.670536" calcext:value-type="float">
            <text:p>0.670536</text:p>
          </table:table-cell>
          <table:table-cell office:value-type="float" office:value="1" calcext:value-type="float">
            <text:p>1</text:p>
          </table:table-cell>
          <table:table-cell office:value-type="float" office:value="58402960" calcext:value-type="float">
            <text:p>58402960</text:p>
          </table:table-cell>
          <table:table-cell office:value-type="float" office:value="58402956" calcext:value-type="float">
            <text:p>58402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311974" calcext:value-type="float">
            <text:p>3.311974</text:p>
          </table:table-cell>
          <table:table-cell office:value-type="float" office:value="1.235612" calcext:value-type="float">
            <text:p>1.235612</text:p>
          </table:table-cell>
          <table:table-cell office:value-type="float" office:value="0.827993" calcext:value-type="float">
            <text:p>0.827993</text:p>
          </table:table-cell>
          <table:table-cell office:value-type="float" office:value="2.680432" calcext:value-type="float">
            <text:p>2.680432</text:p>
          </table:table-cell>
          <table:table-cell office:value-type="float" office:value="4" calcext:value-type="float">
            <text:p>4</text:p>
          </table:table-cell>
          <table:table-cell office:value-type="float" office:value="0.670108" calcext:value-type="float">
            <text:p>0.670108</text:p>
          </table:table-cell>
          <table:table-cell office:value-type="float" office:value="1" calcext:value-type="float">
            <text:p>1</text:p>
          </table:table-cell>
          <table:table-cell office:value-type="float" office:value="58122328" calcext:value-type="float">
            <text:p>58122328</text:p>
          </table:table-cell>
          <table:table-cell office:value-type="float" office:value="58122332" calcext:value-type="float">
            <text:p>581223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59886" calcext:value-type="float">
            <text:p>3.359886</text:p>
          </table:table-cell>
          <table:table-cell office:value-type="float" office:value="1.254238" calcext:value-type="float">
            <text:p>1.254238</text:p>
          </table:table-cell>
          <table:table-cell office:value-type="float" office:value="0.839971" calcext:value-type="float">
            <text:p>0.839971</text:p>
          </table:table-cell>
          <table:table-cell office:value-type="float" office:value="2.678825" calcext:value-type="float">
            <text:p>2.678825</text:p>
          </table:table-cell>
          <table:table-cell office:value-type="float" office:value="4" calcext:value-type="float">
            <text:p>4</text:p>
          </table:table-cell>
          <table:table-cell office:value-type="float" office:value="0.669706" calcext:value-type="float">
            <text:p>0.669706</text:p>
          </table:table-cell>
          <table:table-cell office:value-type="float" office:value="1" calcext:value-type="float">
            <text:p>1</text:p>
          </table:table-cell>
          <table:table-cell office:value-type="float" office:value="57843584" calcext:value-type="float">
            <text:p>57843584</text:p>
          </table:table-cell>
          <table:table-cell office:value-type="float" office:value="57843580" calcext:value-type="float">
            <text:p>578435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07824" calcext:value-type="float">
            <text:p>3.407824</text:p>
          </table:table-cell>
          <table:table-cell office:value-type="float" office:value="1.272556" calcext:value-type="float">
            <text:p>1.272556</text:p>
          </table:table-cell>
          <table:table-cell office:value-type="float" office:value="0.851956" calcext:value-type="float">
            <text:p>0.851956</text:p>
          </table:table-cell>
          <table:table-cell office:value-type="float" office:value="2.677937" calcext:value-type="float">
            <text:p>2.677937</text:p>
          </table:table-cell>
          <table:table-cell office:value-type="float" office:value="4" calcext:value-type="float">
            <text:p>4</text:p>
          </table:table-cell>
          <table:table-cell office:value-type="float" office:value="0.669484" calcext:value-type="float">
            <text:p>0.669484</text:p>
          </table:table-cell>
          <table:table-cell office:value-type="float" office:value="1" calcext:value-type="float">
            <text:p>1</text:p>
          </table:table-cell>
          <table:table-cell office:value-type="float" office:value="57565916" calcext:value-type="float">
            <text:p>57565916</text:p>
          </table:table-cell>
          <table:table-cell office:value-type="float" office:value="57565944" calcext:value-type="float">
            <text:p>575659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55847" calcext:value-type="float">
            <text:p>3.455847</text:p>
          </table:table-cell>
          <table:table-cell office:value-type="float" office:value="1.290989" calcext:value-type="float">
            <text:p>1.290989</text:p>
          </table:table-cell>
          <table:table-cell office:value-type="float" office:value="0.863962" calcext:value-type="float">
            <text:p>0.863962</text:p>
          </table:table-cell>
          <table:table-cell office:value-type="float" office:value="2.676899" calcext:value-type="float">
            <text:p>2.676899</text:p>
          </table:table-cell>
          <table:table-cell office:value-type="float" office:value="4" calcext:value-type="float">
            <text:p>4</text:p>
          </table:table-cell>
          <table:table-cell office:value-type="float" office:value="0.669225" calcext:value-type="float">
            <text:p>0.669225</text:p>
          </table:table-cell>
          <table:table-cell office:value-type="float" office:value="1" calcext:value-type="float">
            <text:p>1</text:p>
          </table:table-cell>
          <table:table-cell office:value-type="float" office:value="57289676" calcext:value-type="float">
            <text:p>57289676</text:p>
          </table:table-cell>
          <table:table-cell office:value-type="float" office:value="57289672" calcext:value-type="float">
            <text:p>572896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04075" calcext:value-type="float">
            <text:p>3.504075</text:p>
          </table:table-cell>
          <table:table-cell office:value-type="float" office:value="1.309566" calcext:value-type="float">
            <text:p>1.309566</text:p>
          </table:table-cell>
          <table:table-cell office:value-type="float" office:value="0.876019" calcext:value-type="float">
            <text:p>0.876019</text:p>
          </table:table-cell>
          <table:table-cell office:value-type="float" office:value="2.675753" calcext:value-type="float">
            <text:p>2.675753</text:p>
          </table:table-cell>
          <table:table-cell office:value-type="float" office:value="4" calcext:value-type="float">
            <text:p>4</text:p>
          </table:table-cell>
          <table:table-cell office:value-type="float" office:value="0.668938" calcext:value-type="float">
            <text:p>0.668938</text:p>
          </table:table-cell>
          <table:table-cell office:value-type="float" office:value="1" calcext:value-type="float">
            <text:p>1</text:p>
          </table:table-cell>
          <table:table-cell office:value-type="float" office:value="57015156" calcext:value-type="float">
            <text:p>57015156</text:p>
          </table:table-cell>
          <table:table-cell office:value-type="float" office:value="57015164" calcext:value-type="float">
            <text:p>570151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52951" calcext:value-type="float">
            <text:p>3.552951</text:p>
          </table:table-cell>
          <table:table-cell office:value-type="float" office:value="1.328216" calcext:value-type="float">
            <text:p>1.328216</text:p>
          </table:table-cell>
          <table:table-cell office:value-type="float" office:value="0.888238" calcext:value-type="float">
            <text:p>0.888238</text:p>
          </table:table-cell>
          <table:table-cell office:value-type="float" office:value="2.67498" calcext:value-type="float">
            <text:p>2.67498</text:p>
          </table:table-cell>
          <table:table-cell office:value-type="float" office:value="4" calcext:value-type="float">
            <text:p>4</text:p>
          </table:table-cell>
          <table:table-cell office:value-type="float" office:value="0.668745" calcext:value-type="float">
            <text:p>0.668745</text:p>
          </table:table-cell>
          <table:table-cell office:value-type="float" office:value="1" calcext:value-type="float">
            <text:p>1</text:p>
          </table:table-cell>
          <table:table-cell office:value-type="float" office:value="56741932" calcext:value-type="float">
            <text:p>56741932</text:p>
          </table:table-cell>
          <table:table-cell office:value-type="float" office:value="56741948" calcext:value-type="float">
            <text:p>567419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601299" calcext:value-type="float">
            <text:p>3.601299</text:p>
          </table:table-cell>
          <table:table-cell office:value-type="float" office:value="1.346734" calcext:value-type="float">
            <text:p>1.346734</text:p>
          </table:table-cell>
          <table:table-cell office:value-type="float" office:value="0.900325" calcext:value-type="float">
            <text:p>0.900325</text:p>
          </table:table-cell>
          <table:table-cell office:value-type="float" office:value="2.674098" calcext:value-type="float">
            <text:p>2.674098</text:p>
          </table:table-cell>
          <table:table-cell office:value-type="float" office:value="4" calcext:value-type="float">
            <text:p>4</text:p>
          </table:table-cell>
          <table:table-cell office:value-type="float" office:value="0.668525" calcext:value-type="float">
            <text:p>0.668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470432" calcext:value-type="float">
            <text:p>564704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50218" calcext:value-type="float">
            <text:p>3.650218</text:p>
          </table:table-cell>
          <table:table-cell office:value-type="float" office:value="1.365898" calcext:value-type="float">
            <text:p>1.365898</text:p>
          </table:table-cell>
          <table:table-cell office:value-type="float" office:value="0.912555" calcext:value-type="float">
            <text:p>0.912555</text:p>
          </table:table-cell>
          <table:table-cell office:value-type="float" office:value="2.672394" calcext:value-type="float">
            <text:p>2.672394</text:p>
          </table:table-cell>
          <table:table-cell office:value-type="float" office:value="4" calcext:value-type="float">
            <text:p>4</text:p>
          </table:table-cell>
          <table:table-cell office:value-type="float" office:value="0.668098" calcext:value-type="float">
            <text:p>0.668098</text:p>
          </table:table-cell>
          <table:table-cell office:value-type="float" office:value="1" calcext:value-type="float">
            <text:p>1</text:p>
          </table:table-cell>
          <table:table-cell office:value-type="float" office:value="56200316" calcext:value-type="float">
            <text:p>56200316</text:p>
          </table:table-cell>
          <table:table-cell office:value-type="float" office:value="56200320" calcext:value-type="float">
            <text:p>56200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69888" calcext:value-type="float">
            <text:p>3.69888</text:p>
          </table:table-cell>
          <table:table-cell office:value-type="float" office:value="1.384872" calcext:value-type="float">
            <text:p>1.384872</text:p>
          </table:table-cell>
          <table:table-cell office:value-type="float" office:value="0.92472" calcext:value-type="float">
            <text:p>0.92472</text:p>
          </table:table-cell>
          <table:table-cell office:value-type="float" office:value="2.670918" calcext:value-type="float">
            <text:p>2.670918</text:p>
          </table:table-cell>
          <table:table-cell office:value-type="float" office:value="4" calcext:value-type="float">
            <text:p>4</text:p>
          </table:table-cell>
          <table:table-cell office:value-type="float" office:value="0.66773" calcext:value-type="float">
            <text:p>0.667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931628" calcext:value-type="float">
            <text:p>559316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747186" calcext:value-type="float">
            <text:p>3.747186</text:p>
          </table:table-cell>
          <table:table-cell office:value-type="float" office:value="1.403652" calcext:value-type="float">
            <text:p>1.403652</text:p>
          </table:table-cell>
          <table:table-cell office:value-type="float" office:value="0.936796" calcext:value-type="float">
            <text:p>0.936796</text:p>
          </table:table-cell>
          <table:table-cell office:value-type="float" office:value="2.669597" calcext:value-type="float">
            <text:p>2.669597</text:p>
          </table:table-cell>
          <table:table-cell office:value-type="float" office:value="4" calcext:value-type="float">
            <text:p>4</text:p>
          </table:table-cell>
          <table:table-cell office:value-type="float" office:value="0.667399" calcext:value-type="float">
            <text:p>0.667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64576" calcext:value-type="float">
            <text:p>556645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795066" calcext:value-type="float">
            <text:p>3.795066</text:p>
          </table:table-cell>
          <table:table-cell office:value-type="float" office:value="1.422398" calcext:value-type="float">
            <text:p>1.422398</text:p>
          </table:table-cell>
          <table:table-cell office:value-type="float" office:value="0.948767" calcext:value-type="float">
            <text:p>0.948767</text:p>
          </table:table-cell>
          <table:table-cell office:value-type="float" office:value="2.668077" calcext:value-type="float">
            <text:p>2.668077</text:p>
          </table:table-cell>
          <table:table-cell office:value-type="float" office:value="4" calcext:value-type="float">
            <text:p>4</text:p>
          </table:table-cell>
          <table:table-cell office:value-type="float" office:value="0.667019" calcext:value-type="float">
            <text:p>0.667019</text:p>
          </table:table-cell>
          <table:table-cell office:value-type="float" office:value="1" calcext:value-type="float">
            <text:p>1</text:p>
          </table:table-cell>
          <table:table-cell office:value-type="float" office:value="55398428" calcext:value-type="float">
            <text:p>55398428</text:p>
          </table:table-cell>
          <table:table-cell office:value-type="float" office:value="55398436" calcext:value-type="float">
            <text:p>553984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44128" calcext:value-type="float">
            <text:p>3.844128</text:p>
          </table:table-cell>
          <table:table-cell office:value-type="float" office:value="1.440765" calcext:value-type="float">
            <text:p>1.440765</text:p>
          </table:table-cell>
          <table:table-cell office:value-type="float" office:value="0.961032" calcext:value-type="float">
            <text:p>0.961032</text:p>
          </table:table-cell>
          <table:table-cell office:value-type="float" office:value="2.668116" calcext:value-type="float">
            <text:p>2.668116</text:p>
          </table:table-cell>
          <table:table-cell office:value-type="float" office:value="4" calcext:value-type="float">
            <text:p>4</text:p>
          </table:table-cell>
          <table:table-cell office:value-type="float" office:value="0.667029" calcext:value-type="float">
            <text:p>0.667029</text:p>
          </table:table-cell>
          <table:table-cell office:value-type="float" office:value="1" calcext:value-type="float">
            <text:p>1</text:p>
          </table:table-cell>
          <table:table-cell office:value-type="float" office:value="55134208" calcext:value-type="float">
            <text:p>55134208</text:p>
          </table:table-cell>
          <table:table-cell office:value-type="float" office:value="55134220" calcext:value-type="float">
            <text:p>551342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892455" calcext:value-type="float">
            <text:p>3.892455</text:p>
          </table:table-cell>
          <table:table-cell office:value-type="float" office:value="1.459806" calcext:value-type="float">
            <text:p>1.459806</text:p>
          </table:table-cell>
          <table:table-cell office:value-type="float" office:value="0.973114" calcext:value-type="float">
            <text:p>0.973114</text:p>
          </table:table-cell>
          <table:table-cell office:value-type="float" office:value="2.66642" calcext:value-type="float">
            <text:p>2.66642</text:p>
          </table:table-cell>
          <table:table-cell office:value-type="float" office:value="4" calcext:value-type="float">
            <text:p>4</text:p>
          </table:table-cell>
          <table:table-cell office:value-type="float" office:value="0.666605" calcext:value-type="float">
            <text:p>0.666605</text:p>
          </table:table-cell>
          <table:table-cell office:value-type="float" office:value="1" calcext:value-type="float">
            <text:p>1</text:p>
          </table:table-cell>
          <table:table-cell office:value-type="float" office:value="54871160" calcext:value-type="float">
            <text:p>54871160</text:p>
          </table:table-cell>
          <table:table-cell office:value-type="float" office:value="54871152" calcext:value-type="float">
            <text:p>548711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41522" calcext:value-type="float">
            <text:p>3.941522</text:p>
          </table:table-cell>
          <table:table-cell office:value-type="float" office:value="1.478732" calcext:value-type="float">
            <text:p>1.478732</text:p>
          </table:table-cell>
          <table:table-cell office:value-type="float" office:value="0.985381" calcext:value-type="float">
            <text:p>0.985381</text:p>
          </table:table-cell>
          <table:table-cell office:value-type="float" office:value="2.665474" calcext:value-type="float">
            <text:p>2.665474</text:p>
          </table:table-cell>
          <table:table-cell office:value-type="float" office:value="4" calcext:value-type="float">
            <text:p>4</text:p>
          </table:table-cell>
          <table:table-cell office:value-type="float" office:value="0.666369" calcext:value-type="float">
            <text:p>0.666369</text:p>
          </table:table-cell>
          <table:table-cell office:value-type="float" office:value="1" calcext:value-type="float">
            <text:p>1</text:p>
          </table:table-cell>
          <table:table-cell office:value-type="float" office:value="54609800" calcext:value-type="float">
            <text:p>54609800</text:p>
          </table:table-cell>
          <table:table-cell office:value-type="float" office:value="54609780" calcext:value-type="float">
            <text:p>546097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99186" calcext:value-type="float">
            <text:p>3.99186</text:p>
          </table:table-cell>
          <table:table-cell office:value-type="float" office:value="1.497458" calcext:value-type="float">
            <text:p>1.497458</text:p>
          </table:table-cell>
          <table:table-cell office:value-type="float" office:value="0.997965" calcext:value-type="float">
            <text:p>0.997965</text:p>
          </table:table-cell>
          <table:table-cell office:value-type="float" office:value="2.665757" calcext:value-type="float">
            <text:p>2.665757</text:p>
          </table:table-cell>
          <table:table-cell office:value-type="float" office:value="4" calcext:value-type="float">
            <text:p>4</text:p>
          </table:table-cell>
          <table:table-cell office:value-type="float" office:value="0.666439" calcext:value-type="float">
            <text:p>0.666439</text:p>
          </table:table-cell>
          <table:table-cell office:value-type="float" office:value="1" calcext:value-type="float">
            <text:p>1</text:p>
          </table:table-cell>
          <table:table-cell office:value-type="float" office:value="54349816" calcext:value-type="float">
            <text:p>54349816</text:p>
          </table:table-cell>
          <table:table-cell office:value-type="float" office:value="54349824" calcext:value-type="float">
            <text:p>543498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4203" calcext:value-type="float">
            <text:p>4.04203</text:p>
          </table:table-cell>
          <table:table-cell office:value-type="float" office:value="1.516042" calcext:value-type="float">
            <text:p>1.516042</text:p>
          </table:table-cell>
          <table:table-cell office:value-type="float" office:value="1.010508" calcext:value-type="float">
            <text:p>1.010508</text:p>
          </table:table-cell>
          <table:table-cell office:value-type="float" office:value="2.666173" calcext:value-type="float">
            <text:p>2.666173</text:p>
          </table:table-cell>
          <table:table-cell office:value-type="float" office:value="4" calcext:value-type="float">
            <text:p>4</text:p>
          </table:table-cell>
          <table:table-cell office:value-type="float" office:value="0.666543" calcext:value-type="float">
            <text:p>0.666543</text:p>
          </table:table-cell>
          <table:table-cell office:value-type="float" office:value="1" calcext:value-type="float">
            <text:p>1</text:p>
          </table:table-cell>
          <table:table-cell office:value-type="float" office:value="54091072" calcext:value-type="float">
            <text:p>54091072</text:p>
          </table:table-cell>
          <table:table-cell office:value-type="float" office:value="54091056" calcext:value-type="float">
            <text:p>54091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088042" calcext:value-type="float">
            <text:p>4.088042</text:p>
          </table:table-cell>
          <table:table-cell office:value-type="float" office:value="1.527854" calcext:value-type="float">
            <text:p>1.527854</text:p>
          </table:table-cell>
          <table:table-cell office:value-type="float" office:value="1.02201" calcext:value-type="float">
            <text:p>1.02201</text:p>
          </table:table-cell>
          <table:table-cell office:value-type="float" office:value="2.675676" calcext:value-type="float">
            <text:p>2.675676</text:p>
          </table:table-cell>
          <table:table-cell office:value-type="float" office:value="4" calcext:value-type="float">
            <text:p>4</text:p>
          </table:table-cell>
          <table:table-cell office:value-type="float" office:value="0.668919" calcext:value-type="float">
            <text:p>0.668919</text:p>
          </table:table-cell>
          <table:table-cell office:value-type="float" office:value="1" calcext:value-type="float">
            <text:p>1</text:p>
          </table:table-cell>
          <table:table-cell office:value-type="float" office:value="53833708" calcext:value-type="float">
            <text:p>53833708</text:p>
          </table:table-cell>
          <table:table-cell office:value-type="float" office:value="53833720" calcext:value-type="float">
            <text:p>53833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33447" calcext:value-type="float">
            <text:p>4.133447</text:p>
          </table:table-cell>
          <table:table-cell office:value-type="float" office:value="1.54623" calcext:value-type="float">
            <text:p>1.54623</text:p>
          </table:table-cell>
          <table:table-cell office:value-type="float" office:value="1.033362" calcext:value-type="float">
            <text:p>1.033362</text:p>
          </table:table-cell>
          <table:table-cell office:value-type="float" office:value="2.673242" calcext:value-type="float">
            <text:p>2.673242</text:p>
          </table:table-cell>
          <table:table-cell office:value-type="float" office:value="4" calcext:value-type="float">
            <text:p>4</text:p>
          </table:table-cell>
          <table:table-cell office:value-type="float" office:value="0.668311" calcext:value-type="float">
            <text:p>0.668311</text:p>
          </table:table-cell>
          <table:table-cell office:value-type="float" office:value="1" calcext:value-type="float">
            <text:p>1</text:p>
          </table:table-cell>
          <table:table-cell office:value-type="float" office:value="53577828" calcext:value-type="float">
            <text:p>53577828</text:p>
          </table:table-cell>
          <table:table-cell office:value-type="float" office:value="53577832" calcext:value-type="float">
            <text:p>535778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180545" calcext:value-type="float">
            <text:p>4.180545</text:p>
          </table:table-cell>
          <table:table-cell office:value-type="float" office:value="1.55777" calcext:value-type="float">
            <text:p>1.55777</text:p>
          </table:table-cell>
          <table:table-cell office:value-type="float" office:value="1.045136" calcext:value-type="float">
            <text:p>1.045136</text:p>
          </table:table-cell>
          <table:table-cell office:value-type="float" office:value="2.683672" calcext:value-type="float">
            <text:p>2.683672</text:p>
          </table:table-cell>
          <table:table-cell office:value-type="float" office:value="4" calcext:value-type="float">
            <text:p>4</text:p>
          </table:table-cell>
          <table:table-cell office:value-type="float" office:value="0.670918" calcext:value-type="float">
            <text:p>0.670918</text:p>
          </table:table-cell>
          <table:table-cell office:value-type="float" office:value="1" calcext:value-type="float">
            <text:p>1</text:p>
          </table:table-cell>
          <table:table-cell office:value-type="float" office:value="53323652" calcext:value-type="float">
            <text:p>53323652</text:p>
          </table:table-cell>
          <table:table-cell office:value-type="float" office:value="53323640" calcext:value-type="float">
            <text:p>533236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224833" calcext:value-type="float">
            <text:p>4.224833</text:p>
          </table:table-cell>
          <table:table-cell office:value-type="float" office:value="1.576177" calcext:value-type="float">
            <text:p>1.576177</text:p>
          </table:table-cell>
          <table:table-cell office:value-type="float" office:value="1.056208" calcext:value-type="float">
            <text:p>1.056208</text:p>
          </table:table-cell>
          <table:table-cell office:value-type="float" office:value="2.680431" calcext:value-type="float">
            <text:p>2.680431</text:p>
          </table:table-cell>
          <table:table-cell office:value-type="float" office:value="4" calcext:value-type="float">
            <text:p>4</text:p>
          </table:table-cell>
          <table:table-cell office:value-type="float" office:value="0.670108" calcext:value-type="float">
            <text:p>0.670108</text:p>
          </table:table-cell>
          <table:table-cell office:value-type="float" office:value="1" calcext:value-type="float">
            <text:p>1</text:p>
          </table:table-cell>
          <table:table-cell office:value-type="float" office:value="53070636" calcext:value-type="float">
            <text:p>53070636</text:p>
          </table:table-cell>
          <table:table-cell office:value-type="float" office:value="53070656" calcext:value-type="float">
            <text:p>5307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270286" calcext:value-type="float">
            <text:p>4.270286</text:p>
          </table:table-cell>
          <table:table-cell office:value-type="float" office:value="1.594514" calcext:value-type="float">
            <text:p>1.594514</text:p>
          </table:table-cell>
          <table:table-cell office:value-type="float" office:value="1.067572" calcext:value-type="float">
            <text:p>1.067572</text:p>
          </table:table-cell>
          <table:table-cell office:value-type="float" office:value="2.678112" calcext:value-type="float">
            <text:p>2.678112</text:p>
          </table:table-cell>
          <table:table-cell office:value-type="float" office:value="4" calcext:value-type="float">
            <text:p>4</text:p>
          </table:table-cell>
          <table:table-cell office:value-type="float" office:value="0.669528" calcext:value-type="float">
            <text:p>0.669528</text:p>
          </table:table-cell>
          <table:table-cell office:value-type="float" office:value="1" calcext:value-type="float">
            <text:p>1</text:p>
          </table:table-cell>
          <table:table-cell office:value-type="float" office:value="52818860" calcext:value-type="float">
            <text:p>52818860</text:p>
          </table:table-cell>
          <table:table-cell office:value-type="float" office:value="52818872" calcext:value-type="float">
            <text:p>528188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317281" calcext:value-type="float">
            <text:p>4.317281</text:p>
          </table:table-cell>
          <table:table-cell office:value-type="float" office:value="1.612659" calcext:value-type="float">
            <text:p>1.612659</text:p>
          </table:table-cell>
          <table:table-cell office:value-type="float" office:value="1.07932" calcext:value-type="float">
            <text:p>1.07932</text:p>
          </table:table-cell>
          <table:table-cell office:value-type="float" office:value="2.67712" calcext:value-type="float">
            <text:p>2.67712</text:p>
          </table:table-cell>
          <table:table-cell office:value-type="float" office:value="4" calcext:value-type="float">
            <text:p>4</text:p>
          </table:table-cell>
          <table:table-cell office:value-type="float" office:value="0.66928" calcext:value-type="float">
            <text:p>0.66928</text:p>
          </table:table-cell>
          <table:table-cell office:value-type="float" office:value="1" calcext:value-type="float">
            <text:p>1</text:p>
          </table:table-cell>
          <table:table-cell office:value-type="float" office:value="52568032" calcext:value-type="float">
            <text:p>52568032</text:p>
          </table:table-cell>
          <table:table-cell office:value-type="float" office:value="52568040" calcext:value-type="float">
            <text:p>525680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3632" calcext:value-type="float">
            <text:p>4.3632</text:p>
          </table:table-cell>
          <table:table-cell office:value-type="float" office:value="1.631086" calcext:value-type="float">
            <text:p>1.631086</text:p>
          </table:table-cell>
          <table:table-cell office:value-type="float" office:value="1.0908" calcext:value-type="float">
            <text:p>1.0908</text:p>
          </table:table-cell>
          <table:table-cell office:value-type="float" office:value="2.675027" calcext:value-type="float">
            <text:p>2.675027</text:p>
          </table:table-cell>
          <table:table-cell office:value-type="float" office:value="4" calcext:value-type="float">
            <text:p>4</text:p>
          </table:table-cell>
          <table:table-cell office:value-type="float" office:value="0.668757" calcext:value-type="float">
            <text:p>0.668757</text:p>
          </table:table-cell>
          <table:table-cell office:value-type="float" office:value="1" calcext:value-type="float">
            <text:p>1</text:p>
          </table:table-cell>
          <table:table-cell office:value-type="float" office:value="52319184" calcext:value-type="float">
            <text:p>52319184</text:p>
          </table:table-cell>
          <table:table-cell office:value-type="float" office:value="52319188" calcext:value-type="float">
            <text:p>523191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09271" calcext:value-type="float">
            <text:p>4.409271</text:p>
          </table:table-cell>
          <table:table-cell office:value-type="float" office:value="1.649684" calcext:value-type="float">
            <text:p>1.649684</text:p>
          </table:table-cell>
          <table:table-cell office:value-type="float" office:value="1.102318" calcext:value-type="float">
            <text:p>1.102318</text:p>
          </table:table-cell>
          <table:table-cell office:value-type="float" office:value="2.672797" calcext:value-type="float">
            <text:p>2.672797</text:p>
          </table:table-cell>
          <table:table-cell office:value-type="float" office:value="4" calcext:value-type="float">
            <text:p>4</text:p>
          </table:table-cell>
          <table:table-cell office:value-type="float" office:value="0.668199" calcext:value-type="float">
            <text:p>0.668199</text:p>
          </table:table-cell>
          <table:table-cell office:value-type="float" office:value="1" calcext:value-type="float">
            <text:p>1</text:p>
          </table:table-cell>
          <table:table-cell office:value-type="float" office:value="52071556" calcext:value-type="float">
            <text:p>52071556</text:p>
          </table:table-cell>
          <table:table-cell office:value-type="float" office:value="52071548" calcext:value-type="float">
            <text:p>520715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454369" calcext:value-type="float">
            <text:p>4.454369</text:p>
          </table:table-cell>
          <table:table-cell office:value-type="float" office:value="1.668406" calcext:value-type="float">
            <text:p>1.668406</text:p>
          </table:table-cell>
          <table:table-cell office:value-type="float" office:value="1.113592" calcext:value-type="float">
            <text:p>1.113592</text:p>
          </table:table-cell>
          <table:table-cell office:value-type="float" office:value="2.669835" calcext:value-type="float">
            <text:p>2.669835</text:p>
          </table:table-cell>
          <table:table-cell office:value-type="float" office:value="4" calcext:value-type="float">
            <text:p>4</text:p>
          </table:table-cell>
          <table:table-cell office:value-type="float" office:value="0.667459" calcext:value-type="float">
            <text:p>0.667459</text:p>
          </table:table-cell>
          <table:table-cell office:value-type="float" office:value="1" calcext:value-type="float">
            <text:p>1</text:p>
          </table:table-cell>
          <table:table-cell office:value-type="float" office:value="51824856" calcext:value-type="float">
            <text:p>51824856</text:p>
          </table:table-cell>
          <table:table-cell office:value-type="float" office:value="51824876" calcext:value-type="float">
            <text:p>51824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498947" calcext:value-type="float">
            <text:p>4.498947</text:p>
          </table:table-cell>
          <table:table-cell office:value-type="float" office:value="1.686857" calcext:value-type="float">
            <text:p>1.686857</text:p>
          </table:table-cell>
          <table:table-cell office:value-type="float" office:value="1.124737" calcext:value-type="float">
            <text:p>1.124737</text:p>
          </table:table-cell>
          <table:table-cell office:value-type="float" office:value="2.667059" calcext:value-type="float">
            <text:p>2.667059</text:p>
          </table:table-cell>
          <table:table-cell office:value-type="float" office:value="4" calcext:value-type="float">
            <text:p>4</text:p>
          </table:table-cell>
          <table:table-cell office:value-type="float" office:value="0.666765" calcext:value-type="float">
            <text:p>0.666765</text:p>
          </table:table-cell>
          <table:table-cell office:value-type="float" office:value="1" calcext:value-type="float">
            <text:p>1</text:p>
          </table:table-cell>
          <table:table-cell office:value-type="float" office:value="51579908" calcext:value-type="float">
            <text:p>51579908</text:p>
          </table:table-cell>
          <table:table-cell office:value-type="float" office:value="51579944" calcext:value-type="float">
            <text:p>51579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542504" calcext:value-type="float">
            <text:p>4.542504</text:p>
          </table:table-cell>
          <table:table-cell office:value-type="float" office:value="1.706172" calcext:value-type="float">
            <text:p>1.706172</text:p>
          </table:table-cell>
          <table:table-cell office:value-type="float" office:value="1.135626" calcext:value-type="float">
            <text:p>1.135626</text:p>
          </table:table-cell>
          <table:table-cell office:value-type="float" office:value="2.662396" calcext:value-type="float">
            <text:p>2.662396</text:p>
          </table:table-cell>
          <table:table-cell office:value-type="float" office:value="4" calcext:value-type="float">
            <text:p>4</text:p>
          </table:table-cell>
          <table:table-cell office:value-type="float" office:value="0.665599" calcext:value-type="float">
            <text:p>0.665599</text:p>
          </table:table-cell>
          <table:table-cell office:value-type="float" office:value="1" calcext:value-type="float">
            <text:p>1</text:p>
          </table:table-cell>
          <table:table-cell office:value-type="float" office:value="51336232" calcext:value-type="float">
            <text:p>51336232</text:p>
          </table:table-cell>
          <table:table-cell office:value-type="float" office:value="51336248" calcext:value-type="float">
            <text:p>513362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586386" calcext:value-type="float">
            <text:p>4.586386</text:p>
          </table:table-cell>
          <table:table-cell office:value-type="float" office:value="1.725552" calcext:value-type="float">
            <text:p>1.725552</text:p>
          </table:table-cell>
          <table:table-cell office:value-type="float" office:value="1.146597" calcext:value-type="float">
            <text:p>1.146597</text:p>
          </table:table-cell>
          <table:table-cell office:value-type="float" office:value="2.657924" calcext:value-type="float">
            <text:p>2.657924</text:p>
          </table:table-cell>
          <table:table-cell office:value-type="float" office:value="4" calcext:value-type="float">
            <text:p>4</text:p>
          </table:table-cell>
          <table:table-cell office:value-type="float" office:value="0.664481" calcext:value-type="float">
            <text:p>0.6644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093792" calcext:value-type="float">
            <text:p>510937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32658" calcext:value-type="float">
            <text:p>4.632658</text:p>
          </table:table-cell>
          <table:table-cell office:value-type="float" office:value="1.744258" calcext:value-type="float">
            <text:p>1.744258</text:p>
          </table:table-cell>
          <table:table-cell office:value-type="float" office:value="1.158165" calcext:value-type="float">
            <text:p>1.158165</text:p>
          </table:table-cell>
          <table:table-cell office:value-type="float" office:value="2.655948" calcext:value-type="float">
            <text:p>2.655948</text:p>
          </table:table-cell>
          <table:table-cell office:value-type="float" office:value="4" calcext:value-type="float">
            <text:p>4</text:p>
          </table:table-cell>
          <table:table-cell office:value-type="float" office:value="0.663987" calcext:value-type="float">
            <text:p>0.663987</text:p>
          </table:table-cell>
          <table:table-cell office:value-type="float" office:value="1" calcext:value-type="float">
            <text:p>1</text:p>
          </table:table-cell>
          <table:table-cell office:value-type="float" office:value="50852836" calcext:value-type="float">
            <text:p>50852836</text:p>
          </table:table-cell>
          <table:table-cell office:value-type="float" office:value="50852824" calcext:value-type="float">
            <text:p>508528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677354" calcext:value-type="float">
            <text:p>4.677354</text:p>
          </table:table-cell>
          <table:table-cell office:value-type="float" office:value="1.762879" calcext:value-type="float">
            <text:p>1.762879</text:p>
          </table:table-cell>
          <table:table-cell office:value-type="float" office:value="1.169339" calcext:value-type="float">
            <text:p>1.169339</text:p>
          </table:table-cell>
          <table:table-cell office:value-type="float" office:value="2.653248" calcext:value-type="float">
            <text:p>2.653248</text:p>
          </table:table-cell>
          <table:table-cell office:value-type="float" office:value="4" calcext:value-type="float">
            <text:p>4</text:p>
          </table:table-cell>
          <table:table-cell office:value-type="float" office:value="0.663312" calcext:value-type="float">
            <text:p>0.663312</text:p>
          </table:table-cell>
          <table:table-cell office:value-type="float" office:value="1" calcext:value-type="float">
            <text:p>1</text:p>
          </table:table-cell>
          <table:table-cell office:value-type="float" office:value="50613116" calcext:value-type="float">
            <text:p>50613116</text:p>
          </table:table-cell>
          <table:table-cell office:value-type="float" office:value="50613100" calcext:value-type="float">
            <text:p>50613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722652" calcext:value-type="float">
            <text:p>4.722652</text:p>
          </table:table-cell>
          <table:table-cell office:value-type="float" office:value="1.78149" calcext:value-type="float">
            <text:p>1.78149</text:p>
          </table:table-cell>
          <table:table-cell office:value-type="float" office:value="1.180663" calcext:value-type="float">
            <text:p>1.180663</text:p>
          </table:table-cell>
          <table:table-cell office:value-type="float" office:value="2.650957" calcext:value-type="float">
            <text:p>2.650957</text:p>
          </table:table-cell>
          <table:table-cell office:value-type="float" office:value="4" calcext:value-type="float">
            <text:p>4</text:p>
          </table:table-cell>
          <table:table-cell office:value-type="float" office:value="0.662739" calcext:value-type="float">
            <text:p>0.662739</text:p>
          </table:table-cell>
          <table:table-cell office:value-type="float" office:value="1" calcext:value-type="float">
            <text:p>1</text:p>
          </table:table-cell>
          <table:table-cell office:value-type="float" office:value="50374400" calcext:value-type="float">
            <text:p>50374400</text:p>
          </table:table-cell>
          <table:table-cell office:value-type="float" office:value="50374388" calcext:value-type="float">
            <text:p>503743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66707" calcext:value-type="float">
            <text:p>4.766707</text:p>
          </table:table-cell>
          <table:table-cell office:value-type="float" office:value="1.800024" calcext:value-type="float">
            <text:p>1.800024</text:p>
          </table:table-cell>
          <table:table-cell office:value-type="float" office:value="1.191677" calcext:value-type="float">
            <text:p>1.191677</text:p>
          </table:table-cell>
          <table:table-cell office:value-type="float" office:value="2.648135" calcext:value-type="float">
            <text:p>2.648135</text:p>
          </table:table-cell>
          <table:table-cell office:value-type="float" office:value="4" calcext:value-type="float">
            <text:p>4</text:p>
          </table:table-cell>
          <table:table-cell office:value-type="float" office:value="0.662034" calcext:value-type="float">
            <text:p>0.662034</text:p>
          </table:table-cell>
          <table:table-cell office:value-type="float" office:value="1" calcext:value-type="float">
            <text:p>1</text:p>
          </table:table-cell>
          <table:table-cell office:value-type="float" office:value="50137180" calcext:value-type="float">
            <text:p>50137180</text:p>
          </table:table-cell>
          <table:table-cell office:value-type="float" office:value="50137160" calcext:value-type="float">
            <text:p>501371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12138" calcext:value-type="float">
            <text:p>4.812138</text:p>
          </table:table-cell>
          <table:table-cell office:value-type="float" office:value="1.818616" calcext:value-type="float">
            <text:p>1.818616</text:p>
          </table:table-cell>
          <table:table-cell office:value-type="float" office:value="1.203034" calcext:value-type="float">
            <text:p>1.203034</text:p>
          </table:table-cell>
          <table:table-cell office:value-type="float" office:value="2.646045" calcext:value-type="float">
            <text:p>2.646045</text:p>
          </table:table-cell>
          <table:table-cell office:value-type="float" office:value="4" calcext:value-type="float">
            <text:p>4</text:p>
          </table:table-cell>
          <table:table-cell office:value-type="float" office:value="0.661511" calcext:value-type="float">
            <text:p>0.661511</text:p>
          </table:table-cell>
          <table:table-cell office:value-type="float" office:value="1" calcext:value-type="float">
            <text:p>1</text:p>
          </table:table-cell>
          <table:table-cell office:value-type="float" office:value="49901248" calcext:value-type="float">
            <text:p>49901248</text:p>
          </table:table-cell>
          <table:table-cell office:value-type="float" office:value="49901216" calcext:value-type="float">
            <text:p>499012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56424" calcext:value-type="float">
            <text:p>4.856424</text:p>
          </table:table-cell>
          <table:table-cell office:value-type="float" office:value="1.836958" calcext:value-type="float">
            <text:p>1.836958</text:p>
          </table:table-cell>
          <table:table-cell office:value-type="float" office:value="1.214106" calcext:value-type="float">
            <text:p>1.214106</text:p>
          </table:table-cell>
          <table:table-cell office:value-type="float" office:value="2.643732" calcext:value-type="float">
            <text:p>2.643732</text:p>
          </table:table-cell>
          <table:table-cell office:value-type="float" office:value="4" calcext:value-type="float">
            <text:p>4</text:p>
          </table:table-cell>
          <table:table-cell office:value-type="float" office:value="0.660933" calcext:value-type="float">
            <text:p>0.660933</text:p>
          </table:table-cell>
          <table:table-cell office:value-type="float" office:value="1" calcext:value-type="float">
            <text:p>1</text:p>
          </table:table-cell>
          <table:table-cell office:value-type="float" office:value="49666280" calcext:value-type="float">
            <text:p>49666280</text:p>
          </table:table-cell>
          <table:table-cell office:value-type="float" office:value="49666256" calcext:value-type="float">
            <text:p>496662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90463" calcext:value-type="float">
            <text:p>4.90463</text:p>
          </table:table-cell>
          <table:table-cell office:value-type="float" office:value="1.855606" calcext:value-type="float">
            <text:p>1.855606</text:p>
          </table:table-cell>
          <table:table-cell office:value-type="float" office:value="1.226158" calcext:value-type="float">
            <text:p>1.226158</text:p>
          </table:table-cell>
          <table:table-cell office:value-type="float" office:value="2.643143" calcext:value-type="float">
            <text:p>2.643143</text:p>
          </table:table-cell>
          <table:table-cell office:value-type="float" office:value="4" calcext:value-type="float">
            <text:p>4</text:p>
          </table:table-cell>
          <table:table-cell office:value-type="float" office:value="0.660786" calcext:value-type="float">
            <text:p>0.660786</text:p>
          </table:table-cell>
          <table:table-cell office:value-type="float" office:value="1" calcext:value-type="float">
            <text:p>1</text:p>
          </table:table-cell>
          <table:table-cell office:value-type="float" office:value="49432832" calcext:value-type="float">
            <text:p>49432832</text:p>
          </table:table-cell>
          <table:table-cell office:value-type="float" office:value="49432824" calcext:value-type="float">
            <text:p>49432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952909" calcext:value-type="float">
            <text:p>4.952909</text:p>
          </table:table-cell>
          <table:table-cell office:value-type="float" office:value="1.874195" calcext:value-type="float">
            <text:p>1.874195</text:p>
          </table:table-cell>
          <table:table-cell office:value-type="float" office:value="1.238227" calcext:value-type="float">
            <text:p>1.238227</text:p>
          </table:table-cell>
          <table:table-cell office:value-type="float" office:value="2.642686" calcext:value-type="float">
            <text:p>2.642686</text:p>
          </table:table-cell>
          <table:table-cell office:value-type="float" office:value="4" calcext:value-type="float">
            <text:p>4</text:p>
          </table:table-cell>
          <table:table-cell office:value-type="float" office:value="0.660671" calcext:value-type="float">
            <text:p>0.660671</text:p>
          </table:table-cell>
          <table:table-cell office:value-type="float" office:value="1" calcext:value-type="float">
            <text:p>1</text:p>
          </table:table-cell>
          <table:table-cell office:value-type="float" office:value="49200940" calcext:value-type="float">
            <text:p>49200940</text:p>
          </table:table-cell>
          <table:table-cell office:value-type="float" office:value="49200936" calcext:value-type="float">
            <text:p>492009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001539" calcext:value-type="float">
            <text:p>5.001539</text:p>
          </table:table-cell>
          <table:table-cell office:value-type="float" office:value="1.89273" calcext:value-type="float">
            <text:p>1.89273</text:p>
          </table:table-cell>
          <table:table-cell office:value-type="float" office:value="1.250385" calcext:value-type="float">
            <text:p>1.250385</text:p>
          </table:table-cell>
          <table:table-cell office:value-type="float" office:value="2.6425" calcext:value-type="float">
            <text:p>2.6425</text:p>
          </table:table-cell>
          <table:table-cell office:value-type="float" office:value="4" calcext:value-type="float">
            <text:p>4</text:p>
          </table:table-cell>
          <table:table-cell office:value-type="float" office:value="0.660625" calcext:value-type="float">
            <text:p>0.660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969828" calcext:value-type="float">
            <text:p>489698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049222" calcext:value-type="float">
            <text:p>5.049222</text:p>
          </table:table-cell>
          <table:table-cell office:value-type="float" office:value="1.911297" calcext:value-type="float">
            <text:p>1.911297</text:p>
          </table:table-cell>
          <table:table-cell office:value-type="float" office:value="1.262305" calcext:value-type="float">
            <text:p>1.262305</text:p>
          </table:table-cell>
          <table:table-cell office:value-type="float" office:value="2.641777" calcext:value-type="float">
            <text:p>2.641777</text:p>
          </table:table-cell>
          <table:table-cell office:value-type="float" office:value="4" calcext:value-type="float">
            <text:p>4</text:p>
          </table:table-cell>
          <table:table-cell office:value-type="float" office:value="0.660444" calcext:value-type="float">
            <text:p>0.660444</text:p>
          </table:table-cell>
          <table:table-cell office:value-type="float" office:value="1" calcext:value-type="float">
            <text:p>1</text:p>
          </table:table-cell>
          <table:table-cell office:value-type="float" office:value="48740224" calcext:value-type="float">
            <text:p>48740224</text:p>
          </table:table-cell>
          <table:table-cell office:value-type="float" office:value="48740212" calcext:value-type="float">
            <text:p>487402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097133" calcext:value-type="float">
            <text:p>5.097133</text:p>
          </table:table-cell>
          <table:table-cell office:value-type="float" office:value="1.930005" calcext:value-type="float">
            <text:p>1.930005</text:p>
          </table:table-cell>
          <table:table-cell office:value-type="float" office:value="1.274283" calcext:value-type="float">
            <text:p>1.274283</text:p>
          </table:table-cell>
          <table:table-cell office:value-type="float" office:value="2.640995" calcext:value-type="float">
            <text:p>2.640995</text:p>
          </table:table-cell>
          <table:table-cell office:value-type="float" office:value="4" calcext:value-type="float">
            <text:p>4</text:p>
          </table:table-cell>
          <table:table-cell office:value-type="float" office:value="0.660249" calcext:value-type="float">
            <text:p>0.660249</text:p>
          </table:table-cell>
          <table:table-cell office:value-type="float" office:value="1" calcext:value-type="float">
            <text:p>1</text:p>
          </table:table-cell>
          <table:table-cell office:value-type="float" office:value="48511160" calcext:value-type="float">
            <text:p>48511160</text:p>
          </table:table-cell>
          <table:table-cell office:value-type="float" office:value="48511164" calcext:value-type="float">
            <text:p>48511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145214" calcext:value-type="float">
            <text:p>5.145214</text:p>
          </table:table-cell>
          <table:table-cell office:value-type="float" office:value="1.948657" calcext:value-type="float">
            <text:p>1.948657</text:p>
          </table:table-cell>
          <table:table-cell office:value-type="float" office:value="1.286303" calcext:value-type="float">
            <text:p>1.286303</text:p>
          </table:table-cell>
          <table:table-cell office:value-type="float" office:value="2.640389" calcext:value-type="float">
            <text:p>2.640389</text:p>
          </table:table-cell>
          <table:table-cell office:value-type="float" office:value="4" calcext:value-type="float">
            <text:p>4</text:p>
          </table:table-cell>
          <table:table-cell office:value-type="float" office:value="0.660097" calcext:value-type="float">
            <text:p>0.660097</text:p>
          </table:table-cell>
          <table:table-cell office:value-type="float" office:value="1" calcext:value-type="float">
            <text:p>1</text:p>
          </table:table-cell>
          <table:table-cell office:value-type="float" office:value="48283888" calcext:value-type="float">
            <text:p>48283888</text:p>
          </table:table-cell>
          <table:table-cell office:value-type="float" office:value="48283880" calcext:value-type="float">
            <text:p>482838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193025" calcext:value-type="float">
            <text:p>5.193025</text:p>
          </table:table-cell>
          <table:table-cell office:value-type="float" office:value="1.967152" calcext:value-type="float">
            <text:p>1.967152</text:p>
          </table:table-cell>
          <table:table-cell office:value-type="float" office:value="1.298256" calcext:value-type="float">
            <text:p>1.298256</text:p>
          </table:table-cell>
          <table:table-cell office:value-type="float" office:value="2.63987" calcext:value-type="float">
            <text:p>2.63987</text:p>
          </table:table-cell>
          <table:table-cell office:value-type="float" office:value="4" calcext:value-type="float">
            <text:p>4</text:p>
          </table:table-cell>
          <table:table-cell office:value-type="float" office:value="0.659967" calcext:value-type="float">
            <text:p>0.659967</text:p>
          </table:table-cell>
          <table:table-cell office:value-type="float" office:value="1" calcext:value-type="float">
            <text:p>1</text:p>
          </table:table-cell>
          <table:table-cell office:value-type="float" office:value="48058136" calcext:value-type="float">
            <text:p>48058136</text:p>
          </table:table-cell>
          <table:table-cell office:value-type="float" office:value="48058140" calcext:value-type="float">
            <text:p>480581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241015" calcext:value-type="float">
            <text:p>5.241015</text:p>
          </table:table-cell>
          <table:table-cell office:value-type="float" office:value="1.985569" calcext:value-type="float">
            <text:p>1.985569</text:p>
          </table:table-cell>
          <table:table-cell office:value-type="float" office:value="1.310254" calcext:value-type="float">
            <text:p>1.310254</text:p>
          </table:table-cell>
          <table:table-cell office:value-type="float" office:value="2.639554" calcext:value-type="float">
            <text:p>2.639554</text:p>
          </table:table-cell>
          <table:table-cell office:value-type="float" office:value="4" calcext:value-type="float">
            <text:p>4</text:p>
          </table:table-cell>
          <table:table-cell office:value-type="float" office:value="0.659888" calcext:value-type="float">
            <text:p>0.659888</text:p>
          </table:table-cell>
          <table:table-cell office:value-type="float" office:value="1" calcext:value-type="float">
            <text:p>1</text:p>
          </table:table-cell>
          <table:table-cell office:value-type="float" office:value="47833192" calcext:value-type="float">
            <text:p>47833192</text:p>
          </table:table-cell>
          <table:table-cell office:value-type="float" office:value="47833208" calcext:value-type="float">
            <text:p>478332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289091" calcext:value-type="float">
            <text:p>5.289091</text:p>
          </table:table-cell>
          <table:table-cell office:value-type="float" office:value="2.004031" calcext:value-type="float">
            <text:p>2.004031</text:p>
          </table:table-cell>
          <table:table-cell office:value-type="float" office:value="1.322273" calcext:value-type="float">
            <text:p>1.322273</text:p>
          </table:table-cell>
          <table:table-cell office:value-type="float" office:value="2.639226" calcext:value-type="float">
            <text:p>2.639226</text:p>
          </table:table-cell>
          <table:table-cell office:value-type="float" office:value="4" calcext:value-type="float">
            <text:p>4</text:p>
          </table:table-cell>
          <table:table-cell office:value-type="float" office:value="0.659806" calcext:value-type="float">
            <text:p>0.659806</text:p>
          </table:table-cell>
          <table:table-cell office:value-type="float" office:value="1" calcext:value-type="float">
            <text:p>1</text:p>
          </table:table-cell>
          <table:table-cell office:value-type="float" office:value="47609592" calcext:value-type="float">
            <text:p>47609592</text:p>
          </table:table-cell>
          <table:table-cell office:value-type="float" office:value="47609600" calcext:value-type="float">
            <text:p>476096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337293" calcext:value-type="float">
            <text:p>5.337293</text:p>
          </table:table-cell>
          <table:table-cell office:value-type="float" office:value="2.02267" calcext:value-type="float">
            <text:p>2.02267</text:p>
          </table:table-cell>
          <table:table-cell office:value-type="float" office:value="1.334323" calcext:value-type="float">
            <text:p>1.334323</text:p>
          </table:table-cell>
          <table:table-cell office:value-type="float" office:value="2.638737" calcext:value-type="float">
            <text:p>2.638737</text:p>
          </table:table-cell>
          <table:table-cell office:value-type="float" office:value="4" calcext:value-type="float">
            <text:p>4</text:p>
          </table:table-cell>
          <table:table-cell office:value-type="float" office:value="0.659684" calcext:value-type="float">
            <text:p>0.659684</text:p>
          </table:table-cell>
          <table:table-cell office:value-type="float" office:value="1" calcext:value-type="float">
            <text:p>1</text:p>
          </table:table-cell>
          <table:table-cell office:value-type="float" office:value="47386708" calcext:value-type="float">
            <text:p>47386708</text:p>
          </table:table-cell>
          <table:table-cell office:value-type="float" office:value="47386716" calcext:value-type="float">
            <text:p>473867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386766" calcext:value-type="float">
            <text:p>5.386766</text:p>
          </table:table-cell>
          <table:table-cell office:value-type="float" office:value="2.041135" calcext:value-type="float">
            <text:p>2.041135</text:p>
          </table:table-cell>
          <table:table-cell office:value-type="float" office:value="1.346692" calcext:value-type="float">
            <text:p>1.346692</text:p>
          </table:table-cell>
          <table:table-cell office:value-type="float" office:value="2.639103" calcext:value-type="float">
            <text:p>2.639103</text:p>
          </table:table-cell>
          <table:table-cell office:value-type="float" office:value="4" calcext:value-type="float">
            <text:p>4</text:p>
          </table:table-cell>
          <table:table-cell office:value-type="float" office:value="0.659776" calcext:value-type="float">
            <text:p>0.659776</text:p>
          </table:table-cell>
          <table:table-cell office:value-type="float" office:value="1" calcext:value-type="float">
            <text:p>1</text:p>
          </table:table-cell>
          <table:table-cell office:value-type="float" office:value="47165708" calcext:value-type="float">
            <text:p>47165708</text:p>
          </table:table-cell>
          <table:table-cell office:value-type="float" office:value="47165712" calcext:value-type="float">
            <text:p>471657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435098" calcext:value-type="float">
            <text:p>5.435098</text:p>
          </table:table-cell>
          <table:table-cell office:value-type="float" office:value="2.059736" calcext:value-type="float">
            <text:p>2.059736</text:p>
          </table:table-cell>
          <table:table-cell office:value-type="float" office:value="1.358774" calcext:value-type="float">
            <text:p>1.358774</text:p>
          </table:table-cell>
          <table:table-cell office:value-type="float" office:value="2.638735" calcext:value-type="float">
            <text:p>2.638735</text:p>
          </table:table-cell>
          <table:table-cell office:value-type="float" office:value="4" calcext:value-type="float">
            <text:p>4</text:p>
          </table:table-cell>
          <table:table-cell office:value-type="float" office:value="0.659684" calcext:value-type="float">
            <text:p>0.659684</text:p>
          </table:table-cell>
          <table:table-cell office:value-type="float" office:value="1" calcext:value-type="float">
            <text:p>1</text:p>
          </table:table-cell>
          <table:table-cell office:value-type="float" office:value="46945492" calcext:value-type="float">
            <text:p>46945492</text:p>
          </table:table-cell>
          <table:table-cell office:value-type="float" office:value="46945508" calcext:value-type="float">
            <text:p>469455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483131" calcext:value-type="float">
            <text:p>5.483131</text:p>
          </table:table-cell>
          <table:table-cell office:value-type="float" office:value="2.078382" calcext:value-type="float">
            <text:p>2.078382</text:p>
          </table:table-cell>
          <table:table-cell office:value-type="float" office:value="1.370783" calcext:value-type="float">
            <text:p>1.370783</text:p>
          </table:table-cell>
          <table:table-cell office:value-type="float" office:value="2.638173" calcext:value-type="float">
            <text:p>2.638173</text:p>
          </table:table-cell>
          <table:table-cell office:value-type="float" office:value="4" calcext:value-type="float">
            <text:p>4</text:p>
          </table:table-cell>
          <table:table-cell office:value-type="float" office:value="0.659543" calcext:value-type="float">
            <text:p>0.659543</text:p>
          </table:table-cell>
          <table:table-cell office:value-type="float" office:value="1" calcext:value-type="float">
            <text:p>1</text:p>
          </table:table-cell>
          <table:table-cell office:value-type="float" office:value="46726872" calcext:value-type="float">
            <text:p>46726872</text:p>
          </table:table-cell>
          <table:table-cell office:value-type="float" office:value="46726880" calcext:value-type="float">
            <text:p>467268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531699" calcext:value-type="float">
            <text:p>5.531699</text:p>
          </table:table-cell>
          <table:table-cell office:value-type="float" office:value="2.096876" calcext:value-type="float">
            <text:p>2.096876</text:p>
          </table:table-cell>
          <table:table-cell office:value-type="float" office:value="1.382925" calcext:value-type="float">
            <text:p>1.382925</text:p>
          </table:table-cell>
          <table:table-cell office:value-type="float" office:value="2.638066" calcext:value-type="float">
            <text:p>2.638066</text:p>
          </table:table-cell>
          <table:table-cell office:value-type="float" office:value="4" calcext:value-type="float">
            <text:p>4</text:p>
          </table:table-cell>
          <table:table-cell office:value-type="float" office:value="0.659517" calcext:value-type="float">
            <text:p>0.659517</text:p>
          </table:table-cell>
          <table:table-cell office:value-type="float" office:value="1" calcext:value-type="float">
            <text:p>1</text:p>
          </table:table-cell>
          <table:table-cell office:value-type="float" office:value="46509052" calcext:value-type="float">
            <text:p>46509052</text:p>
          </table:table-cell>
          <table:table-cell office:value-type="float" office:value="46509048" calcext:value-type="float">
            <text:p>465090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580556" calcext:value-type="float">
            <text:p>5.580556</text:p>
          </table:table-cell>
          <table:table-cell office:value-type="float" office:value="2.115575" calcext:value-type="float">
            <text:p>2.115575</text:p>
          </table:table-cell>
          <table:table-cell office:value-type="float" office:value="1.395139" calcext:value-type="float">
            <text:p>1.395139</text:p>
          </table:table-cell>
          <table:table-cell office:value-type="float" office:value="2.637844" calcext:value-type="float">
            <text:p>2.637844</text:p>
          </table:table-cell>
          <table:table-cell office:value-type="float" office:value="4" calcext:value-type="float">
            <text:p>4</text:p>
          </table:table-cell>
          <table:table-cell office:value-type="float" office:value="0.659461" calcext:value-type="float">
            <text:p>0.659461</text:p>
          </table:table-cell>
          <table:table-cell office:value-type="float" office:value="1" calcext:value-type="float">
            <text:p>1</text:p>
          </table:table-cell>
          <table:table-cell office:value-type="float" office:value="46292004" calcext:value-type="float">
            <text:p>46292004</text:p>
          </table:table-cell>
          <table:table-cell office:value-type="float" office:value="46292024" calcext:value-type="float">
            <text:p>462920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623973" calcext:value-type="float">
            <text:p>5.623973</text:p>
          </table:table-cell>
          <table:table-cell office:value-type="float" office:value="2.133782" calcext:value-type="float">
            <text:p>2.133782</text:p>
          </table:table-cell>
          <table:table-cell office:value-type="float" office:value="1.405993" calcext:value-type="float">
            <text:p>1.405993</text:p>
          </table:table-cell>
          <table:table-cell office:value-type="float" office:value="2.635683" calcext:value-type="float">
            <text:p>2.635683</text:p>
          </table:table-cell>
          <table:table-cell office:value-type="float" office:value="4" calcext:value-type="float">
            <text:p>4</text:p>
          </table:table-cell>
          <table:table-cell office:value-type="float" office:value="0.658921" calcext:value-type="float">
            <text:p>0.658921</text:p>
          </table:table-cell>
          <table:table-cell office:value-type="float" office:value="1" calcext:value-type="float">
            <text:p>1</text:p>
          </table:table-cell>
          <table:table-cell office:value-type="float" office:value="46076848" calcext:value-type="float">
            <text:p>46076848</text:p>
          </table:table-cell>
          <table:table-cell office:value-type="float" office:value="46076860" calcext:value-type="float">
            <text:p>460768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667421" calcext:value-type="float">
            <text:p>5.667421</text:p>
          </table:table-cell>
          <table:table-cell office:value-type="float" office:value="2.151945" calcext:value-type="float">
            <text:p>2.151945</text:p>
          </table:table-cell>
          <table:table-cell office:value-type="float" office:value="1.416855" calcext:value-type="float">
            <text:p>1.416855</text:p>
          </table:table-cell>
          <table:table-cell office:value-type="float" office:value="2.633627" calcext:value-type="float">
            <text:p>2.633627</text:p>
          </table:table-cell>
          <table:table-cell office:value-type="float" office:value="4" calcext:value-type="float">
            <text:p>4</text:p>
          </table:table-cell>
          <table:table-cell office:value-type="float" office:value="0.658407" calcext:value-type="float">
            <text:p>0.658407</text:p>
          </table:table-cell>
          <table:table-cell office:value-type="float" office:value="1" calcext:value-type="float">
            <text:p>1</text:p>
          </table:table-cell>
          <table:table-cell office:value-type="float" office:value="45862776" calcext:value-type="float">
            <text:p>45862776</text:p>
          </table:table-cell>
          <table:table-cell office:value-type="float" office:value="45862780" calcext:value-type="float">
            <text:p>45862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710956" calcext:value-type="float">
            <text:p>5.710956</text:p>
          </table:table-cell>
          <table:table-cell office:value-type="float" office:value="2.170171" calcext:value-type="float">
            <text:p>2.170171</text:p>
          </table:table-cell>
          <table:table-cell office:value-type="float" office:value="1.427739" calcext:value-type="float">
            <text:p>1.427739</text:p>
          </table:table-cell>
          <table:table-cell office:value-type="float" office:value="2.63157" calcext:value-type="float">
            <text:p>2.63157</text:p>
          </table:table-cell>
          <table:table-cell office:value-type="float" office:value="4" calcext:value-type="float">
            <text:p>4</text:p>
          </table:table-cell>
          <table:table-cell office:value-type="float" office:value="0.657892" calcext:value-type="float">
            <text:p>0.657892</text:p>
          </table:table-cell>
          <table:table-cell office:value-type="float" office:value="1" calcext:value-type="float">
            <text:p>1</text:p>
          </table:table-cell>
          <table:table-cell office:value-type="float" office:value="45648984" calcext:value-type="float">
            <text:p>45648984</text:p>
          </table:table-cell>
          <table:table-cell office:value-type="float" office:value="45648980" calcext:value-type="float">
            <text:p>456489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754944" calcext:value-type="float">
            <text:p>5.754944</text:p>
          </table:table-cell>
          <table:table-cell office:value-type="float" office:value="2.188985" calcext:value-type="float">
            <text:p>2.188985</text:p>
          </table:table-cell>
          <table:table-cell office:value-type="float" office:value="1.438736" calcext:value-type="float">
            <text:p>1.438736</text:p>
          </table:table-cell>
          <table:table-cell office:value-type="float" office:value="2.629047" calcext:value-type="float">
            <text:p>2.629047</text:p>
          </table:table-cell>
          <table:table-cell office:value-type="float" office:value="4" calcext:value-type="float">
            <text:p>4</text:p>
          </table:table-cell>
          <table:table-cell office:value-type="float" office:value="0.657262" calcext:value-type="float">
            <text:p>0.657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437068" calcext:value-type="float">
            <text:p>454370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798579" calcext:value-type="float">
            <text:p>5.798579</text:p>
          </table:table-cell>
          <table:table-cell office:value-type="float" office:value="2.207787" calcext:value-type="float">
            <text:p>2.207787</text:p>
          </table:table-cell>
          <table:table-cell office:value-type="float" office:value="1.449645" calcext:value-type="float">
            <text:p>1.449645</text:p>
          </table:table-cell>
          <table:table-cell office:value-type="float" office:value="2.626421" calcext:value-type="float">
            <text:p>2.626421</text:p>
          </table:table-cell>
          <table:table-cell office:value-type="float" office:value="4" calcext:value-type="float">
            <text:p>4</text:p>
          </table:table-cell>
          <table:table-cell office:value-type="float" office:value="0.656605" calcext:value-type="float">
            <text:p>0.656605</text:p>
          </table:table-cell>
          <table:table-cell office:value-type="float" office:value="1" calcext:value-type="float">
            <text:p>1</text:p>
          </table:table-cell>
          <table:table-cell office:value-type="float" office:value="45226236" calcext:value-type="float">
            <text:p>45226236</text:p>
          </table:table-cell>
          <table:table-cell office:value-type="float" office:value="45226228" calcext:value-type="float">
            <text:p>452262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842802" calcext:value-type="float">
            <text:p>5.842802</text:p>
          </table:table-cell>
          <table:table-cell office:value-type="float" office:value="2.225316" calcext:value-type="float">
            <text:p>2.225316</text:p>
          </table:table-cell>
          <table:table-cell office:value-type="float" office:value="1.460701" calcext:value-type="float">
            <text:p>1.460701</text:p>
          </table:table-cell>
          <table:table-cell office:value-type="float" office:value="2.625605" calcext:value-type="float">
            <text:p>2.625605</text:p>
          </table:table-cell>
          <table:table-cell office:value-type="float" office:value="4" calcext:value-type="float">
            <text:p>4</text:p>
          </table:table-cell>
          <table:table-cell office:value-type="float" office:value="0.656401" calcext:value-type="float">
            <text:p>0.656401</text:p>
          </table:table-cell>
          <table:table-cell office:value-type="float" office:value="1" calcext:value-type="float">
            <text:p>1</text:p>
          </table:table-cell>
          <table:table-cell office:value-type="float" office:value="45016260" calcext:value-type="float">
            <text:p>45016260</text:p>
          </table:table-cell>
          <table:table-cell office:value-type="float" office:value="45016244" calcext:value-type="float">
            <text:p>450162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887763" calcext:value-type="float">
            <text:p>5.887763</text:p>
          </table:table-cell>
          <table:table-cell office:value-type="float" office:value="2.237149" calcext:value-type="float">
            <text:p>2.237149</text:p>
          </table:table-cell>
          <table:table-cell office:value-type="float" office:value="1.471941" calcext:value-type="float">
            <text:p>1.471941</text:p>
          </table:table-cell>
          <table:table-cell office:value-type="float" office:value="2.631815" calcext:value-type="float">
            <text:p>2.631815</text:p>
          </table:table-cell>
          <table:table-cell office:value-type="float" office:value="4" calcext:value-type="float">
            <text:p>4</text:p>
          </table:table-cell>
          <table:table-cell office:value-type="float" office:value="0.657954" calcext:value-type="float">
            <text:p>0.657954</text:p>
          </table:table-cell>
          <table:table-cell office:value-type="float" office:value="1" calcext:value-type="float">
            <text:p>1</text:p>
          </table:table-cell>
          <table:table-cell office:value-type="float" office:value="44808100" calcext:value-type="float">
            <text:p>44808100</text:p>
          </table:table-cell>
          <table:table-cell office:value-type="float" office:value="44808108" calcext:value-type="float">
            <text:p>448081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933043" calcext:value-type="float">
            <text:p>5.933043</text:p>
          </table:table-cell>
          <table:table-cell office:value-type="float" office:value="2.248048" calcext:value-type="float">
            <text:p>2.248048</text:p>
          </table:table-cell>
          <table:table-cell office:value-type="float" office:value="1.483261" calcext:value-type="float">
            <text:p>1.483261</text:p>
          </table:table-cell>
          <table:table-cell office:value-type="float" office:value="2.639197" calcext:value-type="float">
            <text:p>2.639197</text:p>
          </table:table-cell>
          <table:table-cell office:value-type="float" office:value="4" calcext:value-type="float">
            <text:p>4</text:p>
          </table:table-cell>
          <table:table-cell office:value-type="float" office:value="0.659799" calcext:value-type="float">
            <text:p>0.6597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600292" calcext:value-type="float">
            <text:p>446002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979527" calcext:value-type="float">
            <text:p>5.979527</text:p>
          </table:table-cell>
          <table:table-cell office:value-type="float" office:value="2.260864" calcext:value-type="float">
            <text:p>2.260864</text:p>
          </table:table-cell>
          <table:table-cell office:value-type="float" office:value="1.494882" calcext:value-type="float">
            <text:p>1.494882</text:p>
          </table:table-cell>
          <table:table-cell office:value-type="float" office:value="2.644797" calcext:value-type="float">
            <text:p>2.644797</text:p>
          </table:table-cell>
          <table:table-cell office:value-type="float" office:value="4" calcext:value-type="float">
            <text:p>4</text:p>
          </table:table-cell>
          <table:table-cell office:value-type="float" office:value="0.661199" calcext:value-type="float">
            <text:p>0.661199</text:p>
          </table:table-cell>
          <table:table-cell office:value-type="float" office:value="1" calcext:value-type="float">
            <text:p>1</text:p>
          </table:table-cell>
          <table:table-cell office:value-type="float" office:value="44393620" calcext:value-type="float">
            <text:p>44393620</text:p>
          </table:table-cell>
          <table:table-cell office:value-type="float" office:value="44393608" calcext:value-type="float">
            <text:p>443936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022846" calcext:value-type="float">
            <text:p>6.022846</text:p>
          </table:table-cell>
          <table:table-cell office:value-type="float" office:value="2.279079" calcext:value-type="float">
            <text:p>2.279079</text:p>
          </table:table-cell>
          <table:table-cell office:value-type="float" office:value="1.505711" calcext:value-type="float">
            <text:p>1.505711</text:p>
          </table:table-cell>
          <table:table-cell office:value-type="float" office:value="2.642667" calcext:value-type="float">
            <text:p>2.642667</text:p>
          </table:table-cell>
          <table:table-cell office:value-type="float" office:value="4" calcext:value-type="float">
            <text:p>4</text:p>
          </table:table-cell>
          <table:table-cell office:value-type="float" office:value="0.660667" calcext:value-type="float">
            <text:p>0.660667</text:p>
          </table:table-cell>
          <table:table-cell office:value-type="float" office:value="1" calcext:value-type="float">
            <text:p>1</text:p>
          </table:table-cell>
          <table:table-cell office:value-type="float" office:value="44188568" calcext:value-type="float">
            <text:p>44188568</text:p>
          </table:table-cell>
          <table:table-cell office:value-type="float" office:value="44188576" calcext:value-type="float">
            <text:p>441885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067514" calcext:value-type="float">
            <text:p>6.067514</text:p>
          </table:table-cell>
          <table:table-cell office:value-type="float" office:value="2.297039" calcext:value-type="float">
            <text:p>2.297039</text:p>
          </table:table-cell>
          <table:table-cell office:value-type="float" office:value="1.516879" calcext:value-type="float">
            <text:p>1.516879</text:p>
          </table:table-cell>
          <table:table-cell office:value-type="float" office:value="2.641451" calcext:value-type="float">
            <text:p>2.641451</text:p>
          </table:table-cell>
          <table:table-cell office:value-type="float" office:value="4" calcext:value-type="float">
            <text:p>4</text:p>
          </table:table-cell>
          <table:table-cell office:value-type="float" office:value="0.660363" calcext:value-type="float">
            <text:p>0.660363</text:p>
          </table:table-cell>
          <table:table-cell office:value-type="float" office:value="1" calcext:value-type="float">
            <text:p>1</text:p>
          </table:table-cell>
          <table:table-cell office:value-type="float" office:value="43984076" calcext:value-type="float">
            <text:p>43984076</text:p>
          </table:table-cell>
          <table:table-cell office:value-type="float" office:value="43984088" calcext:value-type="float">
            <text:p>439840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112934" calcext:value-type="float">
            <text:p>6.112934</text:p>
          </table:table-cell>
          <table:table-cell office:value-type="float" office:value="2.314969" calcext:value-type="float">
            <text:p>2.314969</text:p>
          </table:table-cell>
          <table:table-cell office:value-type="float" office:value="1.528233" calcext:value-type="float">
            <text:p>1.528233</text:p>
          </table:table-cell>
          <table:table-cell office:value-type="float" office:value="2.640611" calcext:value-type="float">
            <text:p>2.640611</text:p>
          </table:table-cell>
          <table:table-cell office:value-type="float" office:value="4" calcext:value-type="float">
            <text:p>4</text:p>
          </table:table-cell>
          <table:table-cell office:value-type="float" office:value="0.660153" calcext:value-type="float">
            <text:p>0.660153</text:p>
          </table:table-cell>
          <table:table-cell office:value-type="float" office:value="1" calcext:value-type="float">
            <text:p>1</text:p>
          </table:table-cell>
          <table:table-cell office:value-type="float" office:value="43780952" calcext:value-type="float">
            <text:p>43780952</text:p>
          </table:table-cell>
          <table:table-cell office:value-type="float" office:value="43780976" calcext:value-type="float">
            <text:p>437809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15863" calcext:value-type="float">
            <text:p>6.15863</text:p>
          </table:table-cell>
          <table:table-cell office:value-type="float" office:value="2.332612" calcext:value-type="float">
            <text:p>2.332612</text:p>
          </table:table-cell>
          <table:table-cell office:value-type="float" office:value="1.539657" calcext:value-type="float">
            <text:p>1.539657</text:p>
          </table:table-cell>
          <table:table-cell office:value-type="float" office:value="2.640229" calcext:value-type="float">
            <text:p>2.640229</text:p>
          </table:table-cell>
          <table:table-cell office:value-type="float" office:value="4" calcext:value-type="float">
            <text:p>4</text:p>
          </table:table-cell>
          <table:table-cell office:value-type="float" office:value="0.660057" calcext:value-type="float">
            <text:p>0.660057</text:p>
          </table:table-cell>
          <table:table-cell office:value-type="float" office:value="1" calcext:value-type="float">
            <text:p>1</text:p>
          </table:table-cell>
          <table:table-cell office:value-type="float" office:value="43578500" calcext:value-type="float">
            <text:p>43578500</text:p>
          </table:table-cell>
          <table:table-cell office:value-type="float" office:value="43578516" calcext:value-type="float">
            <text:p>435785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203526" calcext:value-type="float">
            <text:p>6.203526</text:p>
          </table:table-cell>
          <table:table-cell office:value-type="float" office:value="2.34561" calcext:value-type="float">
            <text:p>2.34561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2.644739" calcext:value-type="float">
            <text:p>2.644739</text:p>
          </table:table-cell>
          <table:table-cell office:value-type="float" office:value="4" calcext:value-type="float">
            <text:p>4</text:p>
          </table:table-cell>
          <table:table-cell office:value-type="float" office:value="0.661185" calcext:value-type="float">
            <text:p>0.661185</text:p>
          </table:table-cell>
          <table:table-cell office:value-type="float" office:value="1" calcext:value-type="float">
            <text:p>1</text:p>
          </table:table-cell>
          <table:table-cell office:value-type="float" office:value="43377636" calcext:value-type="float">
            <text:p>43377636</text:p>
          </table:table-cell>
          <table:table-cell office:value-type="float" office:value="43377656" calcext:value-type="float">
            <text:p>433776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249591" calcext:value-type="float">
            <text:p>6.249591</text:p>
          </table:table-cell>
          <table:table-cell office:value-type="float" office:value="2.35902" calcext:value-type="float">
            <text:p>2.35902</text:p>
          </table:table-cell>
          <table:table-cell office:value-type="float" office:value="1.562398" calcext:value-type="float">
            <text:p>1.562398</text:p>
          </table:table-cell>
          <table:table-cell office:value-type="float" office:value="2.649232" calcext:value-type="float">
            <text:p>2.649232</text:p>
          </table:table-cell>
          <table:table-cell office:value-type="float" office:value="4" calcext:value-type="float">
            <text:p>4</text:p>
          </table:table-cell>
          <table:table-cell office:value-type="float" office:value="0.662308" calcext:value-type="float">
            <text:p>0.662308</text:p>
          </table:table-cell>
          <table:table-cell office:value-type="float" office:value="1" calcext:value-type="float">
            <text:p>1</text:p>
          </table:table-cell>
          <table:table-cell office:value-type="float" office:value="43177640" calcext:value-type="float">
            <text:p>43177640</text:p>
          </table:table-cell>
          <table:table-cell office:value-type="float" office:value="43177660" calcext:value-type="float">
            <text:p>431776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296068" calcext:value-type="float">
            <text:p>6.296068</text:p>
          </table:table-cell>
          <table:table-cell office:value-type="float" office:value="2.370215" calcext:value-type="float">
            <text:p>2.370215</text:p>
          </table:table-cell>
          <table:table-cell office:value-type="float" office:value="1.574017" calcext:value-type="float">
            <text:p>1.574017</text:p>
          </table:table-cell>
          <table:table-cell office:value-type="float" office:value="2.656328" calcext:value-type="float">
            <text:p>2.656328</text:p>
          </table:table-cell>
          <table:table-cell office:value-type="float" office:value="4" calcext:value-type="float">
            <text:p>4</text:p>
          </table:table-cell>
          <table:table-cell office:value-type="float" office:value="0.664082" calcext:value-type="float">
            <text:p>0.664082</text:p>
          </table:table-cell>
          <table:table-cell office:value-type="float" office:value="1" calcext:value-type="float">
            <text:p>1</text:p>
          </table:table-cell>
          <table:table-cell office:value-type="float" office:value="42978544" calcext:value-type="float">
            <text:p>42978544</text:p>
          </table:table-cell>
          <table:table-cell office:value-type="float" office:value="42978560" calcext:value-type="float">
            <text:p>429785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343659" calcext:value-type="float">
            <text:p>6.343659</text:p>
          </table:table-cell>
          <table:table-cell office:value-type="float" office:value="2.381856" calcext:value-type="float">
            <text:p>2.381856</text:p>
          </table:table-cell>
          <table:table-cell office:value-type="float" office:value="1.585915" calcext:value-type="float">
            <text:p>1.585915</text:p>
          </table:table-cell>
          <table:table-cell office:value-type="float" office:value="2.663326" calcext:value-type="float">
            <text:p>2.663326</text:p>
          </table:table-cell>
          <table:table-cell office:value-type="float" office:value="4" calcext:value-type="float">
            <text:p>4</text:p>
          </table:table-cell>
          <table:table-cell office:value-type="float" office:value="0.665832" calcext:value-type="float">
            <text:p>0.665832</text:p>
          </table:table-cell>
          <table:table-cell office:value-type="float" office:value="1" calcext:value-type="float">
            <text:p>1</text:p>
          </table:table-cell>
          <table:table-cell office:value-type="float" office:value="42780560" calcext:value-type="float">
            <text:p>42780560</text:p>
          </table:table-cell>
          <table:table-cell office:value-type="float" office:value="42780584" calcext:value-type="float">
            <text:p>427805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391121" calcext:value-type="float">
            <text:p>6.391121</text:p>
          </table:table-cell>
          <table:table-cell office:value-type="float" office:value="2.39264" calcext:value-type="float">
            <text:p>2.39264</text:p>
          </table:table-cell>
          <table:table-cell office:value-type="float" office:value="1.59778" calcext:value-type="float">
            <text:p>1.59778</text:p>
          </table:table-cell>
          <table:table-cell office:value-type="float" office:value="2.671159" calcext:value-type="float">
            <text:p>2.671159</text:p>
          </table:table-cell>
          <table:table-cell office:value-type="float" office:value="4" calcext:value-type="float">
            <text:p>4</text:p>
          </table:table-cell>
          <table:table-cell office:value-type="float" office:value="0.66779" calcext:value-type="float">
            <text:p>0.66779</text:p>
          </table:table-cell>
          <table:table-cell office:value-type="float" office:value="1" calcext:value-type="float">
            <text:p>1</text:p>
          </table:table-cell>
          <table:table-cell office:value-type="float" office:value="42584016" calcext:value-type="float">
            <text:p>42584016</text:p>
          </table:table-cell>
          <table:table-cell office:value-type="float" office:value="42584028" calcext:value-type="float">
            <text:p>425840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436321" calcext:value-type="float">
            <text:p>6.436321</text:p>
          </table:table-cell>
          <table:table-cell office:value-type="float" office:value="2.405029" calcext:value-type="float">
            <text:p>2.405029</text:p>
          </table:table-cell>
          <table:table-cell office:value-type="float" office:value="1.60908" calcext:value-type="float">
            <text:p>1.60908</text:p>
          </table:table-cell>
          <table:table-cell office:value-type="float" office:value="2.676193" calcext:value-type="float">
            <text:p>2.676193</text:p>
          </table:table-cell>
          <table:table-cell office:value-type="float" office:value="4" calcext:value-type="float">
            <text:p>4</text:p>
          </table:table-cell>
          <table:table-cell office:value-type="float" office:value="0.669048" calcext:value-type="float">
            <text:p>0.669048</text:p>
          </table:table-cell>
          <table:table-cell office:value-type="float" office:value="1" calcext:value-type="float">
            <text:p>1</text:p>
          </table:table-cell>
          <table:table-cell office:value-type="float" office:value="42388320" calcext:value-type="float">
            <text:p>42388320</text:p>
          </table:table-cell>
          <table:table-cell office:value-type="float" office:value="42388340" calcext:value-type="float">
            <text:p>423883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483698" calcext:value-type="float">
            <text:p>6.483698</text:p>
          </table:table-cell>
          <table:table-cell office:value-type="float" office:value="2.416718" calcext:value-type="float">
            <text:p>2.416718</text:p>
          </table:table-cell>
          <table:table-cell office:value-type="float" office:value="1.620924" calcext:value-type="float">
            <text:p>1.620924</text:p>
          </table:table-cell>
          <table:table-cell office:value-type="float" office:value="2.682852" calcext:value-type="float">
            <text:p>2.682852</text:p>
          </table:table-cell>
          <table:table-cell office:value-type="float" office:value="4" calcext:value-type="float">
            <text:p>4</text:p>
          </table:table-cell>
          <table:table-cell office:value-type="float" office:value="0.670713" calcext:value-type="float">
            <text:p>0.6707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193024" calcext:value-type="float">
            <text:p>421930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32638" calcext:value-type="float">
            <text:p>6.532638</text:p>
          </table:table-cell>
          <table:table-cell office:value-type="float" office:value="2.436029" calcext:value-type="float">
            <text:p>2.436029</text:p>
          </table:table-cell>
          <table:table-cell office:value-type="float" office:value="1.633159" calcext:value-type="float">
            <text:p>1.633159</text:p>
          </table:table-cell>
          <table:table-cell office:value-type="float" office:value="2.681674" calcext:value-type="float">
            <text:p>2.681674</text:p>
          </table:table-cell>
          <table:table-cell office:value-type="float" office:value="4" calcext:value-type="float">
            <text:p>4</text:p>
          </table:table-cell>
          <table:table-cell office:value-type="float" office:value="0.670419" calcext:value-type="float">
            <text:p>0.670419</text:p>
          </table:table-cell>
          <table:table-cell office:value-type="float" office:value="1" calcext:value-type="float">
            <text:p>1</text:p>
          </table:table-cell>
          <table:table-cell office:value-type="float" office:value="41999336" calcext:value-type="float">
            <text:p>41999336</text:p>
          </table:table-cell>
          <table:table-cell office:value-type="float" office:value="41999360" calcext:value-type="float">
            <text:p>41999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82834" calcext:value-type="float">
            <text:p>6.582834</text:p>
          </table:table-cell>
          <table:table-cell office:value-type="float" office:value="2.456072" calcext:value-type="float">
            <text:p>2.456072</text:p>
          </table:table-cell>
          <table:table-cell office:value-type="float" office:value="1.645709" calcext:value-type="float">
            <text:p>1.645709</text:p>
          </table:table-cell>
          <table:table-cell office:value-type="float" office:value="2.680228" calcext:value-type="float">
            <text:p>2.680228</text:p>
          </table:table-cell>
          <table:table-cell office:value-type="float" office:value="4" calcext:value-type="float">
            <text:p>4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1" calcext:value-type="float">
            <text:p>1</text:p>
          </table:table-cell>
          <table:table-cell office:value-type="float" office:value="41806824" calcext:value-type="float">
            <text:p>41806824</text:p>
          </table:table-cell>
          <table:table-cell office:value-type="float" office:value="41806828" calcext:value-type="float">
            <text:p>418068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32563" calcext:value-type="float">
            <text:p>6.632563</text:p>
          </table:table-cell>
          <table:table-cell office:value-type="float" office:value="2.475708" calcext:value-type="float">
            <text:p>2.475708</text:p>
          </table:table-cell>
          <table:table-cell office:value-type="float" office:value="1.658141" calcext:value-type="float">
            <text:p>1.658141</text:p>
          </table:table-cell>
          <table:table-cell office:value-type="float" office:value="2.679058" calcext:value-type="float">
            <text:p>2.679058</text:p>
          </table:table-cell>
          <table:table-cell office:value-type="float" office:value="4" calcext:value-type="float">
            <text:p>4</text:p>
          </table:table-cell>
          <table:table-cell office:value-type="float" office:value="0.669764" calcext:value-type="float">
            <text:p>0.669764</text:p>
          </table:table-cell>
          <table:table-cell office:value-type="float" office:value="1" calcext:value-type="float">
            <text:p>1</text:p>
          </table:table-cell>
          <table:table-cell office:value-type="float" office:value="41615224" calcext:value-type="float">
            <text:p>41615224</text:p>
          </table:table-cell>
          <table:table-cell office:value-type="float" office:value="41615248" calcext:value-type="float">
            <text:p>416152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82085" calcext:value-type="float">
            <text:p>6.682085</text:p>
          </table:table-cell>
          <table:table-cell office:value-type="float" office:value="2.494077" calcext:value-type="float">
            <text:p>2.494077</text:p>
          </table:table-cell>
          <table:table-cell office:value-type="float" office:value="1.670521" calcext:value-type="float">
            <text:p>1.670521</text:p>
          </table:table-cell>
          <table:table-cell office:value-type="float" office:value="2.679181" calcext:value-type="float">
            <text:p>2.679181</text:p>
          </table:table-cell>
          <table:table-cell office:value-type="float" office:value="4" calcext:value-type="float">
            <text:p>4</text:p>
          </table:table-cell>
          <table:table-cell office:value-type="float" office:value="0.669795" calcext:value-type="float">
            <text:p>0.669795</text:p>
          </table:table-cell>
          <table:table-cell office:value-type="float" office:value="1" calcext:value-type="float">
            <text:p>1</text:p>
          </table:table-cell>
          <table:table-cell office:value-type="float" office:value="41424024" calcext:value-type="float">
            <text:p>41424024</text:p>
          </table:table-cell>
          <table:table-cell office:value-type="float" office:value="41424020" calcext:value-type="float">
            <text:p>414240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31057" calcext:value-type="float">
            <text:p>6.731057</text:p>
          </table:table-cell>
          <table:table-cell office:value-type="float" office:value="2.512425" calcext:value-type="float">
            <text:p>2.512425</text:p>
          </table:table-cell>
          <table:table-cell office:value-type="float" office:value="1.682764" calcext:value-type="float">
            <text:p>1.682764</text:p>
          </table:table-cell>
          <table:table-cell office:value-type="float" office:value="2.679108" calcext:value-type="float">
            <text:p>2.679108</text:p>
          </table:table-cell>
          <table:table-cell office:value-type="float" office:value="4" calcext:value-type="float">
            <text:p>4</text:p>
          </table:table-cell>
          <table:table-cell office:value-type="float" office:value="0.669777" calcext:value-type="float">
            <text:p>0.669777</text:p>
          </table:table-cell>
          <table:table-cell office:value-type="float" office:value="1" calcext:value-type="float">
            <text:p>1</text:p>
          </table:table-cell>
          <table:table-cell office:value-type="float" office:value="41234440" calcext:value-type="float">
            <text:p>41234440</text:p>
          </table:table-cell>
          <table:table-cell office:value-type="float" office:value="41234480" calcext:value-type="float">
            <text:p>412344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8084" calcext:value-type="float">
            <text:p>6.78084</text:p>
          </table:table-cell>
          <table:table-cell office:value-type="float" office:value="2.530966" calcext:value-type="float">
            <text:p>2.530966</text:p>
          </table:table-cell>
          <table:table-cell office:value-type="float" office:value="1.69521" calcext:value-type="float">
            <text:p>1.69521</text:p>
          </table:table-cell>
          <table:table-cell office:value-type="float" office:value="2.679151" calcext:value-type="float">
            <text:p>2.679151</text:p>
          </table:table-cell>
          <table:table-cell office:value-type="float" office:value="4" calcext:value-type="float">
            <text:p>4</text:p>
          </table:table-cell>
          <table:table-cell office:value-type="float" office:value="0.669788" calcext:value-type="float">
            <text:p>0.669788</text:p>
          </table:table-cell>
          <table:table-cell office:value-type="float" office:value="1" calcext:value-type="float">
            <text:p>1</text:p>
          </table:table-cell>
          <table:table-cell office:value-type="float" office:value="41045840" calcext:value-type="float">
            <text:p>41045840</text:p>
          </table:table-cell>
          <table:table-cell office:value-type="float" office:value="41045860" calcext:value-type="float">
            <text:p>410458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28199" calcext:value-type="float">
            <text:p>6.828199</text:p>
          </table:table-cell>
          <table:table-cell office:value-type="float" office:value="2.549795" calcext:value-type="float">
            <text:p>2.549795</text:p>
          </table:table-cell>
          <table:table-cell office:value-type="float" office:value="1.70705" calcext:value-type="float">
            <text:p>1.70705</text:p>
          </table:table-cell>
          <table:table-cell office:value-type="float" office:value="2.67794" calcext:value-type="float">
            <text:p>2.67794</text:p>
          </table:table-cell>
          <table:table-cell office:value-type="float" office:value="4" calcext:value-type="float">
            <text:p>4</text:p>
          </table:table-cell>
          <table:table-cell office:value-type="float" office:value="0.669485" calcext:value-type="float">
            <text:p>0.669485</text:p>
          </table:table-cell>
          <table:table-cell office:value-type="float" office:value="1" calcext:value-type="float">
            <text:p>1</text:p>
          </table:table-cell>
          <table:table-cell office:value-type="float" office:value="40857812" calcext:value-type="float">
            <text:p>40857812</text:p>
          </table:table-cell>
          <table:table-cell office:value-type="float" office:value="40857848" calcext:value-type="float">
            <text:p>408578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73452" calcext:value-type="float">
            <text:p>6.873452</text:p>
          </table:table-cell>
          <table:table-cell office:value-type="float" office:value="2.560722" calcext:value-type="float">
            <text:p>2.560722</text:p>
          </table:table-cell>
          <table:table-cell office:value-type="float" office:value="1.718363" calcext:value-type="float">
            <text:p>1.718363</text:p>
          </table:table-cell>
          <table:table-cell office:value-type="float" office:value="2.684185" calcext:value-type="float">
            <text:p>2.684185</text:p>
          </table:table-cell>
          <table:table-cell office:value-type="float" office:value="4" calcext:value-type="float">
            <text:p>4</text:p>
          </table:table-cell>
          <table:table-cell office:value-type="float" office:value="0.671046" calcext:value-type="float">
            <text:p>0.671046</text:p>
          </table:table-cell>
          <table:table-cell office:value-type="float" office:value="1" calcext:value-type="float">
            <text:p>1</text:p>
          </table:table-cell>
          <table:table-cell office:value-type="float" office:value="40671284" calcext:value-type="float">
            <text:p>40671284</text:p>
          </table:table-cell>
          <table:table-cell office:value-type="float" office:value="40671296" calcext:value-type="float">
            <text:p>406712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917331" calcext:value-type="float">
            <text:p>6.917331</text:p>
          </table:table-cell>
          <table:table-cell office:value-type="float" office:value="2.57351" calcext:value-type="float">
            <text:p>2.57351</text:p>
          </table:table-cell>
          <table:table-cell office:value-type="float" office:value="1.729333" calcext:value-type="float">
            <text:p>1.729333</text:p>
          </table:table-cell>
          <table:table-cell office:value-type="float" office:value="2.687897" calcext:value-type="float">
            <text:p>2.687897</text:p>
          </table:table-cell>
          <table:table-cell office:value-type="float" office:value="4" calcext:value-type="float">
            <text:p>4</text:p>
          </table:table-cell>
          <table:table-cell office:value-type="float" office:value="0.671974" calcext:value-type="float">
            <text:p>0.671974</text:p>
          </table:table-cell>
          <table:table-cell office:value-type="float" office:value="1" calcext:value-type="float">
            <text:p>1</text:p>
          </table:table-cell>
          <table:table-cell office:value-type="float" office:value="40485680" calcext:value-type="float">
            <text:p>40485680</text:p>
          </table:table-cell>
          <table:table-cell office:value-type="float" office:value="40485676" calcext:value-type="float">
            <text:p>404856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963191" calcext:value-type="float">
            <text:p>6.963191</text:p>
          </table:table-cell>
          <table:table-cell office:value-type="float" office:value="2.58493" calcext:value-type="float">
            <text:p>2.58493</text:p>
          </table:table-cell>
          <table:table-cell office:value-type="float" office:value="1.740798" calcext:value-type="float">
            <text:p>1.740798</text:p>
          </table:table-cell>
          <table:table-cell office:value-type="float" office:value="2.693764" calcext:value-type="float">
            <text:p>2.693764</text:p>
          </table:table-cell>
          <table:table-cell office:value-type="float" office:value="4" calcext:value-type="float">
            <text:p>4</text:p>
          </table:table-cell>
          <table:table-cell office:value-type="float" office:value="0.673441" calcext:value-type="float">
            <text:p>0.673441</text:p>
          </table:table-cell>
          <table:table-cell office:value-type="float" office:value="1" calcext:value-type="float">
            <text:p>1</text:p>
          </table:table-cell>
          <table:table-cell office:value-type="float" office:value="40300444" calcext:value-type="float">
            <text:p>40300444</text:p>
          </table:table-cell>
          <table:table-cell office:value-type="float" office:value="40300456" calcext:value-type="float">
            <text:p>403004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009433" calcext:value-type="float">
            <text:p>7.009433</text:p>
          </table:table-cell>
          <table:table-cell office:value-type="float" office:value="2.596484" calcext:value-type="float">
            <text:p>2.596484</text:p>
          </table:table-cell>
          <table:table-cell office:value-type="float" office:value="1.752358" calcext:value-type="float">
            <text:p>1.752358</text:p>
          </table:table-cell>
          <table:table-cell office:value-type="float" office:value="2.699587" calcext:value-type="float">
            <text:p>2.699587</text:p>
          </table:table-cell>
          <table:table-cell office:value-type="float" office:value="4" calcext:value-type="float">
            <text:p>4</text:p>
          </table:table-cell>
          <table:table-cell office:value-type="float" office:value="0.674897" calcext:value-type="float">
            <text:p>0.674897</text:p>
          </table:table-cell>
          <table:table-cell office:value-type="float" office:value="1" calcext:value-type="float">
            <text:p>1</text:p>
          </table:table-cell>
          <table:table-cell office:value-type="float" office:value="40116904" calcext:value-type="float">
            <text:p>40116904</text:p>
          </table:table-cell>
          <table:table-cell office:value-type="float" office:value="40116896" calcext:value-type="float">
            <text:p>401168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055877" calcext:value-type="float">
            <text:p>7.055877</text:p>
          </table:table-cell>
          <table:table-cell office:value-type="float" office:value="2.607155" calcext:value-type="float">
            <text:p>2.607155</text:p>
          </table:table-cell>
          <table:table-cell office:value-type="float" office:value="1.763969" calcext:value-type="float">
            <text:p>1.763969</text:p>
          </table:table-cell>
          <table:table-cell office:value-type="float" office:value="2.706351" calcext:value-type="float">
            <text:p>2.706351</text:p>
          </table:table-cell>
          <table:table-cell office:value-type="float" office:value="4" calcext:value-type="float">
            <text:p>4</text:p>
          </table:table-cell>
          <table:table-cell office:value-type="float" office:value="0.676588" calcext:value-type="float">
            <text:p>0.676588</text:p>
          </table:table-cell>
          <table:table-cell office:value-type="float" office:value="1" calcext:value-type="float">
            <text:p>1</text:p>
          </table:table-cell>
          <table:table-cell office:value-type="float" office:value="39933808" calcext:value-type="float">
            <text:p>39933808</text:p>
          </table:table-cell>
          <table:table-cell office:value-type="float" office:value="39933796" calcext:value-type="float">
            <text:p>399337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100758" calcext:value-type="float">
            <text:p>7.100758</text:p>
          </table:table-cell>
          <table:table-cell office:value-type="float" office:value="2.620092" calcext:value-type="float">
            <text:p>2.620092</text:p>
          </table:table-cell>
          <table:table-cell office:value-type="float" office:value="1.775189" calcext:value-type="float">
            <text:p>1.775189</text:p>
          </table:table-cell>
          <table:table-cell office:value-type="float" office:value="2.710118" calcext:value-type="float">
            <text:p>2.710118</text:p>
          </table:table-cell>
          <table:table-cell office:value-type="float" office:value="4" calcext:value-type="float">
            <text:p>4</text:p>
          </table:table-cell>
          <table:table-cell office:value-type="float" office:value="0.67753" calcext:value-type="float">
            <text:p>0.67753</text:p>
          </table:table-cell>
          <table:table-cell office:value-type="float" office:value="1" calcext:value-type="float">
            <text:p>1</text:p>
          </table:table-cell>
          <table:table-cell office:value-type="float" office:value="39751868" calcext:value-type="float">
            <text:p>39751868</text:p>
          </table:table-cell>
          <table:table-cell office:value-type="float" office:value="39751872" calcext:value-type="float">
            <text:p>397518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145744" calcext:value-type="float">
            <text:p>7.145744</text:p>
          </table:table-cell>
          <table:table-cell office:value-type="float" office:value="2.632388" calcext:value-type="float">
            <text:p>2.632388</text:p>
          </table:table-cell>
          <table:table-cell office:value-type="float" office:value="1.786436" calcext:value-type="float">
            <text:p>1.786436</text:p>
          </table:table-cell>
          <table:table-cell office:value-type="float" office:value="2.714548" calcext:value-type="float">
            <text:p>2.714548</text:p>
          </table:table-cell>
          <table:table-cell office:value-type="float" office:value="4" calcext:value-type="float">
            <text:p>4</text:p>
          </table:table-cell>
          <table:table-cell office:value-type="float" office:value="0.678637" calcext:value-type="float">
            <text:p>0.678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571096" calcext:value-type="float">
            <text:p>39571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190172" calcext:value-type="float">
            <text:p>7.190172</text:p>
          </table:table-cell>
          <table:table-cell office:value-type="float" office:value="2.643627" calcext:value-type="float">
            <text:p>2.643627</text:p>
          </table:table-cell>
          <table:table-cell office:value-type="float" office:value="1.797543" calcext:value-type="float">
            <text:p>1.797543</text:p>
          </table:table-cell>
          <table:table-cell office:value-type="float" office:value="2.719813" calcext:value-type="float">
            <text:p>2.719813</text:p>
          </table:table-cell>
          <table:table-cell office:value-type="float" office:value="4" calcext:value-type="float">
            <text:p>4</text:p>
          </table:table-cell>
          <table:table-cell office:value-type="float" office:value="0.679953" calcext:value-type="float">
            <text:p>0.679953</text:p>
          </table:table-cell>
          <table:table-cell office:value-type="float" office:value="1" calcext:value-type="float">
            <text:p>1</text:p>
          </table:table-cell>
          <table:table-cell office:value-type="float" office:value="39391052" calcext:value-type="float">
            <text:p>39391052</text:p>
          </table:table-cell>
          <table:table-cell office:value-type="float" office:value="39391048" calcext:value-type="float">
            <text:p>393910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234299" calcext:value-type="float">
            <text:p>7.234299</text:p>
          </table:table-cell>
          <table:table-cell office:value-type="float" office:value="2.656616" calcext:value-type="float">
            <text:p>2.656616</text:p>
          </table:table-cell>
          <table:table-cell office:value-type="float" office:value="1.808575" calcext:value-type="float">
            <text:p>1.808575</text:p>
          </table:table-cell>
          <table:table-cell office:value-type="float" office:value="2.723126" calcext:value-type="float">
            <text:p>2.723126</text:p>
          </table:table-cell>
          <table:table-cell office:value-type="float" office:value="4" calcext:value-type="float">
            <text:p>4</text:p>
          </table:table-cell>
          <table:table-cell office:value-type="float" office:value="0.680781" calcext:value-type="float">
            <text:p>0.680781</text:p>
          </table:table-cell>
          <table:table-cell office:value-type="float" office:value="1" calcext:value-type="float">
            <text:p>1</text:p>
          </table:table-cell>
          <table:table-cell office:value-type="float" office:value="39211924" calcext:value-type="float">
            <text:p>39211924</text:p>
          </table:table-cell>
          <table:table-cell office:value-type="float" office:value="39211936" calcext:value-type="float">
            <text:p>39211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279223" calcext:value-type="float">
            <text:p>7.279223</text:p>
          </table:table-cell>
          <table:table-cell office:value-type="float" office:value="2.66839" calcext:value-type="float">
            <text:p>2.66839</text:p>
          </table:table-cell>
          <table:table-cell office:value-type="float" office:value="1.819806" calcext:value-type="float">
            <text:p>1.819806</text:p>
          </table:table-cell>
          <table:table-cell office:value-type="float" office:value="2.727945" calcext:value-type="float">
            <text:p>2.727945</text:p>
          </table:table-cell>
          <table:table-cell office:value-type="float" office:value="4" calcext:value-type="float">
            <text:p>4</text:p>
          </table:table-cell>
          <table:table-cell office:value-type="float" office:value="0.681986" calcext:value-type="float">
            <text:p>0.681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033764" calcext:value-type="float">
            <text:p>390337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323407" calcext:value-type="float">
            <text:p>7.323407</text:p>
          </table:table-cell>
          <table:table-cell office:value-type="float" office:value="2.679975" calcext:value-type="float">
            <text:p>2.679975</text:p>
          </table:table-cell>
          <table:table-cell office:value-type="float" office:value="1.830852" calcext:value-type="float">
            <text:p>1.830852</text:p>
          </table:table-cell>
          <table:table-cell office:value-type="float" office:value="2.73264" calcext:value-type="float">
            <text:p>2.73264</text:p>
          </table:table-cell>
          <table:table-cell office:value-type="float" office:value="4" calcext:value-type="float">
            <text:p>4</text:p>
          </table:table-cell>
          <table:table-cell office:value-type="float" office:value="0.68316" calcext:value-type="float">
            <text:p>0.68316</text:p>
          </table:table-cell>
          <table:table-cell office:value-type="float" office:value="1" calcext:value-type="float">
            <text:p>1</text:p>
          </table:table-cell>
          <table:table-cell office:value-type="float" office:value="38856508" calcext:value-type="float">
            <text:p>38856508</text:p>
          </table:table-cell>
          <table:table-cell office:value-type="float" office:value="38856504" calcext:value-type="float">
            <text:p>388565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368585" calcext:value-type="float">
            <text:p>7.368585</text:p>
          </table:table-cell>
          <table:table-cell office:value-type="float" office:value="2.69118" calcext:value-type="float">
            <text:p>2.69118</text:p>
          </table:table-cell>
          <table:table-cell office:value-type="float" office:value="1.842146" calcext:value-type="float">
            <text:p>1.842146</text:p>
          </table:table-cell>
          <table:table-cell office:value-type="float" office:value="2.73805" calcext:value-type="float">
            <text:p>2.73805</text:p>
          </table:table-cell>
          <table:table-cell office:value-type="float" office:value="4" calcext:value-type="float">
            <text:p>4</text:p>
          </table:table-cell>
          <table:table-cell office:value-type="float" office:value="0.684512" calcext:value-type="float">
            <text:p>0.684512</text:p>
          </table:table-cell>
          <table:table-cell office:value-type="float" office:value="1" calcext:value-type="float">
            <text:p>1</text:p>
          </table:table-cell>
          <table:table-cell office:value-type="float" office:value="38680488" calcext:value-type="float">
            <text:p>38680488</text:p>
          </table:table-cell>
          <table:table-cell office:value-type="float" office:value="38680496" calcext:value-type="float">
            <text:p>386804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413666" calcext:value-type="float">
            <text:p>7.413666</text:p>
          </table:table-cell>
          <table:table-cell office:value-type="float" office:value="2.704337" calcext:value-type="float">
            <text:p>2.704337</text:p>
          </table:table-cell>
          <table:table-cell office:value-type="float" office:value="1.853417" calcext:value-type="float">
            <text:p>1.853417</text:p>
          </table:table-cell>
          <table:table-cell office:value-type="float" office:value="2.741399" calcext:value-type="float">
            <text:p>2.741399</text:p>
          </table:table-cell>
          <table:table-cell office:value-type="float" office:value="4" calcext:value-type="float">
            <text:p>4</text:p>
          </table:table-cell>
          <table:table-cell office:value-type="float" office:value="0.68535" calcext:value-type="float">
            <text:p>0.68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504640" calcext:value-type="float">
            <text:p>385046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458388" calcext:value-type="float">
            <text:p>7.458388</text:p>
          </table:table-cell>
          <table:table-cell office:value-type="float" office:value="2.716748" calcext:value-type="float">
            <text:p>2.716748</text:p>
          </table:table-cell>
          <table:table-cell office:value-type="float" office:value="1.864597" calcext:value-type="float">
            <text:p>1.864597</text:p>
          </table:table-cell>
          <table:table-cell office:value-type="float" office:value="2.745337" calcext:value-type="float">
            <text:p>2.745337</text:p>
          </table:table-cell>
          <table:table-cell office:value-type="float" office:value="4" calcext:value-type="float">
            <text:p>4</text:p>
          </table:table-cell>
          <table:table-cell office:value-type="float" office:value="0.686334" calcext:value-type="float">
            <text:p>0.686334</text:p>
          </table:table-cell>
          <table:table-cell office:value-type="float" office:value="1" calcext:value-type="float">
            <text:p>1</text:p>
          </table:table-cell>
          <table:table-cell office:value-type="float" office:value="38330340" calcext:value-type="float">
            <text:p>38330340</text:p>
          </table:table-cell>
          <table:table-cell office:value-type="float" office:value="38330336" calcext:value-type="float">
            <text:p>383303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503449" calcext:value-type="float">
            <text:p>7.503449</text:p>
          </table:table-cell>
          <table:table-cell office:value-type="float" office:value="2.727836" calcext:value-type="float">
            <text:p>2.727836</text:p>
          </table:table-cell>
          <table:table-cell office:value-type="float" office:value="1.875862" calcext:value-type="float">
            <text:p>1.875862</text:p>
          </table:table-cell>
          <table:table-cell office:value-type="float" office:value="2.750696" calcext:value-type="float">
            <text:p>2.750696</text:p>
          </table:table-cell>
          <table:table-cell office:value-type="float" office:value="4" calcext:value-type="float">
            <text:p>4</text:p>
          </table:table-cell>
          <table:table-cell office:value-type="float" office:value="0.687674" calcext:value-type="float">
            <text:p>0.687674</text:p>
          </table:table-cell>
          <table:table-cell office:value-type="float" office:value="1" calcext:value-type="float">
            <text:p>1</text:p>
          </table:table-cell>
          <table:table-cell office:value-type="float" office:value="38157084" calcext:value-type="float">
            <text:p>38157084</text:p>
          </table:table-cell>
          <table:table-cell office:value-type="float" office:value="38157096" calcext:value-type="float">
            <text:p>381570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548048" calcext:value-type="float">
            <text:p>7.548048</text:p>
          </table:table-cell>
          <table:table-cell office:value-type="float" office:value="2.739643" calcext:value-type="float">
            <text:p>2.739643</text:p>
          </table:table-cell>
          <table:table-cell office:value-type="float" office:value="1.887012" calcext:value-type="float">
            <text:p>1.887012</text:p>
          </table:table-cell>
          <table:table-cell office:value-type="float" office:value="2.755121" calcext:value-type="float">
            <text:p>2.755121</text:p>
          </table:table-cell>
          <table:table-cell office:value-type="float" office:value="4" calcext:value-type="float">
            <text:p>4</text:p>
          </table:table-cell>
          <table:table-cell office:value-type="float" office:value="0.68878" calcext:value-type="float">
            <text:p>0.68878</text:p>
          </table:table-cell>
          <table:table-cell office:value-type="float" office:value="1" calcext:value-type="float">
            <text:p>1</text:p>
          </table:table-cell>
          <table:table-cell office:value-type="float" office:value="37984104" calcext:value-type="float">
            <text:p>37984104</text:p>
          </table:table-cell>
          <table:table-cell office:value-type="float" office:value="37984108" calcext:value-type="float">
            <text:p>379841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59415" calcext:value-type="float">
            <text:p>7.59415</text:p>
          </table:table-cell>
          <table:table-cell office:value-type="float" office:value="2.751625" calcext:value-type="float">
            <text:p>2.751625</text:p>
          </table:table-cell>
          <table:table-cell office:value-type="float" office:value="1.898538" calcext:value-type="float">
            <text:p>1.898538</text:p>
          </table:table-cell>
          <table:table-cell office:value-type="float" office:value="2.759878" calcext:value-type="float">
            <text:p>2.759878</text:p>
          </table:table-cell>
          <table:table-cell office:value-type="float" office:value="4" calcext:value-type="float">
            <text:p>4</text:p>
          </table:table-cell>
          <table:table-cell office:value-type="float" office:value="0.68997" calcext:value-type="float">
            <text:p>0.68997</text:p>
          </table:table-cell>
          <table:table-cell office:value-type="float" office:value="1" calcext:value-type="float">
            <text:p>1</text:p>
          </table:table-cell>
          <table:table-cell office:value-type="float" office:value="37812356" calcext:value-type="float">
            <text:p>37812356</text:p>
          </table:table-cell>
          <table:table-cell office:value-type="float" office:value="37812348" calcext:value-type="float">
            <text:p>378123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639759" calcext:value-type="float">
            <text:p>7.639759</text:p>
          </table:table-cell>
          <table:table-cell office:value-type="float" office:value="2.763084" calcext:value-type="float">
            <text:p>2.763084</text:p>
          </table:table-cell>
          <table:table-cell office:value-type="float" office:value="1.90994" calcext:value-type="float">
            <text:p>1.90994</text:p>
          </table:table-cell>
          <table:table-cell office:value-type="float" office:value="2.764939" calcext:value-type="float">
            <text:p>2.764939</text:p>
          </table:table-cell>
          <table:table-cell office:value-type="float" office:value="4" calcext:value-type="float">
            <text:p>4</text:p>
          </table:table-cell>
          <table:table-cell office:value-type="float" office:value="0.691235" calcext:value-type="float">
            <text:p>0.691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641340" calcext:value-type="float">
            <text:p>376413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684053" calcext:value-type="float">
            <text:p>7.684053</text:p>
          </table:table-cell>
          <table:table-cell office:value-type="float" office:value="2.774771" calcext:value-type="float">
            <text:p>2.774771</text:p>
          </table:table-cell>
          <table:table-cell office:value-type="float" office:value="1.921013" calcext:value-type="float">
            <text:p>1.921013</text:p>
          </table:table-cell>
          <table:table-cell office:value-type="float" office:value="2.769257" calcext:value-type="float">
            <text:p>2.769257</text:p>
          </table:table-cell>
          <table:table-cell office:value-type="float" office:value="4" calcext:value-type="float">
            <text:p>4</text:p>
          </table:table-cell>
          <table:table-cell office:value-type="float" office:value="0.692314" calcext:value-type="float">
            <text:p>0.692314</text:p>
          </table:table-cell>
          <table:table-cell office:value-type="float" office:value="1" calcext:value-type="float">
            <text:p>1</text:p>
          </table:table-cell>
          <table:table-cell office:value-type="float" office:value="37471516" calcext:value-type="float">
            <text:p>37471516</text:p>
          </table:table-cell>
          <table:table-cell office:value-type="float" office:value="37471504" calcext:value-type="float">
            <text:p>374715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732671" calcext:value-type="float">
            <text:p>7.732671</text:p>
          </table:table-cell>
          <table:table-cell office:value-type="float" office:value="2.787134" calcext:value-type="float">
            <text:p>2.787134</text:p>
          </table:table-cell>
          <table:table-cell office:value-type="float" office:value="1.933168" calcext:value-type="float">
            <text:p>1.933168</text:p>
          </table:table-cell>
          <table:table-cell office:value-type="float" office:value="2.774416" calcext:value-type="float">
            <text:p>2.774416</text:p>
          </table:table-cell>
          <table:table-cell office:value-type="float" office:value="4" calcext:value-type="float">
            <text:p>4</text:p>
          </table:table-cell>
          <table:table-cell office:value-type="float" office:value="0.693604" calcext:value-type="float">
            <text:p>0.693604</text:p>
          </table:table-cell>
          <table:table-cell office:value-type="float" office:value="1" calcext:value-type="float">
            <text:p>1</text:p>
          </table:table-cell>
          <table:table-cell office:value-type="float" office:value="37302364" calcext:value-type="float">
            <text:p>37302364</text:p>
          </table:table-cell>
          <table:table-cell office:value-type="float" office:value="37302352" calcext:value-type="float">
            <text:p>373023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778704" calcext:value-type="float">
            <text:p>7.778704</text:p>
          </table:table-cell>
          <table:table-cell office:value-type="float" office:value="2.799488" calcext:value-type="float">
            <text:p>2.799488</text:p>
          </table:table-cell>
          <table:table-cell office:value-type="float" office:value="1.944676" calcext:value-type="float">
            <text:p>1.944676</text:p>
          </table:table-cell>
          <table:table-cell office:value-type="float" office:value="2.778616" calcext:value-type="float">
            <text:p>2.778616</text:p>
          </table:table-cell>
          <table:table-cell office:value-type="float" office:value="4" calcext:value-type="float">
            <text:p>4</text:p>
          </table:table-cell>
          <table:table-cell office:value-type="float" office:value="0.694654" calcext:value-type="float">
            <text:p>0.694654</text:p>
          </table:table-cell>
          <table:table-cell office:value-type="float" office:value="1" calcext:value-type="float">
            <text:p>1</text:p>
          </table:table-cell>
          <table:table-cell office:value-type="float" office:value="37134208" calcext:value-type="float">
            <text:p>37134208</text:p>
          </table:table-cell>
          <table:table-cell office:value-type="float" office:value="37134216" calcext:value-type="float">
            <text:p>371342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823073" calcext:value-type="float">
            <text:p>7.823073</text:p>
          </table:table-cell>
          <table:table-cell office:value-type="float" office:value="2.817629" calcext:value-type="float">
            <text:p>2.817629</text:p>
          </table:table-cell>
          <table:table-cell office:value-type="float" office:value="1.955768" calcext:value-type="float">
            <text:p>1.955768</text:p>
          </table:table-cell>
          <table:table-cell office:value-type="float" office:value="2.776474" calcext:value-type="float">
            <text:p>2.776474</text:p>
          </table:table-cell>
          <table:table-cell office:value-type="float" office:value="4" calcext:value-type="float">
            <text:p>4</text:p>
          </table:table-cell>
          <table:table-cell office:value-type="float" office:value="0.694118" calcext:value-type="float">
            <text:p>0.694118</text:p>
          </table:table-cell>
          <table:table-cell office:value-type="float" office:value="1" calcext:value-type="float">
            <text:p>1</text:p>
          </table:table-cell>
          <table:table-cell office:value-type="float" office:value="36967296" calcext:value-type="float">
            <text:p>36967296</text:p>
          </table:table-cell>
          <table:table-cell office:value-type="float" office:value="36967304" calcext:value-type="float">
            <text:p>369673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867766" calcext:value-type="float">
            <text:p>7.867766</text:p>
          </table:table-cell>
          <table:table-cell office:value-type="float" office:value="2.835496" calcext:value-type="float">
            <text:p>2.835496</text:p>
          </table:table-cell>
          <table:table-cell office:value-type="float" office:value="1.966941" calcext:value-type="float">
            <text:p>1.966941</text:p>
          </table:table-cell>
          <table:table-cell office:value-type="float" office:value="2.77474" calcext:value-type="float">
            <text:p>2.77474</text:p>
          </table:table-cell>
          <table:table-cell office:value-type="float" office:value="4" calcext:value-type="float">
            <text:p>4</text:p>
          </table:table-cell>
          <table:table-cell office:value-type="float" office:value="0.693685" calcext:value-type="float">
            <text:p>0.693685</text:p>
          </table:table-cell>
          <table:table-cell office:value-type="float" office:value="1" calcext:value-type="float">
            <text:p>1</text:p>
          </table:table-cell>
          <table:table-cell office:value-type="float" office:value="36800668" calcext:value-type="float">
            <text:p>36800668</text:p>
          </table:table-cell>
          <table:table-cell office:value-type="float" office:value="36800664" calcext:value-type="float">
            <text:p>368006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91249" calcext:value-type="float">
            <text:p>7.91249</text:p>
          </table:table-cell>
          <table:table-cell office:value-type="float" office:value="2.853429" calcext:value-type="float">
            <text:p>2.853429</text:p>
          </table:table-cell>
          <table:table-cell office:value-type="float" office:value="1.978122" calcext:value-type="float">
            <text:p>1.978122</text:p>
          </table:table-cell>
          <table:table-cell office:value-type="float" office:value="2.772975" calcext:value-type="float">
            <text:p>2.772975</text:p>
          </table:table-cell>
          <table:table-cell office:value-type="float" office:value="4" calcext:value-type="float">
            <text:p>4</text:p>
          </table:table-cell>
          <table:table-cell office:value-type="float" office:value="0.693244" calcext:value-type="float">
            <text:p>0.693244</text:p>
          </table:table-cell>
          <table:table-cell office:value-type="float" office:value="1" calcext:value-type="float">
            <text:p>1</text:p>
          </table:table-cell>
          <table:table-cell office:value-type="float" office:value="36634696" calcext:value-type="float">
            <text:p>36634696</text:p>
          </table:table-cell>
          <table:table-cell office:value-type="float" office:value="36634676" calcext:value-type="float">
            <text:p>366346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956688" calcext:value-type="float">
            <text:p>7.956688</text:p>
          </table:table-cell>
          <table:table-cell office:value-type="float" office:value="2.871651" calcext:value-type="float">
            <text:p>2.871651</text:p>
          </table:table-cell>
          <table:table-cell office:value-type="float" office:value="1.989172" calcext:value-type="float">
            <text:p>1.989172</text:p>
          </table:table-cell>
          <table:table-cell office:value-type="float" office:value="2.770772" calcext:value-type="float">
            <text:p>2.770772</text:p>
          </table:table-cell>
          <table:table-cell office:value-type="float" office:value="4" calcext:value-type="float">
            <text:p>4</text:p>
          </table:table-cell>
          <table:table-cell office:value-type="float" office:value="0.692693" calcext:value-type="float">
            <text:p>0.692693</text:p>
          </table:table-cell>
          <table:table-cell office:value-type="float" office:value="1" calcext:value-type="float">
            <text:p>1</text:p>
          </table:table-cell>
          <table:table-cell office:value-type="float" office:value="36469968" calcext:value-type="float">
            <text:p>36469968</text:p>
          </table:table-cell>
          <table:table-cell office:value-type="float" office:value="36469956" calcext:value-type="float">
            <text:p>364699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000353" calcext:value-type="float">
            <text:p>8.000353</text:p>
          </table:table-cell>
          <table:table-cell office:value-type="float" office:value="2.889989" calcext:value-type="float">
            <text:p>2.889989</text:p>
          </table:table-cell>
          <table:table-cell office:value-type="float" office:value="2.000088" calcext:value-type="float">
            <text:p>2.000088</text:p>
          </table:table-cell>
          <table:table-cell office:value-type="float" office:value="2.768298" calcext:value-type="float">
            <text:p>2.768298</text:p>
          </table:table-cell>
          <table:table-cell office:value-type="float" office:value="4" calcext:value-type="float">
            <text:p>4</text:p>
          </table:table-cell>
          <table:table-cell office:value-type="float" office:value="0.692075" calcext:value-type="float">
            <text:p>0.692075</text:p>
          </table:table-cell>
          <table:table-cell office:value-type="float" office:value="1" calcext:value-type="float">
            <text:p>1</text:p>
          </table:table-cell>
          <table:table-cell office:value-type="float" office:value="36306232" calcext:value-type="float">
            <text:p>36306232</text:p>
          </table:table-cell>
          <table:table-cell office:value-type="float" office:value="36306240" calcext:value-type="float">
            <text:p>363062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043794" calcext:value-type="float">
            <text:p>8.043794</text:p>
          </table:table-cell>
          <table:table-cell office:value-type="float" office:value="2.907874" calcext:value-type="float">
            <text:p>2.907874</text:p>
          </table:table-cell>
          <table:table-cell office:value-type="float" office:value="2.010948" calcext:value-type="float">
            <text:p>2.010948</text:p>
          </table:table-cell>
          <table:table-cell office:value-type="float" office:value="2.766212" calcext:value-type="float">
            <text:p>2.766212</text:p>
          </table:table-cell>
          <table:table-cell office:value-type="float" office:value="4" calcext:value-type="float">
            <text:p>4</text:p>
          </table:table-cell>
          <table:table-cell office:value-type="float" office:value="0.691553" calcext:value-type="float">
            <text:p>0.691553</text:p>
          </table:table-cell>
          <table:table-cell office:value-type="float" office:value="1" calcext:value-type="float">
            <text:p>1</text:p>
          </table:table-cell>
          <table:table-cell office:value-type="float" office:value="36143188" calcext:value-type="float">
            <text:p>36143188</text:p>
          </table:table-cell>
          <table:table-cell office:value-type="float" office:value="36143204" calcext:value-type="float">
            <text:p>361432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087786" calcext:value-type="float">
            <text:p>8.087786</text:p>
          </table:table-cell>
          <table:table-cell office:value-type="float" office:value="2.926495" calcext:value-type="float">
            <text:p>2.926495</text:p>
          </table:table-cell>
          <table:table-cell office:value-type="float" office:value="2.021947" calcext:value-type="float">
            <text:p>2.021947</text:p>
          </table:table-cell>
          <table:table-cell office:value-type="float" office:value="2.763643" calcext:value-type="float">
            <text:p>2.763643</text:p>
          </table:table-cell>
          <table:table-cell office:value-type="float" office:value="4" calcext:value-type="float">
            <text:p>4</text:p>
          </table:table-cell>
          <table:table-cell office:value-type="float" office:value="0.690911" calcext:value-type="float">
            <text:p>0.690911</text:p>
          </table:table-cell>
          <table:table-cell office:value-type="float" office:value="1" calcext:value-type="float">
            <text:p>1</text:p>
          </table:table-cell>
          <table:table-cell office:value-type="float" office:value="35981220" calcext:value-type="float">
            <text:p>35981220</text:p>
          </table:table-cell>
          <table:table-cell office:value-type="float" office:value="35981208" calcext:value-type="float">
            <text:p>359812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132894" calcext:value-type="float">
            <text:p>8.132894</text:p>
          </table:table-cell>
          <table:table-cell office:value-type="float" office:value="2.944698" calcext:value-type="float">
            <text:p>2.944698</text:p>
          </table:table-cell>
          <table:table-cell office:value-type="float" office:value="2.033224" calcext:value-type="float">
            <text:p>2.033224</text:p>
          </table:table-cell>
          <table:table-cell office:value-type="float" office:value="2.761877" calcext:value-type="float">
            <text:p>2.761877</text:p>
          </table:table-cell>
          <table:table-cell office:value-type="float" office:value="4" calcext:value-type="float">
            <text:p>4</text:p>
          </table:table-cell>
          <table:table-cell office:value-type="float" office:value="0.690469" calcext:value-type="float">
            <text:p>0.690469</text:p>
          </table:table-cell>
          <table:table-cell office:value-type="float" office:value="1" calcext:value-type="float">
            <text:p>1</text:p>
          </table:table-cell>
          <table:table-cell office:value-type="float" office:value="35819700" calcext:value-type="float">
            <text:p>35819700</text:p>
          </table:table-cell>
          <table:table-cell office:value-type="float" office:value="35819704" calcext:value-type="float">
            <text:p>358197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177753" calcext:value-type="float">
            <text:p>8.177753</text:p>
          </table:table-cell>
          <table:table-cell office:value-type="float" office:value="2.963076" calcext:value-type="float">
            <text:p>2.963076</text:p>
          </table:table-cell>
          <table:table-cell office:value-type="float" office:value="2.044438" calcext:value-type="float">
            <text:p>2.044438</text:p>
          </table:table-cell>
          <table:table-cell office:value-type="float" office:value="2.759886" calcext:value-type="float">
            <text:p>2.759886</text:p>
          </table:table-cell>
          <table:table-cell office:value-type="float" office:value="4" calcext:value-type="float">
            <text:p>4</text:p>
          </table:table-cell>
          <table:table-cell office:value-type="float" office:value="0.689972" calcext:value-type="float">
            <text:p>0.689972</text:p>
          </table:table-cell>
          <table:table-cell office:value-type="float" office:value="1" calcext:value-type="float">
            <text:p>1</text:p>
          </table:table-cell>
          <table:table-cell office:value-type="float" office:value="35659428" calcext:value-type="float">
            <text:p>35659428</text:p>
          </table:table-cell>
          <table:table-cell office:value-type="float" office:value="35659424" calcext:value-type="float">
            <text:p>356594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221744" calcext:value-type="float">
            <text:p>8.221744</text:p>
          </table:table-cell>
          <table:table-cell office:value-type="float" office:value="2.980999" calcext:value-type="float">
            <text:p>2.980999</text:p>
          </table:table-cell>
          <table:table-cell office:value-type="float" office:value="2.055436" calcext:value-type="float">
            <text:p>2.055436</text:p>
          </table:table-cell>
          <table:table-cell office:value-type="float" office:value="2.75805" calcext:value-type="float">
            <text:p>2.75805</text:p>
          </table:table-cell>
          <table:table-cell office:value-type="float" office:value="4" calcext:value-type="float">
            <text:p>4</text:p>
          </table:table-cell>
          <table:table-cell office:value-type="float" office:value="0.689512" calcext:value-type="float">
            <text:p>0.689512</text:p>
          </table:table-cell>
          <table:table-cell office:value-type="float" office:value="1" calcext:value-type="float">
            <text:p>1</text:p>
          </table:table-cell>
          <table:table-cell office:value-type="float" office:value="35499912" calcext:value-type="float">
            <text:p>35499912</text:p>
          </table:table-cell>
          <table:table-cell office:value-type="float" office:value="35499928" calcext:value-type="float">
            <text:p>354999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265059" calcext:value-type="float">
            <text:p>8.265059</text:p>
          </table:table-cell>
          <table:table-cell office:value-type="float" office:value="2.999056" calcext:value-type="float">
            <text:p>2.999056</text:p>
          </table:table-cell>
          <table:table-cell office:value-type="float" office:value="2.066265" calcext:value-type="float">
            <text:p>2.066265</text:p>
          </table:table-cell>
          <table:table-cell office:value-type="float" office:value="2.755887" calcext:value-type="float">
            <text:p>2.755887</text:p>
          </table:table-cell>
          <table:table-cell office:value-type="float" office:value="4" calcext:value-type="float">
            <text:p>4</text:p>
          </table:table-cell>
          <table:table-cell office:value-type="float" office:value="0.688972" calcext:value-type="float">
            <text:p>0.688972</text:p>
          </table:table-cell>
          <table:table-cell office:value-type="float" office:value="1" calcext:value-type="float">
            <text:p>1</text:p>
          </table:table-cell>
          <table:table-cell office:value-type="float" office:value="35340584" calcext:value-type="float">
            <text:p>35340584</text:p>
          </table:table-cell>
          <table:table-cell office:value-type="float" office:value="35340588" calcext:value-type="float">
            <text:p>353405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308706" calcext:value-type="float">
            <text:p>8.308706</text:p>
          </table:table-cell>
          <table:table-cell office:value-type="float" office:value="3.01694" calcext:value-type="float">
            <text:p>3.01694</text:p>
          </table:table-cell>
          <table:table-cell office:value-type="float" office:value="2.077177" calcext:value-type="float">
            <text:p>2.077177</text:p>
          </table:table-cell>
          <table:table-cell office:value-type="float" office:value="2.754018" calcext:value-type="float">
            <text:p>2.754018</text:p>
          </table:table-cell>
          <table:table-cell office:value-type="float" office:value="4" calcext:value-type="float">
            <text:p>4</text:p>
          </table:table-cell>
          <table:table-cell office:value-type="float" office:value="0.688505" calcext:value-type="float">
            <text:p>0.688505</text:p>
          </table:table-cell>
          <table:table-cell office:value-type="float" office:value="1" calcext:value-type="float">
            <text:p>1</text:p>
          </table:table-cell>
          <table:table-cell office:value-type="float" office:value="35182544" calcext:value-type="float">
            <text:p>35182544</text:p>
          </table:table-cell>
          <table:table-cell office:value-type="float" office:value="35182548" calcext:value-type="float">
            <text:p>351825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349659" calcext:value-type="float">
            <text:p>8.349659</text:p>
          </table:table-cell>
          <table:table-cell office:value-type="float" office:value="3.035589" calcext:value-type="float">
            <text:p>3.035589</text:p>
          </table:table-cell>
          <table:table-cell office:value-type="float" office:value="2.087415" calcext:value-type="float">
            <text:p>2.087415</text:p>
          </table:table-cell>
          <table:table-cell office:value-type="float" office:value="2.75059" calcext:value-type="float">
            <text:p>2.75059</text:p>
          </table:table-cell>
          <table:table-cell office:value-type="float" office:value="4" calcext:value-type="float">
            <text:p>4</text:p>
          </table:table-cell>
          <table:table-cell office:value-type="float" office:value="0.687647" calcext:value-type="float">
            <text:p>0.687647</text:p>
          </table:table-cell>
          <table:table-cell office:value-type="float" office:value="1" calcext:value-type="float">
            <text:p>1</text:p>
          </table:table-cell>
          <table:table-cell office:value-type="float" office:value="35025788" calcext:value-type="float">
            <text:p>35025788</text:p>
          </table:table-cell>
          <table:table-cell office:value-type="float" office:value="35025804" calcext:value-type="float">
            <text:p>350258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38953" calcext:value-type="float">
            <text:p>8.38953</text:p>
          </table:table-cell>
          <table:table-cell office:value-type="float" office:value="3.052432" calcext:value-type="float">
            <text:p>3.052432</text:p>
          </table:table-cell>
          <table:table-cell office:value-type="float" office:value="2.097382" calcext:value-type="float">
            <text:p>2.097382</text:p>
          </table:table-cell>
          <table:table-cell office:value-type="float" office:value="2.748474" calcext:value-type="float">
            <text:p>2.748474</text:p>
          </table:table-cell>
          <table:table-cell office:value-type="float" office:value="4" calcext:value-type="float">
            <text:p>4</text:p>
          </table:table-cell>
          <table:table-cell office:value-type="float" office:value="0.687119" calcext:value-type="float">
            <text:p>0.687119</text:p>
          </table:table-cell>
          <table:table-cell office:value-type="float" office:value="1" calcext:value-type="float">
            <text:p>1</text:p>
          </table:table-cell>
          <table:table-cell office:value-type="float" office:value="34869008" calcext:value-type="float">
            <text:p>34869008</text:p>
          </table:table-cell>
          <table:table-cell office:value-type="float" office:value="34869012" calcext:value-type="float">
            <text:p>348690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432706" calcext:value-type="float">
            <text:p>8.432706</text:p>
          </table:table-cell>
          <table:table-cell office:value-type="float" office:value="3.069852" calcext:value-type="float">
            <text:p>3.069852</text:p>
          </table:table-cell>
          <table:table-cell office:value-type="float" office:value="2.108177" calcext:value-type="float">
            <text:p>2.108177</text:p>
          </table:table-cell>
          <table:table-cell office:value-type="float" office:value="2.746942" calcext:value-type="float">
            <text:p>2.746942</text:p>
          </table:table-cell>
          <table:table-cell office:value-type="float" office:value="4" calcext:value-type="float">
            <text:p>4</text:p>
          </table:table-cell>
          <table:table-cell office:value-type="float" office:value="0.686736" calcext:value-type="float">
            <text:p>0.686736</text:p>
          </table:table-cell>
          <table:table-cell office:value-type="float" office:value="1" calcext:value-type="float">
            <text:p>1</text:p>
          </table:table-cell>
          <table:table-cell office:value-type="float" office:value="34713492" calcext:value-type="float">
            <text:p>34713492</text:p>
          </table:table-cell>
          <table:table-cell office:value-type="float" office:value="34713496" calcext:value-type="float">
            <text:p>347134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480425" calcext:value-type="float">
            <text:p>8.480425</text:p>
          </table:table-cell>
          <table:table-cell office:value-type="float" office:value="3.088263" calcext:value-type="float">
            <text:p>3.088263</text:p>
          </table:table-cell>
          <table:table-cell office:value-type="float" office:value="2.120106" calcext:value-type="float">
            <text:p>2.120106</text:p>
          </table:table-cell>
          <table:table-cell office:value-type="float" office:value="2.746017" calcext:value-type="float">
            <text:p>2.746017</text:p>
          </table:table-cell>
          <table:table-cell office:value-type="float" office:value="4" calcext:value-type="float">
            <text:p>4</text:p>
          </table:table-cell>
          <table:table-cell office:value-type="float" office:value="0.686504" calcext:value-type="float">
            <text:p>0.6865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58760" calcext:value-type="float">
            <text:p>345587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527629" calcext:value-type="float">
            <text:p>8.527629</text:p>
          </table:table-cell>
          <table:table-cell office:value-type="float" office:value="3.106551" calcext:value-type="float">
            <text:p>3.106551</text:p>
          </table:table-cell>
          <table:table-cell office:value-type="float" office:value="2.131907" calcext:value-type="float">
            <text:p>2.131907</text:p>
          </table:table-cell>
          <table:table-cell office:value-type="float" office:value="2.745048" calcext:value-type="float">
            <text:p>2.745048</text:p>
          </table:table-cell>
          <table:table-cell office:value-type="float" office:value="4" calcext:value-type="float">
            <text:p>4</text:p>
          </table:table-cell>
          <table:table-cell office:value-type="float" office:value="0.686262" calcext:value-type="float">
            <text:p>0.686262</text:p>
          </table:table-cell>
          <table:table-cell office:value-type="float" office:value="1" calcext:value-type="float">
            <text:p>1</text:p>
          </table:table-cell>
          <table:table-cell office:value-type="float" office:value="34404508" calcext:value-type="float">
            <text:p>34404508</text:p>
          </table:table-cell>
          <table:table-cell office:value-type="float" office:value="34404500" calcext:value-type="float">
            <text:p>344045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571185" calcext:value-type="float">
            <text:p>8.571185</text:p>
          </table:table-cell>
          <table:table-cell office:value-type="float" office:value="3.119704" calcext:value-type="float">
            <text:p>3.119704</text:p>
          </table:table-cell>
          <table:table-cell office:value-type="float" office:value="2.142796" calcext:value-type="float">
            <text:p>2.142796</text:p>
          </table:table-cell>
          <table:table-cell office:value-type="float" office:value="2.747435" calcext:value-type="float">
            <text:p>2.747435</text:p>
          </table:table-cell>
          <table:table-cell office:value-type="float" office:value="4" calcext:value-type="float">
            <text:p>4</text:p>
          </table:table-cell>
          <table:table-cell office:value-type="float" office:value="0.686859" calcext:value-type="float">
            <text:p>0.686859</text:p>
          </table:table-cell>
          <table:table-cell office:value-type="float" office:value="1" calcext:value-type="float">
            <text:p>1</text:p>
          </table:table-cell>
          <table:table-cell office:value-type="float" office:value="34251516" calcext:value-type="float">
            <text:p>34251516</text:p>
          </table:table-cell>
          <table:table-cell office:value-type="float" office:value="34251520" calcext:value-type="float">
            <text:p>342515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615872" calcext:value-type="float">
            <text:p>8.615872</text:p>
          </table:table-cell>
          <table:table-cell office:value-type="float" office:value="3.13056" calcext:value-type="float">
            <text:p>3.13056</text:p>
          </table:table-cell>
          <table:table-cell office:value-type="float" office:value="2.153968" calcext:value-type="float">
            <text:p>2.153968</text:p>
          </table:table-cell>
          <table:table-cell office:value-type="float" office:value="2.752182" calcext:value-type="float">
            <text:p>2.752182</text:p>
          </table:table-cell>
          <table:table-cell office:value-type="float" office:value="4" calcext:value-type="float">
            <text:p>4</text:p>
          </table:table-cell>
          <table:table-cell office:value-type="float" office:value="0.688046" calcext:value-type="float">
            <text:p>0.688046</text:p>
          </table:table-cell>
          <table:table-cell office:value-type="float" office:value="1" calcext:value-type="float">
            <text:p>1</text:p>
          </table:table-cell>
          <table:table-cell office:value-type="float" office:value="34099028" calcext:value-type="float">
            <text:p>34099028</text:p>
          </table:table-cell>
          <table:table-cell office:value-type="float" office:value="34099040" calcext:value-type="float">
            <text:p>340990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660355" calcext:value-type="float">
            <text:p>8.660355</text:p>
          </table:table-cell>
          <table:table-cell office:value-type="float" office:value="3.142237" calcext:value-type="float">
            <text:p>3.142237</text:p>
          </table:table-cell>
          <table:table-cell office:value-type="float" office:value="2.165089" calcext:value-type="float">
            <text:p>2.165089</text:p>
          </table:table-cell>
          <table:table-cell office:value-type="float" office:value="2.756111" calcext:value-type="float">
            <text:p>2.756111</text:p>
          </table:table-cell>
          <table:table-cell office:value-type="float" office:value="4" calcext:value-type="float">
            <text:p>4</text:p>
          </table:table-cell>
          <table:table-cell office:value-type="float" office:value="0.689028" calcext:value-type="float">
            <text:p>0.689028</text:p>
          </table:table-cell>
          <table:table-cell office:value-type="float" office:value="1" calcext:value-type="float">
            <text:p>1</text:p>
          </table:table-cell>
          <table:table-cell office:value-type="float" office:value="33947364" calcext:value-type="float">
            <text:p>33947364</text:p>
          </table:table-cell>
          <table:table-cell office:value-type="float" office:value="33947360" calcext:value-type="float">
            <text:p>33947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704338" calcext:value-type="float">
            <text:p>8.704338</text:p>
          </table:table-cell>
          <table:table-cell office:value-type="float" office:value="3.15431" calcext:value-type="float">
            <text:p>3.15431</text:p>
          </table:table-cell>
          <table:table-cell office:value-type="float" office:value="2.176084" calcext:value-type="float">
            <text:p>2.176084</text:p>
          </table:table-cell>
          <table:table-cell office:value-type="float" office:value="2.759506" calcext:value-type="float">
            <text:p>2.759506</text:p>
          </table:table-cell>
          <table:table-cell office:value-type="float" office:value="4" calcext:value-type="float">
            <text:p>4</text:p>
          </table:table-cell>
          <table:table-cell office:value-type="float" office:value="0.689876" calcext:value-type="float">
            <text:p>0.689876</text:p>
          </table:table-cell>
          <table:table-cell office:value-type="float" office:value="1" calcext:value-type="float">
            <text:p>1</text:p>
          </table:table-cell>
          <table:table-cell office:value-type="float" office:value="33796212" calcext:value-type="float">
            <text:p>33796212</text:p>
          </table:table-cell>
          <table:table-cell office:value-type="float" office:value="33796216" calcext:value-type="float">
            <text:p>337962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755881" calcext:value-type="float">
            <text:p>8.755881</text:p>
          </table:table-cell>
          <table:table-cell office:value-type="float" office:value="3.167484" calcext:value-type="float">
            <text:p>3.167484</text:p>
          </table:table-cell>
          <table:table-cell office:value-type="float" office:value="2.18897" calcext:value-type="float">
            <text:p>2.18897</text:p>
          </table:table-cell>
          <table:table-cell office:value-type="float" office:value="2.764302" calcext:value-type="float">
            <text:p>2.764302</text:p>
          </table:table-cell>
          <table:table-cell office:value-type="float" office:value="4" calcext:value-type="float">
            <text:p>4</text:p>
          </table:table-cell>
          <table:table-cell office:value-type="float" office:value="0.691075" calcext:value-type="float">
            <text:p>0.691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646568" calcext:value-type="float">
            <text:p>336465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800565" calcext:value-type="float">
            <text:p>8.800565</text:p>
          </table:table-cell>
          <table:table-cell office:value-type="float" office:value="3.178484" calcext:value-type="float">
            <text:p>3.178484</text:p>
          </table:table-cell>
          <table:table-cell office:value-type="float" office:value="2.200141" calcext:value-type="float">
            <text:p>2.200141</text:p>
          </table:table-cell>
          <table:table-cell office:value-type="float" office:value="2.768793" calcext:value-type="float">
            <text:p>2.768793</text:p>
          </table:table-cell>
          <table:table-cell office:value-type="float" office:value="4" calcext:value-type="float">
            <text:p>4</text:p>
          </table:table-cell>
          <table:table-cell office:value-type="float" office:value="0.692198" calcext:value-type="float">
            <text:p>0.692198</text:p>
          </table:table-cell>
          <table:table-cell office:value-type="float" office:value="1" calcext:value-type="float">
            <text:p>1</text:p>
          </table:table-cell>
          <table:table-cell office:value-type="float" office:value="33497198" calcext:value-type="float">
            <text:p>33497198</text:p>
          </table:table-cell>
          <table:table-cell office:value-type="float" office:value="33497200" calcext:value-type="float">
            <text:p>334972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845281" calcext:value-type="float">
            <text:p>8.845281</text:p>
          </table:table-cell>
          <table:table-cell office:value-type="float" office:value="3.190575" calcext:value-type="float">
            <text:p>3.190575</text:p>
          </table:table-cell>
          <table:table-cell office:value-type="float" office:value="2.21132" calcext:value-type="float">
            <text:p>2.21132</text:p>
          </table:table-cell>
          <table:table-cell office:value-type="float" office:value="2.772316" calcext:value-type="float">
            <text:p>2.772316</text:p>
          </table:table-cell>
          <table:table-cell office:value-type="float" office:value="4" calcext:value-type="float">
            <text:p>4</text:p>
          </table:table-cell>
          <table:table-cell office:value-type="float" office:value="0.693079" calcext:value-type="float">
            <text:p>0.693079</text:p>
          </table:table-cell>
          <table:table-cell office:value-type="float" office:value="1" calcext:value-type="float">
            <text:p>1</text:p>
          </table:table-cell>
          <table:table-cell office:value-type="float" office:value="33348542" calcext:value-type="float">
            <text:p>33348542</text:p>
          </table:table-cell>
          <table:table-cell office:value-type="float" office:value="33348546" calcext:value-type="float">
            <text:p>333485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889838" calcext:value-type="float">
            <text:p>8.889838</text:p>
          </table:table-cell>
          <table:table-cell office:value-type="float" office:value="3.203069" calcext:value-type="float">
            <text:p>3.203069</text:p>
          </table:table-cell>
          <table:table-cell office:value-type="float" office:value="2.22246" calcext:value-type="float">
            <text:p>2.22246</text:p>
          </table:table-cell>
          <table:table-cell office:value-type="float" office:value="2.775413" calcext:value-type="float">
            <text:p>2.775413</text:p>
          </table:table-cell>
          <table:table-cell office:value-type="float" office:value="4" calcext:value-type="float">
            <text:p>4</text:p>
          </table:table-cell>
          <table:table-cell office:value-type="float" office:value="0.693853" calcext:value-type="float">
            <text:p>0.693853</text:p>
          </table:table-cell>
          <table:table-cell office:value-type="float" office:value="1" calcext:value-type="float">
            <text:p>1</text:p>
          </table:table-cell>
          <table:table-cell office:value-type="float" office:value="33201018" calcext:value-type="float">
            <text:p>33201018</text:p>
          </table:table-cell>
          <table:table-cell office:value-type="float" office:value="33201038" calcext:value-type="float">
            <text:p>332010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935847" calcext:value-type="float">
            <text:p>8.935847</text:p>
          </table:table-cell>
          <table:table-cell office:value-type="float" office:value="3.213657" calcext:value-type="float">
            <text:p>3.213657</text:p>
          </table:table-cell>
          <table:table-cell office:value-type="float" office:value="2.233962" calcext:value-type="float">
            <text:p>2.233962</text:p>
          </table:table-cell>
          <table:table-cell office:value-type="float" office:value="2.780585" calcext:value-type="float">
            <text:p>2.780585</text:p>
          </table:table-cell>
          <table:table-cell office:value-type="float" office:value="4" calcext:value-type="float">
            <text:p>4</text:p>
          </table:table-cell>
          <table:table-cell office:value-type="float" office:value="0.695146" calcext:value-type="float">
            <text:p>0.695146</text:p>
          </table:table-cell>
          <table:table-cell office:value-type="float" office:value="1" calcext:value-type="float">
            <text:p>1</text:p>
          </table:table-cell>
          <table:table-cell office:value-type="float" office:value="33053742" calcext:value-type="float">
            <text:p>33053742</text:p>
          </table:table-cell>
          <table:table-cell office:value-type="float" office:value="33053740" calcext:value-type="float">
            <text:p>330537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982965" calcext:value-type="float">
            <text:p>8.982965</text:p>
          </table:table-cell>
          <table:table-cell office:value-type="float" office:value="3.225087" calcext:value-type="float">
            <text:p>3.225087</text:p>
          </table:table-cell>
          <table:table-cell office:value-type="float" office:value="2.245741" calcext:value-type="float">
            <text:p>2.245741</text:p>
          </table:table-cell>
          <table:table-cell office:value-type="float" office:value="2.78534" calcext:value-type="float">
            <text:p>2.78534</text:p>
          </table:table-cell>
          <table:table-cell office:value-type="float" office:value="4" calcext:value-type="float">
            <text:p>4</text:p>
          </table:table-cell>
          <table:table-cell office:value-type="float" office:value="0.696335" calcext:value-type="float">
            <text:p>0.696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07200" calcext:value-type="float">
            <text:p>329072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027638" calcext:value-type="float">
            <text:p>9.027638</text:p>
          </table:table-cell>
          <table:table-cell office:value-type="float" office:value="3.237817" calcext:value-type="float">
            <text:p>3.237817</text:p>
          </table:table-cell>
          <table:table-cell office:value-type="float" office:value="2.25691" calcext:value-type="float">
            <text:p>2.25691</text:p>
          </table:table-cell>
          <table:table-cell office:value-type="float" office:value="2.788187" calcext:value-type="float">
            <text:p>2.788187</text:p>
          </table:table-cell>
          <table:table-cell office:value-type="float" office:value="4" calcext:value-type="float">
            <text:p>4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1" calcext:value-type="float">
            <text:p>1</text:p>
          </table:table-cell>
          <table:table-cell office:value-type="float" office:value="32761748" calcext:value-type="float">
            <text:p>32761748</text:p>
          </table:table-cell>
          <table:table-cell office:value-type="float" office:value="32761758" calcext:value-type="float">
            <text:p>327617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073279" calcext:value-type="float">
            <text:p>9.073279</text:p>
          </table:table-cell>
          <table:table-cell office:value-type="float" office:value="3.2499" calcext:value-type="float">
            <text:p>3.2499</text:p>
          </table:table-cell>
          <table:table-cell office:value-type="float" office:value="2.26832" calcext:value-type="float">
            <text:p>2.26832</text:p>
          </table:table-cell>
          <table:table-cell office:value-type="float" office:value="2.791864" calcext:value-type="float">
            <text:p>2.791864</text:p>
          </table:table-cell>
          <table:table-cell office:value-type="float" office:value="4" calcext:value-type="float">
            <text:p>4</text:p>
          </table:table-cell>
          <table:table-cell office:value-type="float" office:value="0.697966" calcext:value-type="float">
            <text:p>0.697966</text:p>
          </table:table-cell>
          <table:table-cell office:value-type="float" office:value="1" calcext:value-type="float">
            <text:p>1</text:p>
          </table:table-cell>
          <table:table-cell office:value-type="float" office:value="32617378" calcext:value-type="float">
            <text:p>32617378</text:p>
          </table:table-cell>
          <table:table-cell office:value-type="float" office:value="32617364" calcext:value-type="float">
            <text:p>326173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119217" calcext:value-type="float">
            <text:p>9.119217</text:p>
          </table:table-cell>
          <table:table-cell office:value-type="float" office:value="3.261242" calcext:value-type="float">
            <text:p>3.261242</text:p>
          </table:table-cell>
          <table:table-cell office:value-type="float" office:value="2.279804" calcext:value-type="float">
            <text:p>2.279804</text:p>
          </table:table-cell>
          <table:table-cell office:value-type="float" office:value="2.796241" calcext:value-type="float">
            <text:p>2.796241</text:p>
          </table:table-cell>
          <table:table-cell office:value-type="float" office:value="4" calcext:value-type="float">
            <text:p>4</text:p>
          </table:table-cell>
          <table:table-cell office:value-type="float" office:value="0.69906" calcext:value-type="float">
            <text:p>0.699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472950" calcext:value-type="float">
            <text:p>324729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165032" calcext:value-type="float">
            <text:p>9.165032</text:p>
          </table:table-cell>
          <table:table-cell office:value-type="float" office:value="3.273027" calcext:value-type="float">
            <text:p>3.273027</text:p>
          </table:table-cell>
          <table:table-cell office:value-type="float" office:value="2.291258" calcext:value-type="float">
            <text:p>2.291258</text:p>
          </table:table-cell>
          <table:table-cell office:value-type="float" office:value="2.80017" calcext:value-type="float">
            <text:p>2.80017</text:p>
          </table:table-cell>
          <table:table-cell office:value-type="float" office:value="4" calcext:value-type="float">
            <text:p>4</text:p>
          </table:table-cell>
          <table:table-cell office:value-type="float" office:value="0.700042" calcext:value-type="float">
            <text:p>0.700042</text:p>
          </table:table-cell>
          <table:table-cell office:value-type="float" office:value="1" calcext:value-type="float">
            <text:p>1</text:p>
          </table:table-cell>
          <table:table-cell office:value-type="float" office:value="32329774" calcext:value-type="float">
            <text:p>32329774</text:p>
          </table:table-cell>
          <table:table-cell office:value-type="float" office:value="32329788" calcext:value-type="float">
            <text:p>323297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210267" calcext:value-type="float">
            <text:p>9.210267</text:p>
          </table:table-cell>
          <table:table-cell office:value-type="float" office:value="3.287149" calcext:value-type="float">
            <text:p>3.287149</text:p>
          </table:table-cell>
          <table:table-cell office:value-type="float" office:value="2.302567" calcext:value-type="float">
            <text:p>2.302567</text:p>
          </table:table-cell>
          <table:table-cell office:value-type="float" office:value="2.801901" calcext:value-type="float">
            <text:p>2.801901</text:p>
          </table:table-cell>
          <table:table-cell office:value-type="float" office:value="4" calcext:value-type="float">
            <text:p>4</text:p>
          </table:table-cell>
          <table:table-cell office:value-type="float" office:value="0.700475" calcext:value-type="float">
            <text:p>0.700475</text:p>
          </table:table-cell>
          <table:table-cell office:value-type="float" office:value="1" calcext:value-type="float">
            <text:p>1</text:p>
          </table:table-cell>
          <table:table-cell office:value-type="float" office:value="32187276" calcext:value-type="float">
            <text:p>32187276</text:p>
          </table:table-cell>
          <table:table-cell office:value-type="float" office:value="32187280" calcext:value-type="float">
            <text:p>321872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255808" calcext:value-type="float">
            <text:p>9.255808</text:p>
          </table:table-cell>
          <table:table-cell office:value-type="float" office:value="3.299357" calcext:value-type="float">
            <text:p>3.299357</text:p>
          </table:table-cell>
          <table:table-cell office:value-type="float" office:value="2.313952" calcext:value-type="float">
            <text:p>2.313952</text:p>
          </table:table-cell>
          <table:table-cell office:value-type="float" office:value="2.805337" calcext:value-type="float">
            <text:p>2.805337</text:p>
          </table:table-cell>
          <table:table-cell office:value-type="float" office:value="4" calcext:value-type="float">
            <text:p>4</text:p>
          </table:table-cell>
          <table:table-cell office:value-type="float" office:value="0.701334" calcext:value-type="float">
            <text:p>0.701334</text:p>
          </table:table-cell>
          <table:table-cell office:value-type="float" office:value="1" calcext:value-type="float">
            <text:p>1</text:p>
          </table:table-cell>
          <table:table-cell office:value-type="float" office:value="32045264" calcext:value-type="float">
            <text:p>32045264</text:p>
          </table:table-cell>
          <table:table-cell office:value-type="float" office:value="32045268" calcext:value-type="float">
            <text:p>320452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301553" calcext:value-type="float">
            <text:p>9.301553</text:p>
          </table:table-cell>
          <table:table-cell office:value-type="float" office:value="3.31082" calcext:value-type="float">
            <text:p>3.31082</text:p>
          </table:table-cell>
          <table:table-cell office:value-type="float" office:value="2.325388" calcext:value-type="float">
            <text:p>2.325388</text:p>
          </table:table-cell>
          <table:table-cell office:value-type="float" office:value="2.809441" calcext:value-type="float">
            <text:p>2.809441</text:p>
          </table:table-cell>
          <table:table-cell office:value-type="float" office:value="4" calcext:value-type="float">
            <text:p>4</text:p>
          </table:table-cell>
          <table:table-cell office:value-type="float" office:value="0.70236" calcext:value-type="float">
            <text:p>0.70236</text:p>
          </table:table-cell>
          <table:table-cell office:value-type="float" office:value="1" calcext:value-type="float">
            <text:p>1</text:p>
          </table:table-cell>
          <table:table-cell office:value-type="float" office:value="31904036" calcext:value-type="float">
            <text:p>31904036</text:p>
          </table:table-cell>
          <table:table-cell office:value-type="float" office:value="31904044" calcext:value-type="float">
            <text:p>319040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34661" calcext:value-type="float">
            <text:p>9.34661</text:p>
          </table:table-cell>
          <table:table-cell office:value-type="float" office:value="3.322777" calcext:value-type="float">
            <text:p>3.322777</text:p>
          </table:table-cell>
          <table:table-cell office:value-type="float" office:value="2.336652" calcext:value-type="float">
            <text:p>2.336652</text:p>
          </table:table-cell>
          <table:table-cell office:value-type="float" office:value="2.812891" calcext:value-type="float">
            <text:p>2.812891</text:p>
          </table:table-cell>
          <table:table-cell office:value-type="float" office:value="4" calcext:value-type="float">
            <text:p>4</text:p>
          </table:table-cell>
          <table:table-cell office:value-type="float" office:value="0.703223" calcext:value-type="float">
            <text:p>0.703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63628" calcext:value-type="float">
            <text:p>317636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392895" calcext:value-type="float">
            <text:p>9.392895</text:p>
          </table:table-cell>
          <table:table-cell office:value-type="float" office:value="3.33866" calcext:value-type="float">
            <text:p>3.33866</text:p>
          </table:table-cell>
          <table:table-cell office:value-type="float" office:value="2.348224" calcext:value-type="float">
            <text:p>2.348224</text:p>
          </table:table-cell>
          <table:table-cell office:value-type="float" office:value="2.813373" calcext:value-type="float">
            <text:p>2.813373</text:p>
          </table:table-cell>
          <table:table-cell office:value-type="float" office:value="4" calcext:value-type="float">
            <text:p>4</text:p>
          </table:table-cell>
          <table:table-cell office:value-type="float" office:value="0.703343" calcext:value-type="float">
            <text:p>0.703343</text:p>
          </table:table-cell>
          <table:table-cell office:value-type="float" office:value="1" calcext:value-type="float">
            <text:p>1</text:p>
          </table:table-cell>
          <table:table-cell office:value-type="float" office:value="31623992" calcext:value-type="float">
            <text:p>31623992</text:p>
          </table:table-cell>
          <table:table-cell office:value-type="float" office:value="31624006" calcext:value-type="float">
            <text:p>316240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437919" calcext:value-type="float">
            <text:p>9.437919</text:p>
          </table:table-cell>
          <table:table-cell office:value-type="float" office:value="3.349765" calcext:value-type="float">
            <text:p>3.349765</text:p>
          </table:table-cell>
          <table:table-cell office:value-type="float" office:value="2.35948" calcext:value-type="float">
            <text:p>2.35948</text:p>
          </table:table-cell>
          <table:table-cell office:value-type="float" office:value="2.817487" calcext:value-type="float">
            <text:p>2.817487</text:p>
          </table:table-cell>
          <table:table-cell office:value-type="float" office:value="4" calcext:value-type="float">
            <text:p>4</text:p>
          </table:table-cell>
          <table:table-cell office:value-type="float" office:value="0.704372" calcext:value-type="float">
            <text:p>0.704372</text:p>
          </table:table-cell>
          <table:table-cell office:value-type="float" office:value="1" calcext:value-type="float">
            <text:p>1</text:p>
          </table:table-cell>
          <table:table-cell office:value-type="float" office:value="31485022" calcext:value-type="float">
            <text:p>31485022</text:p>
          </table:table-cell>
          <table:table-cell office:value-type="float" office:value="31485036" calcext:value-type="float">
            <text:p>314850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484199" calcext:value-type="float">
            <text:p>9.484199</text:p>
          </table:table-cell>
          <table:table-cell office:value-type="float" office:value="3.361061" calcext:value-type="float">
            <text:p>3.361061</text:p>
          </table:table-cell>
          <table:table-cell office:value-type="float" office:value="2.37105" calcext:value-type="float">
            <text:p>2.37105</text:p>
          </table:table-cell>
          <table:table-cell office:value-type="float" office:value="2.821788" calcext:value-type="float">
            <text:p>2.821788</text:p>
          </table:table-cell>
          <table:table-cell office:value-type="float" office:value="4" calcext:value-type="float">
            <text:p>4</text:p>
          </table:table-cell>
          <table:table-cell office:value-type="float" office:value="0.705447" calcext:value-type="float">
            <text:p>0.705447</text:p>
          </table:table-cell>
          <table:table-cell office:value-type="float" office:value="1" calcext:value-type="float">
            <text:p>1</text:p>
          </table:table-cell>
          <table:table-cell office:value-type="float" office:value="31346756" calcext:value-type="float">
            <text:p>31346756</text:p>
          </table:table-cell>
          <table:table-cell office:value-type="float" office:value="31346762" calcext:value-type="float">
            <text:p>313467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528638" calcext:value-type="float">
            <text:p>9.528638</text:p>
          </table:table-cell>
          <table:table-cell office:value-type="float" office:value="3.372899" calcext:value-type="float">
            <text:p>3.372899</text:p>
          </table:table-cell>
          <table:table-cell office:value-type="float" office:value="2.38216" calcext:value-type="float">
            <text:p>2.38216</text:p>
          </table:table-cell>
          <table:table-cell office:value-type="float" office:value="2.825059" calcext:value-type="float">
            <text:p>2.825059</text:p>
          </table:table-cell>
          <table:table-cell office:value-type="float" office:value="4" calcext:value-type="float">
            <text:p>4</text:p>
          </table:table-cell>
          <table:table-cell office:value-type="float" office:value="0.706265" calcext:value-type="float">
            <text:p>0.706265</text:p>
          </table:table-cell>
          <table:table-cell office:value-type="float" office:value="1" calcext:value-type="float">
            <text:p>1</text:p>
          </table:table-cell>
          <table:table-cell office:value-type="float" office:value="31209298" calcext:value-type="float">
            <text:p>31209298</text:p>
          </table:table-cell>
          <table:table-cell office:value-type="float" office:value="31209304" calcext:value-type="float">
            <text:p>31209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573401" calcext:value-type="float">
            <text:p>9.573401</text:p>
          </table:table-cell>
          <table:table-cell office:value-type="float" office:value="3.385664" calcext:value-type="float">
            <text:p>3.385664</text:p>
          </table:table-cell>
          <table:table-cell office:value-type="float" office:value="2.39335" calcext:value-type="float">
            <text:p>2.39335</text:p>
          </table:table-cell>
          <table:table-cell office:value-type="float" office:value="2.827629" calcext:value-type="float">
            <text:p>2.827629</text:p>
          </table:table-cell>
          <table:table-cell office:value-type="float" office:value="4" calcext:value-type="float">
            <text:p>4</text:p>
          </table:table-cell>
          <table:table-cell office:value-type="float" office:value="0.706907" calcext:value-type="float">
            <text:p>0.706907</text:p>
          </table:table-cell>
          <table:table-cell office:value-type="float" office:value="1" calcext:value-type="float">
            <text:p>1</text:p>
          </table:table-cell>
          <table:table-cell office:value-type="float" office:value="31072380" calcext:value-type="float">
            <text:p>31072380</text:p>
          </table:table-cell>
          <table:table-cell office:value-type="float" office:value="31072392" calcext:value-type="float">
            <text:p>310723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620064" calcext:value-type="float">
            <text:p>9.620064</text:p>
          </table:table-cell>
          <table:table-cell office:value-type="float" office:value="3.404796" calcext:value-type="float">
            <text:p>3.404796</text:p>
          </table:table-cell>
          <table:table-cell office:value-type="float" office:value="2.405016" calcext:value-type="float">
            <text:p>2.405016</text:p>
          </table:table-cell>
          <table:table-cell office:value-type="float" office:value="2.825445" calcext:value-type="float">
            <text:p>2.825445</text:p>
          </table:table-cell>
          <table:table-cell office:value-type="float" office:value="4" calcext:value-type="float">
            <text:p>4</text:p>
          </table:table-cell>
          <table:table-cell office:value-type="float" office:value="0.706361" calcext:value-type="float">
            <text:p>0.706361</text:p>
          </table:table-cell>
          <table:table-cell office:value-type="float" office:value="1" calcext:value-type="float">
            <text:p>1</text:p>
          </table:table-cell>
          <table:table-cell office:value-type="float" office:value="30936092" calcext:value-type="float">
            <text:p>30936092</text:p>
          </table:table-cell>
          <table:table-cell office:value-type="float" office:value="30936094" calcext:value-type="float">
            <text:p>309360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662136" calcext:value-type="float">
            <text:p>9.662136</text:p>
          </table:table-cell>
          <table:table-cell office:value-type="float" office:value="3.421434" calcext:value-type="float">
            <text:p>3.421434</text:p>
          </table:table-cell>
          <table:table-cell office:value-type="float" office:value="2.415534" calcext:value-type="float">
            <text:p>2.415534</text:p>
          </table:table-cell>
          <table:table-cell office:value-type="float" office:value="2.824002" calcext:value-type="float">
            <text:p>2.824002</text:p>
          </table:table-cell>
          <table:table-cell office:value-type="float" office:value="4" calcext:value-type="float">
            <text:p>4</text:p>
          </table:table-cell>
          <table:table-cell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office:value-type="float" office:value="30800848" calcext:value-type="float">
            <text:p>30800848</text:p>
          </table:table-cell>
          <table:table-cell office:value-type="float" office:value="30800850" calcext:value-type="float">
            <text:p>308008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706585" calcext:value-type="float">
            <text:p>9.706585</text:p>
          </table:table-cell>
          <table:table-cell office:value-type="float" office:value="3.439454" calcext:value-type="float">
            <text:p>3.439454</text:p>
          </table:table-cell>
          <table:table-cell office:value-type="float" office:value="2.426646" calcext:value-type="float">
            <text:p>2.426646</text:p>
          </table:table-cell>
          <table:table-cell office:value-type="float" office:value="2.82213" calcext:value-type="float">
            <text:p>2.82213</text:p>
          </table:table-cell>
          <table:table-cell office:value-type="float" office:value="4" calcext:value-type="float">
            <text:p>4</text:p>
          </table:table-cell>
          <table:table-cell office:value-type="float" office:value="0.705532" calcext:value-type="float">
            <text:p>0.705532</text:p>
          </table:table-cell>
          <table:table-cell office:value-type="float" office:value="1" calcext:value-type="float">
            <text:p>1</text:p>
          </table:table-cell>
          <table:table-cell office:value-type="float" office:value="30665896" calcext:value-type="float">
            <text:p>30665896</text:p>
          </table:table-cell>
          <table:table-cell office:value-type="float" office:value="30665910" calcext:value-type="float">
            <text:p>306659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752844" calcext:value-type="float">
            <text:p>9.752844</text:p>
          </table:table-cell>
          <table:table-cell office:value-type="float" office:value="3.457629" calcext:value-type="float">
            <text:p>3.457629</text:p>
          </table:table-cell>
          <table:table-cell office:value-type="float" office:value="2.438211" calcext:value-type="float">
            <text:p>2.438211</text:p>
          </table:table-cell>
          <table:table-cell office:value-type="float" office:value="2.820674" calcext:value-type="float">
            <text:p>2.820674</text:p>
          </table:table-cell>
          <table:table-cell office:value-type="float" office:value="4" calcext:value-type="float">
            <text:p>4</text:p>
          </table:table-cell>
          <table:table-cell office:value-type="float" office:value="0.705168" calcext:value-type="float">
            <text:p>0.705168</text:p>
          </table:table-cell>
          <table:table-cell office:value-type="float" office:value="1" calcext:value-type="float">
            <text:p>1</text:p>
          </table:table-cell>
          <table:table-cell office:value-type="float" office:value="30531778" calcext:value-type="float">
            <text:p>30531778</text:p>
          </table:table-cell>
          <table:table-cell office:value-type="float" office:value="30531786" calcext:value-type="float">
            <text:p>305317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799484" calcext:value-type="float">
            <text:p>9.799484</text:p>
          </table:table-cell>
          <table:table-cell office:value-type="float" office:value="3.476367" calcext:value-type="float">
            <text:p>3.476367</text:p>
          </table:table-cell>
          <table:table-cell office:value-type="float" office:value="2.449871" calcext:value-type="float">
            <text:p>2.449871</text:p>
          </table:table-cell>
          <table:table-cell office:value-type="float" office:value="2.818887" calcext:value-type="float">
            <text:p>2.818887</text:p>
          </table:table-cell>
          <table:table-cell office:value-type="float" office:value="4" calcext:value-type="float">
            <text:p>4</text:p>
          </table:table-cell>
          <table:table-cell office:value-type="float" office:value="0.704722" calcext:value-type="float">
            <text:p>0.704722</text:p>
          </table:table-cell>
          <table:table-cell office:value-type="float" office:value="1" calcext:value-type="float">
            <text:p>1</text:p>
          </table:table-cell>
          <table:table-cell office:value-type="float" office:value="30398436" calcext:value-type="float">
            <text:p>30398436</text:p>
          </table:table-cell>
          <table:table-cell office:value-type="float" office:value="30398452" calcext:value-type="float">
            <text:p>303984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862215" calcext:value-type="float">
            <text:p>9.862215</text:p>
          </table:table-cell>
          <table:table-cell office:value-type="float" office:value="3.495902" calcext:value-type="float">
            <text:p>3.495902</text:p>
          </table:table-cell>
          <table:table-cell office:value-type="float" office:value="2.465554" calcext:value-type="float">
            <text:p>2.465554</text:p>
          </table:table-cell>
          <table:table-cell office:value-type="float" office:value="2.821079" calcext:value-type="float">
            <text:p>2.821079</text:p>
          </table:table-cell>
          <table:table-cell office:value-type="float" office:value="4" calcext:value-type="float">
            <text:p>4</text:p>
          </table:table-cell>
          <table:table-cell office:value-type="float" office:value="0.70527" calcext:value-type="float">
            <text:p>0.70527</text:p>
          </table:table-cell>
          <table:table-cell office:value-type="float" office:value="1" calcext:value-type="float">
            <text:p>1</text:p>
          </table:table-cell>
          <table:table-cell office:value-type="float" office:value="30265474" calcext:value-type="float">
            <text:p>30265474</text:p>
          </table:table-cell>
          <table:table-cell office:value-type="float" office:value="30265492" calcext:value-type="float">
            <text:p>302654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909942" calcext:value-type="float">
            <text:p>9.909942</text:p>
          </table:table-cell>
          <table:table-cell office:value-type="float" office:value="3.516395" calcext:value-type="float">
            <text:p>3.516395</text:p>
          </table:table-cell>
          <table:table-cell office:value-type="float" office:value="2.477486" calcext:value-type="float">
            <text:p>2.477486</text:p>
          </table:table-cell>
          <table:table-cell office:value-type="float" office:value="2.81821" calcext:value-type="float">
            <text:p>2.81821</text:p>
          </table:table-cell>
          <table:table-cell office:value-type="float" office:value="4" calcext:value-type="float">
            <text:p>4</text:p>
          </table:table-cell>
          <table:table-cell office:value-type="float" office:value="0.704553" calcext:value-type="float">
            <text:p>0.704553</text:p>
          </table:table-cell>
          <table:table-cell office:value-type="float" office:value="1" calcext:value-type="float">
            <text:p>1</text:p>
          </table:table-cell>
          <table:table-cell office:value-type="float" office:value="30133568" calcext:value-type="float">
            <text:p>30133568</text:p>
          </table:table-cell>
          <table:table-cell office:value-type="float" office:value="30133582" calcext:value-type="float">
            <text:p>301335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965935" calcext:value-type="float">
            <text:p>9.965935</text:p>
          </table:table-cell>
          <table:table-cell office:value-type="float" office:value="3.536401" calcext:value-type="float">
            <text:p>3.536401</text:p>
          </table:table-cell>
          <table:table-cell office:value-type="float" office:value="2.491484" calcext:value-type="float">
            <text:p>2.491484</text:p>
          </table:table-cell>
          <table:table-cell office:value-type="float" office:value="2.818101" calcext:value-type="float">
            <text:p>2.818101</text:p>
          </table:table-cell>
          <table:table-cell office:value-type="float" office:value="4" calcext:value-type="float">
            <text:p>4</text:p>
          </table:table-cell>
          <table:table-cell office:value-type="float" office:value="0.704525" calcext:value-type="float">
            <text:p>0.704525</text:p>
          </table:table-cell>
          <table:table-cell office:value-type="float" office:value="1" calcext:value-type="float">
            <text:p>1</text:p>
          </table:table-cell>
          <table:table-cell office:value-type="float" office:value="30002212" calcext:value-type="float">
            <text:p>30002212</text:p>
          </table:table-cell>
          <table:table-cell office:value-type="float" office:value="30002204" calcext:value-type="float">
            <text:p>300022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011798" calcext:value-type="float">
            <text:p>10.011798</text:p>
          </table:table-cell>
          <table:table-cell office:value-type="float" office:value="3.553217" calcext:value-type="float">
            <text:p>3.553217</text:p>
          </table:table-cell>
          <table:table-cell office:value-type="float" office:value="2.50295" calcext:value-type="float">
            <text:p>2.50295</text:p>
          </table:table-cell>
          <table:table-cell office:value-type="float" office:value="2.817671" calcext:value-type="float">
            <text:p>2.817671</text:p>
          </table:table-cell>
          <table:table-cell office:value-type="float" office:value="4" calcext:value-type="float">
            <text:p>4</text:p>
          </table:table-cell>
          <table:table-cell office:value-type="float" office:value="0.704418" calcext:value-type="float">
            <text:p>0.704418</text:p>
          </table:table-cell>
          <table:table-cell office:value-type="float" office:value="1" calcext:value-type="float">
            <text:p>1</text:p>
          </table:table-cell>
          <table:table-cell office:value-type="float" office:value="29871164" calcext:value-type="float">
            <text:p>29871164</text:p>
          </table:table-cell>
          <table:table-cell office:value-type="float" office:value="29871160" calcext:value-type="float">
            <text:p>298711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058106" calcext:value-type="float">
            <text:p>10.058106</text:p>
          </table:table-cell>
          <table:table-cell office:value-type="float" office:value="3.567981" calcext:value-type="float">
            <text:p>3.567981</text:p>
          </table:table-cell>
          <table:table-cell office:value-type="float" office:value="2.514526" calcext:value-type="float">
            <text:p>2.514526</text:p>
          </table:table-cell>
          <table:table-cell office:value-type="float" office:value="2.818991" calcext:value-type="float">
            <text:p>2.818991</text:p>
          </table:table-cell>
          <table:table-cell office:value-type="float" office:value="4" calcext:value-type="float">
            <text:p>4</text:p>
          </table:table-cell>
          <table:table-cell office:value-type="float" office:value="0.704748" calcext:value-type="float">
            <text:p>0.704748</text:p>
          </table:table-cell>
          <table:table-cell office:value-type="float" office:value="1" calcext:value-type="float">
            <text:p>1</text:p>
          </table:table-cell>
          <table:table-cell office:value-type="float" office:value="29741224" calcext:value-type="float">
            <text:p>29741224</text:p>
          </table:table-cell>
          <table:table-cell office:value-type="float" office:value="29741226" calcext:value-type="float">
            <text:p>297412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104412" calcext:value-type="float">
            <text:p>10.104412</text:p>
          </table:table-cell>
          <table:table-cell office:value-type="float" office:value="3.580864" calcext:value-type="float">
            <text:p>3.580864</text:p>
          </table:table-cell>
          <table:table-cell office:value-type="float" office:value="2.526103" calcext:value-type="float">
            <text:p>2.526103</text:p>
          </table:table-cell>
          <table:table-cell office:value-type="float" office:value="2.821781" calcext:value-type="float">
            <text:p>2.821781</text:p>
          </table:table-cell>
          <table:table-cell office:value-type="float" office:value="4" calcext:value-type="float">
            <text:p>4</text:p>
          </table:table-cell>
          <table:table-cell office:value-type="float" office:value="0.705445" calcext:value-type="float">
            <text:p>0.705445</text:p>
          </table:table-cell>
          <table:table-cell office:value-type="float" office:value="1" calcext:value-type="float">
            <text:p>1</text:p>
          </table:table-cell>
          <table:table-cell office:value-type="float" office:value="29612132" calcext:value-type="float">
            <text:p>29612132</text:p>
          </table:table-cell>
          <table:table-cell office:value-type="float" office:value="29612146" calcext:value-type="float">
            <text:p>296121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162881" calcext:value-type="float">
            <text:p>10.162881</text:p>
          </table:table-cell>
          <table:table-cell office:value-type="float" office:value="3.595819" calcext:value-type="float">
            <text:p>3.595819</text:p>
          </table:table-cell>
          <table:table-cell office:value-type="float" office:value="2.54072" calcext:value-type="float">
            <text:p>2.54072</text:p>
          </table:table-cell>
          <table:table-cell office:value-type="float" office:value="2.826305" calcext:value-type="float">
            <text:p>2.826305</text:p>
          </table:table-cell>
          <table:table-cell office:value-type="float" office:value="4" calcext:value-type="float">
            <text:p>4</text:p>
          </table:table-cell>
          <table:table-cell office:value-type="float" office:value="0.706576" calcext:value-type="float">
            <text:p>0.706576</text:p>
          </table:table-cell>
          <table:table-cell office:value-type="float" office:value="1" calcext:value-type="float">
            <text:p>1</text:p>
          </table:table-cell>
          <table:table-cell office:value-type="float" office:value="29483054" calcext:value-type="float">
            <text:p>29483054</text:p>
          </table:table-cell>
          <table:table-cell office:value-type="float" office:value="29483056" calcext:value-type="float">
            <text:p>294830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213132" calcext:value-type="float">
            <text:p>10.213132</text:p>
          </table:table-cell>
          <table:table-cell office:value-type="float" office:value="3.608991" calcext:value-type="float">
            <text:p>3.608991</text:p>
          </table:table-cell>
          <table:table-cell office:value-type="float" office:value="2.553283" calcext:value-type="float">
            <text:p>2.553283</text:p>
          </table:table-cell>
          <table:table-cell office:value-type="float" office:value="2.829913" calcext:value-type="float">
            <text:p>2.829913</text:p>
          </table:table-cell>
          <table:table-cell office:value-type="float" office:value="4" calcext:value-type="float">
            <text:p>4</text:p>
          </table:table-cell>
          <table:table-cell office:value-type="float" office:value="0.707478" calcext:value-type="float">
            <text:p>0.707478</text:p>
          </table:table-cell>
          <table:table-cell office:value-type="float" office:value="1" calcext:value-type="float">
            <text:p>1</text:p>
          </table:table-cell>
          <table:table-cell office:value-type="float" office:value="29355188" calcext:value-type="float">
            <text:p>29355188</text:p>
          </table:table-cell>
          <table:table-cell office:value-type="float" office:value="29355186" calcext:value-type="float">
            <text:p>293551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261505" calcext:value-type="float">
            <text:p>10.261505</text:p>
          </table:table-cell>
          <table:table-cell office:value-type="float" office:value="3.62763" calcext:value-type="float">
            <text:p>3.62763</text:p>
          </table:table-cell>
          <table:table-cell office:value-type="float" office:value="2.565376" calcext:value-type="float">
            <text:p>2.565376</text:p>
          </table:table-cell>
          <table:table-cell office:value-type="float" office:value="2.828708" calcext:value-type="float">
            <text:p>2.828708</text:p>
          </table:table-cell>
          <table:table-cell office:value-type="float" office:value="4" calcext:value-type="float">
            <text:p>4</text:p>
          </table:table-cell>
          <table:table-cell office:value-type="float" office:value="0.707177" calcext:value-type="float">
            <text:p>0.707177</text:p>
          </table:table-cell>
          <table:table-cell office:value-type="float" office:value="1" calcext:value-type="float">
            <text:p>1</text:p>
          </table:table-cell>
          <table:table-cell office:value-type="float" office:value="29227772" calcext:value-type="float">
            <text:p>29227772</text:p>
          </table:table-cell>
          <table:table-cell office:value-type="float" office:value="29227776" calcext:value-type="float">
            <text:p>292277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308188" calcext:value-type="float">
            <text:p>10.308188</text:p>
          </table:table-cell>
          <table:table-cell office:value-type="float" office:value="3.645578" calcext:value-type="float">
            <text:p>3.645578</text:p>
          </table:table-cell>
          <table:table-cell office:value-type="float" office:value="2.577047" calcext:value-type="float">
            <text:p>2.577047</text:p>
          </table:table-cell>
          <table:table-cell office:value-type="float" office:value="2.827587" calcext:value-type="float">
            <text:p>2.827587</text:p>
          </table:table-cell>
          <table:table-cell office:value-type="float" office:value="4" calcext:value-type="float">
            <text:p>4</text:p>
          </table:table-cell>
          <table:table-cell office:value-type="float" office:value="0.706897" calcext:value-type="float">
            <text:p>0.706897</text:p>
          </table:table-cell>
          <table:table-cell office:value-type="float" office:value="1" calcext:value-type="float">
            <text:p>1</text:p>
          </table:table-cell>
          <table:table-cell office:value-type="float" office:value="29100962" calcext:value-type="float">
            <text:p>29100962</text:p>
          </table:table-cell>
          <table:table-cell office:value-type="float" office:value="29100980" calcext:value-type="float">
            <text:p>291009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358116" calcext:value-type="float">
            <text:p>10.358116</text:p>
          </table:table-cell>
          <table:table-cell office:value-type="float" office:value="3.662624" calcext:value-type="float">
            <text:p>3.662624</text:p>
          </table:table-cell>
          <table:table-cell office:value-type="float" office:value="2.589529" calcext:value-type="float">
            <text:p>2.589529</text:p>
          </table:table-cell>
          <table:table-cell office:value-type="float" office:value="2.828059" calcext:value-type="float">
            <text:p>2.828059</text:p>
          </table:table-cell>
          <table:table-cell office:value-type="float" office:value="4" calcext:value-type="float">
            <text:p>4</text:p>
          </table:table-cell>
          <table:table-cell office:value-type="float" office:value="0.707015" calcext:value-type="float">
            <text:p>0.707015</text:p>
          </table:table-cell>
          <table:table-cell office:value-type="float" office:value="1" calcext:value-type="float">
            <text:p>1</text:p>
          </table:table-cell>
          <table:table-cell office:value-type="float" office:value="28974806" calcext:value-type="float">
            <text:p>28974806</text:p>
          </table:table-cell>
          <table:table-cell office:value-type="float" office:value="28974812" calcext:value-type="float">
            <text:p>289748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437017" calcext:value-type="float">
            <text:p>10.437017</text:p>
          </table:table-cell>
          <table:table-cell office:value-type="float" office:value="3.680316" calcext:value-type="float">
            <text:p>3.680316</text:p>
          </table:table-cell>
          <table:table-cell office:value-type="float" office:value="2.609254" calcext:value-type="float">
            <text:p>2.609254</text:p>
          </table:table-cell>
          <table:table-cell office:value-type="float" office:value="2.835903" calcext:value-type="float">
            <text:p>2.835903</text:p>
          </table:table-cell>
          <table:table-cell office:value-type="float" office:value="4" calcext:value-type="float">
            <text:p>4</text:p>
          </table:table-cell>
          <table:table-cell office:value-type="float" office:value="0.708976" calcext:value-type="float">
            <text:p>0.708976</text:p>
          </table:table-cell>
          <table:table-cell office:value-type="float" office:value="1" calcext:value-type="float">
            <text:p>1</text:p>
          </table:table-cell>
          <table:table-cell office:value-type="float" office:value="28849212" calcext:value-type="float">
            <text:p>28849212</text:p>
          </table:table-cell>
          <table:table-cell office:value-type="float" office:value="28849216" calcext:value-type="float">
            <text:p>288492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542264" calcext:value-type="float">
            <text:p>10.542264</text:p>
          </table:table-cell>
          <table:table-cell office:value-type="float" office:value="3.730053" calcext:value-type="float">
            <text:p>3.730053</text:p>
          </table:table-cell>
          <table:table-cell office:value-type="float" office:value="2.635566" calcext:value-type="float">
            <text:p>2.635566</text:p>
          </table:table-cell>
          <table:table-cell office:value-type="float" office:value="2.826304" calcext:value-type="float">
            <text:p>2.826304</text:p>
          </table:table-cell>
          <table:table-cell office:value-type="float" office:value="4" calcext:value-type="float">
            <text:p>4</text:p>
          </table:table-cell>
          <table:table-cell office:value-type="float" office:value="0.706576" calcext:value-type="float">
            <text:p>0.706576</text:p>
          </table:table-cell>
          <table:table-cell office:value-type="float" office:value="1" calcext:value-type="float">
            <text:p>1</text:p>
          </table:table-cell>
          <table:table-cell office:value-type="float" office:value="28724154" calcext:value-type="float">
            <text:p>28724154</text:p>
          </table:table-cell>
          <table:table-cell office:value-type="float" office:value="28724148" calcext:value-type="float">
            <text:p>287241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623911" calcext:value-type="float">
            <text:p>10.623911</text:p>
          </table:table-cell>
          <table:table-cell office:value-type="float" office:value="3.771396" calcext:value-type="float">
            <text:p>3.771396</text:p>
          </table:table-cell>
          <table:table-cell office:value-type="float" office:value="2.655978" calcext:value-type="float">
            <text:p>2.655978</text:p>
          </table:table-cell>
          <table:table-cell office:value-type="float" office:value="2.81697" calcext:value-type="float">
            <text:p>2.81697</text:p>
          </table:table-cell>
          <table:table-cell office:value-type="float" office:value="4" calcext:value-type="float">
            <text:p>4</text:p>
          </table:table-cell>
          <table:table-cell office:value-type="float" office:value="0.704243" calcext:value-type="float">
            <text:p>0.704243</text:p>
          </table:table-cell>
          <table:table-cell office:value-type="float" office:value="1" calcext:value-type="float">
            <text:p>1</text:p>
          </table:table-cell>
          <table:table-cell office:value-type="float" office:value="28600220" calcext:value-type="float">
            <text:p>28600220</text:p>
          </table:table-cell>
          <table:table-cell office:value-type="float" office:value="28600228" calcext:value-type="float">
            <text:p>286002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669568" calcext:value-type="float">
            <text:p>10.669568</text:p>
          </table:table-cell>
          <table:table-cell office:value-type="float" office:value="3.784678" calcext:value-type="float">
            <text:p>3.784678</text:p>
          </table:table-cell>
          <table:table-cell office:value-type="float" office:value="2.667392" calcext:value-type="float">
            <text:p>2.667392</text:p>
          </table:table-cell>
          <table:table-cell office:value-type="float" office:value="2.819148" calcext:value-type="float">
            <text:p>2.819148</text:p>
          </table:table-cell>
          <table:table-cell office:value-type="float" office:value="4" calcext:value-type="float">
            <text:p>4</text:p>
          </table:table-cell>
          <table:table-cell office:value-type="float" office:value="0.704787" calcext:value-type="float">
            <text:p>0.704787</text:p>
          </table:table-cell>
          <table:table-cell office:value-type="float" office:value="1" calcext:value-type="float">
            <text:p>1</text:p>
          </table:table-cell>
          <table:table-cell office:value-type="float" office:value="28476400" calcext:value-type="float">
            <text:p>28476400</text:p>
          </table:table-cell>
          <table:table-cell office:value-type="float" office:value="28476404" calcext:value-type="float">
            <text:p>284764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716746" calcext:value-type="float">
            <text:p>10.716746</text:p>
          </table:table-cell>
          <table:table-cell office:value-type="float" office:value="3.797948" calcext:value-type="float">
            <text:p>3.797948</text:p>
          </table:table-cell>
          <table:table-cell office:value-type="float" office:value="2.679186" calcext:value-type="float">
            <text:p>2.679186</text:p>
          </table:table-cell>
          <table:table-cell office:value-type="float" office:value="2.82172" calcext:value-type="float">
            <text:p>2.82172</text:p>
          </table:table-cell>
          <table:table-cell office:value-type="float" office:value="4" calcext:value-type="float">
            <text:p>4</text:p>
          </table:table-cell>
          <table:table-cell office:value-type="float" office:value="0.70543" calcext:value-type="float">
            <text:p>0.70543</text:p>
          </table:table-cell>
          <table:table-cell office:value-type="float" office:value="1" calcext:value-type="float">
            <text:p>1</text:p>
          </table:table-cell>
          <table:table-cell office:value-type="float" office:value="28353390" calcext:value-type="float">
            <text:p>28353390</text:p>
          </table:table-cell>
          <table:table-cell office:value-type="float" office:value="28353392" calcext:value-type="float">
            <text:p>283533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764328" calcext:value-type="float">
            <text:p>10.764328</text:p>
          </table:table-cell>
          <table:table-cell office:value-type="float" office:value="3.810652" calcext:value-type="float">
            <text:p>3.810652</text:p>
          </table:table-cell>
          <table:table-cell office:value-type="float" office:value="2.691082" calcext:value-type="float">
            <text:p>2.691082</text:p>
          </table:table-cell>
          <table:table-cell office:value-type="float" office:value="2.8248" calcext:value-type="float">
            <text:p>2.8248</text:p>
          </table:table-cell>
          <table:table-cell office:value-type="float" office:value="4" calcext:value-type="float">
            <text:p>4</text:p>
          </table:table-cell>
          <table:table-cell office:value-type="float" office:value="0.7062" calcext:value-type="float">
            <text:p>0.7062</text:p>
          </table:table-cell>
          <table:table-cell office:value-type="float" office:value="1" calcext:value-type="float">
            <text:p>1</text:p>
          </table:table-cell>
          <table:table-cell office:value-type="float" office:value="28230768" calcext:value-type="float">
            <text:p>28230768</text:p>
          </table:table-cell>
          <table:table-cell office:value-type="float" office:value="28230764" calcext:value-type="float">
            <text:p>282307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814033" calcext:value-type="float">
            <text:p>10.814033</text:p>
          </table:table-cell>
          <table:table-cell office:value-type="float" office:value="3.830313" calcext:value-type="float">
            <text:p>3.830313</text:p>
          </table:table-cell>
          <table:table-cell office:value-type="float" office:value="2.703508" calcext:value-type="float">
            <text:p>2.703508</text:p>
          </table:table-cell>
          <table:table-cell office:value-type="float" office:value="2.823277" calcext:value-type="float">
            <text:p>2.823277</text:p>
          </table:table-cell>
          <table:table-cell office:value-type="float" office:value="4" calcext:value-type="float">
            <text:p>4</text:p>
          </table:table-cell>
          <table:table-cell office:value-type="float" office:value="0.705819" calcext:value-type="float">
            <text:p>0.705819</text:p>
          </table:table-cell>
          <table:table-cell office:value-type="float" office:value="1" calcext:value-type="float">
            <text:p>1</text:p>
          </table:table-cell>
          <table:table-cell office:value-type="float" office:value="28108998" calcext:value-type="float">
            <text:p>28108998</text:p>
          </table:table-cell>
          <table:table-cell office:value-type="float" office:value="28108996" calcext:value-type="float">
            <text:p>281089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863717" calcext:value-type="float">
            <text:p>10.863717</text:p>
          </table:table-cell>
          <table:table-cell office:value-type="float" office:value="3.849436" calcext:value-type="float">
            <text:p>3.849436</text:p>
          </table:table-cell>
          <table:table-cell office:value-type="float" office:value="2.715929" calcext:value-type="float">
            <text:p>2.715929</text:p>
          </table:table-cell>
          <table:table-cell office:value-type="float" office:value="2.822158" calcext:value-type="float">
            <text:p>2.822158</text:p>
          </table:table-cell>
          <table:table-cell office:value-type="float" office:value="4" calcext:value-type="float">
            <text:p>4</text:p>
          </table:table-cell>
          <table:table-cell office:value-type="float" office:value="0.70554" calcext:value-type="float">
            <text:p>0.70554</text:p>
          </table:table-cell>
          <table:table-cell office:value-type="float" office:value="1" calcext:value-type="float">
            <text:p>1</text:p>
          </table:table-cell>
          <table:table-cell office:value-type="float" office:value="27987788" calcext:value-type="float">
            <text:p>27987788</text:p>
          </table:table-cell>
          <table:table-cell office:value-type="float" office:value="27987794" calcext:value-type="float">
            <text:p>279877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912955" calcext:value-type="float">
            <text:p>10.912955</text:p>
          </table:table-cell>
          <table:table-cell office:value-type="float" office:value="3.868626" calcext:value-type="float">
            <text:p>3.868626</text:p>
          </table:table-cell>
          <table:table-cell office:value-type="float" office:value="2.728239" calcext:value-type="float">
            <text:p>2.728239</text:p>
          </table:table-cell>
          <table:table-cell office:value-type="float" office:value="2.820887" calcext:value-type="float">
            <text:p>2.820887</text:p>
          </table:table-cell>
          <table:table-cell office:value-type="float" office:value="4" calcext:value-type="float">
            <text:p>4</text:p>
          </table:table-cell>
          <table:table-cell office:value-type="float" office:value="0.705222" calcext:value-type="float">
            <text:p>0.705222</text:p>
          </table:table-cell>
          <table:table-cell office:value-type="float" office:value="1" calcext:value-type="float">
            <text:p>1</text:p>
          </table:table-cell>
          <table:table-cell office:value-type="float" office:value="27867210" calcext:value-type="float">
            <text:p>27867210</text:p>
          </table:table-cell>
          <table:table-cell office:value-type="float" office:value="27867214" calcext:value-type="float">
            <text:p>278672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964915" calcext:value-type="float">
            <text:p>10.964915</text:p>
          </table:table-cell>
          <table:table-cell office:value-type="float" office:value="3.887415" calcext:value-type="float">
            <text:p>3.887415</text:p>
          </table:table-cell>
          <table:table-cell office:value-type="float" office:value="2.741229" calcext:value-type="float">
            <text:p>2.741229</text:p>
          </table:table-cell>
          <table:table-cell office:value-type="float" office:value="2.820619" calcext:value-type="float">
            <text:p>2.820619</text:p>
          </table:table-cell>
          <table:table-cell office:value-type="float" office:value="4" calcext:value-type="float">
            <text:p>4</text:p>
          </table:table-cell>
          <table:table-cell office:value-type="float" office:value="0.705155" calcext:value-type="float">
            <text:p>0.705155</text:p>
          </table:table-cell>
          <table:table-cell office:value-type="float" office:value="1" calcext:value-type="float">
            <text:p>1</text:p>
          </table:table-cell>
          <table:table-cell office:value-type="float" office:value="27747210" calcext:value-type="float">
            <text:p>27747210</text:p>
          </table:table-cell>
          <table:table-cell office:value-type="float" office:value="27747204" calcext:value-type="float">
            <text:p>277472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014085" calcext:value-type="float">
            <text:p>11.014085</text:p>
          </table:table-cell>
          <table:table-cell office:value-type="float" office:value="3.906425" calcext:value-type="float">
            <text:p>3.906425</text:p>
          </table:table-cell>
          <table:table-cell office:value-type="float" office:value="2.753521" calcext:value-type="float">
            <text:p>2.753521</text:p>
          </table:table-cell>
          <table:table-cell office:value-type="float" office:value="2.81948" calcext:value-type="float">
            <text:p>2.81948</text:p>
          </table:table-cell>
          <table:table-cell office:value-type="float" office:value="4" calcext:value-type="float">
            <text:p>4</text:p>
          </table:table-cell>
          <table:table-cell office:value-type="float" office:value="0.70487" calcext:value-type="float">
            <text:p>0.70487</text:p>
          </table:table-cell>
          <table:table-cell office:value-type="float" office:value="1" calcext:value-type="float">
            <text:p>1</text:p>
          </table:table-cell>
          <table:table-cell office:value-type="float" office:value="27627804" calcext:value-type="float">
            <text:p>27627804</text:p>
          </table:table-cell>
          <table:table-cell office:value-type="float" office:value="27627802" calcext:value-type="float">
            <text:p>276278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070592" calcext:value-type="float">
            <text:p>11.070592</text:p>
          </table:table-cell>
          <table:table-cell office:value-type="float" office:value="3.925342" calcext:value-type="float">
            <text:p>3.925342</text:p>
          </table:table-cell>
          <table:table-cell office:value-type="float" office:value="2.767648" calcext:value-type="float">
            <text:p>2.767648</text:p>
          </table:table-cell>
          <table:table-cell office:value-type="float" office:value="2.820287" calcext:value-type="float">
            <text:p>2.820287</text:p>
          </table:table-cell>
          <table:table-cell office:value-type="float" office:value="4" calcext:value-type="float">
            <text:p>4</text:p>
          </table:table-cell>
          <table:table-cell office:value-type="float" office:value="0.705072" calcext:value-type="float">
            <text:p>0.705072</text:p>
          </table:table-cell>
          <table:table-cell office:value-type="float" office:value="1" calcext:value-type="float">
            <text:p>1</text:p>
          </table:table-cell>
          <table:table-cell office:value-type="float" office:value="27509016" calcext:value-type="float">
            <text:p>27509016</text:p>
          </table:table-cell>
          <table:table-cell office:value-type="float" office:value="27509020" calcext:value-type="float">
            <text:p>275090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117358" calcext:value-type="float">
            <text:p>11.117358</text:p>
          </table:table-cell>
          <table:table-cell office:value-type="float" office:value="3.944762" calcext:value-type="float">
            <text:p>3.944762</text:p>
          </table:table-cell>
          <table:table-cell office:value-type="float" office:value="2.77934" calcext:value-type="float">
            <text:p>2.77934</text:p>
          </table:table-cell>
          <table:table-cell office:value-type="float" office:value="2.818258" calcext:value-type="float">
            <text:p>2.818258</text:p>
          </table:table-cell>
          <table:table-cell office:value-type="float" office:value="4" calcext:value-type="float">
            <text:p>4</text:p>
          </table:table-cell>
          <table:table-cell office:value-type="float" office:value="0.704565" calcext:value-type="float">
            <text:p>0.704565</text:p>
          </table:table-cell>
          <table:table-cell office:value-type="float" office:value="1" calcext:value-type="float">
            <text:p>1</text:p>
          </table:table-cell>
          <table:table-cell office:value-type="float" office:value="27390880" calcext:value-type="float">
            <text:p>27390880</text:p>
          </table:table-cell>
          <table:table-cell office:value-type="float" office:value="27390882" calcext:value-type="float">
            <text:p>273908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218536" calcext:value-type="float">
            <text:p>11.218536</text:p>
          </table:table-cell>
          <table:table-cell office:value-type="float" office:value="3.968505" calcext:value-type="float">
            <text:p>3.968505</text:p>
          </table:table-cell>
          <table:table-cell office:value-type="float" office:value="2.804634" calcext:value-type="float">
            <text:p>2.804634</text:p>
          </table:table-cell>
          <table:table-cell office:value-type="float" office:value="2.826892" calcext:value-type="float">
            <text:p>2.826892</text:p>
          </table:table-cell>
          <table:table-cell office:value-type="float" office:value="4" calcext:value-type="float">
            <text:p>4</text:p>
          </table:table-cell>
          <table:table-cell office:value-type="float" office:value="0.706723" calcext:value-type="float">
            <text:p>0.706723</text:p>
          </table:table-cell>
          <table:table-cell office:value-type="float" office:value="1" calcext:value-type="float">
            <text:p>1</text:p>
          </table:table-cell>
          <table:table-cell office:value-type="float" office:value="27273278" calcext:value-type="float">
            <text:p>27273278</text:p>
          </table:table-cell>
          <table:table-cell office:value-type="float" office:value="27273258" calcext:value-type="float">
            <text:p>272732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285672" calcext:value-type="float">
            <text:p>11.285672</text:p>
          </table:table-cell>
          <table:table-cell office:value-type="float" office:value="4.000205" calcext:value-type="float">
            <text:p>4.000205</text:p>
          </table:table-cell>
          <table:table-cell office:value-type="float" office:value="2.821418" calcext:value-type="float">
            <text:p>2.821418</text:p>
          </table:table-cell>
          <table:table-cell office:value-type="float" office:value="2.821273" calcext:value-type="float">
            <text:p>2.821273</text:p>
          </table:table-cell>
          <table:table-cell office:value-type="float" office:value="4" calcext:value-type="float">
            <text:p>4</text:p>
          </table:table-cell>
          <table:table-cell office:value-type="float" office:value="0.705318" calcext:value-type="float">
            <text:p>0.705318</text:p>
          </table:table-cell>
          <table:table-cell office:value-type="float" office:value="1" calcext:value-type="float">
            <text:p>1</text:p>
          </table:table-cell>
          <table:table-cell office:value-type="float" office:value="27156388" calcext:value-type="float">
            <text:p>27156388</text:p>
          </table:table-cell>
          <table:table-cell office:value-type="float" office:value="27156376" calcext:value-type="float">
            <text:p>271563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331873" calcext:value-type="float">
            <text:p>11.331873</text:p>
          </table:table-cell>
          <table:table-cell office:value-type="float" office:value="4.019669" calcext:value-type="float">
            <text:p>4.019669</text:p>
          </table:table-cell>
          <table:table-cell office:value-type="float" office:value="2.832968" calcext:value-type="float">
            <text:p>2.832968</text:p>
          </table:table-cell>
          <table:table-cell office:value-type="float" office:value="2.819106" calcext:value-type="float">
            <text:p>2.819106</text:p>
          </table:table-cell>
          <table:table-cell office:value-type="float" office:value="4" calcext:value-type="float">
            <text:p>4</text:p>
          </table:table-cell>
          <table:table-cell office:value-type="float" office:value="0.704776" calcext:value-type="float">
            <text:p>0.704776</text:p>
          </table:table-cell>
          <table:table-cell office:value-type="float" office:value="1" calcext:value-type="float">
            <text:p>1</text:p>
          </table:table-cell>
          <table:table-cell office:value-type="float" office:value="27040030" calcext:value-type="float">
            <text:p>27040030</text:p>
          </table:table-cell>
          <table:table-cell office:value-type="float" office:value="27040026" calcext:value-type="float">
            <text:p>270400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380086" calcext:value-type="float">
            <text:p>11.380086</text:p>
          </table:table-cell>
          <table:table-cell office:value-type="float" office:value="4.038581" calcext:value-type="float">
            <text:p>4.038581</text:p>
          </table:table-cell>
          <table:table-cell office:value-type="float" office:value="2.845021" calcext:value-type="float">
            <text:p>2.845021</text:p>
          </table:table-cell>
          <table:table-cell office:value-type="float" office:value="2.817843" calcext:value-type="float">
            <text:p>2.817843</text:p>
          </table:table-cell>
          <table:table-cell office:value-type="float" office:value="4" calcext:value-type="float">
            <text:p>4</text:p>
          </table:table-cell>
          <table:table-cell office:value-type="float" office:value="0.704461" calcext:value-type="float">
            <text:p>0.7044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23988" calcext:value-type="float">
            <text:p>269239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428576" calcext:value-type="float">
            <text:p>11.428576</text:p>
          </table:table-cell>
          <table:table-cell office:value-type="float" office:value="4.05779" calcext:value-type="float">
            <text:p>4.05779</text:p>
          </table:table-cell>
          <table:table-cell office:value-type="float" office:value="2.857144" calcext:value-type="float">
            <text:p>2.857144</text:p>
          </table:table-cell>
          <table:table-cell office:value-type="float" office:value="2.816453" calcext:value-type="float">
            <text:p>2.816453</text:p>
          </table:table-cell>
          <table:table-cell office:value-type="float" office:value="4" calcext:value-type="float">
            <text:p>4</text:p>
          </table:table-cell>
          <table:table-cell office:value-type="float" office:value="0.704113" calcext:value-type="float">
            <text:p>0.704113</text:p>
          </table:table-cell>
          <table:table-cell office:value-type="float" office:value="1" calcext:value-type="float">
            <text:p>1</text:p>
          </table:table-cell>
          <table:table-cell office:value-type="float" office:value="26809140" calcext:value-type="float">
            <text:p>26809140</text:p>
          </table:table-cell>
          <table:table-cell office:value-type="float" office:value="26809148" calcext:value-type="float">
            <text:p>268091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475169" calcext:value-type="float">
            <text:p>11.475169</text:p>
          </table:table-cell>
          <table:table-cell office:value-type="float" office:value="4.07756" calcext:value-type="float">
            <text:p>4.07756</text:p>
          </table:table-cell>
          <table:table-cell office:value-type="float" office:value="2.868792" calcext:value-type="float">
            <text:p>2.868792</text:p>
          </table:table-cell>
          <table:table-cell office:value-type="float" office:value="2.814224" calcext:value-type="float">
            <text:p>2.814224</text:p>
          </table:table-cell>
          <table:table-cell office:value-type="float" office:value="4" calcext:value-type="float">
            <text:p>4</text:p>
          </table:table-cell>
          <table:table-cell office:value-type="float" office:value="0.703556" calcext:value-type="float">
            <text:p>0.703556</text:p>
          </table:table-cell>
          <table:table-cell office:value-type="float" office:value="1" calcext:value-type="float">
            <text:p>1</text:p>
          </table:table-cell>
          <table:table-cell office:value-type="float" office:value="26694436" calcext:value-type="float">
            <text:p>26694436</text:p>
          </table:table-cell>
          <table:table-cell office:value-type="float" office:value="26694430" calcext:value-type="float">
            <text:p>266944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523379" calcext:value-type="float">
            <text:p>11.523379</text:p>
          </table:table-cell>
          <table:table-cell office:value-type="float" office:value="4.097385" calcext:value-type="float">
            <text:p>4.097385</text:p>
          </table:table-cell>
          <table:table-cell office:value-type="float" office:value="2.880845" calcext:value-type="float">
            <text:p>2.880845</text:p>
          </table:table-cell>
          <table:table-cell office:value-type="float" office:value="2.812374" calcext:value-type="float">
            <text:p>2.812374</text:p>
          </table:table-cell>
          <table:table-cell office:value-type="float" office:value="4" calcext:value-type="float">
            <text:p>4</text:p>
          </table:table-cell>
          <table:table-cell office:value-type="float" office:value="0.703094" calcext:value-type="float">
            <text:p>0.703094</text:p>
          </table:table-cell>
          <table:table-cell office:value-type="float" office:value="1" calcext:value-type="float">
            <text:p>1</text:p>
          </table:table-cell>
          <table:table-cell office:value-type="float" office:value="26580012" calcext:value-type="float">
            <text:p>26580012</text:p>
          </table:table-cell>
          <table:table-cell office:value-type="float" office:value="26580016" calcext:value-type="float">
            <text:p>265800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571018" calcext:value-type="float">
            <text:p>11.571018</text:p>
          </table:table-cell>
          <table:table-cell office:value-type="float" office:value="4.116981" calcext:value-type="float">
            <text:p>4.116981</text:p>
          </table:table-cell>
          <table:table-cell office:value-type="float" office:value="2.892754" calcext:value-type="float">
            <text:p>2.892754</text:p>
          </table:table-cell>
          <table:table-cell office:value-type="float" office:value="2.810559" calcext:value-type="float">
            <text:p>2.810559</text:p>
          </table:table-cell>
          <table:table-cell office:value-type="float" office:value="4" calcext:value-type="float">
            <text:p>4</text:p>
          </table:table-cell>
          <table:table-cell office:value-type="float" office:value="0.70264" calcext:value-type="float">
            <text:p>0.70264</text:p>
          </table:table-cell>
          <table:table-cell office:value-type="float" office:value="1" calcext:value-type="float">
            <text:p>1</text:p>
          </table:table-cell>
          <table:table-cell office:value-type="float" office:value="26466492" calcext:value-type="float">
            <text:p>26466492</text:p>
          </table:table-cell>
          <table:table-cell office:value-type="float" office:value="26466488" calcext:value-type="float">
            <text:p>264664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626622" calcext:value-type="float">
            <text:p>11.626622</text:p>
          </table:table-cell>
          <table:table-cell office:value-type="float" office:value="4.145755" calcext:value-type="float">
            <text:p>4.145755</text:p>
          </table:table-cell>
          <table:table-cell office:value-type="float" office:value="2.906655" calcext:value-type="float">
            <text:p>2.906655</text:p>
          </table:table-cell>
          <table:table-cell office:value-type="float" office:value="2.804465" calcext:value-type="float">
            <text:p>2.804465</text:p>
          </table:table-cell>
          <table:table-cell office:value-type="float" office:value="4" calcext:value-type="float">
            <text:p>4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353582" calcext:value-type="float">
            <text:p>263535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673819" calcext:value-type="float">
            <text:p>11.673819</text:p>
          </table:table-cell>
          <table:table-cell office:value-type="float" office:value="4.166101" calcext:value-type="float">
            <text:p>4.166101</text:p>
          </table:table-cell>
          <table:table-cell office:value-type="float" office:value="2.918455" calcext:value-type="float">
            <text:p>2.918455</text:p>
          </table:table-cell>
          <table:table-cell office:value-type="float" office:value="2.802097" calcext:value-type="float">
            <text:p>2.802097</text:p>
          </table:table-cell>
          <table:table-cell office:value-type="float" office:value="4" calcext:value-type="float">
            <text:p>4</text:p>
          </table:table-cell>
          <table:table-cell office:value-type="float" office:value="0.700524" calcext:value-type="float">
            <text:p>0.700524</text:p>
          </table:table-cell>
          <table:table-cell office:value-type="float" office:value="1" calcext:value-type="float">
            <text:p>1</text:p>
          </table:table-cell>
          <table:table-cell office:value-type="float" office:value="26241342" calcext:value-type="float">
            <text:p>26241342</text:p>
          </table:table-cell>
          <table:table-cell office:value-type="float" office:value="26241356" calcext:value-type="float">
            <text:p>262413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72393" calcext:value-type="float">
            <text:p>11.72393</text:p>
          </table:table-cell>
          <table:table-cell office:value-type="float" office:value="4.179356" calcext:value-type="float">
            <text:p>4.179356</text:p>
          </table:table-cell>
          <table:table-cell office:value-type="float" office:value="2.930983" calcext:value-type="float">
            <text:p>2.930983</text:p>
          </table:table-cell>
          <table:table-cell office:value-type="float" office:value="2.8052" calcext:value-type="float">
            <text:p>2.8052</text:p>
          </table:table-cell>
          <table:table-cell office:value-type="float" office:value="4" calcext:value-type="float">
            <text:p>4</text:p>
          </table:table-cell>
          <table:table-cell office:value-type="float" office:value="0.7013" calcext:value-type="float">
            <text:p>0.7013</text:p>
          </table:table-cell>
          <table:table-cell office:value-type="float" office:value="1" calcext:value-type="float">
            <text:p>1</text:p>
          </table:table-cell>
          <table:table-cell office:value-type="float" office:value="26129450" calcext:value-type="float">
            <text:p>26129450</text:p>
          </table:table-cell>
          <table:table-cell office:value-type="float" office:value="26129456" calcext:value-type="float">
            <text:p>261294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772095" calcext:value-type="float">
            <text:p>11.772095</text:p>
          </table:table-cell>
          <table:table-cell office:value-type="float" office:value="4.193317" calcext:value-type="float">
            <text:p>4.193317</text:p>
          </table:table-cell>
          <table:table-cell office:value-type="float" office:value="2.943024" calcext:value-type="float">
            <text:p>2.943024</text:p>
          </table:table-cell>
          <table:table-cell office:value-type="float" office:value="2.807347" calcext:value-type="float">
            <text:p>2.807347</text:p>
          </table:table-cell>
          <table:table-cell office:value-type="float" office:value="4" calcext:value-type="float">
            <text:p>4</text:p>
          </table:table-cell>
          <table:table-cell office:value-type="float" office:value="0.701837" calcext:value-type="float">
            <text:p>0.701837</text:p>
          </table:table-cell>
          <table:table-cell office:value-type="float" office:value="1" calcext:value-type="float">
            <text:p>1</text:p>
          </table:table-cell>
          <table:table-cell office:value-type="float" office:value="26018162" calcext:value-type="float">
            <text:p>26018162</text:p>
          </table:table-cell>
          <table:table-cell office:value-type="float" office:value="26018164" calcext:value-type="float">
            <text:p>260181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819085" calcext:value-type="float">
            <text:p>11.819085</text:p>
          </table:table-cell>
          <table:table-cell office:value-type="float" office:value="4.20717" calcext:value-type="float">
            <text:p>4.20717</text:p>
          </table:table-cell>
          <table:table-cell office:value-type="float" office:value="2.954771" calcext:value-type="float">
            <text:p>2.954771</text:p>
          </table:table-cell>
          <table:table-cell office:value-type="float" office:value="2.809272" calcext:value-type="float">
            <text:p>2.809272</text:p>
          </table:table-cell>
          <table:table-cell office:value-type="float" office:value="4" calcext:value-type="float">
            <text:p>4</text:p>
          </table:table-cell>
          <table:table-cell office:value-type="float" office:value="0.702318" calcext:value-type="float">
            <text:p>0.702318</text:p>
          </table:table-cell>
          <table:table-cell office:value-type="float" office:value="1" calcext:value-type="float">
            <text:p>1</text:p>
          </table:table-cell>
          <table:table-cell office:value-type="float" office:value="25907264" calcext:value-type="float">
            <text:p>25907264</text:p>
          </table:table-cell>
          <table:table-cell office:value-type="float" office:value="25907278" calcext:value-type="float">
            <text:p>259072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867282" calcext:value-type="float">
            <text:p>11.867282</text:p>
          </table:table-cell>
          <table:table-cell office:value-type="float" office:value="4.219487" calcext:value-type="float">
            <text:p>4.219487</text:p>
          </table:table-cell>
          <table:table-cell office:value-type="float" office:value="2.966821" calcext:value-type="float">
            <text:p>2.966821</text:p>
          </table:table-cell>
          <table:table-cell office:value-type="float" office:value="2.812494" calcext:value-type="float">
            <text:p>2.812494</text:p>
          </table:table-cell>
          <table:table-cell office:value-type="float" office:value="4" calcext:value-type="float">
            <text:p>4</text:p>
          </table:table-cell>
          <table:table-cell office:value-type="float" office:value="0.703123" calcext:value-type="float">
            <text:p>0.703123</text:p>
          </table:table-cell>
          <table:table-cell office:value-type="float" office:value="1" calcext:value-type="float">
            <text:p>1</text:p>
          </table:table-cell>
          <table:table-cell office:value-type="float" office:value="25797216" calcext:value-type="float">
            <text:p>25797216</text:p>
          </table:table-cell>
          <table:table-cell office:value-type="float" office:value="25797226" calcext:value-type="float">
            <text:p>257972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916627" calcext:value-type="float">
            <text:p>11.916627</text:p>
          </table:table-cell>
          <table:table-cell office:value-type="float" office:value="4.232015" calcext:value-type="float">
            <text:p>4.232015</text:p>
          </table:table-cell>
          <table:table-cell office:value-type="float" office:value="2.979157" calcext:value-type="float">
            <text:p>2.979157</text:p>
          </table:table-cell>
          <table:table-cell office:value-type="float" office:value="2.815828" calcext:value-type="float">
            <text:p>2.815828</text:p>
          </table:table-cell>
          <table:table-cell office:value-type="float" office:value="4" calcext:value-type="float">
            <text:p>4</text:p>
          </table:table-cell>
          <table:table-cell office:value-type="float" office:value="0.703957" calcext:value-type="float">
            <text:p>0.703957</text:p>
          </table:table-cell>
          <table:table-cell office:value-type="float" office:value="1" calcext:value-type="float">
            <text:p>1</text:p>
          </table:table-cell>
          <table:table-cell office:value-type="float" office:value="25687582" calcext:value-type="float">
            <text:p>25687582</text:p>
          </table:table-cell>
          <table:table-cell office:value-type="float" office:value="25687594" calcext:value-type="float">
            <text:p>256875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965903" calcext:value-type="float">
            <text:p>11.965903</text:p>
          </table:table-cell>
          <table:table-cell office:value-type="float" office:value="4.244094" calcext:value-type="float">
            <text:p>4.244094</text:p>
          </table:table-cell>
          <table:table-cell office:value-type="float" office:value="2.991476" calcext:value-type="float">
            <text:p>2.991476</text:p>
          </table:table-cell>
          <table:table-cell office:value-type="float" office:value="2.819425" calcext:value-type="float">
            <text:p>2.819425</text:p>
          </table:table-cell>
          <table:table-cell office:value-type="float" office:value="4" calcext:value-type="float">
            <text:p>4</text:p>
          </table:table-cell>
          <table:table-cell office:value-type="float" office:value="0.704856" calcext:value-type="float">
            <text:p>0.704856</text:p>
          </table:table-cell>
          <table:table-cell office:value-type="float" office:value="1" calcext:value-type="float">
            <text:p>1</text:p>
          </table:table-cell>
          <table:table-cell office:value-type="float" office:value="25578586" calcext:value-type="float">
            <text:p>25578586</text:p>
          </table:table-cell>
          <table:table-cell office:value-type="float" office:value="25578590" calcext:value-type="float">
            <text:p>2557859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014319" calcext:value-type="float">
            <text:p>12.014319</text:p>
          </table:table-cell>
          <table:table-cell office:value-type="float" office:value="4.255485" calcext:value-type="float">
            <text:p>4.255485</text:p>
          </table:table-cell>
          <table:table-cell office:value-type="float" office:value="3.00358" calcext:value-type="float">
            <text:p>3.00358</text:p>
          </table:table-cell>
          <table:table-cell office:value-type="float" office:value="2.823255" calcext:value-type="float">
            <text:p>2.823255</text:p>
          </table:table-cell>
          <table:table-cell office:value-type="float" office:value="4" calcext:value-type="float">
            <text:p>4</text:p>
          </table:table-cell>
          <table:table-cell office:value-type="float" office:value="0.705814" calcext:value-type="float">
            <text:p>0.705814</text:p>
          </table:table-cell>
          <table:table-cell office:value-type="float" office:value="1" calcext:value-type="float">
            <text:p>1</text:p>
          </table:table-cell>
          <table:table-cell office:value-type="float" office:value="25469918" calcext:value-type="float">
            <text:p>25469918</text:p>
          </table:table-cell>
          <table:table-cell office:value-type="float" office:value="25469922" calcext:value-type="float">
            <text:p>254699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065525" calcext:value-type="float">
            <text:p>12.065525</text:p>
          </table:table-cell>
          <table:table-cell office:value-type="float" office:value="4.275653" calcext:value-type="float">
            <text:p>4.275653</text:p>
          </table:table-cell>
          <table:table-cell office:value-type="float" office:value="3.016381" calcext:value-type="float">
            <text:p>3.016381</text:p>
          </table:table-cell>
          <table:table-cell office:value-type="float" office:value="2.821914" calcext:value-type="float">
            <text:p>2.821914</text:p>
          </table:table-cell>
          <table:table-cell office:value-type="float" office:value="4" calcext:value-type="float">
            <text:p>4</text:p>
          </table:table-cell>
          <table:table-cell office:value-type="float" office:value="0.705479" calcext:value-type="float">
            <text:p>0.705479</text:p>
          </table:table-cell>
          <table:table-cell office:value-type="float" office:value="1" calcext:value-type="float">
            <text:p>1</text:p>
          </table:table-cell>
          <table:table-cell office:value-type="float" office:value="25361916" calcext:value-type="float">
            <text:p>25361916</text:p>
          </table:table-cell>
          <table:table-cell office:value-type="float" office:value="25361912" calcext:value-type="float">
            <text:p>253619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116604" calcext:value-type="float">
            <text:p>12.116604</text:p>
          </table:table-cell>
          <table:table-cell office:value-type="float" office:value="4.295139" calcext:value-type="float">
            <text:p>4.295139</text:p>
          </table:table-cell>
          <table:table-cell office:value-type="float" office:value="3.029151" calcext:value-type="float">
            <text:p>3.029151</text:p>
          </table:table-cell>
          <table:table-cell office:value-type="float" office:value="2.821004" calcext:value-type="float">
            <text:p>2.821004</text:p>
          </table:table-cell>
          <table:table-cell office:value-type="float" office:value="4" calcext:value-type="float">
            <text:p>4</text:p>
          </table:table-cell>
          <table:table-cell office:value-type="float" office:value="0.705251" calcext:value-type="float">
            <text:p>0.705251</text:p>
          </table:table-cell>
          <table:table-cell office:value-type="float" office:value="1" calcext:value-type="float">
            <text:p>1</text:p>
          </table:table-cell>
          <table:table-cell office:value-type="float" office:value="25254516" calcext:value-type="float">
            <text:p>25254516</text:p>
          </table:table-cell>
          <table:table-cell office:value-type="float" office:value="25254526" calcext:value-type="float">
            <text:p>252545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16649" calcext:value-type="float">
            <text:p>12.16649</text:p>
          </table:table-cell>
          <table:table-cell office:value-type="float" office:value="4.314813" calcext:value-type="float">
            <text:p>4.314813</text:p>
          </table:table-cell>
          <table:table-cell office:value-type="float" office:value="3.041623" calcext:value-type="float">
            <text:p>3.041623</text:p>
          </table:table-cell>
          <table:table-cell office:value-type="float" office:value="2.819703" calcext:value-type="float">
            <text:p>2.819703</text:p>
          </table:table-cell>
          <table:table-cell office:value-type="float" office:value="4" calcext:value-type="float">
            <text:p>4</text:p>
          </table:table-cell>
          <table:table-cell office:value-type="float" office:value="0.704926" calcext:value-type="float">
            <text:p>0.704926</text:p>
          </table:table-cell>
          <table:table-cell office:value-type="float" office:value="1" calcext:value-type="float">
            <text:p>1</text:p>
          </table:table-cell>
          <table:table-cell office:value-type="float" office:value="25147516" calcext:value-type="float">
            <text:p>25147516</text:p>
          </table:table-cell>
          <table:table-cell office:value-type="float" office:value="25147512" calcext:value-type="float">
            <text:p>251475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215952" calcext:value-type="float">
            <text:p>12.215952</text:p>
          </table:table-cell>
          <table:table-cell office:value-type="float" office:value="4.334453" calcext:value-type="float">
            <text:p>4.334453</text:p>
          </table:table-cell>
          <table:table-cell office:value-type="float" office:value="3.053988" calcext:value-type="float">
            <text:p>3.053988</text:p>
          </table:table-cell>
          <table:table-cell office:value-type="float" office:value="2.818338" calcext:value-type="float">
            <text:p>2.818338</text:p>
          </table:table-cell>
          <table:table-cell office:value-type="float" office:value="4" calcext:value-type="float">
            <text:p>4</text:p>
          </table:table-cell>
          <table:table-cell office:value-type="float" office:value="0.704584" calcext:value-type="float">
            <text:p>0.704584</text:p>
          </table:table-cell>
          <table:table-cell office:value-type="float" office:value="1" calcext:value-type="float">
            <text:p>1</text:p>
          </table:table-cell>
          <table:table-cell office:value-type="float" office:value="25041208" calcext:value-type="float">
            <text:p>25041208</text:p>
          </table:table-cell>
          <table:table-cell office:value-type="float" office:value="25041204" calcext:value-type="float">
            <text:p>250412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265669" calcext:value-type="float">
            <text:p>12.265669</text:p>
          </table:table-cell>
          <table:table-cell office:value-type="float" office:value="4.354083" calcext:value-type="float">
            <text:p>4.354083</text:p>
          </table:table-cell>
          <table:table-cell office:value-type="float" office:value="3.066417" calcext:value-type="float">
            <text:p>3.066417</text:p>
          </table:table-cell>
          <table:table-cell office:value-type="float" office:value="2.81705" calcext:value-type="float">
            <text:p>2.81705</text:p>
          </table:table-cell>
          <table:table-cell office:value-type="float" office:value="4" calcext:value-type="float">
            <text:p>4</text:p>
          </table:table-cell>
          <table:table-cell office:value-type="float" office:value="0.704263" calcext:value-type="float">
            <text:p>0.704263</text:p>
          </table:table-cell>
          <table:table-cell office:value-type="float" office:value="1" calcext:value-type="float">
            <text:p>1</text:p>
          </table:table-cell>
          <table:table-cell office:value-type="float" office:value="24935470" calcext:value-type="float">
            <text:p>24935470</text:p>
          </table:table-cell>
          <table:table-cell office:value-type="float" office:value="24935480" calcext:value-type="float">
            <text:p>249354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318158" calcext:value-type="float">
            <text:p>12.318158</text:p>
          </table:table-cell>
          <table:table-cell office:value-type="float" office:value="4.374201" calcext:value-type="float">
            <text:p>4.374201</text:p>
          </table:table-cell>
          <table:table-cell office:value-type="float" office:value="3.079539" calcext:value-type="float">
            <text:p>3.079539</text:p>
          </table:table-cell>
          <table:table-cell office:value-type="float" office:value="2.816093" calcext:value-type="float">
            <text:p>2.816093</text:p>
          </table:table-cell>
          <table:table-cell office:value-type="float" office:value="4" calcext:value-type="float">
            <text:p>4</text:p>
          </table:table-cell>
          <table:table-cell office:value-type="float" office:value="0.704023" calcext:value-type="float">
            <text:p>0.704023</text:p>
          </table:table-cell>
          <table:table-cell office:value-type="float" office:value="1" calcext:value-type="float">
            <text:p>1</text:p>
          </table:table-cell>
          <table:table-cell office:value-type="float" office:value="24829908" calcext:value-type="float">
            <text:p>24829908</text:p>
          </table:table-cell>
          <table:table-cell office:value-type="float" office:value="24829910" calcext:value-type="float">
            <text:p>248299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37216" calcext:value-type="float">
            <text:p>12.37216</text:p>
          </table:table-cell>
          <table:table-cell office:value-type="float" office:value="4.395158" calcext:value-type="float">
            <text:p>4.395158</text:p>
          </table:table-cell>
          <table:table-cell office:value-type="float" office:value="3.09304" calcext:value-type="float">
            <text:p>3.09304</text:p>
          </table:table-cell>
          <table:table-cell office:value-type="float" office:value="2.814952" calcext:value-type="float">
            <text:p>2.814952</text:p>
          </table:table-cell>
          <table:table-cell office:value-type="float" office:value="4" calcext:value-type="float">
            <text:p>4</text:p>
          </table:table-cell>
          <table:table-cell office:value-type="float" office:value="0.703738" calcext:value-type="float">
            <text:p>0.703738</text:p>
          </table:table-cell>
          <table:table-cell office:value-type="float" office:value="1" calcext:value-type="float">
            <text:p>1</text:p>
          </table:table-cell>
          <table:table-cell office:value-type="float" office:value="24725174" calcext:value-type="float">
            <text:p>24725174</text:p>
          </table:table-cell>
          <table:table-cell office:value-type="float" office:value="24725178" calcext:value-type="float">
            <text:p>247251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426266" calcext:value-type="float">
            <text:p>12.426266</text:p>
          </table:table-cell>
          <table:table-cell office:value-type="float" office:value="4.415978" calcext:value-type="float">
            <text:p>4.415978</text:p>
          </table:table-cell>
          <table:table-cell office:value-type="float" office:value="3.106566" calcext:value-type="float">
            <text:p>3.106566</text:p>
          </table:table-cell>
          <table:table-cell office:value-type="float" office:value="2.813933" calcext:value-type="float">
            <text:p>2.813933</text:p>
          </table:table-cell>
          <table:table-cell office:value-type="float" office:value="4" calcext:value-type="float">
            <text:p>4</text:p>
          </table:table-cell>
          <table:table-cell office:value-type="float" office:value="0.703483" calcext:value-type="float">
            <text:p>0.703483</text:p>
          </table:table-cell>
          <table:table-cell office:value-type="float" office:value="1" calcext:value-type="float">
            <text:p>1</text:p>
          </table:table-cell>
          <table:table-cell office:value-type="float" office:value="24620866" calcext:value-type="float">
            <text:p>24620866</text:p>
          </table:table-cell>
          <table:table-cell office:value-type="float" office:value="24620868" calcext:value-type="float">
            <text:p>246208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48102" calcext:value-type="float">
            <text:p>12.48102</text:p>
          </table:table-cell>
          <table:table-cell office:value-type="float" office:value="4.436402" calcext:value-type="float">
            <text:p>4.436402</text:p>
          </table:table-cell>
          <table:table-cell office:value-type="float" office:value="3.120255" calcext:value-type="float">
            <text:p>3.120255</text:p>
          </table:table-cell>
          <table:table-cell office:value-type="float" office:value="2.81332" calcext:value-type="float">
            <text:p>2.81332</text:p>
          </table:table-cell>
          <table:table-cell office:value-type="float" office:value="4" calcext:value-type="float">
            <text:p>4</text:p>
          </table:table-cell>
          <table:table-cell office:value-type="float" office:value="0.70333" calcext:value-type="float">
            <text:p>0.70333</text:p>
          </table:table-cell>
          <table:table-cell office:value-type="float" office:value="1" calcext:value-type="float">
            <text:p>1</text:p>
          </table:table-cell>
          <table:table-cell office:value-type="float" office:value="24516936" calcext:value-type="float">
            <text:p>24516936</text:p>
          </table:table-cell>
          <table:table-cell office:value-type="float" office:value="24516934" calcext:value-type="float">
            <text:p>245169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.533906" calcext:value-type="float">
            <text:p>12.533906</text:p>
          </table:table-cell>
          <table:table-cell office:value-type="float" office:value="4.457177" calcext:value-type="float">
            <text:p>4.457177</text:p>
          </table:table-cell>
          <table:table-cell office:value-type="float" office:value="3.133476" calcext:value-type="float">
            <text:p>3.133476</text:p>
          </table:table-cell>
          <table:table-cell office:value-type="float" office:value="2.812073" calcext:value-type="float">
            <text:p>2.812073</text:p>
          </table:table-cell>
          <table:table-cell office:value-type="float" office:value="4" calcext:value-type="float">
            <text:p>4</text:p>
          </table:table-cell>
          <table:table-cell office:value-type="float" office:value="0.703018" calcext:value-type="float">
            <text:p>0.703018</text:p>
          </table:table-cell>
          <table:table-cell office:value-type="float" office:value="1" calcext:value-type="float">
            <text:p>1</text:p>
          </table:table-cell>
          <table:table-cell office:value-type="float" office:value="24413706" calcext:value-type="float">
            <text:p>24413706</text:p>
          </table:table-cell>
          <table:table-cell office:value-type="float" office:value="24413710" calcext:value-type="float">
            <text:p>244137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.584535" calcext:value-type="float">
            <text:p>12.584535</text:p>
          </table:table-cell>
          <table:table-cell office:value-type="float" office:value="4.477405" calcext:value-type="float">
            <text:p>4.477405</text:p>
          </table:table-cell>
          <table:table-cell office:value-type="float" office:value="3.146134" calcext:value-type="float">
            <text:p>3.146134</text:p>
          </table:table-cell>
          <table:table-cell office:value-type="float" office:value="2.810676" calcext:value-type="float">
            <text:p>2.810676</text:p>
          </table:table-cell>
          <table:table-cell office:value-type="float" office:value="4" calcext:value-type="float">
            <text:p>4</text:p>
          </table:table-cell>
          <table:table-cell office:value-type="float" office:value="0.702669" calcext:value-type="float">
            <text:p>0.702669</text:p>
          </table:table-cell>
          <table:table-cell office:value-type="float" office:value="1" calcext:value-type="float">
            <text:p>1</text:p>
          </table:table-cell>
          <table:table-cell office:value-type="float" office:value="24310820" calcext:value-type="float">
            <text:p>24310820</text:p>
          </table:table-cell>
          <table:table-cell office:value-type="float" office:value="24310826" calcext:value-type="float">
            <text:p>243108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.635346" calcext:value-type="float">
            <text:p>12.635346</text:p>
          </table:table-cell>
          <table:table-cell office:value-type="float" office:value="4.497464" calcext:value-type="float">
            <text:p>4.497464</text:p>
          </table:table-cell>
          <table:table-cell office:value-type="float" office:value="3.158836" calcext:value-type="float">
            <text:p>3.158836</text:p>
          </table:table-cell>
          <table:table-cell office:value-type="float" office:value="2.809438" calcext:value-type="float">
            <text:p>2.809438</text:p>
          </table:table-cell>
          <table:table-cell office:value-type="float" office:value="4" calcext:value-type="float">
            <text:p>4</text:p>
          </table:table-cell>
          <table:table-cell office:value-type="float" office:value="0.702359" calcext:value-type="float">
            <text:p>0.702359</text:p>
          </table:table-cell>
          <table:table-cell office:value-type="float" office:value="1" calcext:value-type="float">
            <text:p>1</text:p>
          </table:table-cell>
          <table:table-cell office:value-type="float" office:value="24208844" calcext:value-type="float">
            <text:p>24208844</text:p>
          </table:table-cell>
          <table:table-cell office:value-type="float" office:value="24208852" calcext:value-type="float">
            <text:p>242088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.683031" calcext:value-type="float">
            <text:p>12.683031</text:p>
          </table:table-cell>
          <table:table-cell office:value-type="float" office:value="4.509736" calcext:value-type="float">
            <text:p>4.509736</text:p>
          </table:table-cell>
          <table:table-cell office:value-type="float" office:value="3.170758" calcext:value-type="float">
            <text:p>3.170758</text:p>
          </table:table-cell>
          <table:table-cell office:value-type="float" office:value="2.812366" calcext:value-type="float">
            <text:p>2.812366</text:p>
          </table:table-cell>
          <table:table-cell office:value-type="float" office:value="4" calcext:value-type="float">
            <text:p>4</text:p>
          </table:table-cell>
          <table:table-cell office:value-type="float" office:value="0.703092" calcext:value-type="float">
            <text:p>0.703092</text:p>
          </table:table-cell>
          <table:table-cell office:value-type="float" office:value="1" calcext:value-type="float">
            <text:p>1</text:p>
          </table:table-cell>
          <table:table-cell office:value-type="float" office:value="24107042" calcext:value-type="float">
            <text:p>24107042</text:p>
          </table:table-cell>
          <table:table-cell office:value-type="float" office:value="24107028" calcext:value-type="float">
            <text:p>241070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.730058" calcext:value-type="float">
            <text:p>12.730058</text:p>
          </table:table-cell>
          <table:table-cell office:value-type="float" office:value="4.526344" calcext:value-type="float">
            <text:p>4.526344</text:p>
          </table:table-cell>
          <table:table-cell office:value-type="float" office:value="3.182514" calcext:value-type="float">
            <text:p>3.182514</text:p>
          </table:table-cell>
          <table:table-cell office:value-type="float" office:value="2.812437" calcext:value-type="float">
            <text:p>2.812437</text:p>
          </table:table-cell>
          <table:table-cell office:value-type="float" office:value="4" calcext:value-type="float">
            <text:p>4</text:p>
          </table:table-cell>
          <table:table-cell office:value-type="float" office:value="0.703109" calcext:value-type="float">
            <text:p>0.703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05584" calcext:value-type="float">
            <text:p>2400558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.777302" calcext:value-type="float">
            <text:p>12.777302</text:p>
          </table:table-cell>
          <table:table-cell office:value-type="float" office:value="4.539883" calcext:value-type="float">
            <text:p>4.539883</text:p>
          </table:table-cell>
          <table:table-cell office:value-type="float" office:value="3.194326" calcext:value-type="float">
            <text:p>3.194326</text:p>
          </table:table-cell>
          <table:table-cell office:value-type="float" office:value="2.814456" calcext:value-type="float">
            <text:p>2.814456</text:p>
          </table:table-cell>
          <table:table-cell office:value-type="float" office:value="4" calcext:value-type="float">
            <text:p>4</text:p>
          </table:table-cell>
          <table:table-cell office:value-type="float" office:value="0.703614" calcext:value-type="float">
            <text:p>0.703614</text:p>
          </table:table-cell>
          <table:table-cell office:value-type="float" office:value="1" calcext:value-type="float">
            <text:p>1</text:p>
          </table:table-cell>
          <table:table-cell office:value-type="float" office:value="23904792" calcext:value-type="float">
            <text:p>23904792</text:p>
          </table:table-cell>
          <table:table-cell office:value-type="float" office:value="23904784" calcext:value-type="float">
            <text:p>239047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.824976" calcext:value-type="float">
            <text:p>12.824976</text:p>
          </table:table-cell>
          <table:table-cell office:value-type="float" office:value="4.552656" calcext:value-type="float">
            <text:p>4.552656</text:p>
          </table:table-cell>
          <table:table-cell office:value-type="float" office:value="3.206244" calcext:value-type="float">
            <text:p>3.206244</text:p>
          </table:table-cell>
          <table:table-cell office:value-type="float" office:value="2.817032" calcext:value-type="float">
            <text:p>2.817032</text:p>
          </table:table-cell>
          <table:table-cell office:value-type="float" office:value="4" calcext:value-type="float">
            <text:p>4</text:p>
          </table:table-cell>
          <table:table-cell office:value-type="float" office:value="0.704258" calcext:value-type="float">
            <text:p>0.704258</text:p>
          </table:table-cell>
          <table:table-cell office:value-type="float" office:value="1" calcext:value-type="float">
            <text:p>1</text:p>
          </table:table-cell>
          <table:table-cell office:value-type="float" office:value="23804912" calcext:value-type="float">
            <text:p>23804912</text:p>
          </table:table-cell>
          <table:table-cell office:value-type="float" office:value="23804908" calcext:value-type="float">
            <text:p>238049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.872249" calcext:value-type="float">
            <text:p>12.872249</text:p>
          </table:table-cell>
          <table:table-cell office:value-type="float" office:value="4.569835" calcext:value-type="float">
            <text:p>4.569835</text:p>
          </table:table-cell>
          <table:table-cell office:value-type="float" office:value="3.218062" calcext:value-type="float">
            <text:p>3.218062</text:p>
          </table:table-cell>
          <table:table-cell office:value-type="float" office:value="2.816787" calcext:value-type="float">
            <text:p>2.816787</text:p>
          </table:table-cell>
          <table:table-cell office:value-type="float" office:value="4" calcext:value-type="float">
            <text:p>4</text:p>
          </table:table-cell>
          <table:table-cell office:value-type="float" office:value="0.704197" calcext:value-type="float">
            <text:p>0.704197</text:p>
          </table:table-cell>
          <table:table-cell office:value-type="float" office:value="1" calcext:value-type="float">
            <text:p>1</text:p>
          </table:table-cell>
          <table:table-cell office:value-type="float" office:value="23704916" calcext:value-type="float">
            <text:p>23704916</text:p>
          </table:table-cell>
          <table:table-cell office:value-type="float" office:value="23704910" calcext:value-type="float">
            <text:p>237049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.91902" calcext:value-type="float">
            <text:p>12.91902</text:p>
          </table:table-cell>
          <table:table-cell office:value-type="float" office:value="4.581073" calcext:value-type="float">
            <text:p>4.581073</text:p>
          </table:table-cell>
          <table:table-cell office:value-type="float" office:value="3.229755" calcext:value-type="float">
            <text:p>3.229755</text:p>
          </table:table-cell>
          <table:table-cell office:value-type="float" office:value="2.820086" calcext:value-type="float">
            <text:p>2.820086</text:p>
          </table:table-cell>
          <table:table-cell office:value-type="float" office:value="4" calcext:value-type="float">
            <text:p>4</text:p>
          </table:table-cell>
          <table:table-cell office:value-type="float" office:value="0.705021" calcext:value-type="float">
            <text:p>0.705021</text:p>
          </table:table-cell>
          <table:table-cell office:value-type="float" office:value="1" calcext:value-type="float">
            <text:p>1</text:p>
          </table:table-cell>
          <table:table-cell office:value-type="float" office:value="23605540" calcext:value-type="float">
            <text:p>23605540</text:p>
          </table:table-cell>
          <table:table-cell office:value-type="float" office:value="23605532" calcext:value-type="float">
            <text:p>2360553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.965636" calcext:value-type="float">
            <text:p>12.965636</text:p>
          </table:table-cell>
          <table:table-cell office:value-type="float" office:value="4.595118" calcext:value-type="float">
            <text:p>4.595118</text:p>
          </table:table-cell>
          <table:table-cell office:value-type="float" office:value="3.241409" calcext:value-type="float">
            <text:p>3.241409</text:p>
          </table:table-cell>
          <table:table-cell office:value-type="float" office:value="2.821611" calcext:value-type="float">
            <text:p>2.821611</text:p>
          </table:table-cell>
          <table:table-cell office:value-type="float" office:value="4" calcext:value-type="float">
            <text:p>4</text:p>
          </table:table-cell>
          <table:table-cell office:value-type="float" office:value="0.705403" calcext:value-type="float">
            <text:p>0.7054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06894" calcext:value-type="float">
            <text:p>235068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.012424" calcext:value-type="float">
            <text:p>13.012424</text:p>
          </table:table-cell>
          <table:table-cell office:value-type="float" office:value="4.608685" calcext:value-type="float">
            <text:p>4.608685</text:p>
          </table:table-cell>
          <table:table-cell office:value-type="float" office:value="3.253106" calcext:value-type="float">
            <text:p>3.253106</text:p>
          </table:table-cell>
          <table:table-cell office:value-type="float" office:value="2.823457" calcext:value-type="float">
            <text:p>2.823457</text:p>
          </table:table-cell>
          <table:table-cell office:value-type="float" office:value="4" calcext:value-type="float">
            <text:p>4</text:p>
          </table:table-cell>
          <table:table-cell office:value-type="float" office:value="0.705864" calcext:value-type="float">
            <text:p>0.705864</text:p>
          </table:table-cell>
          <table:table-cell office:value-type="float" office:value="1" calcext:value-type="float">
            <text:p>1</text:p>
          </table:table-cell>
          <table:table-cell office:value-type="float" office:value="23408652" calcext:value-type="float">
            <text:p>23408652</text:p>
          </table:table-cell>
          <table:table-cell office:value-type="float" office:value="23408640" calcext:value-type="float">
            <text:p>2340864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.059322" calcext:value-type="float">
            <text:p>13.059322</text:p>
          </table:table-cell>
          <table:table-cell office:value-type="float" office:value="4.621796" calcext:value-type="float">
            <text:p>4.621796</text:p>
          </table:table-cell>
          <table:table-cell office:value-type="float" office:value="3.264831" calcext:value-type="float">
            <text:p>3.264831</text:p>
          </table:table-cell>
          <table:table-cell office:value-type="float" office:value="2.825595" calcext:value-type="float">
            <text:p>2.825595</text:p>
          </table:table-cell>
          <table:table-cell office:value-type="float" office:value="4" calcext:value-type="float">
            <text:p>4</text:p>
          </table:table-cell>
          <table:table-cell office:value-type="float" office:value="0.706399" calcext:value-type="float">
            <text:p>0.706399</text:p>
          </table:table-cell>
          <table:table-cell office:value-type="float" office:value="1" calcext:value-type="float">
            <text:p>1</text:p>
          </table:table-cell>
          <table:table-cell office:value-type="float" office:value="23310736" calcext:value-type="float">
            <text:p>23310736</text:p>
          </table:table-cell>
          <table:table-cell office:value-type="float" office:value="23310740" calcext:value-type="float">
            <text:p>2331074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.106983" calcext:value-type="float">
            <text:p>13.106983</text:p>
          </table:table-cell>
          <table:table-cell office:value-type="float" office:value="4.633852" calcext:value-type="float">
            <text:p>4.633852</text:p>
          </table:table-cell>
          <table:table-cell office:value-type="float" office:value="3.276746" calcext:value-type="float">
            <text:p>3.276746</text:p>
          </table:table-cell>
          <table:table-cell office:value-type="float" office:value="2.828528" calcext:value-type="float">
            <text:p>2.828528</text:p>
          </table:table-cell>
          <table:table-cell office:value-type="float" office:value="4" calcext:value-type="float">
            <text:p>4</text:p>
          </table:table-cell>
          <table:table-cell office:value-type="float" office:value="0.707132" calcext:value-type="float">
            <text:p>0.707132</text:p>
          </table:table-cell>
          <table:table-cell office:value-type="float" office:value="1" calcext:value-type="float">
            <text:p>1</text:p>
          </table:table-cell>
          <table:table-cell office:value-type="float" office:value="23213542" calcext:value-type="float">
            <text:p>23213542</text:p>
          </table:table-cell>
          <table:table-cell office:value-type="float" office:value="23213544" calcext:value-type="float">
            <text:p>232135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.153338" calcext:value-type="float">
            <text:p>13.153338</text:p>
          </table:table-cell>
          <table:table-cell office:value-type="float" office:value="4.652056" calcext:value-type="float">
            <text:p>4.652056</text:p>
          </table:table-cell>
          <table:table-cell office:value-type="float" office:value="3.288335" calcext:value-type="float">
            <text:p>3.288335</text:p>
          </table:table-cell>
          <table:table-cell office:value-type="float" office:value="2.827425" calcext:value-type="float">
            <text:p>2.827425</text:p>
          </table:table-cell>
          <table:table-cell office:value-type="float" office:value="4" calcext:value-type="float">
            <text:p>4</text:p>
          </table:table-cell>
          <table:table-cell office:value-type="float" office:value="0.706856" calcext:value-type="float">
            <text:p>0.7068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16444" calcext:value-type="float">
            <text:p>231164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.19887" calcext:value-type="float">
            <text:p>13.19887</text:p>
          </table:table-cell>
          <table:table-cell office:value-type="float" office:value="4.670181" calcext:value-type="float">
            <text:p>4.670181</text:p>
          </table:table-cell>
          <table:table-cell office:value-type="float" office:value="3.299717" calcext:value-type="float">
            <text:p>3.299717</text:p>
          </table:table-cell>
          <table:table-cell office:value-type="float" office:value="2.826201" calcext:value-type="float">
            <text:p>2.826201</text:p>
          </table:table-cell>
          <table:table-cell office:value-type="float" office:value="4" calcext:value-type="float">
            <text:p>4</text:p>
          </table:table-cell>
          <table:table-cell office:value-type="float" office:value="0.70655" calcext:value-type="float">
            <text:p>0.70655</text:p>
          </table:table-cell>
          <table:table-cell office:value-type="float" office:value="1" calcext:value-type="float">
            <text:p>1</text:p>
          </table:table-cell>
          <table:table-cell office:value-type="float" office:value="23020052" calcext:value-type="float">
            <text:p>23020052</text:p>
          </table:table-cell>
          <table:table-cell office:value-type="float" office:value="23020044" calcext:value-type="float">
            <text:p>230200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247488" calcext:value-type="float">
            <text:p>13.247488</text:p>
          </table:table-cell>
          <table:table-cell office:value-type="float" office:value="4.682537" calcext:value-type="float">
            <text:p>4.682537</text:p>
          </table:table-cell>
          <table:table-cell office:value-type="float" office:value="3.311872" calcext:value-type="float">
            <text:p>3.311872</text:p>
          </table:table-cell>
          <table:table-cell office:value-type="float" office:value="2.829126" calcext:value-type="float">
            <text:p>2.829126</text:p>
          </table:table-cell>
          <table:table-cell office:value-type="float" office:value="4" calcext:value-type="float">
            <text:p>4</text:p>
          </table:table-cell>
          <table:table-cell office:value-type="float" office:value="0.707282" calcext:value-type="float">
            <text:p>0.707282</text:p>
          </table:table-cell>
          <table:table-cell office:value-type="float" office:value="1" calcext:value-type="float">
            <text:p>1</text:p>
          </table:table-cell>
          <table:table-cell office:value-type="float" office:value="22924344" calcext:value-type="float">
            <text:p>22924344</text:p>
          </table:table-cell>
          <table:table-cell office:value-type="float" office:value="22924348" calcext:value-type="float">
            <text:p>229243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.294533" calcext:value-type="float">
            <text:p>13.294533</text:p>
          </table:table-cell>
          <table:table-cell office:value-type="float" office:value="4.694004" calcext:value-type="float">
            <text:p>4.694004</text:p>
          </table:table-cell>
          <table:table-cell office:value-type="float" office:value="3.323633" calcext:value-type="float">
            <text:p>3.323633</text:p>
          </table:table-cell>
          <table:table-cell office:value-type="float" office:value="2.832237" calcext:value-type="float">
            <text:p>2.832237</text:p>
          </table:table-cell>
          <table:table-cell office:value-type="float" office:value="4" calcext:value-type="float">
            <text:p>4</text:p>
          </table:table-cell>
          <table:table-cell office:value-type="float" office:value="0.708059" calcext:value-type="float">
            <text:p>0.708059</text:p>
          </table:table-cell>
          <table:table-cell office:value-type="float" office:value="1" calcext:value-type="float">
            <text:p>1</text:p>
          </table:table-cell>
          <table:table-cell office:value-type="float" office:value="22828712" calcext:value-type="float">
            <text:p>22828712</text:p>
          </table:table-cell>
          <table:table-cell office:value-type="float" office:value="22828720" calcext:value-type="float">
            <text:p>228287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342023" calcext:value-type="float">
            <text:p>13.342023</text:p>
          </table:table-cell>
          <table:table-cell office:value-type="float" office:value="4.706446" calcext:value-type="float">
            <text:p>4.706446</text:p>
          </table:table-cell>
          <table:table-cell office:value-type="float" office:value="3.335506" calcext:value-type="float">
            <text:p>3.335506</text:p>
          </table:table-cell>
          <table:table-cell office:value-type="float" office:value="2.83484" calcext:value-type="float">
            <text:p>2.83484</text:p>
          </table:table-cell>
          <table:table-cell office:value-type="float" office:value="4" calcext:value-type="float">
            <text:p>4</text:p>
          </table:table-cell>
          <table:table-cell office:value-type="float" office:value="0.70871" calcext:value-type="float">
            <text:p>0.70871</text:p>
          </table:table-cell>
          <table:table-cell office:value-type="float" office:value="1" calcext:value-type="float">
            <text:p>1</text:p>
          </table:table-cell>
          <table:table-cell office:value-type="float" office:value="22733758" calcext:value-type="float">
            <text:p>22733758</text:p>
          </table:table-cell>
          <table:table-cell office:value-type="float" office:value="22733762" calcext:value-type="float">
            <text:p>227337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390324" calcext:value-type="float">
            <text:p>13.390324</text:p>
          </table:table-cell>
          <table:table-cell office:value-type="float" office:value="4.718514" calcext:value-type="float">
            <text:p>4.718514</text:p>
          </table:table-cell>
          <table:table-cell office:value-type="float" office:value="3.347581" calcext:value-type="float">
            <text:p>3.347581</text:p>
          </table:table-cell>
          <table:table-cell office:value-type="float" office:value="2.837826" calcext:value-type="float">
            <text:p>2.837826</text:p>
          </table:table-cell>
          <table:table-cell office:value-type="float" office:value="4" calcext:value-type="float">
            <text:p>4</text:p>
          </table:table-cell>
          <table:table-cell office:value-type="float" office:value="0.709457" calcext:value-type="float">
            <text:p>0.709457</text:p>
          </table:table-cell>
          <table:table-cell office:value-type="float" office:value="1" calcext:value-type="float">
            <text:p>1</text:p>
          </table:table-cell>
          <table:table-cell office:value-type="float" office:value="22638994" calcext:value-type="float">
            <text:p>22638994</text:p>
          </table:table-cell>
          <table:table-cell office:value-type="float" office:value="22638996" calcext:value-type="float">
            <text:p>226389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.437938" calcext:value-type="float">
            <text:p>13.437938</text:p>
          </table:table-cell>
          <table:table-cell office:value-type="float" office:value="4.729694" calcext:value-type="float">
            <text:p>4.729694</text:p>
          </table:table-cell>
          <table:table-cell office:value-type="float" office:value="3.359484" calcext:value-type="float">
            <text:p>3.359484</text:p>
          </table:table-cell>
          <table:table-cell office:value-type="float" office:value="2.841185" calcext:value-type="float">
            <text:p>2.841185</text:p>
          </table:table-cell>
          <table:table-cell office:value-type="float" office:value="4" calcext:value-type="float">
            <text:p>4</text:p>
          </table:table-cell>
          <table:table-cell office:value-type="float" office:value="0.710296" calcext:value-type="float">
            <text:p>0.710296</text:p>
          </table:table-cell>
          <table:table-cell office:value-type="float" office:value="1" calcext:value-type="float">
            <text:p>1</text:p>
          </table:table-cell>
          <table:table-cell office:value-type="float" office:value="22545180" calcext:value-type="float">
            <text:p>22545180</text:p>
          </table:table-cell>
          <table:table-cell office:value-type="float" office:value="22545186" calcext:value-type="float">
            <text:p>225451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.48456" calcext:value-type="float">
            <text:p>13.48456</text:p>
          </table:table-cell>
          <table:table-cell office:value-type="float" office:value="4.741834" calcext:value-type="float">
            <text:p>4.741834</text:p>
          </table:table-cell>
          <table:table-cell office:value-type="float" office:value="3.37114" calcext:value-type="float">
            <text:p>3.37114</text:p>
          </table:table-cell>
          <table:table-cell office:value-type="float" office:value="2.843743" calcext:value-type="float">
            <text:p>2.843743</text:p>
          </table:table-cell>
          <table:table-cell office:value-type="float" office:value="4" calcext:value-type="float">
            <text:p>4</text:p>
          </table:table-cell>
          <table:table-cell office:value-type="float" office:value="0.710936" calcext:value-type="float">
            <text:p>0.710936</text:p>
          </table:table-cell>
          <table:table-cell office:value-type="float" office:value="1" calcext:value-type="float">
            <text:p>1</text:p>
          </table:table-cell>
          <table:table-cell office:value-type="float" office:value="22451798" calcext:value-type="float">
            <text:p>22451798</text:p>
          </table:table-cell>
          <table:table-cell office:value-type="float" office:value="22451796" calcext:value-type="float">
            <text:p>224517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.531433" calcext:value-type="float">
            <text:p>13.531433</text:p>
          </table:table-cell>
          <table:table-cell office:value-type="float" office:value="4.754273" calcext:value-type="float">
            <text:p>4.754273</text:p>
          </table:table-cell>
          <table:table-cell office:value-type="float" office:value="3.382858" calcext:value-type="float">
            <text:p>3.382858</text:p>
          </table:table-cell>
          <table:table-cell office:value-type="float" office:value="2.846162" calcext:value-type="float">
            <text:p>2.846162</text:p>
          </table:table-cell>
          <table:table-cell office:value-type="float" office:value="4" calcext:value-type="float">
            <text:p>4</text:p>
          </table:table-cell>
          <table:table-cell office:value-type="float" office:value="0.711541" calcext:value-type="float">
            <text:p>0.711541</text:p>
          </table:table-cell>
          <table:table-cell office:value-type="float" office:value="1" calcext:value-type="float">
            <text:p>1</text:p>
          </table:table-cell>
          <table:table-cell office:value-type="float" office:value="22358500" calcext:value-type="float">
            <text:p>22358500</text:p>
          </table:table-cell>
          <table:table-cell office:value-type="float" office:value="22358502" calcext:value-type="float">
            <text:p>22358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.57847" calcext:value-type="float">
            <text:p>13.57847</text:p>
          </table:table-cell>
          <table:table-cell office:value-type="float" office:value="4.766322" calcext:value-type="float">
            <text:p>4.766322</text:p>
          </table:table-cell>
          <table:table-cell office:value-type="float" office:value="3.394618" calcext:value-type="float">
            <text:p>3.394618</text:p>
          </table:table-cell>
          <table:table-cell office:value-type="float" office:value="2.848836" calcext:value-type="float">
            <text:p>2.848836</text:p>
          </table:table-cell>
          <table:table-cell office:value-type="float" office:value="4" calcext:value-type="float">
            <text:p>4</text:p>
          </table:table-cell>
          <table:table-cell office:value-type="float" office:value="0.712209" calcext:value-type="float">
            <text:p>0.712209</text:p>
          </table:table-cell>
          <table:table-cell office:value-type="float" office:value="1" calcext:value-type="float">
            <text:p>1</text:p>
          </table:table-cell>
          <table:table-cell office:value-type="float" office:value="22265904" calcext:value-type="float">
            <text:p>22265904</text:p>
          </table:table-cell>
          <table:table-cell office:value-type="float" office:value="22265906" calcext:value-type="float">
            <text:p>222659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.626736" calcext:value-type="float">
            <text:p>13.626736</text:p>
          </table:table-cell>
          <table:table-cell office:value-type="float" office:value="4.778847" calcext:value-type="float">
            <text:p>4.778847</text:p>
          </table:table-cell>
          <table:table-cell office:value-type="float" office:value="3.406684" calcext:value-type="float">
            <text:p>3.406684</text:p>
          </table:table-cell>
          <table:table-cell office:value-type="float" office:value="2.851469" calcext:value-type="float">
            <text:p>2.851469</text:p>
          </table:table-cell>
          <table:table-cell office:value-type="float" office:value="4" calcext:value-type="float">
            <text:p>4</text:p>
          </table:table-cell>
          <table:table-cell office:value-type="float" office:value="0.712867" calcext:value-type="float">
            <text:p>0.712867</text:p>
          </table:table-cell>
          <table:table-cell office:value-type="float" office:value="1" calcext:value-type="float">
            <text:p>1</text:p>
          </table:table-cell>
          <table:table-cell office:value-type="float" office:value="22173668" calcext:value-type="float">
            <text:p>22173668</text:p>
          </table:table-cell>
          <table:table-cell office:value-type="float" office:value="22173664" calcext:value-type="float">
            <text:p>221736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.673325" calcext:value-type="float">
            <text:p>13.673325</text:p>
          </table:table-cell>
          <table:table-cell office:value-type="float" office:value="4.792058" calcext:value-type="float">
            <text:p>4.792058</text:p>
          </table:table-cell>
          <table:table-cell office:value-type="float" office:value="3.418331" calcext:value-type="float">
            <text:p>3.418331</text:p>
          </table:table-cell>
          <table:table-cell office:value-type="float" office:value="2.85333" calcext:value-type="float">
            <text:p>2.85333</text:p>
          </table:table-cell>
          <table:table-cell office:value-type="float" office:value="4" calcext:value-type="float">
            <text:p>4</text:p>
          </table:table-cell>
          <table:table-cell office:value-type="float" office:value="0.713333" calcext:value-type="float">
            <text:p>0.713333</text:p>
          </table:table-cell>
          <table:table-cell office:value-type="float" office:value="1" calcext:value-type="float">
            <text:p>1</text:p>
          </table:table-cell>
          <table:table-cell office:value-type="float" office:value="22081708" calcext:value-type="float">
            <text:p>22081708</text:p>
          </table:table-cell>
          <table:table-cell office:value-type="float" office:value="22081712" calcext:value-type="float">
            <text:p>220817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.721516" calcext:value-type="float">
            <text:p>13.721516</text:p>
          </table:table-cell>
          <table:table-cell office:value-type="float" office:value="4.803783" calcext:value-type="float">
            <text:p>4.803783</text:p>
          </table:table-cell>
          <table:table-cell office:value-type="float" office:value="3.430379" calcext:value-type="float">
            <text:p>3.430379</text:p>
          </table:table-cell>
          <table:table-cell office:value-type="float" office:value="2.856398" calcext:value-type="float">
            <text:p>2.856398</text:p>
          </table:table-cell>
          <table:table-cell office:value-type="float" office:value="4" calcext:value-type="float">
            <text:p>4</text:p>
          </table:table-cell>
          <table:table-cell office:value-type="float" office:value="0.7141" calcext:value-type="float">
            <text:p>0.7141</text:p>
          </table:table-cell>
          <table:table-cell office:value-type="float" office:value="1" calcext:value-type="float">
            <text:p>1</text:p>
          </table:table-cell>
          <table:table-cell office:value-type="float" office:value="21990322" calcext:value-type="float">
            <text:p>21990322</text:p>
          </table:table-cell>
          <table:table-cell office:value-type="float" office:value="21990324" calcext:value-type="float">
            <text:p>219903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.769947" calcext:value-type="float">
            <text:p>13.769947</text:p>
          </table:table-cell>
          <table:table-cell office:value-type="float" office:value="4.815533" calcext:value-type="float">
            <text:p>4.815533</text:p>
          </table:table-cell>
          <table:table-cell office:value-type="float" office:value="3.442487" calcext:value-type="float">
            <text:p>3.442487</text:p>
          </table:table-cell>
          <table:table-cell office:value-type="float" office:value="2.859485" calcext:value-type="float">
            <text:p>2.859485</text:p>
          </table:table-cell>
          <table:table-cell office:value-type="float" office:value="4" calcext:value-type="float">
            <text:p>4</text:p>
          </table:table-cell>
          <table:table-cell office:value-type="float" office:value="0.714871" calcext:value-type="float">
            <text:p>0.714871</text:p>
          </table:table-cell>
          <table:table-cell office:value-type="float" office:value="1" calcext:value-type="float">
            <text:p>1</text:p>
          </table:table-cell>
          <table:table-cell office:value-type="float" office:value="21899678" calcext:value-type="float">
            <text:p>21899678</text:p>
          </table:table-cell>
          <table:table-cell office:value-type="float" office:value="21899680" calcext:value-type="float">
            <text:p>2189968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.816971" calcext:value-type="float">
            <text:p>13.816971</text:p>
          </table:table-cell>
          <table:table-cell office:value-type="float" office:value="4.827784" calcext:value-type="float">
            <text:p>4.827784</text:p>
          </table:table-cell>
          <table:table-cell office:value-type="float" office:value="3.454243" calcext:value-type="float">
            <text:p>3.454243</text:p>
          </table:table-cell>
          <table:table-cell office:value-type="float" office:value="2.86197" calcext:value-type="float">
            <text:p>2.86197</text:p>
          </table:table-cell>
          <table:table-cell office:value-type="float" office:value="4" calcext:value-type="float">
            <text:p>4</text:p>
          </table:table-cell>
          <table:table-cell office:value-type="float" office:value="0.715492" calcext:value-type="float">
            <text:p>0.715492</text:p>
          </table:table-cell>
          <table:table-cell office:value-type="float" office:value="1" calcext:value-type="float">
            <text:p>1</text:p>
          </table:table-cell>
          <table:table-cell office:value-type="float" office:value="21809208" calcext:value-type="float">
            <text:p>21809208</text:p>
          </table:table-cell>
          <table:table-cell office:value-type="float" office:value="21809224" calcext:value-type="float">
            <text:p>218092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.864136" calcext:value-type="float">
            <text:p>13.864136</text:p>
          </table:table-cell>
          <table:table-cell office:value-type="float" office:value="4.840281" calcext:value-type="float">
            <text:p>4.840281</text:p>
          </table:table-cell>
          <table:table-cell office:value-type="float" office:value="3.466034" calcext:value-type="float">
            <text:p>3.466034</text:p>
          </table:table-cell>
          <table:table-cell office:value-type="float" office:value="2.864324" calcext:value-type="float">
            <text:p>2.864324</text:p>
          </table:table-cell>
          <table:table-cell office:value-type="float" office:value="4" calcext:value-type="float">
            <text:p>4</text:p>
          </table:table-cell>
          <table:table-cell office:value-type="float" office:value="0.716081" calcext:value-type="float">
            <text:p>0.716081</text:p>
          </table:table-cell>
          <table:table-cell office:value-type="float" office:value="1" calcext:value-type="float">
            <text:p>1</text:p>
          </table:table-cell>
          <table:table-cell office:value-type="float" office:value="21719050" calcext:value-type="float">
            <text:p>21719050</text:p>
          </table:table-cell>
          <table:table-cell office:value-type="float" office:value="21719060" calcext:value-type="float">
            <text:p>217190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.910112" calcext:value-type="float">
            <text:p>13.910112</text:p>
          </table:table-cell>
          <table:table-cell office:value-type="float" office:value="4.855305" calcext:value-type="float">
            <text:p>4.855305</text:p>
          </table:table-cell>
          <table:table-cell office:value-type="float" office:value="3.477528" calcext:value-type="float">
            <text:p>3.477528</text:p>
          </table:table-cell>
          <table:table-cell office:value-type="float" office:value="2.864931" calcext:value-type="float">
            <text:p>2.864931</text:p>
          </table:table-cell>
          <table:table-cell office:value-type="float" office:value="4" calcext:value-type="float">
            <text:p>4</text:p>
          </table:table-cell>
          <table:table-cell office:value-type="float" office:value="0.716233" calcext:value-type="float">
            <text:p>0.716233</text:p>
          </table:table-cell>
          <table:table-cell office:value-type="float" office:value="1" calcext:value-type="float">
            <text:p>1</text:p>
          </table:table-cell>
          <table:table-cell office:value-type="float" office:value="21629326" calcext:value-type="float">
            <text:p>21629326</text:p>
          </table:table-cell>
          <table:table-cell office:value-type="float" office:value="21629338" calcext:value-type="float">
            <text:p>216293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.95718" calcext:value-type="float">
            <text:p>13.95718</text:p>
          </table:table-cell>
          <table:table-cell office:value-type="float" office:value="4.868181" calcext:value-type="float">
            <text:p>4.868181</text:p>
          </table:table-cell>
          <table:table-cell office:value-type="float" office:value="3.489295" calcext:value-type="float">
            <text:p>3.489295</text:p>
          </table:table-cell>
          <table:table-cell office:value-type="float" office:value="2.867022" calcext:value-type="float">
            <text:p>2.867022</text:p>
          </table:table-cell>
          <table:table-cell office:value-type="float" office:value="4" calcext:value-type="float">
            <text:p>4</text:p>
          </table:table-cell>
          <table:table-cell office:value-type="float" office:value="0.716755" calcext:value-type="float">
            <text:p>0.716755</text:p>
          </table:table-cell>
          <table:table-cell office:value-type="float" office:value="1" calcext:value-type="float">
            <text:p>1</text:p>
          </table:table-cell>
          <table:table-cell office:value-type="float" office:value="21540348" calcext:value-type="float">
            <text:p>21540348</text:p>
          </table:table-cell>
          <table:table-cell office:value-type="float" office:value="21540352" calcext:value-type="float">
            <text:p>215403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.00516" calcext:value-type="float">
            <text:p>14.00516</text:p>
          </table:table-cell>
          <table:table-cell office:value-type="float" office:value="4.87972" calcext:value-type="float">
            <text:p>4.87972</text:p>
          </table:table-cell>
          <table:table-cell office:value-type="float" office:value="3.50129" calcext:value-type="float">
            <text:p>3.50129</text:p>
          </table:table-cell>
          <table:table-cell office:value-type="float" office:value="2.870075" calcext:value-type="float">
            <text:p>2.870075</text:p>
          </table:table-cell>
          <table:table-cell office:value-type="float" office:value="4" calcext:value-type="float">
            <text:p>4</text:p>
          </table:table-cell>
          <table:table-cell office:value-type="float" office:value="0.717519" calcext:value-type="float">
            <text:p>0.717519</text:p>
          </table:table-cell>
          <table:table-cell office:value-type="float" office:value="1" calcext:value-type="float">
            <text:p>1</text:p>
          </table:table-cell>
          <table:table-cell office:value-type="float" office:value="21451568" calcext:value-type="float">
            <text:p>21451568</text:p>
          </table:table-cell>
          <table:table-cell office:value-type="float" office:value="21451584" calcext:value-type="float">
            <text:p>214515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.05269" calcext:value-type="float">
            <text:p>14.05269</text:p>
          </table:table-cell>
          <table:table-cell office:value-type="float" office:value="4.891829" calcext:value-type="float">
            <text:p>4.891829</text:p>
          </table:table-cell>
          <table:table-cell office:value-type="float" office:value="3.513172" calcext:value-type="float">
            <text:p>3.513172</text:p>
          </table:table-cell>
          <table:table-cell office:value-type="float" office:value="2.872687" calcext:value-type="float">
            <text:p>2.872687</text:p>
          </table:table-cell>
          <table:table-cell office:value-type="float" office:value="4" calcext:value-type="float">
            <text:p>4</text:p>
          </table:table-cell>
          <table:table-cell office:value-type="float" office:value="0.718172" calcext:value-type="float">
            <text:p>0.718172</text:p>
          </table:table-cell>
          <table:table-cell office:value-type="float" office:value="1" calcext:value-type="float">
            <text:p>1</text:p>
          </table:table-cell>
          <table:table-cell office:value-type="float" office:value="21363208" calcext:value-type="float">
            <text:p>21363208</text:p>
          </table:table-cell>
          <table:table-cell office:value-type="float" office:value="21363200" calcext:value-type="float">
            <text:p>21363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099734" calcext:value-type="float">
            <text:p>14.099734</text:p>
          </table:table-cell>
          <table:table-cell office:value-type="float" office:value="4.90447" calcext:value-type="float">
            <text:p>4.90447</text:p>
          </table:table-cell>
          <table:table-cell office:value-type="float" office:value="3.524933" calcext:value-type="float">
            <text:p>3.524933</text:p>
          </table:table-cell>
          <table:table-cell office:value-type="float" office:value="2.874874" calcext:value-type="float">
            <text:p>2.874874</text:p>
          </table:table-cell>
          <table:table-cell office:value-type="float" office:value="4" calcext:value-type="float">
            <text:p>4</text:p>
          </table:table-cell>
          <table:table-cell office:value-type="float" office:value="0.718718" calcext:value-type="float">
            <text:p>0.718718</text:p>
          </table:table-cell>
          <table:table-cell office:value-type="float" office:value="1" calcext:value-type="float">
            <text:p>1</text:p>
          </table:table-cell>
          <table:table-cell office:value-type="float" office:value="21275484" calcext:value-type="float">
            <text:p>21275484</text:p>
          </table:table-cell>
          <table:table-cell office:value-type="float" office:value="21275488" calcext:value-type="float">
            <text:p>212754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.148087" calcext:value-type="float">
            <text:p>14.148087</text:p>
          </table:table-cell>
          <table:table-cell office:value-type="float" office:value="4.918184" calcext:value-type="float">
            <text:p>4.918184</text:p>
          </table:table-cell>
          <table:table-cell office:value-type="float" office:value="3.537022" calcext:value-type="float">
            <text:p>3.537022</text:p>
          </table:table-cell>
          <table:table-cell office:value-type="float" office:value="2.876689" calcext:value-type="float">
            <text:p>2.876689</text:p>
          </table:table-cell>
          <table:table-cell office:value-type="float" office:value="4" calcext:value-type="float">
            <text:p>4</text:p>
          </table:table-cell>
          <table:table-cell office:value-type="float" office:value="0.719172" calcext:value-type="float">
            <text:p>0.719172</text:p>
          </table:table-cell>
          <table:table-cell office:value-type="float" office:value="1" calcext:value-type="float">
            <text:p>1</text:p>
          </table:table-cell>
          <table:table-cell office:value-type="float" office:value="21188180" calcext:value-type="float">
            <text:p>21188180</text:p>
          </table:table-cell>
          <table:table-cell office:value-type="float" office:value="21188192" calcext:value-type="float">
            <text:p>211881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.196668" calcext:value-type="float">
            <text:p>14.196668</text:p>
          </table:table-cell>
          <table:table-cell office:value-type="float" office:value="4.930531" calcext:value-type="float">
            <text:p>4.930531</text:p>
          </table:table-cell>
          <table:table-cell office:value-type="float" office:value="3.549167" calcext:value-type="float">
            <text:p>3.549167</text:p>
          </table:table-cell>
          <table:table-cell office:value-type="float" office:value="2.879339" calcext:value-type="float">
            <text:p>2.879339</text:p>
          </table:table-cell>
          <table:table-cell office:value-type="float" office:value="4" calcext:value-type="float">
            <text:p>4</text:p>
          </table:table-cell>
          <table:table-cell office:value-type="float" office:value="0.719835" calcext:value-type="float">
            <text:p>0.719835</text:p>
          </table:table-cell>
          <table:table-cell office:value-type="float" office:value="1" calcext:value-type="float">
            <text:p>1</text:p>
          </table:table-cell>
          <table:table-cell office:value-type="float" office:value="21101080" calcext:value-type="float">
            <text:p>21101080</text:p>
          </table:table-cell>
          <table:table-cell office:value-type="float" office:value="21101084" calcext:value-type="float">
            <text:p>211010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.244882" calcext:value-type="float">
            <text:p>14.244882</text:p>
          </table:table-cell>
          <table:table-cell office:value-type="float" office:value="4.942174" calcext:value-type="float">
            <text:p>4.942174</text:p>
          </table:table-cell>
          <table:table-cell office:value-type="float" office:value="3.561221" calcext:value-type="float">
            <text:p>3.561221</text:p>
          </table:table-cell>
          <table:table-cell office:value-type="float" office:value="2.882311" calcext:value-type="float">
            <text:p>2.882311</text:p>
          </table:table-cell>
          <table:table-cell office:value-type="float" office:value="4" calcext:value-type="float">
            <text:p>4</text:p>
          </table:table-cell>
          <table:table-cell office:value-type="float" office:value="0.720578" calcext:value-type="float">
            <text:p>0.720578</text:p>
          </table:table-cell>
          <table:table-cell office:value-type="float" office:value="1" calcext:value-type="float">
            <text:p>1</text:p>
          </table:table-cell>
          <table:table-cell office:value-type="float" office:value="21014620" calcext:value-type="float">
            <text:p>21014620</text:p>
          </table:table-cell>
          <table:table-cell office:value-type="float" office:value="21014640" calcext:value-type="float">
            <text:p>2101464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.292517" calcext:value-type="float">
            <text:p>14.292517</text:p>
          </table:table-cell>
          <table:table-cell office:value-type="float" office:value="4.954614" calcext:value-type="float">
            <text:p>4.954614</text:p>
          </table:table-cell>
          <table:table-cell office:value-type="float" office:value="3.573129" calcext:value-type="float">
            <text:p>3.573129</text:p>
          </table:table-cell>
          <table:table-cell office:value-type="float" office:value="2.884688" calcext:value-type="float">
            <text:p>2.884688</text:p>
          </table:table-cell>
          <table:table-cell office:value-type="float" office:value="4" calcext:value-type="float">
            <text:p>4</text:p>
          </table:table-cell>
          <table:table-cell office:value-type="float" office:value="0.721172" calcext:value-type="float">
            <text:p>0.721172</text:p>
          </table:table-cell>
          <table:table-cell office:value-type="float" office:value="1" calcext:value-type="float">
            <text:p>1</text:p>
          </table:table-cell>
          <table:table-cell office:value-type="float" office:value="20928438" calcext:value-type="float">
            <text:p>20928438</text:p>
          </table:table-cell>
          <table:table-cell office:value-type="float" office:value="20928456" calcext:value-type="float">
            <text:p>209284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.33914" calcext:value-type="float">
            <text:p>14.33914</text:p>
          </table:table-cell>
          <table:table-cell office:value-type="float" office:value="4.966791" calcext:value-type="float">
            <text:p>4.966791</text:p>
          </table:table-cell>
          <table:table-cell office:value-type="float" office:value="3.584785" calcext:value-type="float">
            <text:p>3.584785</text:p>
          </table:table-cell>
          <table:table-cell office:value-type="float" office:value="2.887003" calcext:value-type="float">
            <text:p>2.887003</text:p>
          </table:table-cell>
          <table:table-cell office:value-type="float" office:value="4" calcext:value-type="float">
            <text:p>4</text:p>
          </table:table-cell>
          <table:table-cell office:value-type="float" office:value="0.721751" calcext:value-type="float">
            <text:p>0.721751</text:p>
          </table:table-cell>
          <table:table-cell office:value-type="float" office:value="1" calcext:value-type="float">
            <text:p>1</text:p>
          </table:table-cell>
          <table:table-cell office:value-type="float" office:value="20842540" calcext:value-type="float">
            <text:p>20842540</text:p>
          </table:table-cell>
          <table:table-cell office:value-type="float" office:value="20842556" calcext:value-type="float">
            <text:p>208425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.386174" calcext:value-type="float">
            <text:p>14.386174</text:p>
          </table:table-cell>
          <table:table-cell office:value-type="float" office:value="4.980488" calcext:value-type="float">
            <text:p>4.980488</text:p>
          </table:table-cell>
          <table:table-cell office:value-type="float" office:value="3.596543" calcext:value-type="float">
            <text:p>3.596543</text:p>
          </table:table-cell>
          <table:table-cell office:value-type="float" office:value="2.888507" calcext:value-type="float">
            <text:p>2.888507</text:p>
          </table:table-cell>
          <table:table-cell office:value-type="float" office:value="4" calcext:value-type="float">
            <text:p>4</text:p>
          </table:table-cell>
          <table:table-cell office:value-type="float" office:value="0.722127" calcext:value-type="float">
            <text:p>0.722127</text:p>
          </table:table-cell>
          <table:table-cell office:value-type="float" office:value="1" calcext:value-type="float">
            <text:p>1</text:p>
          </table:table-cell>
          <table:table-cell office:value-type="float" office:value="20757518" calcext:value-type="float">
            <text:p>20757518</text:p>
          </table:table-cell>
          <table:table-cell office:value-type="float" office:value="20757516" calcext:value-type="float">
            <text:p>207575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.433465" calcext:value-type="float">
            <text:p>14.433465</text:p>
          </table:table-cell>
          <table:table-cell office:value-type="float" office:value="4.993477" calcext:value-type="float">
            <text:p>4.993477</text:p>
          </table:table-cell>
          <table:table-cell office:value-type="float" office:value="3.608366" calcext:value-type="float">
            <text:p>3.608366</text:p>
          </table:table-cell>
          <table:table-cell office:value-type="float" office:value="2.890464" calcext:value-type="float">
            <text:p>2.890464</text:p>
          </table:table-cell>
          <table:table-cell office:value-type="float" office:value="4" calcext:value-type="float">
            <text:p>4</text:p>
          </table:table-cell>
          <table:table-cell office:value-type="float" office:value="0.722616" calcext:value-type="float">
            <text:p>0.722616</text:p>
          </table:table-cell>
          <table:table-cell office:value-type="float" office:value="1" calcext:value-type="float">
            <text:p>1</text:p>
          </table:table-cell>
          <table:table-cell office:value-type="float" office:value="20672530" calcext:value-type="float">
            <text:p>20672530</text:p>
          </table:table-cell>
          <table:table-cell office:value-type="float" office:value="20672540" calcext:value-type="float">
            <text:p>2067254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.479922" calcext:value-type="float">
            <text:p>14.479922</text:p>
          </table:table-cell>
          <table:table-cell office:value-type="float" office:value="5.01254" calcext:value-type="float">
            <text:p>5.01254</text:p>
          </table:table-cell>
          <table:table-cell office:value-type="float" office:value="3.61998" calcext:value-type="float">
            <text:p>3.61998</text:p>
          </table:table-cell>
          <table:table-cell office:value-type="float" office:value="2.88874" calcext:value-type="float">
            <text:p>2.88874</text:p>
          </table:table-cell>
          <table:table-cell office:value-type="float" office:value="4" calcext:value-type="float">
            <text:p>4</text:p>
          </table:table-cell>
          <table:table-cell office:value-type="float" office:value="0.722185" calcext:value-type="float">
            <text:p>0.722185</text:p>
          </table:table-cell>
          <table:table-cell office:value-type="float" office:value="1" calcext:value-type="float">
            <text:p>1</text:p>
          </table:table-cell>
          <table:table-cell office:value-type="float" office:value="20588044" calcext:value-type="float">
            <text:p>20588044</text:p>
          </table:table-cell>
          <table:table-cell office:value-type="float" office:value="20588038" calcext:value-type="float">
            <text:p>205880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.526727" calcext:value-type="float">
            <text:p>14.526727</text:p>
          </table:table-cell>
          <table:table-cell office:value-type="float" office:value="5.031441" calcext:value-type="float">
            <text:p>5.031441</text:p>
          </table:table-cell>
          <table:table-cell office:value-type="float" office:value="3.631682" calcext:value-type="float">
            <text:p>3.631682</text:p>
          </table:table-cell>
          <table:table-cell office:value-type="float" office:value="2.88719" calcext:value-type="float">
            <text:p>2.88719</text:p>
          </table:table-cell>
          <table:table-cell office:value-type="float" office:value="4" calcext:value-type="float">
            <text:p>4</text:p>
          </table:table-cell>
          <table:table-cell office:value-type="float" office:value="0.721798" calcext:value-type="float">
            <text:p>0.721798</text:p>
          </table:table-cell>
          <table:table-cell office:value-type="float" office:value="1" calcext:value-type="float">
            <text:p>1</text:p>
          </table:table-cell>
          <table:table-cell office:value-type="float" office:value="20503952" calcext:value-type="float">
            <text:p>20503952</text:p>
          </table:table-cell>
          <table:table-cell office:value-type="float" office:value="20503956" calcext:value-type="float">
            <text:p>205039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.576867" calcext:value-type="float">
            <text:p>14.576867</text:p>
          </table:table-cell>
          <table:table-cell office:value-type="float" office:value="5.044601" calcext:value-type="float">
            <text:p>5.044601</text:p>
          </table:table-cell>
          <table:table-cell office:value-type="float" office:value="3.644217" calcext:value-type="float">
            <text:p>3.644217</text:p>
          </table:table-cell>
          <table:table-cell office:value-type="float" office:value="2.889598" calcext:value-type="float">
            <text:p>2.889598</text:p>
          </table:table-cell>
          <table:table-cell office:value-type="float" office:value="4" calcext:value-type="float">
            <text:p>4</text:p>
          </table:table-cell>
          <table:table-cell office:value-type="float" office:value="0.722399" calcext:value-type="float">
            <text:p>0.722399</text:p>
          </table:table-cell>
          <table:table-cell office:value-type="float" office:value="1" calcext:value-type="float">
            <text:p>1</text:p>
          </table:table-cell>
          <table:table-cell office:value-type="float" office:value="20420238" calcext:value-type="float">
            <text:p>20420238</text:p>
          </table:table-cell>
          <table:table-cell office:value-type="float" office:value="20420252" calcext:value-type="float">
            <text:p>204202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.625787" calcext:value-type="float">
            <text:p>14.625787</text:p>
          </table:table-cell>
          <table:table-cell office:value-type="float" office:value="5.056559" calcext:value-type="float">
            <text:p>5.056559</text:p>
          </table:table-cell>
          <table:table-cell office:value-type="float" office:value="3.656447" calcext:value-type="float">
            <text:p>3.656447</text:p>
          </table:table-cell>
          <table:table-cell office:value-type="float" office:value="2.892438" calcext:value-type="float">
            <text:p>2.892438</text:p>
          </table:table-cell>
          <table:table-cell office:value-type="float" office:value="4" calcext:value-type="float">
            <text:p>4</text:p>
          </table:table-cell>
          <table:table-cell office:value-type="float" office:value="0.72311" calcext:value-type="float">
            <text:p>0.72311</text:p>
          </table:table-cell>
          <table:table-cell office:value-type="float" office:value="1" calcext:value-type="float">
            <text:p>1</text:p>
          </table:table-cell>
          <table:table-cell office:value-type="float" office:value="20337074" calcext:value-type="float">
            <text:p>20337074</text:p>
          </table:table-cell>
          <table:table-cell office:value-type="float" office:value="20337086" calcext:value-type="float">
            <text:p>203370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.670006" calcext:value-type="float">
            <text:p>14.670006</text:p>
          </table:table-cell>
          <table:table-cell office:value-type="float" office:value="5.068526" calcext:value-type="float">
            <text:p>5.068526</text:p>
          </table:table-cell>
          <table:table-cell office:value-type="float" office:value="3.667501" calcext:value-type="float">
            <text:p>3.667501</text:p>
          </table:table-cell>
          <table:table-cell office:value-type="float" office:value="2.894334" calcext:value-type="float">
            <text:p>2.894334</text:p>
          </table:table-cell>
          <table:table-cell office:value-type="float" office:value="4" calcext:value-type="float">
            <text:p>4</text:p>
          </table:table-cell>
          <table:table-cell office:value-type="float" office:value="0.723583" calcext:value-type="float">
            <text:p>0.723583</text:p>
          </table:table-cell>
          <table:table-cell office:value-type="float" office:value="1" calcext:value-type="float">
            <text:p>1</text:p>
          </table:table-cell>
          <table:table-cell office:value-type="float" office:value="20254004" calcext:value-type="float">
            <text:p>20254004</text:p>
          </table:table-cell>
          <table:table-cell office:value-type="float" office:value="20254012" calcext:value-type="float">
            <text:p>202540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.710511" calcext:value-type="float">
            <text:p>14.710511</text:p>
          </table:table-cell>
          <table:table-cell office:value-type="float" office:value="5.080177" calcext:value-type="float">
            <text:p>5.080177</text:p>
          </table:table-cell>
          <table:table-cell office:value-type="float" office:value="3.677628" calcext:value-type="float">
            <text:p>3.677628</text:p>
          </table:table-cell>
          <table:table-cell office:value-type="float" office:value="2.895669" calcext:value-type="float">
            <text:p>2.895669</text:p>
          </table:table-cell>
          <table:table-cell office:value-type="float" office:value="4" calcext:value-type="float">
            <text:p>4</text:p>
          </table:table-cell>
          <table:table-cell office:value-type="float" office:value="0.723917" calcext:value-type="float">
            <text:p>0.723917</text:p>
          </table:table-cell>
          <table:table-cell office:value-type="float" office:value="1" calcext:value-type="float">
            <text:p>1</text:p>
          </table:table-cell>
          <table:table-cell office:value-type="float" office:value="20171642" calcext:value-type="float">
            <text:p>20171642</text:p>
          </table:table-cell>
          <table:table-cell office:value-type="float" office:value="20171644" calcext:value-type="float">
            <text:p>2017164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.753819" calcext:value-type="float">
            <text:p>14.753819</text:p>
          </table:table-cell>
          <table:table-cell office:value-type="float" office:value="5.090858" calcext:value-type="float">
            <text:p>5.090858</text:p>
          </table:table-cell>
          <table:table-cell office:value-type="float" office:value="3.688455" calcext:value-type="float">
            <text:p>3.688455</text:p>
          </table:table-cell>
          <table:table-cell office:value-type="float" office:value="2.898101" calcext:value-type="float">
            <text:p>2.898101</text:p>
          </table:table-cell>
          <table:table-cell office:value-type="float" office:value="4" calcext:value-type="float">
            <text:p>4</text:p>
          </table:table-cell>
          <table:table-cell office:value-type="float" office:value="0.724525" calcext:value-type="float">
            <text:p>0.724525</text:p>
          </table:table-cell>
          <table:table-cell office:value-type="float" office:value="1" calcext:value-type="float">
            <text:p>1</text:p>
          </table:table-cell>
          <table:table-cell office:value-type="float" office:value="20089474" calcext:value-type="float">
            <text:p>20089474</text:p>
          </table:table-cell>
          <table:table-cell office:value-type="float" office:value="20089494" calcext:value-type="float">
            <text:p>200894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.798214" calcext:value-type="float">
            <text:p>14.798214</text:p>
          </table:table-cell>
          <table:table-cell office:value-type="float" office:value="5.10195" calcext:value-type="float">
            <text:p>5.10195</text:p>
          </table:table-cell>
          <table:table-cell office:value-type="float" office:value="3.699553" calcext:value-type="float">
            <text:p>3.699553</text:p>
          </table:table-cell>
          <table:table-cell office:value-type="float" office:value="2.900502" calcext:value-type="float">
            <text:p>2.900502</text:p>
          </table:table-cell>
          <table:table-cell office:value-type="float" office:value="4" calcext:value-type="float">
            <text:p>4</text:p>
          </table:table-cell>
          <table:table-cell office:value-type="float" office:value="0.725125" calcext:value-type="float">
            <text:p>0.725125</text:p>
          </table:table-cell>
          <table:table-cell office:value-type="float" office:value="1" calcext:value-type="float">
            <text:p>1</text:p>
          </table:table-cell>
          <table:table-cell office:value-type="float" office:value="20007816" calcext:value-type="float">
            <text:p>20007816</text:p>
          </table:table-cell>
          <table:table-cell office:value-type="float" office:value="20007820" calcext:value-type="float">
            <text:p>200078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.842404" calcext:value-type="float">
            <text:p>14.842404</text:p>
          </table:table-cell>
          <table:table-cell office:value-type="float" office:value="5.113926" calcext:value-type="float">
            <text:p>5.113926</text:p>
          </table:table-cell>
          <table:table-cell office:value-type="float" office:value="3.710601" calcext:value-type="float">
            <text:p>3.710601</text:p>
          </table:table-cell>
          <table:table-cell office:value-type="float" office:value="2.90235" calcext:value-type="float">
            <text:p>2.90235</text:p>
          </table:table-cell>
          <table:table-cell office:value-type="float" office:value="4" calcext:value-type="float">
            <text:p>4</text:p>
          </table:table-cell>
          <table:table-cell office:value-type="float" office:value="0.725587" calcext:value-type="float">
            <text:p>0.725587</text:p>
          </table:table-cell>
          <table:table-cell office:value-type="float" office:value="1" calcext:value-type="float">
            <text:p>1</text:p>
          </table:table-cell>
          <table:table-cell office:value-type="float" office:value="19926532" calcext:value-type="float">
            <text:p>19926532</text:p>
          </table:table-cell>
          <table:table-cell office:value-type="float" office:value="19926530" calcext:value-type="float">
            <text:p>199265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.886858" calcext:value-type="float">
            <text:p>14.886858</text:p>
          </table:table-cell>
          <table:table-cell office:value-type="float" office:value="5.125412" calcext:value-type="float">
            <text:p>5.125412</text:p>
          </table:table-cell>
          <table:table-cell office:value-type="float" office:value="3.721714" calcext:value-type="float">
            <text:p>3.721714</text:p>
          </table:table-cell>
          <table:table-cell office:value-type="float" office:value="2.904519" calcext:value-type="float">
            <text:p>2.904519</text:p>
          </table:table-cell>
          <table:table-cell office:value-type="float" office:value="4" calcext:value-type="float">
            <text:p>4</text:p>
          </table:table-cell>
          <table:table-cell office:value-type="float" office:value="0.72613" calcext:value-type="float">
            <text:p>0.72613</text:p>
          </table:table-cell>
          <table:table-cell office:value-type="float" office:value="1" calcext:value-type="float">
            <text:p>1</text:p>
          </table:table-cell>
          <table:table-cell office:value-type="float" office:value="19845788" calcext:value-type="float">
            <text:p>19845788</text:p>
          </table:table-cell>
          <table:table-cell office:value-type="float" office:value="19845780" calcext:value-type="float">
            <text:p>1984578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.931828" calcext:value-type="float">
            <text:p>14.931828</text:p>
          </table:table-cell>
          <table:table-cell office:value-type="float" office:value="5.136569" calcext:value-type="float">
            <text:p>5.136569</text:p>
          </table:table-cell>
          <table:table-cell office:value-type="float" office:value="3.732957" calcext:value-type="float">
            <text:p>3.732957</text:p>
          </table:table-cell>
          <table:table-cell office:value-type="float" office:value="2.906965" calcext:value-type="float">
            <text:p>2.906965</text:p>
          </table:table-cell>
          <table:table-cell office:value-type="float" office:value="4" calcext:value-type="float">
            <text:p>4</text:p>
          </table:table-cell>
          <table:table-cell office:value-type="float" office:value="0.726741" calcext:value-type="float">
            <text:p>0.726741</text:p>
          </table:table-cell>
          <table:table-cell office:value-type="float" office:value="1" calcext:value-type="float">
            <text:p>1</text:p>
          </table:table-cell>
          <table:table-cell office:value-type="float" office:value="19765030" calcext:value-type="float">
            <text:p>19765030</text:p>
          </table:table-cell>
          <table:table-cell office:value-type="float" office:value="19765028" calcext:value-type="float">
            <text:p>197650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.976028" calcext:value-type="float">
            <text:p>14.976028</text:p>
          </table:table-cell>
          <table:table-cell office:value-type="float" office:value="5.148335" calcext:value-type="float">
            <text:p>5.148335</text:p>
          </table:table-cell>
          <table:table-cell office:value-type="float" office:value="3.744007" calcext:value-type="float">
            <text:p>3.744007</text:p>
          </table:table-cell>
          <table:table-cell office:value-type="float" office:value="2.908907" calcext:value-type="float">
            <text:p>2.908907</text:p>
          </table:table-cell>
          <table:table-cell office:value-type="float" office:value="4" calcext:value-type="float">
            <text:p>4</text:p>
          </table:table-cell>
          <table:table-cell office:value-type="float" office:value="0.727227" calcext:value-type="float">
            <text:p>0.727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84878" calcext:value-type="float">
            <text:p>1968487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.020181" calcext:value-type="float">
            <text:p>15.020181</text:p>
          </table:table-cell>
          <table:table-cell office:value-type="float" office:value="5.159599" calcext:value-type="float">
            <text:p>5.159599</text:p>
          </table:table-cell>
          <table:table-cell office:value-type="float" office:value="3.755045" calcext:value-type="float">
            <text:p>3.755045</text:p>
          </table:table-cell>
          <table:table-cell office:value-type="float" office:value="2.911114" calcext:value-type="float">
            <text:p>2.911114</text:p>
          </table:table-cell>
          <table:table-cell office:value-type="float" office:value="4" calcext:value-type="float">
            <text:p>4</text:p>
          </table:table-cell>
          <table:table-cell office:value-type="float" office:value="0.727778" calcext:value-type="float">
            <text:p>0.727778</text:p>
          </table:table-cell>
          <table:table-cell office:value-type="float" office:value="1" calcext:value-type="float">
            <text:p>1</text:p>
          </table:table-cell>
          <table:table-cell office:value-type="float" office:value="19605330" calcext:value-type="float">
            <text:p>19605330</text:p>
          </table:table-cell>
          <table:table-cell office:value-type="float" office:value="19605328" calcext:value-type="float">
            <text:p>196053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.064456" calcext:value-type="float">
            <text:p>15.064456</text:p>
          </table:table-cell>
          <table:table-cell office:value-type="float" office:value="5.170915" calcext:value-type="float">
            <text:p>5.170915</text:p>
          </table:table-cell>
          <table:table-cell office:value-type="float" office:value="3.766114" calcext:value-type="float">
            <text:p>3.766114</text:p>
          </table:table-cell>
          <table:table-cell office:value-type="float" office:value="2.913306" calcext:value-type="float">
            <text:p>2.913306</text:p>
          </table:table-cell>
          <table:table-cell office:value-type="float" office:value="4" calcext:value-type="float">
            <text:p>4</text:p>
          </table:table-cell>
          <table:table-cell office:value-type="float" office:value="0.728326" calcext:value-type="float">
            <text:p>0.728326</text:p>
          </table:table-cell>
          <table:table-cell office:value-type="float" office:value="1" calcext:value-type="float">
            <text:p>1</text:p>
          </table:table-cell>
          <table:table-cell office:value-type="float" office:value="19526134" calcext:value-type="float">
            <text:p>19526134</text:p>
          </table:table-cell>
          <table:table-cell office:value-type="float" office:value="19526130" calcext:value-type="float">
            <text:p>195261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.107933" calcext:value-type="float">
            <text:p>15.107933</text:p>
          </table:table-cell>
          <table:table-cell office:value-type="float" office:value="5.183563" calcext:value-type="float">
            <text:p>5.183563</text:p>
          </table:table-cell>
          <table:table-cell office:value-type="float" office:value="3.776983" calcext:value-type="float">
            <text:p>3.776983</text:p>
          </table:table-cell>
          <table:table-cell office:value-type="float" office:value="2.914585" calcext:value-type="float">
            <text:p>2.914585</text:p>
          </table:table-cell>
          <table:table-cell office:value-type="float" office:value="4" calcext:value-type="float">
            <text:p>4</text:p>
          </table:table-cell>
          <table:table-cell office:value-type="float" office:value="0.728646" calcext:value-type="float">
            <text:p>0.728646</text:p>
          </table:table-cell>
          <table:table-cell office:value-type="float" office:value="1" calcext:value-type="float">
            <text:p>1</text:p>
          </table:table-cell>
          <table:table-cell office:value-type="float" office:value="19446992" calcext:value-type="float">
            <text:p>19446992</text:p>
          </table:table-cell>
          <table:table-cell office:value-type="float" office:value="19446994" calcext:value-type="float">
            <text:p>194469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.152654" calcext:value-type="float">
            <text:p>15.152654</text:p>
          </table:table-cell>
          <table:table-cell office:value-type="float" office:value="5.194447" calcext:value-type="float">
            <text:p>5.194447</text:p>
          </table:table-cell>
          <table:table-cell office:value-type="float" office:value="3.788164" calcext:value-type="float">
            <text:p>3.788164</text:p>
          </table:table-cell>
          <table:table-cell office:value-type="float" office:value="2.917087" calcext:value-type="float">
            <text:p>2.917087</text:p>
          </table:table-cell>
          <table:table-cell office:value-type="float" office:value="4" calcext:value-type="float">
            <text:p>4</text:p>
          </table:table-cell>
          <table:table-cell office:value-type="float" office:value="0.729272" calcext:value-type="float">
            <text:p>0.729272</text:p>
          </table:table-cell>
          <table:table-cell office:value-type="float" office:value="1" calcext:value-type="float">
            <text:p>1</text:p>
          </table:table-cell>
          <table:table-cell office:value-type="float" office:value="19368264" calcext:value-type="float">
            <text:p>19368264</text:p>
          </table:table-cell>
          <table:table-cell office:value-type="float" office:value="19368266" calcext:value-type="float">
            <text:p>193682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.196724" calcext:value-type="float">
            <text:p>15.196724</text:p>
          </table:table-cell>
          <table:table-cell office:value-type="float" office:value="5.20577" calcext:value-type="float">
            <text:p>5.20577</text:p>
          </table:table-cell>
          <table:table-cell office:value-type="float" office:value="3.799181" calcext:value-type="float">
            <text:p>3.799181</text:p>
          </table:table-cell>
          <table:table-cell office:value-type="float" office:value="2.919208" calcext:value-type="float">
            <text:p>2.919208</text:p>
          </table:table-cell>
          <table:table-cell office:value-type="float" office:value="4" calcext:value-type="float">
            <text:p>4</text:p>
          </table:table-cell>
          <table:table-cell office:value-type="float" office:value="0.729802" calcext:value-type="float">
            <text:p>0.729802</text:p>
          </table:table-cell>
          <table:table-cell office:value-type="float" office:value="1" calcext:value-type="float">
            <text:p>1</text:p>
          </table:table-cell>
          <table:table-cell office:value-type="float" office:value="19290080" calcext:value-type="float">
            <text:p>19290080</text:p>
          </table:table-cell>
          <table:table-cell office:value-type="float" office:value="19290084" calcext:value-type="float">
            <text:p>192900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241789" calcext:value-type="float">
            <text:p>15.241789</text:p>
          </table:table-cell>
          <table:table-cell office:value-type="float" office:value="5.218674" calcext:value-type="float">
            <text:p>5.218674</text:p>
          </table:table-cell>
          <table:table-cell office:value-type="float" office:value="3.810447" calcext:value-type="float">
            <text:p>3.810447</text:p>
          </table:table-cell>
          <table:table-cell office:value-type="float" office:value="2.920625" calcext:value-type="float">
            <text:p>2.920625</text:p>
          </table:table-cell>
          <table:table-cell office:value-type="float" office:value="4" calcext:value-type="float">
            <text:p>4</text:p>
          </table:table-cell>
          <table:table-cell office:value-type="float" office:value="0.730156" calcext:value-type="float">
            <text:p>0.730156</text:p>
          </table:table-cell>
          <table:table-cell office:value-type="float" office:value="1" calcext:value-type="float">
            <text:p>1</text:p>
          </table:table-cell>
          <table:table-cell office:value-type="float" office:value="19212302" calcext:value-type="float">
            <text:p>19212302</text:p>
          </table:table-cell>
          <table:table-cell office:value-type="float" office:value="19212310" calcext:value-type="float">
            <text:p>192123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.28633" calcext:value-type="float">
            <text:p>15.28633</text:p>
          </table:table-cell>
          <table:table-cell office:value-type="float" office:value="5.229589" calcext:value-type="float">
            <text:p>5.229589</text:p>
          </table:table-cell>
          <table:table-cell office:value-type="float" office:value="3.821582" calcext:value-type="float">
            <text:p>3.821582</text:p>
          </table:table-cell>
          <table:table-cell office:value-type="float" office:value="2.923046" calcext:value-type="float">
            <text:p>2.923046</text:p>
          </table:table-cell>
          <table:table-cell office:value-type="float" office:value="4" calcext:value-type="float">
            <text:p>4</text:p>
          </table:table-cell>
          <table:table-cell office:value-type="float" office:value="0.730762" calcext:value-type="float">
            <text:p>0.730762</text:p>
          </table:table-cell>
          <table:table-cell office:value-type="float" office:value="1" calcext:value-type="float">
            <text:p>1</text:p>
          </table:table-cell>
          <table:table-cell office:value-type="float" office:value="19134900" calcext:value-type="float">
            <text:p>19134900</text:p>
          </table:table-cell>
          <table:table-cell office:value-type="float" office:value="19134910" calcext:value-type="float">
            <text:p>191349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.330859" calcext:value-type="float">
            <text:p>15.330859</text:p>
          </table:table-cell>
          <table:table-cell office:value-type="float" office:value="5.241017" calcext:value-type="float">
            <text:p>5.241017</text:p>
          </table:table-cell>
          <table:table-cell office:value-type="float" office:value="3.832715" calcext:value-type="float">
            <text:p>3.832715</text:p>
          </table:table-cell>
          <table:table-cell office:value-type="float" office:value="2.925169" calcext:value-type="float">
            <text:p>2.925169</text:p>
          </table:table-cell>
          <table:table-cell office:value-type="float" office:value="4" calcext:value-type="float">
            <text:p>4</text:p>
          </table:table-cell>
          <table:table-cell office:value-type="float" office:value="0.731292" calcext:value-type="float">
            <text:p>0.731292</text:p>
          </table:table-cell>
          <table:table-cell office:value-type="float" office:value="1" calcext:value-type="float">
            <text:p>1</text:p>
          </table:table-cell>
          <table:table-cell office:value-type="float" office:value="19057722" calcext:value-type="float">
            <text:p>19057722</text:p>
          </table:table-cell>
          <table:table-cell office:value-type="float" office:value="19057726" calcext:value-type="float">
            <text:p>190577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.375764" calcext:value-type="float">
            <text:p>15.375764</text:p>
          </table:table-cell>
          <table:table-cell office:value-type="float" office:value="5.253398" calcext:value-type="float">
            <text:p>5.253398</text:p>
          </table:table-cell>
          <table:table-cell office:value-type="float" office:value="3.843941" calcext:value-type="float">
            <text:p>3.843941</text:p>
          </table:table-cell>
          <table:table-cell office:value-type="float" office:value="2.926823" calcext:value-type="float">
            <text:p>2.926823</text:p>
          </table:table-cell>
          <table:table-cell office:value-type="float" office:value="4" calcext:value-type="float">
            <text:p>4</text:p>
          </table:table-cell>
          <table:table-cell office:value-type="float" office:value="0.731706" calcext:value-type="float">
            <text:p>0.731706</text:p>
          </table:table-cell>
          <table:table-cell office:value-type="float" office:value="1" calcext:value-type="float">
            <text:p>1</text:p>
          </table:table-cell>
          <table:table-cell office:value-type="float" office:value="18980870" calcext:value-type="float">
            <text:p>18980870</text:p>
          </table:table-cell>
          <table:table-cell office:value-type="float" office:value="18980880" calcext:value-type="float">
            <text:p>189808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.419583" calcext:value-type="float">
            <text:p>15.419583</text:p>
          </table:table-cell>
          <table:table-cell office:value-type="float" office:value="5.264972" calcext:value-type="float">
            <text:p>5.264972</text:p>
          </table:table-cell>
          <table:table-cell office:value-type="float" office:value="3.854896" calcext:value-type="float">
            <text:p>3.854896</text:p>
          </table:table-cell>
          <table:table-cell office:value-type="float" office:value="2.928711" calcext:value-type="float">
            <text:p>2.928711</text:p>
          </table:table-cell>
          <table:table-cell office:value-type="float" office:value="4" calcext:value-type="float">
            <text:p>4</text:p>
          </table:table-cell>
          <table:table-cell office:value-type="float" office:value="0.732178" calcext:value-type="float">
            <text:p>0.732178</text:p>
          </table:table-cell>
          <table:table-cell office:value-type="float" office:value="1" calcext:value-type="float">
            <text:p>1</text:p>
          </table:table-cell>
          <table:table-cell office:value-type="float" office:value="18904556" calcext:value-type="float">
            <text:p>18904556</text:p>
          </table:table-cell>
          <table:table-cell office:value-type="float" office:value="18904560" calcext:value-type="float">
            <text:p>189045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.465077" calcext:value-type="float">
            <text:p>15.465077</text:p>
          </table:table-cell>
          <table:table-cell office:value-type="float" office:value="5.276448" calcext:value-type="float">
            <text:p>5.276448</text:p>
          </table:table-cell>
          <table:table-cell office:value-type="float" office:value="3.866269" calcext:value-type="float">
            <text:p>3.866269</text:p>
          </table:table-cell>
          <table:table-cell office:value-type="float" office:value="2.930964" calcext:value-type="float">
            <text:p>2.930964</text:p>
          </table:table-cell>
          <table:table-cell office:value-type="float" office:value="4" calcext:value-type="float">
            <text:p>4</text:p>
          </table:table-cell>
          <table:table-cell office:value-type="float" office:value="0.732741" calcext:value-type="float">
            <text:p>0.732741</text:p>
          </table:table-cell>
          <table:table-cell office:value-type="float" office:value="1" calcext:value-type="float">
            <text:p>1</text:p>
          </table:table-cell>
          <table:table-cell office:value-type="float" office:value="18828590" calcext:value-type="float">
            <text:p>18828590</text:p>
          </table:table-cell>
          <table:table-cell office:value-type="float" office:value="18828594" calcext:value-type="float">
            <text:p>188285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.509346" calcext:value-type="float">
            <text:p>15.509346</text:p>
          </table:table-cell>
          <table:table-cell office:value-type="float" office:value="5.288077" calcext:value-type="float">
            <text:p>5.288077</text:p>
          </table:table-cell>
          <table:table-cell office:value-type="float" office:value="3.877337" calcext:value-type="float">
            <text:p>3.877337</text:p>
          </table:table-cell>
          <table:table-cell office:value-type="float" office:value="2.93289" calcext:value-type="float">
            <text:p>2.93289</text:p>
          </table:table-cell>
          <table:table-cell office:value-type="float" office:value="4" calcext:value-type="float">
            <text:p>4</text:p>
          </table:table-cell>
          <table:table-cell office:value-type="float" office:value="0.733222" calcext:value-type="float">
            <text:p>0.733222</text:p>
          </table:table-cell>
          <table:table-cell office:value-type="float" office:value="1" calcext:value-type="float">
            <text:p>1</text:p>
          </table:table-cell>
          <table:table-cell office:value-type="float" office:value="18752972" calcext:value-type="float">
            <text:p>18752972</text:p>
          </table:table-cell>
          <table:table-cell office:value-type="float" office:value="18752966" calcext:value-type="float">
            <text:p>1875296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.553795" calcext:value-type="float">
            <text:p>15.553795</text:p>
          </table:table-cell>
          <table:table-cell office:value-type="float" office:value="5.2996" calcext:value-type="float">
            <text:p>5.2996</text:p>
          </table:table-cell>
          <table:table-cell office:value-type="float" office:value="3.888449" calcext:value-type="float">
            <text:p>3.888449</text:p>
          </table:table-cell>
          <table:table-cell office:value-type="float" office:value="2.9349" calcext:value-type="float">
            <text:p>2.9349</text:p>
          </table:table-cell>
          <table:table-cell office:value-type="float" office:value="4" calcext:value-type="float">
            <text:p>4</text:p>
          </table:table-cell>
          <table:table-cell office:value-type="float" office:value="0.733725" calcext:value-type="float">
            <text:p>0.733725</text:p>
          </table:table-cell>
          <table:table-cell office:value-type="float" office:value="1" calcext:value-type="float">
            <text:p>1</text:p>
          </table:table-cell>
          <table:table-cell office:value-type="float" office:value="18677646" calcext:value-type="float">
            <text:p>18677646</text:p>
          </table:table-cell>
          <table:table-cell office:value-type="float" office:value="18677662" calcext:value-type="float">
            <text:p>186776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598499" calcext:value-type="float">
            <text:p>15.598499</text:p>
          </table:table-cell>
          <table:table-cell office:value-type="float" office:value="5.311012" calcext:value-type="float">
            <text:p>5.311012</text:p>
          </table:table-cell>
          <table:table-cell office:value-type="float" office:value="3.899625" calcext:value-type="float">
            <text:p>3.899625</text:p>
          </table:table-cell>
          <table:table-cell office:value-type="float" office:value="2.937011" calcext:value-type="float">
            <text:p>2.937011</text:p>
          </table:table-cell>
          <table:table-cell office:value-type="float" office:value="4" calcext:value-type="float">
            <text:p>4</text:p>
          </table:table-cell>
          <table:table-cell office:value-type="float" office:value="0.734253" calcext:value-type="float">
            <text:p>0.734253</text:p>
          </table:table-cell>
          <table:table-cell office:value-type="float" office:value="1" calcext:value-type="float">
            <text:p>1</text:p>
          </table:table-cell>
          <table:table-cell office:value-type="float" office:value="18602664" calcext:value-type="float">
            <text:p>18602664</text:p>
          </table:table-cell>
          <table:table-cell office:value-type="float" office:value="18602670" calcext:value-type="float">
            <text:p>186026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642727" calcext:value-type="float">
            <text:p>15.642727</text:p>
          </table:table-cell>
          <table:table-cell office:value-type="float" office:value="5.322205" calcext:value-type="float">
            <text:p>5.322205</text:p>
          </table:table-cell>
          <table:table-cell office:value-type="float" office:value="3.910682" calcext:value-type="float">
            <text:p>3.910682</text:p>
          </table:table-cell>
          <table:table-cell office:value-type="float" office:value="2.939144" calcext:value-type="float">
            <text:p>2.939144</text:p>
          </table:table-cell>
          <table:table-cell office:value-type="float" office:value="4" calcext:value-type="float">
            <text:p>4</text:p>
          </table:table-cell>
          <table:table-cell office:value-type="float" office:value="0.734786" calcext:value-type="float">
            <text:p>0.734786</text:p>
          </table:table-cell>
          <table:table-cell office:value-type="float" office:value="1" calcext:value-type="float">
            <text:p>1</text:p>
          </table:table-cell>
          <table:table-cell office:value-type="float" office:value="18528170" calcext:value-type="float">
            <text:p>18528170</text:p>
          </table:table-cell>
          <table:table-cell office:value-type="float" office:value="18528184" calcext:value-type="float">
            <text:p>1852818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.687381" calcext:value-type="float">
            <text:p>15.687381</text:p>
          </table:table-cell>
          <table:table-cell office:value-type="float" office:value="5.3343" calcext:value-type="float">
            <text:p>5.3343</text:p>
          </table:table-cell>
          <table:table-cell office:value-type="float" office:value="3.921845" calcext:value-type="float">
            <text:p>3.921845</text:p>
          </table:table-cell>
          <table:table-cell office:value-type="float" office:value="2.940851" calcext:value-type="float">
            <text:p>2.940851</text:p>
          </table:table-cell>
          <table:table-cell office:value-type="float" office:value="4" calcext:value-type="float">
            <text:p>4</text:p>
          </table:table-cell>
          <table:table-cell office:value-type="float" office:value="0.735213" calcext:value-type="float">
            <text:p>0.735213</text:p>
          </table:table-cell>
          <table:table-cell office:value-type="float" office:value="1" calcext:value-type="float">
            <text:p>1</text:p>
          </table:table-cell>
          <table:table-cell office:value-type="float" office:value="18453862" calcext:value-type="float">
            <text:p>18453862</text:p>
          </table:table-cell>
          <table:table-cell office:value-type="float" office:value="18453880" calcext:value-type="float">
            <text:p>184538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.732385" calcext:value-type="float">
            <text:p>15.732385</text:p>
          </table:table-cell>
          <table:table-cell office:value-type="float" office:value="5.345746" calcext:value-type="float">
            <text:p>5.345746</text:p>
          </table:table-cell>
          <table:table-cell office:value-type="float" office:value="3.933096" calcext:value-type="float">
            <text:p>3.933096</text:p>
          </table:table-cell>
          <table:table-cell office:value-type="float" office:value="2.942973" calcext:value-type="float">
            <text:p>2.942973</text:p>
          </table:table-cell>
          <table:table-cell office:value-type="float" office:value="4" calcext:value-type="float">
            <text:p>4</text:p>
          </table:table-cell>
          <table:table-cell office:value-type="float" office:value="0.735743" calcext:value-type="float">
            <text:p>0.735743</text:p>
          </table:table-cell>
          <table:table-cell office:value-type="float" office:value="1" calcext:value-type="float">
            <text:p>1</text:p>
          </table:table-cell>
          <table:table-cell office:value-type="float" office:value="18393458" calcext:value-type="float">
            <text:p>18393458</text:p>
          </table:table-cell>
          <table:table-cell office:value-type="float" office:value="18393464" calcext:value-type="float">
            <text:p>1839346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.776979" calcext:value-type="float">
            <text:p>15.776979</text:p>
          </table:table-cell>
          <table:table-cell office:value-type="float" office:value="5.356338" calcext:value-type="float">
            <text:p>5.356338</text:p>
          </table:table-cell>
          <table:table-cell office:value-type="float" office:value="3.944245" calcext:value-type="float">
            <text:p>3.944245</text:p>
          </table:table-cell>
          <table:table-cell office:value-type="float" office:value="2.945479" calcext:value-type="float">
            <text:p>2.945479</text:p>
          </table:table-cell>
          <table:table-cell office:value-type="float" office:value="4" calcext:value-type="float">
            <text:p>4</text:p>
          </table:table-cell>
          <table:table-cell office:value-type="float" office:value="0.73637" calcext:value-type="float">
            <text:p>0.73637</text:p>
          </table:table-cell>
          <table:table-cell office:value-type="float" office:value="1" calcext:value-type="float">
            <text:p>1</text:p>
          </table:table-cell>
          <table:table-cell office:value-type="float" office:value="18375152" calcext:value-type="float">
            <text:p>18375152</text:p>
          </table:table-cell>
          <table:table-cell office:value-type="float" office:value="18375158" calcext:value-type="float">
            <text:p>183751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820755" calcext:value-type="float">
            <text:p>15.820755</text:p>
          </table:table-cell>
          <table:table-cell office:value-type="float" office:value="5.368947" calcext:value-type="float">
            <text:p>5.368947</text:p>
          </table:table-cell>
          <table:table-cell office:value-type="float" office:value="3.955189" calcext:value-type="float">
            <text:p>3.955189</text:p>
          </table:table-cell>
          <table:table-cell office:value-type="float" office:value="2.946715" calcext:value-type="float">
            <text:p>2.946715</text:p>
          </table:table-cell>
          <table:table-cell office:value-type="float" office:value="4" calcext:value-type="float">
            <text:p>4</text:p>
          </table:table-cell>
          <table:table-cell office:value-type="float" office:value="0.736679" calcext:value-type="float">
            <text:p>0.736679</text:p>
          </table:table-cell>
          <table:table-cell office:value-type="float" office:value="1" calcext:value-type="float">
            <text:p>1</text:p>
          </table:table-cell>
          <table:table-cell office:value-type="float" office:value="18356748" calcext:value-type="float">
            <text:p>18356748</text:p>
          </table:table-cell>
          <table:table-cell office:value-type="float" office:value="18356752" calcext:value-type="float">
            <text:p>1835675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.863294" calcext:value-type="float">
            <text:p>15.863294</text:p>
          </table:table-cell>
          <table:table-cell office:value-type="float" office:value="5.387227" calcext:value-type="float">
            <text:p>5.387227</text:p>
          </table:table-cell>
          <table:table-cell office:value-type="float" office:value="3.965823" calcext:value-type="float">
            <text:p>3.965823</text:p>
          </table:table-cell>
          <table:table-cell office:value-type="float" office:value="2.944612" calcext:value-type="float">
            <text:p>2.944612</text:p>
          </table:table-cell>
          <table:table-cell office:value-type="float" office:value="4" calcext:value-type="float">
            <text:p>4</text:p>
          </table:table-cell>
          <table:table-cell office:value-type="float" office:value="0.736153" calcext:value-type="float">
            <text:p>0.736153</text:p>
          </table:table-cell>
          <table:table-cell office:value-type="float" office:value="1" calcext:value-type="float">
            <text:p>1</text:p>
          </table:table-cell>
          <table:table-cell office:value-type="float" office:value="18338258" calcext:value-type="float">
            <text:p>18338258</text:p>
          </table:table-cell>
          <table:table-cell office:value-type="float" office:value="18338266" calcext:value-type="float">
            <text:p>183382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.907063" calcext:value-type="float">
            <text:p>15.907063</text:p>
          </table:table-cell>
          <table:table-cell office:value-type="float" office:value="5.40473" calcext:value-type="float">
            <text:p>5.40473</text:p>
          </table:table-cell>
          <table:table-cell office:value-type="float" office:value="3.976766" calcext:value-type="float">
            <text:p>3.976766</text:p>
          </table:table-cell>
          <table:table-cell office:value-type="float" office:value="2.943174" calcext:value-type="float">
            <text:p>2.943174</text:p>
          </table:table-cell>
          <table:table-cell office:value-type="float" office:value="4" calcext:value-type="float">
            <text:p>4</text:p>
          </table:table-cell>
          <table:table-cell office:value-type="float" office:value="0.735794" calcext:value-type="float">
            <text:p>0.7357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19530" calcext:value-type="float">
            <text:p>183195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.950466" calcext:value-type="float">
            <text:p>15.950466</text:p>
          </table:table-cell>
          <table:table-cell office:value-type="float" office:value="5.422138" calcext:value-type="float">
            <text:p>5.422138</text:p>
          </table:table-cell>
          <table:table-cell office:value-type="float" office:value="3.987616" calcext:value-type="float">
            <text:p>3.987616</text:p>
          </table:table-cell>
          <table:table-cell office:value-type="float" office:value="2.94173" calcext:value-type="float">
            <text:p>2.94173</text:p>
          </table:table-cell>
          <table:table-cell office:value-type="float" office:value="4" calcext:value-type="float">
            <text:p>4</text:p>
          </table:table-cell>
          <table:table-cell office:value-type="float" office:value="0.735433" calcext:value-type="float">
            <text:p>0.735433</text:p>
          </table:table-cell>
          <table:table-cell office:value-type="float" office:value="1" calcext:value-type="float">
            <text:p>1</text:p>
          </table:table-cell>
          <table:table-cell office:value-type="float" office:value="18301304" calcext:value-type="float">
            <text:p>18301304</text:p>
          </table:table-cell>
          <table:table-cell office:value-type="float" office:value="18301300" calcext:value-type="float">
            <text:p>183013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993623" calcext:value-type="float">
            <text:p>15.993623</text:p>
          </table:table-cell>
          <table:table-cell office:value-type="float" office:value="5.44014" calcext:value-type="float">
            <text:p>5.44014</text:p>
          </table:table-cell>
          <table:table-cell office:value-type="float" office:value="3.998406" calcext:value-type="float">
            <text:p>3.998406</text:p>
          </table:table-cell>
          <table:table-cell office:value-type="float" office:value="2.939929" calcext:value-type="float">
            <text:p>2.939929</text:p>
          </table:table-cell>
          <table:table-cell office:value-type="float" office:value="4" calcext:value-type="float">
            <text:p>4</text:p>
          </table:table-cell>
          <table:table-cell office:value-type="float" office:value="0.734982" calcext:value-type="float">
            <text:p>0.734982</text:p>
          </table:table-cell>
          <table:table-cell office:value-type="float" office:value="1" calcext:value-type="float">
            <text:p>1</text:p>
          </table:table-cell>
          <table:table-cell office:value-type="float" office:value="18282204" calcext:value-type="float">
            <text:p>18282204</text:p>
          </table:table-cell>
          <table:table-cell office:value-type="float" office:value="18282200" calcext:value-type="float">
            <text:p>182822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.037581" calcext:value-type="float">
            <text:p>16.037581</text:p>
          </table:table-cell>
          <table:table-cell office:value-type="float" office:value="5.452682" calcext:value-type="float">
            <text:p>5.452682</text:p>
          </table:table-cell>
          <table:table-cell office:value-type="float" office:value="4.009395" calcext:value-type="float">
            <text:p>4.009395</text:p>
          </table:table-cell>
          <table:table-cell office:value-type="float" office:value="2.941228" calcext:value-type="float">
            <text:p>2.941228</text:p>
          </table:table-cell>
          <table:table-cell office:value-type="float" office:value="4" calcext:value-type="float">
            <text:p>4</text:p>
          </table:table-cell>
          <table:table-cell office:value-type="float" office:value="0.735307" calcext:value-type="float">
            <text:p>0.735307</text:p>
          </table:table-cell>
          <table:table-cell office:value-type="float" office:value="1" calcext:value-type="float">
            <text:p>1</text:p>
          </table:table-cell>
          <table:table-cell office:value-type="float" office:value="18263568" calcext:value-type="float">
            <text:p>18263568</text:p>
          </table:table-cell>
          <table:table-cell office:value-type="float" office:value="18263564" calcext:value-type="float">
            <text:p>182635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.082579" calcext:value-type="float">
            <text:p>16.082579</text:p>
          </table:table-cell>
          <table:table-cell office:value-type="float" office:value="5.464371" calcext:value-type="float">
            <text:p>5.464371</text:p>
          </table:table-cell>
          <table:table-cell office:value-type="float" office:value="4.020645" calcext:value-type="float">
            <text:p>4.020645</text:p>
          </table:table-cell>
          <table:table-cell office:value-type="float" office:value="2.943171" calcext:value-type="float">
            <text:p>2.943171</text:p>
          </table:table-cell>
          <table:table-cell office:value-type="float" office:value="4" calcext:value-type="float">
            <text:p>4</text:p>
          </table:table-cell>
          <table:table-cell office:value-type="float" office:value="0.735793" calcext:value-type="float">
            <text:p>0.735793</text:p>
          </table:table-cell>
          <table:table-cell office:value-type="float" office:value="1" calcext:value-type="float">
            <text:p>1</text:p>
          </table:table-cell>
          <table:table-cell office:value-type="float" office:value="18244608" calcext:value-type="float">
            <text:p>18244608</text:p>
          </table:table-cell>
          <table:table-cell office:value-type="float" office:value="18244612" calcext:value-type="float">
            <text:p>182446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.127017" calcext:value-type="float">
            <text:p>16.127017</text:p>
          </table:table-cell>
          <table:table-cell office:value-type="float" office:value="5.475036" calcext:value-type="float">
            <text:p>5.475036</text:p>
          </table:table-cell>
          <table:table-cell office:value-type="float" office:value="4.031754" calcext:value-type="float">
            <text:p>4.031754</text:p>
          </table:table-cell>
          <table:table-cell office:value-type="float" office:value="2.945555" calcext:value-type="float">
            <text:p>2.945555</text:p>
          </table:table-cell>
          <table:table-cell office:value-type="float" office:value="4" calcext:value-type="float">
            <text:p>4</text:p>
          </table:table-cell>
          <table:table-cell office:value-type="float" office:value="0.736389" calcext:value-type="float">
            <text:p>0.736389</text:p>
          </table:table-cell>
          <table:table-cell office:value-type="float" office:value="1" calcext:value-type="float">
            <text:p>1</text:p>
          </table:table-cell>
          <table:table-cell office:value-type="float" office:value="18225652" calcext:value-type="float">
            <text:p>18225652</text:p>
          </table:table-cell>
          <table:table-cell office:value-type="float" office:value="18225660" calcext:value-type="float">
            <text:p>182256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.171576" calcext:value-type="float">
            <text:p>16.171576</text:p>
          </table:table-cell>
          <table:table-cell office:value-type="float" office:value="5.487683" calcext:value-type="float">
            <text:p>5.487683</text:p>
          </table:table-cell>
          <table:table-cell office:value-type="float" office:value="4.042894" calcext:value-type="float">
            <text:p>4.042894</text:p>
          </table:table-cell>
          <table:table-cell office:value-type="float" office:value="2.946886" calcext:value-type="float">
            <text:p>2.946886</text:p>
          </table:table-cell>
          <table:table-cell office:value-type="float" office:value="4" calcext:value-type="float">
            <text:p>4</text:p>
          </table:table-cell>
          <table:table-cell office:value-type="float" office:value="0.736722" calcext:value-type="float">
            <text:p>0.736722</text:p>
          </table:table-cell>
          <table:table-cell office:value-type="float" office:value="1" calcext:value-type="float">
            <text:p>1</text:p>
          </table:table-cell>
          <table:table-cell office:value-type="float" office:value="18206238" calcext:value-type="float">
            <text:p>18206238</text:p>
          </table:table-cell>
          <table:table-cell office:value-type="float" office:value="18206240" calcext:value-type="float">
            <text:p>182062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.214187" calcext:value-type="float">
            <text:p>16.214187</text:p>
          </table:table-cell>
          <table:table-cell office:value-type="float" office:value="5.505928" calcext:value-type="float">
            <text:p>5.505928</text:p>
          </table:table-cell>
          <table:table-cell office:value-type="float" office:value="4.053547" calcext:value-type="float">
            <text:p>4.053547</text:p>
          </table:table-cell>
          <table:table-cell office:value-type="float" office:value="2.94486" calcext:value-type="float">
            <text:p>2.94486</text:p>
          </table:table-cell>
          <table:table-cell office:value-type="float" office:value="4" calcext:value-type="float">
            <text:p>4</text:p>
          </table:table-cell>
          <table:table-cell office:value-type="float" office:value="0.736215" calcext:value-type="float">
            <text:p>0.736215</text:p>
          </table:table-cell>
          <table:table-cell office:value-type="float" office:value="1" calcext:value-type="float">
            <text:p>1</text:p>
          </table:table-cell>
          <table:table-cell office:value-type="float" office:value="18186916" calcext:value-type="float">
            <text:p>18186916</text:p>
          </table:table-cell>
          <table:table-cell office:value-type="float" office:value="18186922" calcext:value-type="float">
            <text:p>181869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.259534" calcext:value-type="float">
            <text:p>16.259534</text:p>
          </table:table-cell>
          <table:table-cell office:value-type="float" office:value="5.523896" calcext:value-type="float">
            <text:p>5.523896</text:p>
          </table:table-cell>
          <table:table-cell office:value-type="float" office:value="4.064883" calcext:value-type="float">
            <text:p>4.064883</text:p>
          </table:table-cell>
          <table:table-cell office:value-type="float" office:value="2.94349" calcext:value-type="float">
            <text:p>2.94349</text:p>
          </table:table-cell>
          <table:table-cell office:value-type="float" office:value="4" calcext:value-type="float">
            <text:p>4</text:p>
          </table:table-cell>
          <table:table-cell office:value-type="float" office:value="0.735873" calcext:value-type="float">
            <text:p>0.735873</text:p>
          </table:table-cell>
          <table:table-cell office:value-type="float" office:value="1" calcext:value-type="float">
            <text:p>1</text:p>
          </table:table-cell>
          <table:table-cell office:value-type="float" office:value="18167772" calcext:value-type="float">
            <text:p>18167772</text:p>
          </table:table-cell>
          <table:table-cell office:value-type="float" office:value="18167780" calcext:value-type="float">
            <text:p>181677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.304534" calcext:value-type="float">
            <text:p>16.304534</text:p>
          </table:table-cell>
          <table:table-cell office:value-type="float" office:value="5.541838" calcext:value-type="float">
            <text:p>5.541838</text:p>
          </table:table-cell>
          <table:table-cell office:value-type="float" office:value="4.076134" calcext:value-type="float">
            <text:p>4.076134</text:p>
          </table:table-cell>
          <table:table-cell office:value-type="float" office:value="2.942081" calcext:value-type="float">
            <text:p>2.942081</text:p>
          </table:table-cell>
          <table:table-cell office:value-type="float" office:value="4" calcext:value-type="float">
            <text:p>4</text:p>
          </table:table-cell>
          <table:table-cell office:value-type="float" office:value="0.73552" calcext:value-type="float">
            <text:p>0.73552</text:p>
          </table:table-cell>
          <table:table-cell office:value-type="float" office:value="1" calcext:value-type="float">
            <text:p>1</text:p>
          </table:table-cell>
          <table:table-cell office:value-type="float" office:value="18148386" calcext:value-type="float">
            <text:p>18148386</text:p>
          </table:table-cell>
          <table:table-cell office:value-type="float" office:value="18148392" calcext:value-type="float">
            <text:p>181483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.348896" calcext:value-type="float">
            <text:p>16.348896</text:p>
          </table:table-cell>
          <table:table-cell office:value-type="float" office:value="5.559466" calcext:value-type="float">
            <text:p>5.559466</text:p>
          </table:table-cell>
          <table:table-cell office:value-type="float" office:value="4.087224" calcext:value-type="float">
            <text:p>4.087224</text:p>
          </table:table-cell>
          <table:table-cell office:value-type="float" office:value="2.940731" calcext:value-type="float">
            <text:p>2.940731</text:p>
          </table:table-cell>
          <table:table-cell office:value-type="float" office:value="4" calcext:value-type="float">
            <text:p>4</text:p>
          </table:table-cell>
          <table:table-cell office:value-type="float" office:value="0.735183" calcext:value-type="float">
            <text:p>0.735183</text:p>
          </table:table-cell>
          <table:table-cell office:value-type="float" office:value="1" calcext:value-type="float">
            <text:p>1</text:p>
          </table:table-cell>
          <table:table-cell office:value-type="float" office:value="18128586" calcext:value-type="float">
            <text:p>18128586</text:p>
          </table:table-cell>
          <table:table-cell office:value-type="float" office:value="18128598" calcext:value-type="float">
            <text:p>181285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.397753" calcext:value-type="float">
            <text:p>16.397753</text:p>
          </table:table-cell>
          <table:table-cell office:value-type="float" office:value="5.578741" calcext:value-type="float">
            <text:p>5.578741</text:p>
          </table:table-cell>
          <table:table-cell office:value-type="float" office:value="4.099438" calcext:value-type="float">
            <text:p>4.099438</text:p>
          </table:table-cell>
          <table:table-cell office:value-type="float" office:value="2.939329" calcext:value-type="float">
            <text:p>2.939329</text:p>
          </table:table-cell>
          <table:table-cell office:value-type="float" office:value="4" calcext:value-type="float">
            <text:p>4</text:p>
          </table:table-cell>
          <table:table-cell office:value-type="float" office:value="0.734832" calcext:value-type="float">
            <text:p>0.734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109290" calcext:value-type="float">
            <text:p>1810929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.446483" calcext:value-type="float">
            <text:p>16.446483</text:p>
          </table:table-cell>
          <table:table-cell office:value-type="float" office:value="5.597769" calcext:value-type="float">
            <text:p>5.597769</text:p>
          </table:table-cell>
          <table:table-cell office:value-type="float" office:value="4.111621" calcext:value-type="float">
            <text:p>4.111621</text:p>
          </table:table-cell>
          <table:table-cell office:value-type="float" office:value="2.938042" calcext:value-type="float">
            <text:p>2.938042</text:p>
          </table:table-cell>
          <table:table-cell office:value-type="float" office:value="4" calcext:value-type="float">
            <text:p>4</text:p>
          </table:table-cell>
          <table:table-cell office:value-type="float" office:value="0.734511" calcext:value-type="float">
            <text:p>0.734511</text:p>
          </table:table-cell>
          <table:table-cell office:value-type="float" office:value="1" calcext:value-type="float">
            <text:p>1</text:p>
          </table:table-cell>
          <table:table-cell office:value-type="float" office:value="18089552" calcext:value-type="float">
            <text:p>18089552</text:p>
          </table:table-cell>
          <table:table-cell office:value-type="float" office:value="18089554" calcext:value-type="float">
            <text:p>180895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.495248" calcext:value-type="float">
            <text:p>16.495248</text:p>
          </table:table-cell>
          <table:table-cell office:value-type="float" office:value="5.616929" calcext:value-type="float">
            <text:p>5.616929</text:p>
          </table:table-cell>
          <table:table-cell office:value-type="float" office:value="4.123812" calcext:value-type="float">
            <text:p>4.123812</text:p>
          </table:table-cell>
          <table:table-cell office:value-type="float" office:value="2.936702" calcext:value-type="float">
            <text:p>2.936702</text:p>
          </table:table-cell>
          <table:table-cell office:value-type="float" office:value="4" calcext:value-type="float">
            <text:p>4</text:p>
          </table:table-cell>
          <table:table-cell office:value-type="float" office:value="0.734176" calcext:value-type="float">
            <text:p>0.734176</text:p>
          </table:table-cell>
          <table:table-cell office:value-type="float" office:value="1" calcext:value-type="float">
            <text:p>1</text:p>
          </table:table-cell>
          <table:table-cell office:value-type="float" office:value="18069586" calcext:value-type="float">
            <text:p>18069586</text:p>
          </table:table-cell>
          <table:table-cell office:value-type="float" office:value="18069588" calcext:value-type="float">
            <text:p>180695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6.544044" calcext:value-type="float">
            <text:p>16.544044</text:p>
          </table:table-cell>
          <table:table-cell office:value-type="float" office:value="5.635622" calcext:value-type="float">
            <text:p>5.635622</text:p>
          </table:table-cell>
          <table:table-cell office:value-type="float" office:value="4.136011" calcext:value-type="float">
            <text:p>4.136011</text:p>
          </table:table-cell>
          <table:table-cell office:value-type="float" office:value="2.93562" calcext:value-type="float">
            <text:p>2.93562</text:p>
          </table:table-cell>
          <table:table-cell office:value-type="float" office:value="4" calcext:value-type="float">
            <text:p>4</text:p>
          </table:table-cell>
          <table:table-cell office:value-type="float" office:value="0.733905" calcext:value-type="float">
            <text:p>0.733905</text:p>
          </table:table-cell>
          <table:table-cell office:value-type="float" office:value="1" calcext:value-type="float">
            <text:p>1</text:p>
          </table:table-cell>
          <table:table-cell office:value-type="float" office:value="18049972" calcext:value-type="float">
            <text:p>18049972</text:p>
          </table:table-cell>
          <table:table-cell office:value-type="float" office:value="18049974" calcext:value-type="float">
            <text:p>180499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.593198" calcext:value-type="float">
            <text:p>16.593198</text:p>
          </table:table-cell>
          <table:table-cell office:value-type="float" office:value="5.654328" calcext:value-type="float">
            <text:p>5.654328</text:p>
          </table:table-cell>
          <table:table-cell office:value-type="float" office:value="4.148299" calcext:value-type="float">
            <text:p>4.148299</text:p>
          </table:table-cell>
          <table:table-cell office:value-type="float" office:value="2.934601" calcext:value-type="float">
            <text:p>2.934601</text:p>
          </table:table-cell>
          <table:table-cell office:value-type="float" office:value="4" calcext:value-type="float">
            <text:p>4</text:p>
          </table:table-cell>
          <table:table-cell office:value-type="float" office:value="0.73365" calcext:value-type="float">
            <text:p>0.73365</text:p>
          </table:table-cell>
          <table:table-cell office:value-type="float" office:value="1" calcext:value-type="float">
            <text:p>1</text:p>
          </table:table-cell>
          <table:table-cell office:value-type="float" office:value="18029966" calcext:value-type="float">
            <text:p>18029966</text:p>
          </table:table-cell>
          <table:table-cell office:value-type="float" office:value="18029962" calcext:value-type="float">
            <text:p>180299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.641983" calcext:value-type="float">
            <text:p>16.641983</text:p>
          </table:table-cell>
          <table:table-cell office:value-type="float" office:value="5.672953" calcext:value-type="float">
            <text:p>5.672953</text:p>
          </table:table-cell>
          <table:table-cell office:value-type="float" office:value="4.160496" calcext:value-type="float">
            <text:p>4.160496</text:p>
          </table:table-cell>
          <table:table-cell office:value-type="float" office:value="2.933566" calcext:value-type="float">
            <text:p>2.933566</text:p>
          </table:table-cell>
          <table:table-cell office:value-type="float" office:value="4" calcext:value-type="float">
            <text:p>4</text:p>
          </table:table-cell>
          <table:table-cell office:value-type="float" office:value="0.733392" calcext:value-type="float">
            <text:p>0.733392</text:p>
          </table:table-cell>
          <table:table-cell office:value-type="float" office:value="1" calcext:value-type="float">
            <text:p>1</text:p>
          </table:table-cell>
          <table:table-cell office:value-type="float" office:value="18009960" calcext:value-type="float">
            <text:p>18009960</text:p>
          </table:table-cell>
          <table:table-cell office:value-type="float" office:value="18009968" calcext:value-type="float">
            <text:p>180099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.691096" calcext:value-type="float">
            <text:p>16.691096</text:p>
          </table:table-cell>
          <table:table-cell office:value-type="float" office:value="5.691838" calcext:value-type="float">
            <text:p>5.691838</text:p>
          </table:table-cell>
          <table:table-cell office:value-type="float" office:value="4.172774" calcext:value-type="float">
            <text:p>4.172774</text:p>
          </table:table-cell>
          <table:table-cell office:value-type="float" office:value="2.932461" calcext:value-type="float">
            <text:p>2.932461</text:p>
          </table:table-cell>
          <table:table-cell office:value-type="float" office:value="4" calcext:value-type="float">
            <text:p>4</text:p>
          </table:table-cell>
          <table:table-cell office:value-type="float" office:value="0.733115" calcext:value-type="float">
            <text:p>0.733115</text:p>
          </table:table-cell>
          <table:table-cell office:value-type="float" office:value="1" calcext:value-type="float">
            <text:p>1</text:p>
          </table:table-cell>
          <table:table-cell office:value-type="float" office:value="17989688" calcext:value-type="float">
            <text:p>17989688</text:p>
          </table:table-cell>
          <table:table-cell office:value-type="float" office:value="17989694" calcext:value-type="float">
            <text:p>179896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.740115" calcext:value-type="float">
            <text:p>16.740115</text:p>
          </table:table-cell>
          <table:table-cell office:value-type="float" office:value="5.710659" calcext:value-type="float">
            <text:p>5.710659</text:p>
          </table:table-cell>
          <table:table-cell office:value-type="float" office:value="4.185029" calcext:value-type="float">
            <text:p>4.185029</text:p>
          </table:table-cell>
          <table:table-cell office:value-type="float" office:value="2.931381" calcext:value-type="float">
            <text:p>2.931381</text:p>
          </table:table-cell>
          <table:table-cell office:value-type="float" office:value="4" calcext:value-type="float">
            <text:p>4</text:p>
          </table:table-cell>
          <table:table-cell office:value-type="float" office:value="0.732845" calcext:value-type="float">
            <text:p>0.732845</text:p>
          </table:table-cell>
          <table:table-cell office:value-type="float" office:value="1" calcext:value-type="float">
            <text:p>1</text:p>
          </table:table-cell>
          <table:table-cell office:value-type="float" office:value="17969318" calcext:value-type="float">
            <text:p>17969318</text:p>
          </table:table-cell>
          <table:table-cell office:value-type="float" office:value="17969320" calcext:value-type="float">
            <text:p>179693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.789385" calcext:value-type="float">
            <text:p>16.789385</text:p>
          </table:table-cell>
          <table:table-cell office:value-type="float" office:value="5.729924" calcext:value-type="float">
            <text:p>5.729924</text:p>
          </table:table-cell>
          <table:table-cell office:value-type="float" office:value="4.197346" calcext:value-type="float">
            <text:p>4.197346</text:p>
          </table:table-cell>
          <table:table-cell office:value-type="float" office:value="2.930123" calcext:value-type="float">
            <text:p>2.930123</text:p>
          </table:table-cell>
          <table:table-cell office:value-type="float" office:value="4" calcext:value-type="float">
            <text:p>4</text:p>
          </table:table-cell>
          <table:table-cell office:value-type="float" office:value="0.732531" calcext:value-type="float">
            <text:p>0.7325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49212" calcext:value-type="float">
            <text:p>179492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838637" calcext:value-type="float">
            <text:p>16.838637</text:p>
          </table:table-cell>
          <table:table-cell office:value-type="float" office:value="5.74927" calcext:value-type="float">
            <text:p>5.74927</text:p>
          </table:table-cell>
          <table:table-cell office:value-type="float" office:value="4.209659" calcext:value-type="float">
            <text:p>4.209659</text:p>
          </table:table-cell>
          <table:table-cell office:value-type="float" office:value="2.928831" calcext:value-type="float">
            <text:p>2.928831</text:p>
          </table:table-cell>
          <table:table-cell office:value-type="float" office:value="4" calcext:value-type="float">
            <text:p>4</text:p>
          </table:table-cell>
          <table:table-cell office:value-type="float" office:value="0.732208" calcext:value-type="float">
            <text:p>0.732208</text:p>
          </table:table-cell>
          <table:table-cell office:value-type="float" office:value="1" calcext:value-type="float">
            <text:p>1</text:p>
          </table:table-cell>
          <table:table-cell office:value-type="float" office:value="17928820" calcext:value-type="float">
            <text:p>17928820</text:p>
          </table:table-cell>
          <table:table-cell office:value-type="float" office:value="17928818" calcext:value-type="float">
            <text:p>179288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.884" calcext:value-type="float">
            <text:p>16.884</text:p>
          </table:table-cell>
          <table:table-cell office:value-type="float" office:value="5.768355" calcext:value-type="float">
            <text:p>5.768355</text:p>
          </table:table-cell>
          <table:table-cell office:value-type="float" office:value="4.221" calcext:value-type="float">
            <text:p>4.221</text:p>
          </table:table-cell>
          <table:table-cell office:value-type="float" office:value="2.927004" calcext:value-type="float">
            <text:p>2.927004</text:p>
          </table:table-cell>
          <table:table-cell office:value-type="float" office:value="4" calcext:value-type="float">
            <text:p>4</text:p>
          </table:table-cell>
          <table:table-cell office:value-type="float" office:value="0.731751" calcext:value-type="float">
            <text:p>0.731751</text:p>
          </table:table-cell>
          <table:table-cell office:value-type="float" office:value="1" calcext:value-type="float">
            <text:p>1</text:p>
          </table:table-cell>
          <table:table-cell office:value-type="float" office:value="17908366" calcext:value-type="float">
            <text:p>17908366</text:p>
          </table:table-cell>
          <table:table-cell office:value-type="float" office:value="17908354" calcext:value-type="float">
            <text:p>179083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.928604" calcext:value-type="float">
            <text:p>16.928604</text:p>
          </table:table-cell>
          <table:table-cell office:value-type="float" office:value="5.786156" calcext:value-type="float">
            <text:p>5.786156</text:p>
          </table:table-cell>
          <table:table-cell office:value-type="float" office:value="4.232151" calcext:value-type="float">
            <text:p>4.232151</text:p>
          </table:table-cell>
          <table:table-cell office:value-type="float" office:value="2.925708" calcext:value-type="float">
            <text:p>2.925708</text:p>
          </table:table-cell>
          <table:table-cell office:value-type="float" office:value="4" calcext:value-type="float">
            <text:p>4</text:p>
          </table:table-cell>
          <table:table-cell office:value-type="float" office:value="0.731427" calcext:value-type="float">
            <text:p>0.731427</text:p>
          </table:table-cell>
          <table:table-cell office:value-type="float" office:value="1" calcext:value-type="float">
            <text:p>1</text:p>
          </table:table-cell>
          <table:table-cell office:value-type="float" office:value="17887834" calcext:value-type="float">
            <text:p>17887834</text:p>
          </table:table-cell>
          <table:table-cell office:value-type="float" office:value="17887826" calcext:value-type="float">
            <text:p>178878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.973359" calcext:value-type="float">
            <text:p>16.973359</text:p>
          </table:table-cell>
          <table:table-cell office:value-type="float" office:value="5.803938" calcext:value-type="float">
            <text:p>5.803938</text:p>
          </table:table-cell>
          <table:table-cell office:value-type="float" office:value="4.24334" calcext:value-type="float">
            <text:p>4.24334</text:p>
          </table:table-cell>
          <table:table-cell office:value-type="float" office:value="2.924456" calcext:value-type="float">
            <text:p>2.924456</text:p>
          </table:table-cell>
          <table:table-cell office:value-type="float" office:value="4" calcext:value-type="float">
            <text:p>4</text:p>
          </table:table-cell>
          <table:table-cell office:value-type="float" office:value="0.731114" calcext:value-type="float">
            <text:p>0.731114</text:p>
          </table:table-cell>
          <table:table-cell office:value-type="float" office:value="1" calcext:value-type="float">
            <text:p>1</text:p>
          </table:table-cell>
          <table:table-cell office:value-type="float" office:value="17867548" calcext:value-type="float">
            <text:p>17867548</text:p>
          </table:table-cell>
          <table:table-cell office:value-type="float" office:value="17867542" calcext:value-type="float">
            <text:p>178675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.018172" calcext:value-type="float">
            <text:p>17.018172</text:p>
          </table:table-cell>
          <table:table-cell office:value-type="float" office:value="5.82139" calcext:value-type="float">
            <text:p>5.82139</text:p>
          </table:table-cell>
          <table:table-cell office:value-type="float" office:value="4.254543" calcext:value-type="float">
            <text:p>4.254543</text:p>
          </table:table-cell>
          <table:table-cell office:value-type="float" office:value="2.923386" calcext:value-type="float">
            <text:p>2.923386</text:p>
          </table:table-cell>
          <table:table-cell office:value-type="float" office:value="4" calcext:value-type="float">
            <text:p>4</text:p>
          </table:table-cell>
          <table:table-cell office:value-type="float" office:value="0.730847" calcext:value-type="float">
            <text:p>0.730847</text:p>
          </table:table-cell>
          <table:table-cell office:value-type="float" office:value="1" calcext:value-type="float">
            <text:p>1</text:p>
          </table:table-cell>
          <table:table-cell office:value-type="float" office:value="17846702" calcext:value-type="float">
            <text:p>17846702</text:p>
          </table:table-cell>
          <table:table-cell office:value-type="float" office:value="17846700" calcext:value-type="float">
            <text:p>178467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.062265" calcext:value-type="float">
            <text:p>17.062265</text:p>
          </table:table-cell>
          <table:table-cell office:value-type="float" office:value="5.839223" calcext:value-type="float">
            <text:p>5.839223</text:p>
          </table:table-cell>
          <table:table-cell office:value-type="float" office:value="4.265566" calcext:value-type="float">
            <text:p>4.265566</text:p>
          </table:table-cell>
          <table:table-cell office:value-type="float" office:value="2.92201" calcext:value-type="float">
            <text:p>2.92201</text:p>
          </table:table-cell>
          <table:table-cell office:value-type="float" office:value="4" calcext:value-type="float">
            <text:p>4</text:p>
          </table:table-cell>
          <table:table-cell office:value-type="float" office:value="0.730502" calcext:value-type="float">
            <text:p>0.730502</text:p>
          </table:table-cell>
          <table:table-cell office:value-type="float" office:value="1" calcext:value-type="float">
            <text:p>1</text:p>
          </table:table-cell>
          <table:table-cell office:value-type="float" office:value="17825748" calcext:value-type="float">
            <text:p>17825748</text:p>
          </table:table-cell>
          <table:table-cell office:value-type="float" office:value="17825758" calcext:value-type="float">
            <text:p>178257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.107399" calcext:value-type="float">
            <text:p>17.107399</text:p>
          </table:table-cell>
          <table:table-cell office:value-type="float" office:value="5.852158" calcext:value-type="float">
            <text:p>5.852158</text:p>
          </table:table-cell>
          <table:table-cell office:value-type="float" office:value="4.27685" calcext:value-type="float">
            <text:p>4.27685</text:p>
          </table:table-cell>
          <table:table-cell office:value-type="float" office:value="2.923263" calcext:value-type="float">
            <text:p>2.923263</text:p>
          </table:table-cell>
          <table:table-cell office:value-type="float" office:value="4" calcext:value-type="float">
            <text:p>4</text:p>
          </table:table-cell>
          <table:table-cell office:value-type="float" office:value="0.730816" calcext:value-type="float">
            <text:p>0.730816</text:p>
          </table:table-cell>
          <table:table-cell office:value-type="float" office:value="1" calcext:value-type="float">
            <text:p>1</text:p>
          </table:table-cell>
          <table:table-cell office:value-type="float" office:value="17804960" calcext:value-type="float">
            <text:p>17804960</text:p>
          </table:table-cell>
          <table:table-cell office:value-type="float" office:value="17804970" calcext:value-type="float">
            <text:p>1780497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.152633" calcext:value-type="float">
            <text:p>17.152633</text:p>
          </table:table-cell>
          <table:table-cell office:value-type="float" office:value="5.863502" calcext:value-type="float">
            <text:p>5.863502</text:p>
          </table:table-cell>
          <table:table-cell office:value-type="float" office:value="4.288158" calcext:value-type="float">
            <text:p>4.288158</text:p>
          </table:table-cell>
          <table:table-cell office:value-type="float" office:value="2.925323" calcext:value-type="float">
            <text:p>2.925323</text:p>
          </table:table-cell>
          <table:table-cell office:value-type="float" office:value="4" calcext:value-type="float">
            <text:p>4</text:p>
          </table:table-cell>
          <table:table-cell office:value-type="float" office:value="0.731331" calcext:value-type="float">
            <text:p>0.731331</text:p>
          </table:table-cell>
          <table:table-cell office:value-type="float" office:value="1" calcext:value-type="float">
            <text:p>1</text:p>
          </table:table-cell>
          <table:table-cell office:value-type="float" office:value="17784236" calcext:value-type="float">
            <text:p>17784236</text:p>
          </table:table-cell>
          <table:table-cell office:value-type="float" office:value="17784242" calcext:value-type="float">
            <text:p>177842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.196953" calcext:value-type="float">
            <text:p>17.196953</text:p>
          </table:table-cell>
          <table:table-cell office:value-type="float" office:value="5.875019" calcext:value-type="float">
            <text:p>5.875019</text:p>
          </table:table-cell>
          <table:table-cell office:value-type="float" office:value="4.299238" calcext:value-type="float">
            <text:p>4.299238</text:p>
          </table:table-cell>
          <table:table-cell office:value-type="float" office:value="2.927131" calcext:value-type="float">
            <text:p>2.927131</text:p>
          </table:table-cell>
          <table:table-cell office:value-type="float" office:value="4" calcext:value-type="float">
            <text:p>4</text:p>
          </table:table-cell>
          <table:table-cell office:value-type="float" office:value="0.731783" calcext:value-type="float">
            <text:p>0.731783</text:p>
          </table:table-cell>
          <table:table-cell office:value-type="float" office:value="1" calcext:value-type="float">
            <text:p>1</text:p>
          </table:table-cell>
          <table:table-cell office:value-type="float" office:value="17763256" calcext:value-type="float">
            <text:p>17763256</text:p>
          </table:table-cell>
          <table:table-cell office:value-type="float" office:value="17763252" calcext:value-type="float">
            <text:p>177632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.241917" calcext:value-type="float">
            <text:p>17.241917</text:p>
          </table:table-cell>
          <table:table-cell office:value-type="float" office:value="5.886647" calcext:value-type="float">
            <text:p>5.886647</text:p>
          </table:table-cell>
          <table:table-cell office:value-type="float" office:value="4.310479" calcext:value-type="float">
            <text:p>4.310479</text:p>
          </table:table-cell>
          <table:table-cell office:value-type="float" office:value="2.928988" calcext:value-type="float">
            <text:p>2.928988</text:p>
          </table:table-cell>
          <table:table-cell office:value-type="float" office:value="4" calcext:value-type="float">
            <text:p>4</text:p>
          </table:table-cell>
          <table:table-cell office:value-type="float" office:value="0.732247" calcext:value-type="float">
            <text:p>0.732247</text:p>
          </table:table-cell>
          <table:table-cell office:value-type="float" office:value="1" calcext:value-type="float">
            <text:p>1</text:p>
          </table:table-cell>
          <table:table-cell office:value-type="float" office:value="17741960" calcext:value-type="float">
            <text:p>17741960</text:p>
          </table:table-cell>
          <table:table-cell office:value-type="float" office:value="17741968" calcext:value-type="float">
            <text:p>177419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.28655" calcext:value-type="float">
            <text:p>17.28655</text:p>
          </table:table-cell>
          <table:table-cell office:value-type="float" office:value="5.898411" calcext:value-type="float">
            <text:p>5.898411</text:p>
          </table:table-cell>
          <table:table-cell office:value-type="float" office:value="4.321638" calcext:value-type="float">
            <text:p>4.321638</text:p>
          </table:table-cell>
          <table:table-cell office:value-type="float" office:value="2.930713" calcext:value-type="float">
            <text:p>2.930713</text:p>
          </table:table-cell>
          <table:table-cell office:value-type="float" office:value="4" calcext:value-type="float">
            <text:p>4</text:p>
          </table:table-cell>
          <table:table-cell office:value-type="float" office:value="0.732678" calcext:value-type="float">
            <text:p>0.732678</text:p>
          </table:table-cell>
          <table:table-cell office:value-type="float" office:value="1" calcext:value-type="float">
            <text:p>1</text:p>
          </table:table-cell>
          <table:table-cell office:value-type="float" office:value="17720940" calcext:value-type="float">
            <text:p>17720940</text:p>
          </table:table-cell>
          <table:table-cell office:value-type="float" office:value="17720930" calcext:value-type="float">
            <text:p>177209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.331087" calcext:value-type="float">
            <text:p>17.331087</text:p>
          </table:table-cell>
          <table:table-cell office:value-type="float" office:value="5.910443" calcext:value-type="float">
            <text:p>5.910443</text:p>
          </table:table-cell>
          <table:table-cell office:value-type="float" office:value="4.332772" calcext:value-type="float">
            <text:p>4.332772</text:p>
          </table:table-cell>
          <table:table-cell office:value-type="float" office:value="2.932282" calcext:value-type="float">
            <text:p>2.932282</text:p>
          </table:table-cell>
          <table:table-cell office:value-type="float" office:value="4" calcext:value-type="float">
            <text:p>4</text:p>
          </table:table-cell>
          <table:table-cell office:value-type="float" office:value="0.733071" calcext:value-type="float">
            <text:p>0.733071</text:p>
          </table:table-cell>
          <table:table-cell office:value-type="float" office:value="1" calcext:value-type="float">
            <text:p>1</text:p>
          </table:table-cell>
          <table:table-cell office:value-type="float" office:value="17699786" calcext:value-type="float">
            <text:p>17699786</text:p>
          </table:table-cell>
          <table:table-cell office:value-type="float" office:value="17699782" calcext:value-type="float">
            <text:p>176997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.375419" calcext:value-type="float">
            <text:p>17.375419</text:p>
          </table:table-cell>
          <table:table-cell office:value-type="float" office:value="5.921134" calcext:value-type="float">
            <text:p>5.921134</text:p>
          </table:table-cell>
          <table:table-cell office:value-type="float" office:value="4.343855" calcext:value-type="float">
            <text:p>4.343855</text:p>
          </table:table-cell>
          <table:table-cell office:value-type="float" office:value="2.934475" calcext:value-type="float">
            <text:p>2.934475</text:p>
          </table:table-cell>
          <table:table-cell office:value-type="float" office:value="4" calcext:value-type="float">
            <text:p>4</text:p>
          </table:table-cell>
          <table:table-cell office:value-type="float" office:value="0.733619" calcext:value-type="float">
            <text:p>0.733619</text:p>
          </table:table-cell>
          <table:table-cell office:value-type="float" office:value="1" calcext:value-type="float">
            <text:p>1</text:p>
          </table:table-cell>
          <table:table-cell office:value-type="float" office:value="17678480" calcext:value-type="float">
            <text:p>17678480</text:p>
          </table:table-cell>
          <table:table-cell office:value-type="float" office:value="17678476" calcext:value-type="float">
            <text:p>176784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.420101" calcext:value-type="float">
            <text:p>17.420101</text:p>
          </table:table-cell>
          <table:table-cell office:value-type="float" office:value="5.934005" calcext:value-type="float">
            <text:p>5.934005</text:p>
          </table:table-cell>
          <table:table-cell office:value-type="float" office:value="4.355025" calcext:value-type="float">
            <text:p>4.355025</text:p>
          </table:table-cell>
          <table:table-cell office:value-type="float" office:value="2.93564" calcext:value-type="float">
            <text:p>2.93564</text:p>
          </table:table-cell>
          <table:table-cell office:value-type="float" office:value="4" calcext:value-type="float">
            <text:p>4</text:p>
          </table:table-cell>
          <table:table-cell office:value-type="float" office:value="0.73391" calcext:value-type="float">
            <text:p>0.73391</text:p>
          </table:table-cell>
          <table:table-cell office:value-type="float" office:value="1" calcext:value-type="float">
            <text:p>1</text:p>
          </table:table-cell>
          <table:table-cell office:value-type="float" office:value="17657294" calcext:value-type="float">
            <text:p>17657294</text:p>
          </table:table-cell>
          <table:table-cell office:value-type="float" office:value="17657296" calcext:value-type="float">
            <text:p>176572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.464499" calcext:value-type="float">
            <text:p>17.464499</text:p>
          </table:table-cell>
          <table:table-cell office:value-type="float" office:value="5.946091" calcext:value-type="float">
            <text:p>5.946091</text:p>
          </table:table-cell>
          <table:table-cell office:value-type="float" office:value="4.366125" calcext:value-type="float">
            <text:p>4.366125</text:p>
          </table:table-cell>
          <table:table-cell office:value-type="float" office:value="2.937139" calcext:value-type="float">
            <text:p>2.937139</text:p>
          </table:table-cell>
          <table:table-cell office:value-type="float" office:value="4" calcext:value-type="float">
            <text:p>4</text:p>
          </table:table-cell>
          <table:table-cell office:value-type="float" office:value="0.734285" calcext:value-type="float">
            <text:p>0.734285</text:p>
          </table:table-cell>
          <table:table-cell office:value-type="float" office:value="1" calcext:value-type="float">
            <text:p>1</text:p>
          </table:table-cell>
          <table:table-cell office:value-type="float" office:value="17636158" calcext:value-type="float">
            <text:p>17636158</text:p>
          </table:table-cell>
          <table:table-cell office:value-type="float" office:value="17636162" calcext:value-type="float">
            <text:p>176361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.508863" calcext:value-type="float">
            <text:p>17.508863</text:p>
          </table:table-cell>
          <table:table-cell office:value-type="float" office:value="5.956823" calcext:value-type="float">
            <text:p>5.956823</text:p>
          </table:table-cell>
          <table:table-cell office:value-type="float" office:value="4.377216" calcext:value-type="float">
            <text:p>4.377216</text:p>
          </table:table-cell>
          <table:table-cell office:value-type="float" office:value="2.939295" calcext:value-type="float">
            <text:p>2.939295</text:p>
          </table:table-cell>
          <table:table-cell office:value-type="float" office:value="4" calcext:value-type="float">
            <text:p>4</text:p>
          </table:table-cell>
          <table:table-cell office:value-type="float" office:value="0.734824" calcext:value-type="float">
            <text:p>0.7348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14732" calcext:value-type="float">
            <text:p>176147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.553226" calcext:value-type="float">
            <text:p>17.553226</text:p>
          </table:table-cell>
          <table:table-cell office:value-type="float" office:value="5.968751" calcext:value-type="float">
            <text:p>5.968751</text:p>
          </table:table-cell>
          <table:table-cell office:value-type="float" office:value="4.388307" calcext:value-type="float">
            <text:p>4.388307</text:p>
          </table:table-cell>
          <table:table-cell office:value-type="float" office:value="2.940854" calcext:value-type="float">
            <text:p>2.940854</text:p>
          </table:table-cell>
          <table:table-cell office:value-type="float" office:value="4" calcext:value-type="float">
            <text:p>4</text:p>
          </table:table-cell>
          <table:table-cell office:value-type="float" office:value="0.735214" calcext:value-type="float">
            <text:p>0.735214</text:p>
          </table:table-cell>
          <table:table-cell office:value-type="float" office:value="1" calcext:value-type="float">
            <text:p>1</text:p>
          </table:table-cell>
          <table:table-cell office:value-type="float" office:value="17592864" calcext:value-type="float">
            <text:p>17592864</text:p>
          </table:table-cell>
          <table:table-cell office:value-type="float" office:value="17592858" calcext:value-type="float">
            <text:p>175928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.59801" calcext:value-type="float">
            <text:p>17.59801</text:p>
          </table:table-cell>
          <table:table-cell office:value-type="float" office:value="5.980744" calcext:value-type="float">
            <text:p>5.980744</text:p>
          </table:table-cell>
          <table:table-cell office:value-type="float" office:value="4.399502" calcext:value-type="float">
            <text:p>4.399502</text:p>
          </table:table-cell>
          <table:table-cell office:value-type="float" office:value="2.942445" calcext:value-type="float">
            <text:p>2.942445</text:p>
          </table:table-cell>
          <table:table-cell office:value-type="float" office:value="4" calcext:value-type="float">
            <text:p>4</text:p>
          </table:table-cell>
          <table:table-cell office:value-type="float" office:value="0.735611" calcext:value-type="float">
            <text:p>0.7356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71344" calcext:value-type="float">
            <text:p>175713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.643636" calcext:value-type="float">
            <text:p>17.643636</text:p>
          </table:table-cell>
          <table:table-cell office:value-type="float" office:value="5.991418" calcext:value-type="float">
            <text:p>5.991418</text:p>
          </table:table-cell>
          <table:table-cell office:value-type="float" office:value="4.410909" calcext:value-type="float">
            <text:p>4.410909</text:p>
          </table:table-cell>
          <table:table-cell office:value-type="float" office:value="2.944818" calcext:value-type="float">
            <text:p>2.944818</text:p>
          </table:table-cell>
          <table:table-cell office:value-type="float" office:value="4" calcext:value-type="float">
            <text:p>4</text:p>
          </table:table-cell>
          <table:table-cell office:value-type="float" office:value="0.736204" calcext:value-type="float">
            <text:p>0.736204</text:p>
          </table:table-cell>
          <table:table-cell office:value-type="float" office:value="1" calcext:value-type="float">
            <text:p>1</text:p>
          </table:table-cell>
          <table:table-cell office:value-type="float" office:value="17549810" calcext:value-type="float">
            <text:p>17549810</text:p>
          </table:table-cell>
          <table:table-cell office:value-type="float" office:value="17549802" calcext:value-type="float">
            <text:p>175498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.689732" calcext:value-type="float">
            <text:p>17.689732</text:p>
          </table:table-cell>
          <table:table-cell office:value-type="float" office:value="6.003562" calcext:value-type="float">
            <text:p>6.003562</text:p>
          </table:table-cell>
          <table:table-cell office:value-type="float" office:value="4.422433" calcext:value-type="float">
            <text:p>4.422433</text:p>
          </table:table-cell>
          <table:table-cell office:value-type="float" office:value="2.946539" calcext:value-type="float">
            <text:p>2.946539</text:p>
          </table:table-cell>
          <table:table-cell office:value-type="float" office:value="4" calcext:value-type="float">
            <text:p>4</text:p>
          </table:table-cell>
          <table:table-cell office:value-type="float" office:value="0.736635" calcext:value-type="float">
            <text:p>0.736635</text:p>
          </table:table-cell>
          <table:table-cell office:value-type="float" office:value="1" calcext:value-type="float">
            <text:p>1</text:p>
          </table:table-cell>
          <table:table-cell office:value-type="float" office:value="17528214" calcext:value-type="float">
            <text:p>17528214</text:p>
          </table:table-cell>
          <table:table-cell office:value-type="float" office:value="17528218" calcext:value-type="float">
            <text:p>175282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.738773" calcext:value-type="float">
            <text:p>17.738773</text:p>
          </table:table-cell>
          <table:table-cell office:value-type="float" office:value="6.022842" calcext:value-type="float">
            <text:p>6.022842</text:p>
          </table:table-cell>
          <table:table-cell office:value-type="float" office:value="4.434693" calcext:value-type="float">
            <text:p>4.434693</text:p>
          </table:table-cell>
          <table:table-cell office:value-type="float" office:value="2.94525" calcext:value-type="float">
            <text:p>2.94525</text:p>
          </table:table-cell>
          <table:table-cell office:value-type="float" office:value="4" calcext:value-type="float">
            <text:p>4</text:p>
          </table:table-cell>
          <table:table-cell office:value-type="float" office:value="0.736312" calcext:value-type="float">
            <text:p>0.736312</text:p>
          </table:table-cell>
          <table:table-cell office:value-type="float" office:value="1" calcext:value-type="float">
            <text:p>1</text:p>
          </table:table-cell>
          <table:table-cell office:value-type="float" office:value="17506304" calcext:value-type="float">
            <text:p>17506304</text:p>
          </table:table-cell>
          <table:table-cell office:value-type="float" office:value="17506312" calcext:value-type="float">
            <text:p>175063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.787696" calcext:value-type="float">
            <text:p>17.787696</text:p>
          </table:table-cell>
          <table:table-cell office:value-type="float" office:value="6.041856" calcext:value-type="float">
            <text:p>6.041856</text:p>
          </table:table-cell>
          <table:table-cell office:value-type="float" office:value="4.446924" calcext:value-type="float">
            <text:p>4.446924</text:p>
          </table:table-cell>
          <table:table-cell office:value-type="float" office:value="2.944078" calcext:value-type="float">
            <text:p>2.944078</text:p>
          </table:table-cell>
          <table:table-cell office:value-type="float" office:value="4" calcext:value-type="float">
            <text:p>4</text:p>
          </table:table-cell>
          <table:table-cell office:value-type="float" office:value="0.73602" calcext:value-type="float">
            <text:p>0.73602</text:p>
          </table:table-cell>
          <table:table-cell office:value-type="float" office:value="1" calcext:value-type="float">
            <text:p>1</text:p>
          </table:table-cell>
          <table:table-cell office:value-type="float" office:value="17484640" calcext:value-type="float">
            <text:p>17484640</text:p>
          </table:table-cell>
          <table:table-cell office:value-type="float" office:value="17484650" calcext:value-type="float">
            <text:p>1748465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.835836" calcext:value-type="float">
            <text:p>17.835836</text:p>
          </table:table-cell>
          <table:table-cell office:value-type="float" office:value="6.061263" calcext:value-type="float">
            <text:p>6.061263</text:p>
          </table:table-cell>
          <table:table-cell office:value-type="float" office:value="4.458959" calcext:value-type="float">
            <text:p>4.458959</text:p>
          </table:table-cell>
          <table:table-cell office:value-type="float" office:value="2.942594" calcext:value-type="float">
            <text:p>2.942594</text:p>
          </table:table-cell>
          <table:table-cell office:value-type="float" office:value="4" calcext:value-type="float">
            <text:p>4</text:p>
          </table:table-cell>
          <table:table-cell office:value-type="float" office:value="0.735649" calcext:value-type="float">
            <text:p>0.735649</text:p>
          </table:table-cell>
          <table:table-cell office:value-type="float" office:value="1" calcext:value-type="float">
            <text:p>1</text:p>
          </table:table-cell>
          <table:table-cell office:value-type="float" office:value="17462840" calcext:value-type="float">
            <text:p>17462840</text:p>
          </table:table-cell>
          <table:table-cell office:value-type="float" office:value="17462842" calcext:value-type="float">
            <text:p>174628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.885357" calcext:value-type="float">
            <text:p>17.885357</text:p>
          </table:table-cell>
          <table:table-cell office:value-type="float" office:value="6.080388" calcext:value-type="float">
            <text:p>6.080388</text:p>
          </table:table-cell>
          <table:table-cell office:value-type="float" office:value="4.471339" calcext:value-type="float">
            <text:p>4.471339</text:p>
          </table:table-cell>
          <table:table-cell office:value-type="float" office:value="2.941483" calcext:value-type="float">
            <text:p>2.941483</text:p>
          </table:table-cell>
          <table:table-cell office:value-type="float" office:value="4" calcext:value-type="float">
            <text:p>4</text:p>
          </table:table-cell>
          <table:table-cell office:value-type="float" office:value="0.735371" calcext:value-type="float">
            <text:p>0.735371</text:p>
          </table:table-cell>
          <table:table-cell office:value-type="float" office:value="1" calcext:value-type="float">
            <text:p>1</text:p>
          </table:table-cell>
          <table:table-cell office:value-type="float" office:value="17440840" calcext:value-type="float">
            <text:p>17440840</text:p>
          </table:table-cell>
          <table:table-cell office:value-type="float" office:value="17440842" calcext:value-type="float">
            <text:p>1744084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.933523" calcext:value-type="float">
            <text:p>17.933523</text:p>
          </table:table-cell>
          <table:table-cell office:value-type="float" office:value="6.099162" calcext:value-type="float">
            <text:p>6.099162</text:p>
          </table:table-cell>
          <table:table-cell office:value-type="float" office:value="4.483381" calcext:value-type="float">
            <text:p>4.483381</text:p>
          </table:table-cell>
          <table:table-cell office:value-type="float" office:value="2.940326" calcext:value-type="float">
            <text:p>2.940326</text:p>
          </table:table-cell>
          <table:table-cell office:value-type="float" office:value="4" calcext:value-type="float">
            <text:p>4</text:p>
          </table:table-cell>
          <table:table-cell office:value-type="float" office:value="0.735081" calcext:value-type="float">
            <text:p>0.735081</text:p>
          </table:table-cell>
          <table:table-cell office:value-type="float" office:value="1" calcext:value-type="float">
            <text:p>1</text:p>
          </table:table-cell>
          <table:table-cell office:value-type="float" office:value="17418772" calcext:value-type="float">
            <text:p>17418772</text:p>
          </table:table-cell>
          <table:table-cell office:value-type="float" office:value="17418770" calcext:value-type="float">
            <text:p>174187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.981837" calcext:value-type="float">
            <text:p>17.981837</text:p>
          </table:table-cell>
          <table:table-cell office:value-type="float" office:value="6.118014" calcext:value-type="float">
            <text:p>6.118014</text:p>
          </table:table-cell>
          <table:table-cell office:value-type="float" office:value="4.495459" calcext:value-type="float">
            <text:p>4.495459</text:p>
          </table:table-cell>
          <table:table-cell office:value-type="float" office:value="2.939162" calcext:value-type="float">
            <text:p>2.939162</text:p>
          </table:table-cell>
          <table:table-cell office:value-type="float" office:value="4" calcext:value-type="float">
            <text:p>4</text:p>
          </table:table-cell>
          <table:table-cell office:value-type="float" office:value="0.734791" calcext:value-type="float">
            <text:p>0.734791</text:p>
          </table:table-cell>
          <table:table-cell office:value-type="float" office:value="1" calcext:value-type="float">
            <text:p>1</text:p>
          </table:table-cell>
          <table:table-cell office:value-type="float" office:value="17397152" calcext:value-type="float">
            <text:p>17397152</text:p>
          </table:table-cell>
          <table:table-cell office:value-type="float" office:value="17397144" calcext:value-type="float">
            <text:p>173971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.030315" calcext:value-type="float">
            <text:p>18.030315</text:p>
          </table:table-cell>
          <table:table-cell office:value-type="float" office:value="6.136843" calcext:value-type="float">
            <text:p>6.136843</text:p>
          </table:table-cell>
          <table:table-cell office:value-type="float" office:value="4.507579" calcext:value-type="float">
            <text:p>4.507579</text:p>
          </table:table-cell>
          <table:table-cell office:value-type="float" office:value="2.938044" calcext:value-type="float">
            <text:p>2.938044</text:p>
          </table:table-cell>
          <table:table-cell office:value-type="float" office:value="4" calcext:value-type="float">
            <text:p>4</text:p>
          </table:table-cell>
          <table:table-cell office:value-type="float" office:value="0.734511" calcext:value-type="float">
            <text:p>0.734511</text:p>
          </table:table-cell>
          <table:table-cell office:value-type="float" office:value="1" calcext:value-type="float">
            <text:p>1</text:p>
          </table:table-cell>
          <table:table-cell office:value-type="float" office:value="17374740" calcext:value-type="float">
            <text:p>17374740</text:p>
          </table:table-cell>
          <table:table-cell office:value-type="float" office:value="17374736" calcext:value-type="float">
            <text:p>1737473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.080637" calcext:value-type="float">
            <text:p>18.080637</text:p>
          </table:table-cell>
          <table:table-cell office:value-type="float" office:value="6.155716" calcext:value-type="float">
            <text:p>6.155716</text:p>
          </table:table-cell>
          <table:table-cell office:value-type="float" office:value="4.520159" calcext:value-type="float">
            <text:p>4.520159</text:p>
          </table:table-cell>
          <table:table-cell office:value-type="float" office:value="2.937211" calcext:value-type="float">
            <text:p>2.937211</text:p>
          </table:table-cell>
          <table:table-cell office:value-type="float" office:value="4" calcext:value-type="float">
            <text:p>4</text:p>
          </table:table-cell>
          <table:table-cell office:value-type="float" office:value="0.734303" calcext:value-type="float">
            <text:p>0.734303</text:p>
          </table:table-cell>
          <table:table-cell office:value-type="float" office:value="1" calcext:value-type="float">
            <text:p>1</text:p>
          </table:table-cell>
          <table:table-cell office:value-type="float" office:value="17352708" calcext:value-type="float">
            <text:p>17352708</text:p>
          </table:table-cell>
          <table:table-cell office:value-type="float" office:value="17352710" calcext:value-type="float">
            <text:p>173527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8.128605" calcext:value-type="float">
            <text:p>18.128605</text:p>
          </table:table-cell>
          <table:table-cell office:value-type="float" office:value="6.174915" calcext:value-type="float">
            <text:p>6.174915</text:p>
          </table:table-cell>
          <table:table-cell office:value-type="float" office:value="4.532151" calcext:value-type="float">
            <text:p>4.532151</text:p>
          </table:table-cell>
          <table:table-cell office:value-type="float" office:value="2.935847" calcext:value-type="float">
            <text:p>2.935847</text:p>
          </table:table-cell>
          <table:table-cell office:value-type="float" office:value="4" calcext:value-type="float">
            <text:p>4</text:p>
          </table:table-cell>
          <table:table-cell office:value-type="float" office:value="0.733962" calcext:value-type="float">
            <text:p>0.733962</text:p>
          </table:table-cell>
          <table:table-cell office:value-type="float" office:value="1" calcext:value-type="float">
            <text:p>1</text:p>
          </table:table-cell>
          <table:table-cell office:value-type="float" office:value="17330510" calcext:value-type="float">
            <text:p>17330510</text:p>
          </table:table-cell>
          <table:table-cell office:value-type="float" office:value="17330520" calcext:value-type="float">
            <text:p>173305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.17676" calcext:value-type="float">
            <text:p>18.17676</text:p>
          </table:table-cell>
          <table:table-cell office:value-type="float" office:value="6.193776" calcext:value-type="float">
            <text:p>6.193776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2.934681" calcext:value-type="float">
            <text:p>2.934681</text:p>
          </table:table-cell>
          <table:table-cell office:value-type="float" office:value="4" calcext:value-type="float">
            <text:p>4</text:p>
          </table:table-cell>
          <table:table-cell office:value-type="float" office:value="0.73367" calcext:value-type="float">
            <text:p>0.73367</text:p>
          </table:table-cell>
          <table:table-cell office:value-type="float" office:value="1" calcext:value-type="float">
            <text:p>1</text:p>
          </table:table-cell>
          <table:table-cell office:value-type="float" office:value="17308490" calcext:value-type="float">
            <text:p>17308490</text:p>
          </table:table-cell>
          <table:table-cell office:value-type="float" office:value="17308500" calcext:value-type="float">
            <text:p>173085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.224446" calcext:value-type="float">
            <text:p>18.224446</text:p>
          </table:table-cell>
          <table:table-cell office:value-type="float" office:value="6.212414" calcext:value-type="float">
            <text:p>6.212414</text:p>
          </table:table-cell>
          <table:table-cell office:value-type="float" office:value="4.556111" calcext:value-type="float">
            <text:p>4.556111</text:p>
          </table:table-cell>
          <table:table-cell office:value-type="float" office:value="2.933553" calcext:value-type="float">
            <text:p>2.933553</text:p>
          </table:table-cell>
          <table:table-cell office:value-type="float" office:value="4" calcext:value-type="float">
            <text:p>4</text:p>
          </table:table-cell>
          <table:table-cell office:value-type="float" office:value="0.733388" calcext:value-type="float">
            <text:p>0.733388</text:p>
          </table:table-cell>
          <table:table-cell office:value-type="float" office:value="1" calcext:value-type="float">
            <text:p>1</text:p>
          </table:table-cell>
          <table:table-cell office:value-type="float" office:value="17286046" calcext:value-type="float">
            <text:p>17286046</text:p>
          </table:table-cell>
          <table:table-cell office:value-type="float" office:value="17286054" calcext:value-type="float">
            <text:p>1728605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.27302" calcext:value-type="float">
            <text:p>18.27302</text:p>
          </table:table-cell>
          <table:table-cell office:value-type="float" office:value="6.23128" calcext:value-type="float">
            <text:p>6.23128</text:p>
          </table:table-cell>
          <table:table-cell office:value-type="float" office:value="4.568255" calcext:value-type="float">
            <text:p>4.568255</text:p>
          </table:table-cell>
          <table:table-cell office:value-type="float" office:value="2.932466" calcext:value-type="float">
            <text:p>2.932466</text:p>
          </table:table-cell>
          <table:table-cell office:value-type="float" office:value="4" calcext:value-type="float">
            <text:p>4</text:p>
          </table:table-cell>
          <table:table-cell office:value-type="float" office:value="0.733117" calcext:value-type="float">
            <text:p>0.733117</text:p>
          </table:table-cell>
          <table:table-cell office:value-type="float" office:value="1" calcext:value-type="float">
            <text:p>1</text:p>
          </table:table-cell>
          <table:table-cell office:value-type="float" office:value="17263592" calcext:value-type="float">
            <text:p>17263592</text:p>
          </table:table-cell>
          <table:table-cell office:value-type="float" office:value="17263604" calcext:value-type="float">
            <text:p>172636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8.32274" calcext:value-type="float">
            <text:p>18.32274</text:p>
          </table:table-cell>
          <table:table-cell office:value-type="float" office:value="6.249902" calcext:value-type="float">
            <text:p>6.249902</text:p>
          </table:table-cell>
          <table:table-cell office:value-type="float" office:value="4.580685" calcext:value-type="float">
            <text:p>4.580685</text:p>
          </table:table-cell>
          <table:table-cell office:value-type="float" office:value="2.931684" calcext:value-type="float">
            <text:p>2.931684</text:p>
          </table:table-cell>
          <table:table-cell office:value-type="float" office:value="4" calcext:value-type="float">
            <text:p>4</text:p>
          </table:table-cell>
          <table:table-cell office:value-type="float" office:value="0.732921" calcext:value-type="float">
            <text:p>0.732921</text:p>
          </table:table-cell>
          <table:table-cell office:value-type="float" office:value="1" calcext:value-type="float">
            <text:p>1</text:p>
          </table:table-cell>
          <table:table-cell office:value-type="float" office:value="17241212" calcext:value-type="float">
            <text:p>17241212</text:p>
          </table:table-cell>
          <table:table-cell office:value-type="float" office:value="17241220" calcext:value-type="float">
            <text:p>17241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8.37025" calcext:value-type="float">
            <text:p>18.37025</text:p>
          </table:table-cell>
          <table:table-cell office:value-type="float" office:value="6.268479" calcext:value-type="float">
            <text:p>6.268479</text:p>
          </table:table-cell>
          <table:table-cell office:value-type="float" office:value="4.592562" calcext:value-type="float">
            <text:p>4.592562</text:p>
          </table:table-cell>
          <table:table-cell office:value-type="float" office:value="2.930575" calcext:value-type="float">
            <text:p>2.930575</text:p>
          </table:table-cell>
          <table:table-cell office:value-type="float" office:value="4" calcext:value-type="float">
            <text:p>4</text:p>
          </table:table-cell>
          <table:table-cell office:value-type="float" office:value="0.732644" calcext:value-type="float">
            <text:p>0.732644</text:p>
          </table:table-cell>
          <table:table-cell office:value-type="float" office:value="1" calcext:value-type="float">
            <text:p>1</text:p>
          </table:table-cell>
          <table:table-cell office:value-type="float" office:value="17218876" calcext:value-type="float">
            <text:p>17218876</text:p>
          </table:table-cell>
          <table:table-cell office:value-type="float" office:value="17218886" calcext:value-type="float">
            <text:p>172188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.41849" calcext:value-type="float">
            <text:p>18.41849</text:p>
          </table:table-cell>
          <table:table-cell office:value-type="float" office:value="6.287223" calcext:value-type="float">
            <text:p>6.287223</text:p>
          </table:table-cell>
          <table:table-cell office:value-type="float" office:value="4.604623" calcext:value-type="float">
            <text:p>4.604623</text:p>
          </table:table-cell>
          <table:table-cell office:value-type="float" office:value="2.929511" calcext:value-type="float">
            <text:p>2.929511</text:p>
          </table:table-cell>
          <table:table-cell office:value-type="float" office:value="4" calcext:value-type="float">
            <text:p>4</text:p>
          </table:table-cell>
          <table:table-cell office:value-type="float" office:value="0.732378" calcext:value-type="float">
            <text:p>0.732378</text:p>
          </table:table-cell>
          <table:table-cell office:value-type="float" office:value="1" calcext:value-type="float">
            <text:p>1</text:p>
          </table:table-cell>
          <table:table-cell office:value-type="float" office:value="17196476" calcext:value-type="float">
            <text:p>17196476</text:p>
          </table:table-cell>
          <table:table-cell office:value-type="float" office:value="17196482" calcext:value-type="float">
            <text:p>171964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8.467672" calcext:value-type="float">
            <text:p>18.467672</text:p>
          </table:table-cell>
          <table:table-cell office:value-type="float" office:value="6.306122" calcext:value-type="float">
            <text:p>6.306122</text:p>
          </table:table-cell>
          <table:table-cell office:value-type="float" office:value="4.616918" calcext:value-type="float">
            <text:p>4.616918</text:p>
          </table:table-cell>
          <table:table-cell office:value-type="float" office:value="2.928531" calcext:value-type="float">
            <text:p>2.928531</text:p>
          </table:table-cell>
          <table:table-cell office:value-type="float" office:value="4" calcext:value-type="float">
            <text:p>4</text:p>
          </table:table-cell>
          <table:table-cell office:value-type="float" office:value="0.732133" calcext:value-type="float">
            <text:p>0.732133</text:p>
          </table:table-cell>
          <table:table-cell office:value-type="float" office:value="1" calcext:value-type="float">
            <text:p>1</text:p>
          </table:table-cell>
          <table:table-cell office:value-type="float" office:value="17173920" calcext:value-type="float">
            <text:p>17173920</text:p>
          </table:table-cell>
          <table:table-cell office:value-type="float" office:value="17173930" calcext:value-type="float">
            <text:p>171739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.516576" calcext:value-type="float">
            <text:p>18.516576</text:p>
          </table:table-cell>
          <table:table-cell office:value-type="float" office:value="6.325024" calcext:value-type="float">
            <text:p>6.325024</text:p>
          </table:table-cell>
          <table:table-cell office:value-type="float" office:value="4.629144" calcext:value-type="float">
            <text:p>4.629144</text:p>
          </table:table-cell>
          <table:table-cell office:value-type="float" office:value="2.927511" calcext:value-type="float">
            <text:p>2.927511</text:p>
          </table:table-cell>
          <table:table-cell office:value-type="float" office:value="4" calcext:value-type="float">
            <text:p>4</text:p>
          </table:table-cell>
          <table:table-cell office:value-type="float" office:value="0.731878" calcext:value-type="float">
            <text:p>0.731878</text:p>
          </table:table-cell>
          <table:table-cell office:value-type="float" office:value="1" calcext:value-type="float">
            <text:p>1</text:p>
          </table:table-cell>
          <table:table-cell office:value-type="float" office:value="17151432" calcext:value-type="float">
            <text:p>17151432</text:p>
          </table:table-cell>
          <table:table-cell office:value-type="float" office:value="17151434" calcext:value-type="float">
            <text:p>171514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.564467" calcext:value-type="float">
            <text:p>18.564467</text:p>
          </table:table-cell>
          <table:table-cell office:value-type="float" office:value="6.343838" calcext:value-type="float">
            <text:p>6.343838</text:p>
          </table:table-cell>
          <table:table-cell office:value-type="float" office:value="4.641117" calcext:value-type="float">
            <text:p>4.641117</text:p>
          </table:table-cell>
          <table:table-cell office:value-type="float" office:value="2.926378" calcext:value-type="float">
            <text:p>2.926378</text:p>
          </table:table-cell>
          <table:table-cell office:value-type="float" office:value="4" calcext:value-type="float">
            <text:p>4</text:p>
          </table:table-cell>
          <table:table-cell office:value-type="float" office:value="0.731594" calcext:value-type="float">
            <text:p>0.731594</text:p>
          </table:table-cell>
          <table:table-cell office:value-type="float" office:value="1" calcext:value-type="float">
            <text:p>1</text:p>
          </table:table-cell>
          <table:table-cell office:value-type="float" office:value="17128556" calcext:value-type="float">
            <text:p>17128556</text:p>
          </table:table-cell>
          <table:table-cell office:value-type="float" office:value="17128570" calcext:value-type="float">
            <text:p>1712857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.612612" calcext:value-type="float">
            <text:p>18.612612</text:p>
          </table:table-cell>
          <table:table-cell office:value-type="float" office:value="6.362439" calcext:value-type="float">
            <text:p>6.362439</text:p>
          </table:table-cell>
          <table:table-cell office:value-type="float" office:value="4.653153" calcext:value-type="float">
            <text:p>4.653153</text:p>
          </table:table-cell>
          <table:table-cell office:value-type="float" office:value="2.925389" calcext:value-type="float">
            <text:p>2.925389</text:p>
          </table:table-cell>
          <table:table-cell office:value-type="float" office:value="4" calcext:value-type="float">
            <text:p>4</text:p>
          </table:table-cell>
          <table:table-cell office:value-type="float" office:value="0.731347" calcext:value-type="float">
            <text:p>0.731347</text:p>
          </table:table-cell>
          <table:table-cell office:value-type="float" office:value="1" calcext:value-type="float">
            <text:p>1</text:p>
          </table:table-cell>
          <table:table-cell office:value-type="float" office:value="17106050" calcext:value-type="float">
            <text:p>17106050</text:p>
          </table:table-cell>
          <table:table-cell office:value-type="float" office:value="17106062" calcext:value-type="float">
            <text:p>1710606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.656845" calcext:value-type="float">
            <text:p>18.656845</text:p>
          </table:table-cell>
          <table:table-cell office:value-type="float" office:value="6.380286" calcext:value-type="float">
            <text:p>6.380286</text:p>
          </table:table-cell>
          <table:table-cell office:value-type="float" office:value="4.664211" calcext:value-type="float">
            <text:p>4.664211</text:p>
          </table:table-cell>
          <table:table-cell office:value-type="float" office:value="2.924139" calcext:value-type="float">
            <text:p>2.924139</text:p>
          </table:table-cell>
          <table:table-cell office:value-type="float" office:value="4" calcext:value-type="float">
            <text:p>4</text:p>
          </table:table-cell>
          <table:table-cell office:value-type="float" office:value="0.731035" calcext:value-type="float">
            <text:p>0.731035</text:p>
          </table:table-cell>
          <table:table-cell office:value-type="float" office:value="1" calcext:value-type="float">
            <text:p>1</text:p>
          </table:table-cell>
          <table:table-cell office:value-type="float" office:value="17083474" calcext:value-type="float">
            <text:p>17083474</text:p>
          </table:table-cell>
          <table:table-cell office:value-type="float" office:value="17083484" calcext:value-type="float">
            <text:p>170834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.700104" calcext:value-type="float">
            <text:p>18.700104</text:p>
          </table:table-cell>
          <table:table-cell office:value-type="float" office:value="6.397971" calcext:value-type="float">
            <text:p>6.397971</text:p>
          </table:table-cell>
          <table:table-cell office:value-type="float" office:value="4.675026" calcext:value-type="float">
            <text:p>4.675026</text:p>
          </table:table-cell>
          <table:table-cell office:value-type="float" office:value="2.922818" calcext:value-type="float">
            <text:p>2.922818</text:p>
          </table:table-cell>
          <table:table-cell office:value-type="float" office:value="4" calcext:value-type="float">
            <text:p>4</text:p>
          </table:table-cell>
          <table:table-cell office:value-type="float" office:value="0.730705" calcext:value-type="float">
            <text:p>0.730705</text:p>
          </table:table-cell>
          <table:table-cell office:value-type="float" office:value="1" calcext:value-type="float">
            <text:p>1</text:p>
          </table:table-cell>
          <table:table-cell office:value-type="float" office:value="17060834" calcext:value-type="float">
            <text:p>17060834</text:p>
          </table:table-cell>
          <table:table-cell office:value-type="float" office:value="17060836" calcext:value-type="float">
            <text:p>170608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.743608" calcext:value-type="float">
            <text:p>18.743608</text:p>
          </table:table-cell>
          <table:table-cell office:value-type="float" office:value="6.415658" calcext:value-type="float">
            <text:p>6.415658</text:p>
          </table:table-cell>
          <table:table-cell office:value-type="float" office:value="4.685902" calcext:value-type="float">
            <text:p>4.685902</text:p>
          </table:table-cell>
          <table:table-cell office:value-type="float" office:value="2.921541" calcext:value-type="float">
            <text:p>2.921541</text:p>
          </table:table-cell>
          <table:table-cell office:value-type="float" office:value="4" calcext:value-type="float">
            <text:p>4</text:p>
          </table:table-cell>
          <table:table-cell office:value-type="float" office:value="0.730385" calcext:value-type="float">
            <text:p>0.730385</text:p>
          </table:table-cell>
          <table:table-cell office:value-type="float" office:value="1" calcext:value-type="float">
            <text:p>1</text:p>
          </table:table-cell>
          <table:table-cell office:value-type="float" office:value="17038234" calcext:value-type="float">
            <text:p>17038234</text:p>
          </table:table-cell>
          <table:table-cell office:value-type="float" office:value="17038244" calcext:value-type="float">
            <text:p>170382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.787918" calcext:value-type="float">
            <text:p>18.787918</text:p>
          </table:table-cell>
          <table:table-cell office:value-type="float" office:value="6.426597" calcext:value-type="float">
            <text:p>6.426597</text:p>
          </table:table-cell>
          <table:table-cell office:value-type="float" office:value="4.69698" calcext:value-type="float">
            <text:p>4.69698</text:p>
          </table:table-cell>
          <table:table-cell office:value-type="float" office:value="2.923463" calcext:value-type="float">
            <text:p>2.923463</text:p>
          </table:table-cell>
          <table:table-cell office:value-type="float" office:value="4" calcext:value-type="float">
            <text:p>4</text:p>
          </table:table-cell>
          <table:table-cell office:value-type="float" office:value="0.730866" calcext:value-type="float">
            <text:p>0.730866</text:p>
          </table:table-cell>
          <table:table-cell office:value-type="float" office:value="1" calcext:value-type="float">
            <text:p>1</text:p>
          </table:table-cell>
          <table:table-cell office:value-type="float" office:value="17015236" calcext:value-type="float">
            <text:p>17015236</text:p>
          </table:table-cell>
          <table:table-cell office:value-type="float" office:value="17015246" calcext:value-type="float">
            <text:p>170152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.832934" calcext:value-type="float">
            <text:p>18.832934</text:p>
          </table:table-cell>
          <table:table-cell office:value-type="float" office:value="6.438867" calcext:value-type="float">
            <text:p>6.438867</text:p>
          </table:table-cell>
          <table:table-cell office:value-type="float" office:value="4.708233" calcext:value-type="float">
            <text:p>4.708233</text:p>
          </table:table-cell>
          <table:table-cell office:value-type="float" office:value="2.924883" calcext:value-type="float">
            <text:p>2.924883</text:p>
          </table:table-cell>
          <table:table-cell office:value-type="float" office:value="4" calcext:value-type="float">
            <text:p>4</text:p>
          </table:table-cell>
          <table:table-cell office:value-type="float" office:value="0.731221" calcext:value-type="float">
            <text:p>0.731221</text:p>
          </table:table-cell>
          <table:table-cell office:value-type="float" office:value="1" calcext:value-type="float">
            <text:p>1</text:p>
          </table:table-cell>
          <table:table-cell office:value-type="float" office:value="16992306" calcext:value-type="float">
            <text:p>16992306</text:p>
          </table:table-cell>
          <table:table-cell office:value-type="float" office:value="16992314" calcext:value-type="float">
            <text:p>169923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.87604" calcext:value-type="float">
            <text:p>18.87604</text:p>
          </table:table-cell>
          <table:table-cell office:value-type="float" office:value="6.458144" calcext:value-type="float">
            <text:p>6.458144</text:p>
          </table:table-cell>
          <table:table-cell office:value-type="float" office:value="4.71901" calcext:value-type="float">
            <text:p>4.71901</text:p>
          </table:table-cell>
          <table:table-cell office:value-type="float" office:value="2.922827" calcext:value-type="float">
            <text:p>2.922827</text:p>
          </table:table-cell>
          <table:table-cell office:value-type="float" office:value="4" calcext:value-type="float">
            <text:p>4</text:p>
          </table:table-cell>
          <table:table-cell office:value-type="float" office:value="0.730707" calcext:value-type="float">
            <text:p>0.730707</text:p>
          </table:table-cell>
          <table:table-cell office:value-type="float" office:value="1" calcext:value-type="float">
            <text:p>1</text:p>
          </table:table-cell>
          <table:table-cell office:value-type="float" office:value="16969374" calcext:value-type="float">
            <text:p>16969374</text:p>
          </table:table-cell>
          <table:table-cell office:value-type="float" office:value="16969376" calcext:value-type="float">
            <text:p>169693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.921149" calcext:value-type="float">
            <text:p>18.921149</text:p>
          </table:table-cell>
          <table:table-cell office:value-type="float" office:value="6.477248" calcext:value-type="float">
            <text:p>6.477248</text:p>
          </table:table-cell>
          <table:table-cell office:value-type="float" office:value="4.730287" calcext:value-type="float">
            <text:p>4.730287</text:p>
          </table:table-cell>
          <table:table-cell office:value-type="float" office:value="2.921171" calcext:value-type="float">
            <text:p>2.921171</text:p>
          </table:table-cell>
          <table:table-cell office:value-type="float" office:value="4" calcext:value-type="float">
            <text:p>4</text:p>
          </table:table-cell>
          <table:table-cell office:value-type="float" office:value="0.730293" calcext:value-type="float">
            <text:p>0.730293</text:p>
          </table:table-cell>
          <table:table-cell office:value-type="float" office:value="1" calcext:value-type="float">
            <text:p>1</text:p>
          </table:table-cell>
          <table:table-cell office:value-type="float" office:value="16946616" calcext:value-type="float">
            <text:p>16946616</text:p>
          </table:table-cell>
          <table:table-cell office:value-type="float" office:value="16946620" calcext:value-type="float">
            <text:p>169466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.964327" calcext:value-type="float">
            <text:p>18.964327</text:p>
          </table:table-cell>
          <table:table-cell office:value-type="float" office:value="6.495345" calcext:value-type="float">
            <text:p>6.495345</text:p>
          </table:table-cell>
          <table:table-cell office:value-type="float" office:value="4.741082" calcext:value-type="float">
            <text:p>4.741082</text:p>
          </table:table-cell>
          <table:table-cell office:value-type="float" office:value="2.91968" calcext:value-type="float">
            <text:p>2.91968</text:p>
          </table:table-cell>
          <table:table-cell office:value-type="float" office:value="4" calcext:value-type="float">
            <text:p>4</text:p>
          </table:table-cell>
          <table:table-cell office:value-type="float" office:value="0.72992" calcext:value-type="float">
            <text:p>0.72992</text:p>
          </table:table-cell>
          <table:table-cell office:value-type="float" office:value="1" calcext:value-type="float">
            <text:p>1</text:p>
          </table:table-cell>
          <table:table-cell office:value-type="float" office:value="16923710" calcext:value-type="float">
            <text:p>16923710</text:p>
          </table:table-cell>
          <table:table-cell office:value-type="float" office:value="16923724" calcext:value-type="float">
            <text:p>169237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.009208" calcext:value-type="float">
            <text:p>19.009208</text:p>
          </table:table-cell>
          <table:table-cell office:value-type="float" office:value="6.513657" calcext:value-type="float">
            <text:p>6.513657</text:p>
          </table:table-cell>
          <table:table-cell office:value-type="float" office:value="4.752302" calcext:value-type="float">
            <text:p>4.752302</text:p>
          </table:table-cell>
          <table:table-cell office:value-type="float" office:value="2.918362" calcext:value-type="float">
            <text:p>2.918362</text:p>
          </table:table-cell>
          <table:table-cell office:value-type="float" office:value="4" calcext:value-type="float">
            <text:p>4</text:p>
          </table:table-cell>
          <table:table-cell office:value-type="float" office:value="0.72959" calcext:value-type="float">
            <text:p>0.72959</text:p>
          </table:table-cell>
          <table:table-cell office:value-type="float" office:value="1" calcext:value-type="float">
            <text:p>1</text:p>
          </table:table-cell>
          <table:table-cell office:value-type="float" office:value="16900630" calcext:value-type="float">
            <text:p>16900630</text:p>
          </table:table-cell>
          <table:table-cell office:value-type="float" office:value="16900632" calcext:value-type="float">
            <text:p>169006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.051788" calcext:value-type="float">
            <text:p>19.051788</text:p>
          </table:table-cell>
          <table:table-cell office:value-type="float" office:value="6.532658" calcext:value-type="float">
            <text:p>6.532658</text:p>
          </table:table-cell>
          <table:table-cell office:value-type="float" office:value="4.762947" calcext:value-type="float">
            <text:p>4.762947</text:p>
          </table:table-cell>
          <table:table-cell office:value-type="float" office:value="2.916391" calcext:value-type="float">
            <text:p>2.916391</text:p>
          </table:table-cell>
          <table:table-cell office:value-type="float" office:value="4" calcext:value-type="float">
            <text:p>4</text:p>
          </table:table-cell>
          <table:table-cell office:value-type="float" office:value="0.729098" calcext:value-type="float">
            <text:p>0.729098</text:p>
          </table:table-cell>
          <table:table-cell office:value-type="float" office:value="1" calcext:value-type="float">
            <text:p>1</text:p>
          </table:table-cell>
          <table:table-cell office:value-type="float" office:value="16877584" calcext:value-type="float">
            <text:p>16877584</text:p>
          </table:table-cell>
          <table:table-cell office:value-type="float" office:value="16877588" calcext:value-type="float">
            <text:p>168775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.098478" calcext:value-type="float">
            <text:p>19.098478</text:p>
          </table:table-cell>
          <table:table-cell office:value-type="float" office:value="6.550472" calcext:value-type="float">
            <text:p>6.550472</text:p>
          </table:table-cell>
          <table:table-cell office:value-type="float" office:value="4.774619" calcext:value-type="float">
            <text:p>4.774619</text:p>
          </table:table-cell>
          <table:table-cell office:value-type="float" office:value="2.915588" calcext:value-type="float">
            <text:p>2.915588</text:p>
          </table:table-cell>
          <table:table-cell office:value-type="float" office:value="4" calcext:value-type="float">
            <text:p>4</text:p>
          </table:table-cell>
          <table:table-cell office:value-type="float" office:value="0.728897" calcext:value-type="float">
            <text:p>0.728897</text:p>
          </table:table-cell>
          <table:table-cell office:value-type="float" office:value="1" calcext:value-type="float">
            <text:p>1</text:p>
          </table:table-cell>
          <table:table-cell office:value-type="float" office:value="16854794" calcext:value-type="float">
            <text:p>16854794</text:p>
          </table:table-cell>
          <table:table-cell office:value-type="float" office:value="16854796" calcext:value-type="float">
            <text:p>168547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.143152" calcext:value-type="float">
            <text:p>19.143152</text:p>
          </table:table-cell>
          <table:table-cell office:value-type="float" office:value="6.568454" calcext:value-type="float">
            <text:p>6.568454</text:p>
          </table:table-cell>
          <table:table-cell office:value-type="float" office:value="4.785788" calcext:value-type="float">
            <text:p>4.785788</text:p>
          </table:table-cell>
          <table:table-cell office:value-type="float" office:value="2.914408" calcext:value-type="float">
            <text:p>2.914408</text:p>
          </table:table-cell>
          <table:table-cell office:value-type="float" office:value="4" calcext:value-type="float">
            <text:p>4</text:p>
          </table:table-cell>
          <table:table-cell office:value-type="float" office:value="0.728602" calcext:value-type="float">
            <text:p>0.728602</text:p>
          </table:table-cell>
          <table:table-cell office:value-type="float" office:value="1" calcext:value-type="float">
            <text:p>1</text:p>
          </table:table-cell>
          <table:table-cell office:value-type="float" office:value="16831736" calcext:value-type="float">
            <text:p>16831736</text:p>
          </table:table-cell>
          <table:table-cell office:value-type="float" office:value="16831742" calcext:value-type="float">
            <text:p>168317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.186951" calcext:value-type="float">
            <text:p>19.186951</text:p>
          </table:table-cell>
          <table:table-cell office:value-type="float" office:value="6.586383" calcext:value-type="float">
            <text:p>6.586383</text:p>
          </table:table-cell>
          <table:table-cell office:value-type="float" office:value="4.796738" calcext:value-type="float">
            <text:p>4.796738</text:p>
          </table:table-cell>
          <table:table-cell office:value-type="float" office:value="2.913124" calcext:value-type="float">
            <text:p>2.913124</text:p>
          </table:table-cell>
          <table:table-cell office:value-type="float" office:value="4" calcext:value-type="float">
            <text:p>4</text:p>
          </table:table-cell>
          <table:table-cell office:value-type="float" office:value="0.728281" calcext:value-type="float">
            <text:p>0.728281</text:p>
          </table:table-cell>
          <table:table-cell office:value-type="float" office:value="1" calcext:value-type="float">
            <text:p>1</text:p>
          </table:table-cell>
          <table:table-cell office:value-type="float" office:value="16808474" calcext:value-type="float">
            <text:p>16808474</text:p>
          </table:table-cell>
          <table:table-cell office:value-type="float" office:value="16808482" calcext:value-type="float">
            <text:p>168084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.232242" calcext:value-type="float">
            <text:p>19.232242</text:p>
          </table:table-cell>
          <table:table-cell office:value-type="float" office:value="6.605403" calcext:value-type="float">
            <text:p>6.605403</text:p>
          </table:table-cell>
          <table:table-cell office:value-type="float" office:value="4.80806" calcext:value-type="float">
            <text:p>4.80806</text:p>
          </table:table-cell>
          <table:table-cell office:value-type="float" office:value="2.911593" calcext:value-type="float">
            <text:p>2.911593</text:p>
          </table:table-cell>
          <table:table-cell office:value-type="float" office:value="4" calcext:value-type="float">
            <text:p>4</text:p>
          </table:table-cell>
          <table:table-cell office:value-type="float" office:value="0.727898" calcext:value-type="float">
            <text:p>0.727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85342" calcext:value-type="float">
            <text:p>167853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.276653" calcext:value-type="float">
            <text:p>19.276653</text:p>
          </table:table-cell>
          <table:table-cell office:value-type="float" office:value="6.624129" calcext:value-type="float">
            <text:p>6.624129</text:p>
          </table:table-cell>
          <table:table-cell office:value-type="float" office:value="4.819163" calcext:value-type="float">
            <text:p>4.819163</text:p>
          </table:table-cell>
          <table:table-cell office:value-type="float" office:value="2.910066" calcext:value-type="float">
            <text:p>2.910066</text:p>
          </table:table-cell>
          <table:table-cell office:value-type="float" office:value="4" calcext:value-type="float">
            <text:p>4</text:p>
          </table:table-cell>
          <table:table-cell office:value-type="float" office:value="0.727517" calcext:value-type="float">
            <text:p>0.727517</text:p>
          </table:table-cell>
          <table:table-cell office:value-type="float" office:value="1" calcext:value-type="float">
            <text:p>1</text:p>
          </table:table-cell>
          <table:table-cell office:value-type="float" office:value="16762312" calcext:value-type="float">
            <text:p>16762312</text:p>
          </table:table-cell>
          <table:table-cell office:value-type="float" office:value="16762323" calcext:value-type="float">
            <text:p>167623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.321327" calcext:value-type="float">
            <text:p>19.321327</text:p>
          </table:table-cell>
          <table:table-cell office:value-type="float" office:value="6.636868" calcext:value-type="float">
            <text:p>6.636868</text:p>
          </table:table-cell>
          <table:table-cell office:value-type="float" office:value="4.830332" calcext:value-type="float">
            <text:p>4.830332</text:p>
          </table:table-cell>
          <table:table-cell office:value-type="float" office:value="2.911212" calcext:value-type="float">
            <text:p>2.911212</text:p>
          </table:table-cell>
          <table:table-cell office:value-type="float" office:value="4" calcext:value-type="float">
            <text:p>4</text:p>
          </table:table-cell>
          <table:table-cell office:value-type="float" office:value="0.727803" calcext:value-type="float">
            <text:p>0.727803</text:p>
          </table:table-cell>
          <table:table-cell office:value-type="float" office:value="1" calcext:value-type="float">
            <text:p>1</text:p>
          </table:table-cell>
          <table:table-cell office:value-type="float" office:value="16738847" calcext:value-type="float">
            <text:p>16738847</text:p>
          </table:table-cell>
          <table:table-cell office:value-type="float" office:value="16738848" calcext:value-type="float">
            <text:p>167388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.368436" calcext:value-type="float">
            <text:p>19.368436</text:p>
          </table:table-cell>
          <table:table-cell office:value-type="float" office:value="6.6482" calcext:value-type="float">
            <text:p>6.6482</text:p>
          </table:table-cell>
          <table:table-cell office:value-type="float" office:value="4.842109" calcext:value-type="float">
            <text:p>4.842109</text:p>
          </table:table-cell>
          <table:table-cell office:value-type="float" office:value="2.913335" calcext:value-type="float">
            <text:p>2.913335</text:p>
          </table:table-cell>
          <table:table-cell office:value-type="float" office:value="4" calcext:value-type="float">
            <text:p>4</text:p>
          </table:table-cell>
          <table:table-cell office:value-type="float" office:value="0.728334" calcext:value-type="float">
            <text:p>0.728334</text:p>
          </table:table-cell>
          <table:table-cell office:value-type="float" office:value="1" calcext:value-type="float">
            <text:p>1</text:p>
          </table:table-cell>
          <table:table-cell office:value-type="float" office:value="16715742" calcext:value-type="float">
            <text:p>16715742</text:p>
          </table:table-cell>
          <table:table-cell office:value-type="float" office:value="16715745" calcext:value-type="float">
            <text:p>167157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.413415" calcext:value-type="float">
            <text:p>19.413415</text:p>
          </table:table-cell>
          <table:table-cell office:value-type="float" office:value="6.659658" calcext:value-type="float">
            <text:p>6.659658</text:p>
          </table:table-cell>
          <table:table-cell office:value-type="float" office:value="4.853354" calcext:value-type="float">
            <text:p>4.853354</text:p>
          </table:table-cell>
          <table:table-cell office:value-type="float" office:value="2.915077" calcext:value-type="float">
            <text:p>2.915077</text:p>
          </table:table-cell>
          <table:table-cell office:value-type="float" office:value="4" calcext:value-type="float">
            <text:p>4</text:p>
          </table:table-cell>
          <table:table-cell office:value-type="float" office:value="0.728769" calcext:value-type="float">
            <text:p>0.7287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92574" calcext:value-type="float">
            <text:p>1669257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.458561" calcext:value-type="float">
            <text:p>19.458561</text:p>
          </table:table-cell>
          <table:table-cell office:value-type="float" office:value="6.672893" calcext:value-type="float">
            <text:p>6.672893</text:p>
          </table:table-cell>
          <table:table-cell office:value-type="float" office:value="4.86464" calcext:value-type="float">
            <text:p>4.86464</text:p>
          </table:table-cell>
          <table:table-cell office:value-type="float" office:value="2.916061" calcext:value-type="float">
            <text:p>2.916061</text:p>
          </table:table-cell>
          <table:table-cell office:value-type="float" office:value="4" calcext:value-type="float">
            <text:p>4</text:p>
          </table:table-cell>
          <table:table-cell office:value-type="float" office:value="0.729015" calcext:value-type="float">
            <text:p>0.729015</text:p>
          </table:table-cell>
          <table:table-cell office:value-type="float" office:value="1" calcext:value-type="float">
            <text:p>1</text:p>
          </table:table-cell>
          <table:table-cell office:value-type="float" office:value="16669122" calcext:value-type="float">
            <text:p>16669122</text:p>
          </table:table-cell>
          <table:table-cell office:value-type="float" office:value="16669128" calcext:value-type="float">
            <text:p>166691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.504625" calcext:value-type="float">
            <text:p>19.504625</text:p>
          </table:table-cell>
          <table:table-cell office:value-type="float" office:value="6.684139" calcext:value-type="float">
            <text:p>6.684139</text:p>
          </table:table-cell>
          <table:table-cell office:value-type="float" office:value="4.876156" calcext:value-type="float">
            <text:p>4.876156</text:p>
          </table:table-cell>
          <table:table-cell office:value-type="float" office:value="2.918046" calcext:value-type="float">
            <text:p>2.918046</text:p>
          </table:table-cell>
          <table:table-cell office:value-type="float" office:value="4" calcext:value-type="float">
            <text:p>4</text:p>
          </table:table-cell>
          <table:table-cell office:value-type="float" office:value="0.729511" calcext:value-type="float">
            <text:p>0.729511</text:p>
          </table:table-cell>
          <table:table-cell office:value-type="float" office:value="1" calcext:value-type="float">
            <text:p>1</text:p>
          </table:table-cell>
          <table:table-cell office:value-type="float" office:value="16645682" calcext:value-type="float">
            <text:p>16645682</text:p>
          </table:table-cell>
          <table:table-cell office:value-type="float" office:value="16645686" calcext:value-type="float">
            <text:p>1664568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.551167" calcext:value-type="float">
            <text:p>19.551167</text:p>
          </table:table-cell>
          <table:table-cell office:value-type="float" office:value="6.695551" calcext:value-type="float">
            <text:p>6.695551</text:p>
          </table:table-cell>
          <table:table-cell office:value-type="float" office:value="4.887792" calcext:value-type="float">
            <text:p>4.887792</text:p>
          </table:table-cell>
          <table:table-cell office:value-type="float" office:value="2.920024" calcext:value-type="float">
            <text:p>2.920024</text:p>
          </table:table-cell>
          <table:table-cell office:value-type="float" office:value="4" calcext:value-type="float">
            <text:p>4</text:p>
          </table:table-cell>
          <table:table-cell office:value-type="float" office:value="0.730006" calcext:value-type="float">
            <text:p>0.730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22604" calcext:value-type="float">
            <text:p>166226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.596285" calcext:value-type="float">
            <text:p>19.596285</text:p>
          </table:table-cell>
          <table:table-cell office:value-type="float" office:value="6.707668" calcext:value-type="float">
            <text:p>6.707668</text:p>
          </table:table-cell>
          <table:table-cell office:value-type="float" office:value="4.899071" calcext:value-type="float">
            <text:p>4.899071</text:p>
          </table:table-cell>
          <table:table-cell office:value-type="float" office:value="2.921475" calcext:value-type="float">
            <text:p>2.921475</text:p>
          </table:table-cell>
          <table:table-cell office:value-type="float" office:value="4" calcext:value-type="float">
            <text:p>4</text:p>
          </table:table-cell>
          <table:table-cell office:value-type="float" office:value="0.730369" calcext:value-type="float">
            <text:p>0.730369</text:p>
          </table:table-cell>
          <table:table-cell office:value-type="float" office:value="1" calcext:value-type="float">
            <text:p>1</text:p>
          </table:table-cell>
          <table:table-cell office:value-type="float" office:value="16599063" calcext:value-type="float">
            <text:p>16599063</text:p>
          </table:table-cell>
          <table:table-cell office:value-type="float" office:value="16599070" calcext:value-type="float">
            <text:p>165990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.641458" calcext:value-type="float">
            <text:p>19.641458</text:p>
          </table:table-cell>
          <table:table-cell office:value-type="float" office:value="6.720618" calcext:value-type="float">
            <text:p>6.720618</text:p>
          </table:table-cell>
          <table:table-cell office:value-type="float" office:value="4.910365" calcext:value-type="float">
            <text:p>4.910365</text:p>
          </table:table-cell>
          <table:table-cell office:value-type="float" office:value="2.922567" calcext:value-type="float">
            <text:p>2.922567</text:p>
          </table:table-cell>
          <table:table-cell office:value-type="float" office:value="4" calcext:value-type="float">
            <text:p>4</text:p>
          </table:table-cell>
          <table:table-cell office:value-type="float" office:value="0.730642" calcext:value-type="float">
            <text:p>0.730642</text:p>
          </table:table-cell>
          <table:table-cell office:value-type="float" office:value="1" calcext:value-type="float">
            <text:p>1</text:p>
          </table:table-cell>
          <table:table-cell office:value-type="float" office:value="16575909" calcext:value-type="float">
            <text:p>16575909</text:p>
          </table:table-cell>
          <table:table-cell office:value-type="float" office:value="16575914" calcext:value-type="float">
            <text:p>1657591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.688342" calcext:value-type="float">
            <text:p>19.688342</text:p>
          </table:table-cell>
          <table:table-cell office:value-type="float" office:value="6.731313" calcext:value-type="float">
            <text:p>6.731313</text:p>
          </table:table-cell>
          <table:table-cell office:value-type="float" office:value="4.922085" calcext:value-type="float">
            <text:p>4.922085</text:p>
          </table:table-cell>
          <table:table-cell office:value-type="float" office:value="2.924889" calcext:value-type="float">
            <text:p>2.924889</text:p>
          </table:table-cell>
          <table:table-cell office:value-type="float" office:value="4" calcext:value-type="float">
            <text:p>4</text:p>
          </table:table-cell>
          <table:table-cell office:value-type="float" office:value="0.731222" calcext:value-type="float">
            <text:p>0.731222</text:p>
          </table:table-cell>
          <table:table-cell office:value-type="float" office:value="1" calcext:value-type="float">
            <text:p>1</text:p>
          </table:table-cell>
          <table:table-cell office:value-type="float" office:value="16552356" calcext:value-type="float">
            <text:p>16552356</text:p>
          </table:table-cell>
          <table:table-cell office:value-type="float" office:value="16552358" calcext:value-type="float">
            <text:p>165523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.734231" calcext:value-type="float">
            <text:p>19.734231</text:p>
          </table:table-cell>
          <table:table-cell office:value-type="float" office:value="6.742787" calcext:value-type="float">
            <text:p>6.742787</text:p>
          </table:table-cell>
          <table:table-cell office:value-type="float" office:value="4.933558" calcext:value-type="float">
            <text:p>4.933558</text:p>
          </table:table-cell>
          <table:table-cell office:value-type="float" office:value="2.926717" calcext:value-type="float">
            <text:p>2.926717</text:p>
          </table:table-cell>
          <table:table-cell office:value-type="float" office:value="4" calcext:value-type="float">
            <text:p>4</text:p>
          </table:table-cell>
          <table:table-cell office:value-type="float" office:value="0.731679" calcext:value-type="float">
            <text:p>0.731679</text:p>
          </table:table-cell>
          <table:table-cell office:value-type="float" office:value="1" calcext:value-type="float">
            <text:p>1</text:p>
          </table:table-cell>
          <table:table-cell office:value-type="float" office:value="16528858" calcext:value-type="float">
            <text:p>16528858</text:p>
          </table:table-cell>
          <table:table-cell office:value-type="float" office:value="16528862" calcext:value-type="float">
            <text:p>1652886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.778933" calcext:value-type="float">
            <text:p>19.778933</text:p>
          </table:table-cell>
          <table:table-cell office:value-type="float" office:value="6.754664" calcext:value-type="float">
            <text:p>6.754664</text:p>
          </table:table-cell>
          <table:table-cell office:value-type="float" office:value="4.944733" calcext:value-type="float">
            <text:p>4.944733</text:p>
          </table:table-cell>
          <table:table-cell office:value-type="float" office:value="2.928189" calcext:value-type="float">
            <text:p>2.928189</text:p>
          </table:table-cell>
          <table:table-cell office:value-type="float" office:value="4" calcext:value-type="float">
            <text:p>4</text:p>
          </table:table-cell>
          <table:table-cell office:value-type="float" office:value="0.732047" calcext:value-type="float">
            <text:p>0.732047</text:p>
          </table:table-cell>
          <table:table-cell office:value-type="float" office:value="1" calcext:value-type="float">
            <text:p>1</text:p>
          </table:table-cell>
          <table:table-cell office:value-type="float" office:value="16505352" calcext:value-type="float">
            <text:p>16505352</text:p>
          </table:table-cell>
          <table:table-cell office:value-type="float" office:value="16505358" calcext:value-type="float">
            <text:p>165053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.823622" calcext:value-type="float">
            <text:p>19.823622</text:p>
          </table:table-cell>
          <table:table-cell office:value-type="float" office:value="6.765622" calcext:value-type="float">
            <text:p>6.765622</text:p>
          </table:table-cell>
          <table:table-cell office:value-type="float" office:value="4.955906" calcext:value-type="float">
            <text:p>4.955906</text:p>
          </table:table-cell>
          <table:table-cell office:value-type="float" office:value="2.930052" calcext:value-type="float">
            <text:p>2.930052</text:p>
          </table:table-cell>
          <table:table-cell office:value-type="float" office:value="4" calcext:value-type="float">
            <text:p>4</text:p>
          </table:table-cell>
          <table:table-cell office:value-type="float" office:value="0.732513" calcext:value-type="float">
            <text:p>0.732513</text:p>
          </table:table-cell>
          <table:table-cell office:value-type="float" office:value="1" calcext:value-type="float">
            <text:p>1</text:p>
          </table:table-cell>
          <table:table-cell office:value-type="float" office:value="16481766" calcext:value-type="float">
            <text:p>16481766</text:p>
          </table:table-cell>
          <table:table-cell office:value-type="float" office:value="16481779" calcext:value-type="float">
            <text:p>1648177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.869391" calcext:value-type="float">
            <text:p>19.869391</text:p>
          </table:table-cell>
          <table:table-cell office:value-type="float" office:value="6.777051" calcext:value-type="float">
            <text:p>6.777051</text:p>
          </table:table-cell>
          <table:table-cell office:value-type="float" office:value="4.967348" calcext:value-type="float">
            <text:p>4.967348</text:p>
          </table:table-cell>
          <table:table-cell office:value-type="float" office:value="2.931864" calcext:value-type="float">
            <text:p>2.931864</text:p>
          </table:table-cell>
          <table:table-cell office:value-type="float" office:value="4" calcext:value-type="float">
            <text:p>4</text:p>
          </table:table-cell>
          <table:table-cell office:value-type="float" office:value="0.732966" calcext:value-type="float">
            <text:p>0.732966</text:p>
          </table:table-cell>
          <table:table-cell office:value-type="float" office:value="1" calcext:value-type="float">
            <text:p>1</text:p>
          </table:table-cell>
          <table:table-cell office:value-type="float" office:value="16458375" calcext:value-type="float">
            <text:p>16458375</text:p>
          </table:table-cell>
          <table:table-cell office:value-type="float" office:value="16458378" calcext:value-type="float">
            <text:p>1645837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.914548" calcext:value-type="float">
            <text:p>19.914548</text:p>
          </table:table-cell>
          <table:table-cell office:value-type="float" office:value="6.788548" calcext:value-type="float">
            <text:p>6.788548</text:p>
          </table:table-cell>
          <table:table-cell office:value-type="float" office:value="4.978637" calcext:value-type="float">
            <text:p>4.978637</text:p>
          </table:table-cell>
          <table:table-cell office:value-type="float" office:value="2.93355" calcext:value-type="float">
            <text:p>2.93355</text:p>
          </table:table-cell>
          <table:table-cell office:value-type="float" office:value="4" calcext:value-type="float">
            <text:p>4</text:p>
          </table:table-cell>
          <table:table-cell office:value-type="float" office:value="0.733388" calcext:value-type="float">
            <text:p>0.733388</text:p>
          </table:table-cell>
          <table:table-cell office:value-type="float" office:value="1" calcext:value-type="float">
            <text:p>1</text:p>
          </table:table-cell>
          <table:table-cell office:value-type="float" office:value="16434787" calcext:value-type="float">
            <text:p>16434787</text:p>
          </table:table-cell>
          <table:table-cell office:value-type="float" office:value="16434785" calcext:value-type="float">
            <text:p>164347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.958551" calcext:value-type="float">
            <text:p>19.958551</text:p>
          </table:table-cell>
          <table:table-cell office:value-type="float" office:value="6.800666" calcext:value-type="float">
            <text:p>6.800666</text:p>
          </table:table-cell>
          <table:table-cell office:value-type="float" office:value="4.989638" calcext:value-type="float">
            <text:p>4.989638</text:p>
          </table:table-cell>
          <table:table-cell office:value-type="float" office:value="2.934793" calcext:value-type="float">
            <text:p>2.934793</text:p>
          </table:table-cell>
          <table:table-cell office:value-type="float" office:value="4" calcext:value-type="float">
            <text:p>4</text:p>
          </table:table-cell>
          <table:table-cell office:value-type="float" office:value="0.733698" calcext:value-type="float">
            <text:p>0.733698</text:p>
          </table:table-cell>
          <table:table-cell office:value-type="float" office:value="1" calcext:value-type="float">
            <text:p>1</text:p>
          </table:table-cell>
          <table:table-cell office:value-type="float" office:value="16411232" calcext:value-type="float">
            <text:p>16411232</text:p>
          </table:table-cell>
          <table:table-cell office:value-type="float" office:value="16411237" calcext:value-type="float">
            <text:p>1641123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.003954" calcext:value-type="float">
            <text:p>20.003954</text:p>
          </table:table-cell>
          <table:table-cell office:value-type="float" office:value="6.811826" calcext:value-type="float">
            <text:p>6.811826</text:p>
          </table:table-cell>
          <table:table-cell office:value-type="float" office:value="5.000988" calcext:value-type="float">
            <text:p>5.000988</text:p>
          </table:table-cell>
          <table:table-cell office:value-type="float" office:value="2.936651" calcext:value-type="float">
            <text:p>2.936651</text:p>
          </table:table-cell>
          <table:table-cell office:value-type="float" office:value="4" calcext:value-type="float">
            <text:p>4</text:p>
          </table:table-cell>
          <table:table-cell office:value-type="float" office:value="0.734163" calcext:value-type="float">
            <text:p>0.734163</text:p>
          </table:table-cell>
          <table:table-cell office:value-type="float" office:value="1" calcext:value-type="float">
            <text:p>1</text:p>
          </table:table-cell>
          <table:table-cell office:value-type="float" office:value="16387748" calcext:value-type="float">
            <text:p>16387748</text:p>
          </table:table-cell>
          <table:table-cell office:value-type="float" office:value="16387753" calcext:value-type="float">
            <text:p>163877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.048257" calcext:value-type="float">
            <text:p>20.048257</text:p>
          </table:table-cell>
          <table:table-cell office:value-type="float" office:value="6.823073" calcext:value-type="float">
            <text:p>6.823073</text:p>
          </table:table-cell>
          <table:table-cell office:value-type="float" office:value="5.012064" calcext:value-type="float">
            <text:p>5.012064</text:p>
          </table:table-cell>
          <table:table-cell office:value-type="float" office:value="2.938303" calcext:value-type="float">
            <text:p>2.938303</text:p>
          </table:table-cell>
          <table:table-cell office:value-type="float" office:value="4" calcext:value-type="float">
            <text:p>4</text:p>
          </table:table-cell>
          <table:table-cell office:value-type="float" office:value="0.734576" calcext:value-type="float">
            <text:p>0.734576</text:p>
          </table:table-cell>
          <table:table-cell office:value-type="float" office:value="1" calcext:value-type="float">
            <text:p>1</text:p>
          </table:table-cell>
          <table:table-cell office:value-type="float" office:value="16364179" calcext:value-type="float">
            <text:p>16364179</text:p>
          </table:table-cell>
          <table:table-cell office:value-type="float" office:value="16364189" calcext:value-type="float">
            <text:p>163641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.092352" calcext:value-type="float">
            <text:p>20.092352</text:p>
          </table:table-cell>
          <table:table-cell office:value-type="float" office:value="6.835555" calcext:value-type="float">
            <text:p>6.835555</text:p>
          </table:table-cell>
          <table:table-cell office:value-type="float" office:value="5.023088" calcext:value-type="float">
            <text:p>5.023088</text:p>
          </table:table-cell>
          <table:table-cell office:value-type="float" office:value="2.939388" calcext:value-type="float">
            <text:p>2.939388</text:p>
          </table:table-cell>
          <table:table-cell office:value-type="float" office:value="4" calcext:value-type="float">
            <text:p>4</text:p>
          </table:table-cell>
          <table:table-cell office:value-type="float" office:value="0.734847" calcext:value-type="float">
            <text:p>0.734847</text:p>
          </table:table-cell>
          <table:table-cell office:value-type="float" office:value="1" calcext:value-type="float">
            <text:p>1</text:p>
          </table:table-cell>
          <table:table-cell office:value-type="float" office:value="16340548" calcext:value-type="float">
            <text:p>16340548</text:p>
          </table:table-cell>
          <table:table-cell office:value-type="float" office:value="16340551" calcext:value-type="float">
            <text:p>163405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.136725" calcext:value-type="float">
            <text:p>20.136725</text:p>
          </table:table-cell>
          <table:table-cell office:value-type="float" office:value="6.846567" calcext:value-type="float">
            <text:p>6.846567</text:p>
          </table:table-cell>
          <table:table-cell office:value-type="float" office:value="5.034181" calcext:value-type="float">
            <text:p>5.034181</text:p>
          </table:table-cell>
          <table:table-cell office:value-type="float" office:value="2.941142" calcext:value-type="float">
            <text:p>2.941142</text:p>
          </table:table-cell>
          <table:table-cell office:value-type="float" office:value="4" calcext:value-type="float">
            <text:p>4</text:p>
          </table:table-cell>
          <table:table-cell office:value-type="float" office:value="0.735285" calcext:value-type="float">
            <text:p>0.735285</text:p>
          </table:table-cell>
          <table:table-cell office:value-type="float" office:value="1" calcext:value-type="float">
            <text:p>1</text:p>
          </table:table-cell>
          <table:table-cell office:value-type="float" office:value="16316900" calcext:value-type="float">
            <text:p>16316900</text:p>
          </table:table-cell>
          <table:table-cell office:value-type="float" office:value="16316902" calcext:value-type="float">
            <text:p>1631690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.181384" calcext:value-type="float">
            <text:p>20.181384</text:p>
          </table:table-cell>
          <table:table-cell office:value-type="float" office:value="6.857814" calcext:value-type="float">
            <text:p>6.857814</text:p>
          </table:table-cell>
          <table:table-cell office:value-type="float" office:value="5.045346" calcext:value-type="float">
            <text:p>5.045346</text:p>
          </table:table-cell>
          <table:table-cell office:value-type="float" office:value="2.942831" calcext:value-type="float">
            <text:p>2.942831</text:p>
          </table:table-cell>
          <table:table-cell office:value-type="float" office:value="4" calcext:value-type="float">
            <text:p>4</text:p>
          </table:table-cell>
          <table:table-cell office:value-type="float" office:value="0.735708" calcext:value-type="float">
            <text:p>0.735708</text:p>
          </table:table-cell>
          <table:table-cell office:value-type="float" office:value="1" calcext:value-type="float">
            <text:p>1</text:p>
          </table:table-cell>
          <table:table-cell office:value-type="float" office:value="16293295" calcext:value-type="float">
            <text:p>16293295</text:p>
          </table:table-cell>
          <table:table-cell office:value-type="float" office:value="16293312" calcext:value-type="float">
            <text:p>162933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.224184" calcext:value-type="float">
            <text:p>20.224184</text:p>
          </table:table-cell>
          <table:table-cell office:value-type="float" office:value="6.875746" calcext:value-type="float">
            <text:p>6.875746</text:p>
          </table:table-cell>
          <table:table-cell office:value-type="float" office:value="5.056046" calcext:value-type="float">
            <text:p>5.056046</text:p>
          </table:table-cell>
          <table:table-cell office:value-type="float" office:value="2.94138" calcext:value-type="float">
            <text:p>2.94138</text:p>
          </table:table-cell>
          <table:table-cell office:value-type="float" office:value="4" calcext:value-type="float">
            <text:p>4</text:p>
          </table:table-cell>
          <table:table-cell office:value-type="float" office:value="0.735345" calcext:value-type="float">
            <text:p>0.735345</text:p>
          </table:table-cell>
          <table:table-cell office:value-type="float" office:value="1" calcext:value-type="float">
            <text:p>1</text:p>
          </table:table-cell>
          <table:table-cell office:value-type="float" office:value="16269444" calcext:value-type="float">
            <text:p>16269444</text:p>
          </table:table-cell>
          <table:table-cell office:value-type="float" office:value="16269454" calcext:value-type="float">
            <text:p>162694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.267445" calcext:value-type="float">
            <text:p>20.267445</text:p>
          </table:table-cell>
          <table:table-cell office:value-type="float" office:value="6.893729" calcext:value-type="float">
            <text:p>6.893729</text:p>
          </table:table-cell>
          <table:table-cell office:value-type="float" office:value="5.066861" calcext:value-type="float">
            <text:p>5.066861</text:p>
          </table:table-cell>
          <table:table-cell office:value-type="float" office:value="2.939983" calcext:value-type="float">
            <text:p>2.939983</text:p>
          </table:table-cell>
          <table:table-cell office:value-type="float" office:value="4" calcext:value-type="float">
            <text:p>4</text:p>
          </table:table-cell>
          <table:table-cell office:value-type="float" office:value="0.734996" calcext:value-type="float">
            <text:p>0.734996</text:p>
          </table:table-cell>
          <table:table-cell office:value-type="float" office:value="1" calcext:value-type="float">
            <text:p>1</text:p>
          </table:table-cell>
          <table:table-cell office:value-type="float" office:value="16245774" calcext:value-type="float">
            <text:p>16245774</text:p>
          </table:table-cell>
          <table:table-cell office:value-type="float" office:value="16245782" calcext:value-type="float">
            <text:p>1624578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.31085" calcext:value-type="float">
            <text:p>20.31085</text:p>
          </table:table-cell>
          <table:table-cell office:value-type="float" office:value="6.911407" calcext:value-type="float">
            <text:p>6.911407</text:p>
          </table:table-cell>
          <table:table-cell office:value-type="float" office:value="5.077713" calcext:value-type="float">
            <text:p>5.077713</text:p>
          </table:table-cell>
          <table:table-cell office:value-type="float" office:value="2.938743" calcext:value-type="float">
            <text:p>2.938743</text:p>
          </table:table-cell>
          <table:table-cell office:value-type="float" office:value="4" calcext:value-type="float">
            <text:p>4</text:p>
          </table:table-cell>
          <table:table-cell office:value-type="float" office:value="0.734686" calcext:value-type="float">
            <text:p>0.734686</text:p>
          </table:table-cell>
          <table:table-cell office:value-type="float" office:value="1" calcext:value-type="float">
            <text:p>1</text:p>
          </table:table-cell>
          <table:table-cell office:value-type="float" office:value="16222222" calcext:value-type="float">
            <text:p>16222222</text:p>
          </table:table-cell>
          <table:table-cell office:value-type="float" office:value="16222225" calcext:value-type="float">
            <text:p>162222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.356156" calcext:value-type="float">
            <text:p>20.356156</text:p>
          </table:table-cell>
          <table:table-cell office:value-type="float" office:value="6.922584" calcext:value-type="float">
            <text:p>6.922584</text:p>
          </table:table-cell>
          <table:table-cell office:value-type="float" office:value="5.089039" calcext:value-type="float">
            <text:p>5.089039</text:p>
          </table:table-cell>
          <table:table-cell office:value-type="float" office:value="2.940543" calcext:value-type="float">
            <text:p>2.940543</text:p>
          </table:table-cell>
          <table:table-cell office:value-type="float" office:value="4" calcext:value-type="float">
            <text:p>4</text:p>
          </table:table-cell>
          <table:table-cell office:value-type="float" office:value="0.735136" calcext:value-type="float">
            <text:p>0.735136</text:p>
          </table:table-cell>
          <table:table-cell office:value-type="float" office:value="1" calcext:value-type="float">
            <text:p>1</text:p>
          </table:table-cell>
          <table:table-cell office:value-type="float" office:value="16198583" calcext:value-type="float">
            <text:p>16198583</text:p>
          </table:table-cell>
          <table:table-cell office:value-type="float" office:value="16198589" calcext:value-type="float">
            <text:p>1619858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.400643" calcext:value-type="float">
            <text:p>20.400643</text:p>
          </table:table-cell>
          <table:table-cell office:value-type="float" office:value="6.93354" calcext:value-type="float">
            <text:p>6.93354</text:p>
          </table:table-cell>
          <table:table-cell office:value-type="float" office:value="5.100161" calcext:value-type="float">
            <text:p>5.100161</text:p>
          </table:table-cell>
          <table:table-cell office:value-type="float" office:value="2.942313" calcext:value-type="float">
            <text:p>2.942313</text:p>
          </table:table-cell>
          <table:table-cell office:value-type="float" office:value="4" calcext:value-type="float">
            <text:p>4</text:p>
          </table:table-cell>
          <table:table-cell office:value-type="float" office:value="0.735578" calcext:value-type="float">
            <text:p>0.7355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74630" calcext:value-type="float">
            <text:p>161746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.444965" calcext:value-type="float">
            <text:p>20.444965</text:p>
          </table:table-cell>
          <table:table-cell office:value-type="float" office:value="6.945673" calcext:value-type="float">
            <text:p>6.945673</text:p>
          </table:table-cell>
          <table:table-cell office:value-type="float" office:value="5.111241" calcext:value-type="float">
            <text:p>5.111241</text:p>
          </table:table-cell>
          <table:table-cell office:value-type="float" office:value="2.943554" calcext:value-type="float">
            <text:p>2.943554</text:p>
          </table:table-cell>
          <table:table-cell office:value-type="float" office:value="4" calcext:value-type="float">
            <text:p>4</text:p>
          </table:table-cell>
          <table:table-cell office:value-type="float" office:value="0.735889" calcext:value-type="float">
            <text:p>0.735889</text:p>
          </table:table-cell>
          <table:table-cell office:value-type="float" office:value="1" calcext:value-type="float">
            <text:p>1</text:p>
          </table:table-cell>
          <table:table-cell office:value-type="float" office:value="16151098" calcext:value-type="float">
            <text:p>16151098</text:p>
          </table:table-cell>
          <table:table-cell office:value-type="float" office:value="16151105" calcext:value-type="float">
            <text:p>161511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.491645" calcext:value-type="float">
            <text:p>20.491645</text:p>
          </table:table-cell>
          <table:table-cell office:value-type="float" office:value="6.95715" calcext:value-type="float">
            <text:p>6.95715</text:p>
          </table:table-cell>
          <table:table-cell office:value-type="float" office:value="5.122911" calcext:value-type="float">
            <text:p>5.122911</text:p>
          </table:table-cell>
          <table:table-cell office:value-type="float" office:value="2.945408" calcext:value-type="float">
            <text:p>2.945408</text:p>
          </table:table-cell>
          <table:table-cell office:value-type="float" office:value="4" calcext:value-type="float">
            <text:p>4</text:p>
          </table:table-cell>
          <table:table-cell office:value-type="float" office:value="0.736352" calcext:value-type="float">
            <text:p>0.736352</text:p>
          </table:table-cell>
          <table:table-cell office:value-type="float" office:value="1" calcext:value-type="float">
            <text:p>1</text:p>
          </table:table-cell>
          <table:table-cell office:value-type="float" office:value="16127133" calcext:value-type="float">
            <text:p>16127133</text:p>
          </table:table-cell>
          <table:table-cell office:value-type="float" office:value="16127126" calcext:value-type="float">
            <text:p>161271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.536542" calcext:value-type="float">
            <text:p>20.536542</text:p>
          </table:table-cell>
          <table:table-cell office:value-type="float" office:value="6.968653" calcext:value-type="float">
            <text:p>6.968653</text:p>
          </table:table-cell>
          <table:table-cell office:value-type="float" office:value="5.134135" calcext:value-type="float">
            <text:p>5.134135</text:p>
          </table:table-cell>
          <table:table-cell office:value-type="float" office:value="2.946989" calcext:value-type="float">
            <text:p>2.946989</text:p>
          </table:table-cell>
          <table:table-cell office:value-type="float" office:value="4" calcext:value-type="float">
            <text:p>4</text:p>
          </table:table-cell>
          <table:table-cell office:value-type="float" office:value="0.736747" calcext:value-type="float">
            <text:p>0.736747</text:p>
          </table:table-cell>
          <table:table-cell office:value-type="float" office:value="1" calcext:value-type="float">
            <text:p>1</text:p>
          </table:table-cell>
          <table:table-cell office:value-type="float" office:value="16103770" calcext:value-type="float">
            <text:p>16103770</text:p>
          </table:table-cell>
          <table:table-cell office:value-type="float" office:value="16103775" calcext:value-type="float">
            <text:p>161037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.580938" calcext:value-type="float">
            <text:p>20.580938</text:p>
          </table:table-cell>
          <table:table-cell office:value-type="float" office:value="6.980783" calcext:value-type="float">
            <text:p>6.980783</text:p>
          </table:table-cell>
          <table:table-cell office:value-type="float" office:value="5.145235" calcext:value-type="float">
            <text:p>5.145235</text:p>
          </table:table-cell>
          <table:table-cell office:value-type="float" office:value="2.948228" calcext:value-type="float">
            <text:p>2.948228</text:p>
          </table:table-cell>
          <table:table-cell office:value-type="float" office:value="4" calcext:value-type="float">
            <text:p>4</text:p>
          </table:table-cell>
          <table:table-cell office:value-type="float" office:value="0.737057" calcext:value-type="float">
            <text:p>0.737057</text:p>
          </table:table-cell>
          <table:table-cell office:value-type="float" office:value="1" calcext:value-type="float">
            <text:p>1</text:p>
          </table:table-cell>
          <table:table-cell office:value-type="float" office:value="16079836" calcext:value-type="float">
            <text:p>16079836</text:p>
          </table:table-cell>
          <table:table-cell office:value-type="float" office:value="16079835" calcext:value-type="float">
            <text:p>160798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.625826" calcext:value-type="float">
            <text:p>20.625826</text:p>
          </table:table-cell>
          <table:table-cell office:value-type="float" office:value="6.991985" calcext:value-type="float">
            <text:p>6.991985</text:p>
          </table:table-cell>
          <table:table-cell office:value-type="float" office:value="5.156457" calcext:value-type="float">
            <text:p>5.156457</text:p>
          </table:table-cell>
          <table:table-cell office:value-type="float" office:value="2.949924" calcext:value-type="float">
            <text:p>2.949924</text:p>
          </table:table-cell>
          <table:table-cell office:value-type="float" office:value="4" calcext:value-type="float">
            <text:p>4</text:p>
          </table:table-cell>
          <table:table-cell office:value-type="float" office:value="0.737481" calcext:value-type="float">
            <text:p>0.737481</text:p>
          </table:table-cell>
          <table:table-cell office:value-type="float" office:value="1" calcext:value-type="float">
            <text:p>1</text:p>
          </table:table-cell>
          <table:table-cell office:value-type="float" office:value="16055954" calcext:value-type="float">
            <text:p>16055954</text:p>
          </table:table-cell>
          <table:table-cell office:value-type="float" office:value="16055955" calcext:value-type="float">
            <text:p>160559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.671047" calcext:value-type="float">
            <text:p>20.671047</text:p>
          </table:table-cell>
          <table:table-cell office:value-type="float" office:value="7.003597" calcext:value-type="float">
            <text:p>7.003597</text:p>
          </table:table-cell>
          <table:table-cell office:value-type="float" office:value="5.167762" calcext:value-type="float">
            <text:p>5.167762</text:p>
          </table:table-cell>
          <table:table-cell office:value-type="float" office:value="2.95149" calcext:value-type="float">
            <text:p>2.95149</text:p>
          </table:table-cell>
          <table:table-cell office:value-type="float" office:value="4" calcext:value-type="float">
            <text:p>4</text:p>
          </table:table-cell>
          <table:table-cell office:value-type="float" office:value="0.737872" calcext:value-type="float">
            <text:p>0.737872</text:p>
          </table:table-cell>
          <table:table-cell office:value-type="float" office:value="1" calcext:value-type="float">
            <text:p>1</text:p>
          </table:table-cell>
          <table:table-cell office:value-type="float" office:value="16032185" calcext:value-type="float">
            <text:p>16032185</text:p>
          </table:table-cell>
          <table:table-cell office:value-type="float" office:value="16032190" calcext:value-type="float">
            <text:p>160321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.719141" calcext:value-type="float">
            <text:p>20.719141</text:p>
          </table:table-cell>
          <table:table-cell office:value-type="float" office:value="7.022777" calcext:value-type="float">
            <text:p>7.022777</text:p>
          </table:table-cell>
          <table:table-cell office:value-type="float" office:value="5.179785" calcext:value-type="float">
            <text:p>5.179785</text:p>
          </table:table-cell>
          <table:table-cell office:value-type="float" office:value="2.950278" calcext:value-type="float">
            <text:p>2.950278</text:p>
          </table:table-cell>
          <table:table-cell office:value-type="float" office:value="4" calcext:value-type="float">
            <text:p>4</text:p>
          </table:table-cell>
          <table:table-cell office:value-type="float" office:value="0.737569" calcext:value-type="float">
            <text:p>0.7375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08480" calcext:value-type="float">
            <text:p>1600848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.76351" calcext:value-type="float">
            <text:p>20.76351</text:p>
          </table:table-cell>
          <table:table-cell office:value-type="float" office:value="7.034185" calcext:value-type="float">
            <text:p>7.034185</text:p>
          </table:table-cell>
          <table:table-cell office:value-type="float" office:value="5.190877" calcext:value-type="float">
            <text:p>5.190877</text:p>
          </table:table-cell>
          <table:table-cell office:value-type="float" office:value="2.951801" calcext:value-type="float">
            <text:p>2.951801</text:p>
          </table:table-cell>
          <table:table-cell office:value-type="float" office:value="4" calcext:value-type="float">
            <text:p>4</text:p>
          </table:table-cell>
          <table:table-cell office:value-type="float" office:value="0.73795" calcext:value-type="float">
            <text:p>0.73795</text:p>
          </table:table-cell>
          <table:table-cell office:value-type="float" office:value="1" calcext:value-type="float">
            <text:p>1</text:p>
          </table:table-cell>
          <table:table-cell office:value-type="float" office:value="15984632" calcext:value-type="float">
            <text:p>15984632</text:p>
          </table:table-cell>
          <table:table-cell office:value-type="float" office:value="15984638" calcext:value-type="float">
            <text:p>159846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.808375" calcext:value-type="float">
            <text:p>20.808375</text:p>
          </table:table-cell>
          <table:table-cell office:value-type="float" office:value="7.045685" calcext:value-type="float">
            <text:p>7.045685</text:p>
          </table:table-cell>
          <table:table-cell office:value-type="float" office:value="5.202094" calcext:value-type="float">
            <text:p>5.202094</text:p>
          </table:table-cell>
          <table:table-cell office:value-type="float" office:value="2.95335" calcext:value-type="float">
            <text:p>2.95335</text:p>
          </table:table-cell>
          <table:table-cell office:value-type="float" office:value="4" calcext:value-type="float">
            <text:p>4</text:p>
          </table:table-cell>
          <table:table-cell office:value-type="float" office:value="0.738338" calcext:value-type="float">
            <text:p>0.738338</text:p>
          </table:table-cell>
          <table:table-cell office:value-type="float" office:value="1" calcext:value-type="float">
            <text:p>1</text:p>
          </table:table-cell>
          <table:table-cell office:value-type="float" office:value="15960566" calcext:value-type="float">
            <text:p>15960566</text:p>
          </table:table-cell>
          <table:table-cell office:value-type="float" office:value="15960576" calcext:value-type="float">
            <text:p>1596057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.852742" calcext:value-type="float">
            <text:p>20.852742</text:p>
          </table:table-cell>
          <table:table-cell office:value-type="float" office:value="7.056893" calcext:value-type="float">
            <text:p>7.056893</text:p>
          </table:table-cell>
          <table:table-cell office:value-type="float" office:value="5.213185" calcext:value-type="float">
            <text:p>5.213185</text:p>
          </table:table-cell>
          <table:table-cell office:value-type="float" office:value="2.954947" calcext:value-type="float">
            <text:p>2.954947</text:p>
          </table:table-cell>
          <table:table-cell office:value-type="float" office:value="4" calcext:value-type="float">
            <text:p>4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1" calcext:value-type="float">
            <text:p>1</text:p>
          </table:table-cell>
          <table:table-cell office:value-type="float" office:value="15936730" calcext:value-type="float">
            <text:p>15936730</text:p>
          </table:table-cell>
          <table:table-cell office:value-type="float" office:value="15936722" calcext:value-type="float">
            <text:p>159367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.897284" calcext:value-type="float">
            <text:p>20.897284</text:p>
          </table:table-cell>
          <table:table-cell office:value-type="float" office:value="7.068429" calcext:value-type="float">
            <text:p>7.068429</text:p>
          </table:table-cell>
          <table:table-cell office:value-type="float" office:value="5.224321" calcext:value-type="float">
            <text:p>5.224321</text:p>
          </table:table-cell>
          <table:table-cell office:value-type="float" office:value="2.956426" calcext:value-type="float">
            <text:p>2.956426</text:p>
          </table:table-cell>
          <table:table-cell office:value-type="float" office:value="4" calcext:value-type="float">
            <text:p>4</text:p>
          </table:table-cell>
          <table:table-cell office:value-type="float" office:value="0.739106" calcext:value-type="float">
            <text:p>0.739106</text:p>
          </table:table-cell>
          <table:table-cell office:value-type="float" office:value="1" calcext:value-type="float">
            <text:p>1</text:p>
          </table:table-cell>
          <table:table-cell office:value-type="float" office:value="15913030" calcext:value-type="float">
            <text:p>15913030</text:p>
          </table:table-cell>
          <table:table-cell office:value-type="float" office:value="15913031" calcext:value-type="float">
            <text:p>159130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942692" calcext:value-type="float">
            <text:p>20.942692</text:p>
          </table:table-cell>
          <table:table-cell office:value-type="float" office:value="7.080815" calcext:value-type="float">
            <text:p>7.080815</text:p>
          </table:table-cell>
          <table:table-cell office:value-type="float" office:value="5.235673" calcext:value-type="float">
            <text:p>5.235673</text:p>
          </table:table-cell>
          <table:table-cell office:value-type="float" office:value="2.957667" calcext:value-type="float">
            <text:p>2.957667</text:p>
          </table:table-cell>
          <table:table-cell office:value-type="float" office:value="4" calcext:value-type="float">
            <text:p>4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1" calcext:value-type="float">
            <text:p>1</text:p>
          </table:table-cell>
          <table:table-cell office:value-type="float" office:value="15889327" calcext:value-type="float">
            <text:p>15889327</text:p>
          </table:table-cell>
          <table:table-cell office:value-type="float" office:value="15889330" calcext:value-type="float">
            <text:p>158893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.987735" calcext:value-type="float">
            <text:p>20.987735</text:p>
          </table:table-cell>
          <table:table-cell office:value-type="float" office:value="7.092504" calcext:value-type="float">
            <text:p>7.092504</text:p>
          </table:table-cell>
          <table:table-cell office:value-type="float" office:value="5.246934" calcext:value-type="float">
            <text:p>5.246934</text:p>
          </table:table-cell>
          <table:table-cell office:value-type="float" office:value="2.959143" calcext:value-type="float">
            <text:p>2.959143</text:p>
          </table:table-cell>
          <table:table-cell office:value-type="float" office:value="4" calcext:value-type="float">
            <text:p>4</text:p>
          </table:table-cell>
          <table:table-cell office:value-type="float" office:value="0.739786" calcext:value-type="float">
            <text:p>0.739786</text:p>
          </table:table-cell>
          <table:table-cell office:value-type="float" office:value="1" calcext:value-type="float">
            <text:p>1</text:p>
          </table:table-cell>
          <table:table-cell office:value-type="float" office:value="15865304" calcext:value-type="float">
            <text:p>15865304</text:p>
          </table:table-cell>
          <table:table-cell office:value-type="float" office:value="15865299" calcext:value-type="float">
            <text:p>158652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1.031775" calcext:value-type="float">
            <text:p>21.031775</text:p>
          </table:table-cell>
          <table:table-cell office:value-type="float" office:value="7.10325" calcext:value-type="float">
            <text:p>7.10325</text:p>
          </table:table-cell>
          <table:table-cell office:value-type="float" office:value="5.257944" calcext:value-type="float">
            <text:p>5.257944</text:p>
          </table:table-cell>
          <table:table-cell office:value-type="float" office:value="2.960866" calcext:value-type="float">
            <text:p>2.960866</text:p>
          </table:table-cell>
          <table:table-cell office:value-type="float" office:value="4" calcext:value-type="float">
            <text:p>4</text:p>
          </table:table-cell>
          <table:table-cell office:value-type="float" office:value="0.740217" calcext:value-type="float">
            <text:p>0.740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41392" calcext:value-type="float">
            <text:p>1584139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1.076926" calcext:value-type="float">
            <text:p>21.076926</text:p>
          </table:table-cell>
          <table:table-cell office:value-type="float" office:value="7.115878" calcext:value-type="float">
            <text:p>7.115878</text:p>
          </table:table-cell>
          <table:table-cell office:value-type="float" office:value="5.269232" calcext:value-type="float">
            <text:p>5.269232</text:p>
          </table:table-cell>
          <table:table-cell office:value-type="float" office:value="2.961957" calcext:value-type="float">
            <text:p>2.961957</text:p>
          </table:table-cell>
          <table:table-cell office:value-type="float" office:value="4" calcext:value-type="float">
            <text:p>4</text:p>
          </table:table-cell>
          <table:table-cell office:value-type="float" office:value="0.740489" calcext:value-type="float">
            <text:p>0.740489</text:p>
          </table:table-cell>
          <table:table-cell office:value-type="float" office:value="1" calcext:value-type="float">
            <text:p>1</text:p>
          </table:table-cell>
          <table:table-cell office:value-type="float" office:value="15817607" calcext:value-type="float">
            <text:p>15817607</text:p>
          </table:table-cell>
          <table:table-cell office:value-type="float" office:value="15817599" calcext:value-type="float">
            <text:p>158175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1.121768" calcext:value-type="float">
            <text:p>21.121768</text:p>
          </table:table-cell>
          <table:table-cell office:value-type="float" office:value="7.12725" calcext:value-type="float">
            <text:p>7.12725</text:p>
          </table:table-cell>
          <table:table-cell office:value-type="float" office:value="5.280442" calcext:value-type="float">
            <text:p>5.280442</text:p>
          </table:table-cell>
          <table:table-cell office:value-type="float" office:value="2.963523" calcext:value-type="float">
            <text:p>2.963523</text:p>
          </table:table-cell>
          <table:table-cell office:value-type="float" office:value="4" calcext:value-type="float">
            <text:p>4</text:p>
          </table:table-cell>
          <table:table-cell office:value-type="float" office:value="0.740881" calcext:value-type="float">
            <text:p>0.740881</text:p>
          </table:table-cell>
          <table:table-cell office:value-type="float" office:value="1" calcext:value-type="float">
            <text:p>1</text:p>
          </table:table-cell>
          <table:table-cell office:value-type="float" office:value="15793685" calcext:value-type="float">
            <text:p>15793685</text:p>
          </table:table-cell>
          <table:table-cell office:value-type="float" office:value="15793676" calcext:value-type="float">
            <text:p>1579367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1.1668" calcext:value-type="float">
            <text:p>21.1668</text:p>
          </table:table-cell>
          <table:table-cell office:value-type="float" office:value="7.138606" calcext:value-type="float">
            <text:p>7.138606</text:p>
          </table:table-cell>
          <table:table-cell office:value-type="float" office:value="5.2917" calcext:value-type="float">
            <text:p>5.2917</text:p>
          </table:table-cell>
          <table:table-cell office:value-type="float" office:value="2.965117" calcext:value-type="float">
            <text:p>2.965117</text:p>
          </table:table-cell>
          <table:table-cell office:value-type="float" office:value="4" calcext:value-type="float">
            <text:p>4</text:p>
          </table:table-cell>
          <table:table-cell office:value-type="float" office:value="0.741279" calcext:value-type="float">
            <text:p>0.741279</text:p>
          </table:table-cell>
          <table:table-cell office:value-type="float" office:value="1" calcext:value-type="float">
            <text:p>1</text:p>
          </table:table-cell>
          <table:table-cell office:value-type="float" office:value="15769680" calcext:value-type="float">
            <text:p>15769680</text:p>
          </table:table-cell>
          <table:table-cell office:value-type="float" office:value="15769671" calcext:value-type="float">
            <text:p>157696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1.212408" calcext:value-type="float">
            <text:p>21.212408</text:p>
          </table:table-cell>
          <table:table-cell office:value-type="float" office:value="7.151458" calcext:value-type="float">
            <text:p>7.151458</text:p>
          </table:table-cell>
          <table:table-cell office:value-type="float" office:value="5.303102" calcext:value-type="float">
            <text:p>5.303102</text:p>
          </table:table-cell>
          <table:table-cell office:value-type="float" office:value="2.966165" calcext:value-type="float">
            <text:p>2.966165</text:p>
          </table:table-cell>
          <table:table-cell office:value-type="float" office:value="4" calcext:value-type="float">
            <text:p>4</text:p>
          </table:table-cell>
          <table:table-cell office:value-type="float" office:value="0.741541" calcext:value-type="float">
            <text:p>0.7415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45912" calcext:value-type="float">
            <text:p>157459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.258194" calcext:value-type="float">
            <text:p>21.258194</text:p>
          </table:table-cell>
          <table:table-cell office:value-type="float" office:value="7.163088" calcext:value-type="float">
            <text:p>7.163088</text:p>
          </table:table-cell>
          <table:table-cell office:value-type="float" office:value="5.314549" calcext:value-type="float">
            <text:p>5.314549</text:p>
          </table:table-cell>
          <table:table-cell office:value-type="float" office:value="2.967742" calcext:value-type="float">
            <text:p>2.967742</text:p>
          </table:table-cell>
          <table:table-cell office:value-type="float" office:value="4" calcext:value-type="float">
            <text:p>4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1" calcext:value-type="float">
            <text:p>1</text:p>
          </table:table-cell>
          <table:table-cell office:value-type="float" office:value="15722076" calcext:value-type="float">
            <text:p>15722076</text:p>
          </table:table-cell>
          <table:table-cell office:value-type="float" office:value="15722079" calcext:value-type="float">
            <text:p>1572207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.303558" calcext:value-type="float">
            <text:p>21.303558</text:p>
          </table:table-cell>
          <table:table-cell office:value-type="float" office:value="7.174594" calcext:value-type="float">
            <text:p>7.174594</text:p>
          </table:table-cell>
          <table:table-cell office:value-type="float" office:value="5.32589" calcext:value-type="float">
            <text:p>5.32589</text:p>
          </table:table-cell>
          <table:table-cell office:value-type="float" office:value="2.969305" calcext:value-type="float">
            <text:p>2.969305</text:p>
          </table:table-cell>
          <table:table-cell office:value-type="float" office:value="4" calcext:value-type="float">
            <text:p>4</text:p>
          </table:table-cell>
          <table:table-cell office:value-type="float" office:value="0.742326" calcext:value-type="float">
            <text:p>0.742326</text:p>
          </table:table-cell>
          <table:table-cell office:value-type="float" office:value="1" calcext:value-type="float">
            <text:p>1</text:p>
          </table:table-cell>
          <table:table-cell office:value-type="float" office:value="15697981" calcext:value-type="float">
            <text:p>15697981</text:p>
          </table:table-cell>
          <table:table-cell office:value-type="float" office:value="15697976" calcext:value-type="float">
            <text:p>156979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.348301" calcext:value-type="float">
            <text:p>21.348301</text:p>
          </table:table-cell>
          <table:table-cell office:value-type="float" office:value="7.185177" calcext:value-type="float">
            <text:p>7.185177</text:p>
          </table:table-cell>
          <table:table-cell office:value-type="float" office:value="5.337075" calcext:value-type="float">
            <text:p>5.337075</text:p>
          </table:table-cell>
          <table:table-cell office:value-type="float" office:value="2.971159" calcext:value-type="float">
            <text:p>2.971159</text:p>
          </table:table-cell>
          <table:table-cell office:value-type="float" office:value="4" calcext:value-type="float">
            <text:p>4</text:p>
          </table:table-cell>
          <table:table-cell office:value-type="float" office:value="0.74279" calcext:value-type="float">
            <text:p>0.74279</text:p>
          </table:table-cell>
          <table:table-cell office:value-type="float" office:value="1" calcext:value-type="float">
            <text:p>1</text:p>
          </table:table-cell>
          <table:table-cell office:value-type="float" office:value="15674072" calcext:value-type="float">
            <text:p>15674072</text:p>
          </table:table-cell>
          <table:table-cell office:value-type="float" office:value="15674068" calcext:value-type="float">
            <text:p>156740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.394758" calcext:value-type="float">
            <text:p>21.394758</text:p>
          </table:table-cell>
          <table:table-cell office:value-type="float" office:value="7.198469" calcext:value-type="float">
            <text:p>7.198469</text:p>
          </table:table-cell>
          <table:table-cell office:value-type="float" office:value="5.34869" calcext:value-type="float">
            <text:p>5.34869</text:p>
          </table:table-cell>
          <table:table-cell office:value-type="float" office:value="2.972126" calcext:value-type="float">
            <text:p>2.972126</text:p>
          </table:table-cell>
          <table:table-cell office:value-type="float" office:value="4" calcext:value-type="float">
            <text:p>4</text:p>
          </table:table-cell>
          <table:table-cell office:value-type="float" office:value="0.743032" calcext:value-type="float">
            <text:p>0.743032</text:p>
          </table:table-cell>
          <table:table-cell office:value-type="float" office:value="1" calcext:value-type="float">
            <text:p>1</text:p>
          </table:table-cell>
          <table:table-cell office:value-type="float" office:value="15650342" calcext:value-type="float">
            <text:p>15650342</text:p>
          </table:table-cell>
          <table:table-cell office:value-type="float" office:value="15650344" calcext:value-type="float">
            <text:p>156503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.441275" calcext:value-type="float">
            <text:p>21.441275</text:p>
          </table:table-cell>
          <table:table-cell office:value-type="float" office:value="7.209887" calcext:value-type="float">
            <text:p>7.209887</text:p>
          </table:table-cell>
          <table:table-cell office:value-type="float" office:value="5.360319" calcext:value-type="float">
            <text:p>5.360319</text:p>
          </table:table-cell>
          <table:table-cell office:value-type="float" office:value="2.973871" calcext:value-type="float">
            <text:p>2.973871</text:p>
          </table:table-cell>
          <table:table-cell office:value-type="float" office:value="4" calcext:value-type="float">
            <text:p>4</text:p>
          </table:table-cell>
          <table:table-cell office:value-type="float" office:value="0.743468" calcext:value-type="float">
            <text:p>0.743468</text:p>
          </table:table-cell>
          <table:table-cell office:value-type="float" office:value="1" calcext:value-type="float">
            <text:p>1</text:p>
          </table:table-cell>
          <table:table-cell office:value-type="float" office:value="15626593" calcext:value-type="float">
            <text:p>15626593</text:p>
          </table:table-cell>
          <table:table-cell office:value-type="float" office:value="15626592" calcext:value-type="float">
            <text:p>156265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.487168" calcext:value-type="float">
            <text:p>21.487168</text:p>
          </table:table-cell>
          <table:table-cell office:value-type="float" office:value="7.228073" calcext:value-type="float">
            <text:p>7.228073</text:p>
          </table:table-cell>
          <table:table-cell office:value-type="float" office:value="5.371792" calcext:value-type="float">
            <text:p>5.371792</text:p>
          </table:table-cell>
          <table:table-cell office:value-type="float" office:value="2.972738" calcext:value-type="float">
            <text:p>2.972738</text:p>
          </table:table-cell>
          <table:table-cell office:value-type="float" office:value="4" calcext:value-type="float">
            <text:p>4</text:p>
          </table:table-cell>
          <table:table-cell office:value-type="float" office:value="0.743185" calcext:value-type="float">
            <text:p>0.743185</text:p>
          </table:table-cell>
          <table:table-cell office:value-type="float" office:value="1" calcext:value-type="float">
            <text:p>1</text:p>
          </table:table-cell>
          <table:table-cell office:value-type="float" office:value="15602582" calcext:value-type="float">
            <text:p>15602582</text:p>
          </table:table-cell>
          <table:table-cell office:value-type="float" office:value="15602575" calcext:value-type="float">
            <text:p>156025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.53397" calcext:value-type="float">
            <text:p>21.53397</text:p>
          </table:table-cell>
          <table:table-cell office:value-type="float" office:value="7.238996" calcext:value-type="float">
            <text:p>7.238996</text:p>
          </table:table-cell>
          <table:table-cell office:value-type="float" office:value="5.383492" calcext:value-type="float">
            <text:p>5.383492</text:p>
          </table:table-cell>
          <table:table-cell office:value-type="float" office:value="2.974718" calcext:value-type="float">
            <text:p>2.974718</text:p>
          </table:table-cell>
          <table:table-cell office:value-type="float" office:value="4" calcext:value-type="float">
            <text:p>4</text:p>
          </table:table-cell>
          <table:table-cell office:value-type="float" office:value="0.743679" calcext:value-type="float">
            <text:p>0.743679</text:p>
          </table:table-cell>
          <table:table-cell office:value-type="float" office:value="1" calcext:value-type="float">
            <text:p>1</text:p>
          </table:table-cell>
          <table:table-cell office:value-type="float" office:value="15578555" calcext:value-type="float">
            <text:p>15578555</text:p>
          </table:table-cell>
          <table:table-cell office:value-type="float" office:value="15578558" calcext:value-type="float">
            <text:p>155785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1.582043" calcext:value-type="float">
            <text:p>21.582043</text:p>
          </table:table-cell>
          <table:table-cell office:value-type="float" office:value="7.257569" calcext:value-type="float">
            <text:p>7.257569</text:p>
          </table:table-cell>
          <table:table-cell office:value-type="float" office:value="5.395511" calcext:value-type="float">
            <text:p>5.395511</text:p>
          </table:table-cell>
          <table:table-cell office:value-type="float" office:value="2.973729" calcext:value-type="float">
            <text:p>2.973729</text:p>
          </table:table-cell>
          <table:table-cell office:value-type="float" office:value="4" calcext:value-type="float">
            <text:p>4</text:p>
          </table:table-cell>
          <table:table-cell office:value-type="float" office:value="0.743432" calcext:value-type="float">
            <text:p>0.743432</text:p>
          </table:table-cell>
          <table:table-cell office:value-type="float" office:value="1" calcext:value-type="float">
            <text:p>1</text:p>
          </table:table-cell>
          <table:table-cell office:value-type="float" office:value="15554644" calcext:value-type="float">
            <text:p>15554644</text:p>
          </table:table-cell>
          <table:table-cell office:value-type="float" office:value="15554646" calcext:value-type="float">
            <text:p>155546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1.627681" calcext:value-type="float">
            <text:p>21.627681</text:p>
          </table:table-cell>
          <table:table-cell office:value-type="float" office:value="7.269678" calcext:value-type="float">
            <text:p>7.269678</text:p>
          </table:table-cell>
          <table:table-cell office:value-type="float" office:value="5.40692" calcext:value-type="float">
            <text:p>5.40692</text:p>
          </table:table-cell>
          <table:table-cell office:value-type="float" office:value="2.975054" calcext:value-type="float">
            <text:p>2.975054</text:p>
          </table:table-cell>
          <table:table-cell office:value-type="float" office:value="4" calcext:value-type="float">
            <text:p>4</text:p>
          </table:table-cell>
          <table:table-cell office:value-type="float" office:value="0.743763" calcext:value-type="float">
            <text:p>0.743763</text:p>
          </table:table-cell>
          <table:table-cell office:value-type="float" office:value="1" calcext:value-type="float">
            <text:p>1</text:p>
          </table:table-cell>
          <table:table-cell office:value-type="float" office:value="15530936" calcext:value-type="float">
            <text:p>15530936</text:p>
          </table:table-cell>
          <table:table-cell office:value-type="float" office:value="15530930" calcext:value-type="float">
            <text:p>155309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.677016" calcext:value-type="float">
            <text:p>21.677016</text:p>
          </table:table-cell>
          <table:table-cell office:value-type="float" office:value="7.283261" calcext:value-type="float">
            <text:p>7.283261</text:p>
          </table:table-cell>
          <table:table-cell office:value-type="float" office:value="5.419254" calcext:value-type="float">
            <text:p>5.419254</text:p>
          </table:table-cell>
          <table:table-cell office:value-type="float" office:value="2.976279" calcext:value-type="float">
            <text:p>2.976279</text:p>
          </table:table-cell>
          <table:table-cell office:value-type="float" office:value="4" calcext:value-type="float">
            <text:p>4</text:p>
          </table:table-cell>
          <table:table-cell office:value-type="float" office:value="0.74407" calcext:value-type="float">
            <text:p>0.74407</text:p>
          </table:table-cell>
          <table:table-cell office:value-type="float" office:value="1" calcext:value-type="float">
            <text:p>1</text:p>
          </table:table-cell>
          <table:table-cell office:value-type="float" office:value="15506939" calcext:value-type="float">
            <text:p>15506939</text:p>
          </table:table-cell>
          <table:table-cell office:value-type="float" office:value="15506944" calcext:value-type="float">
            <text:p>1550694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.723245" calcext:value-type="float">
            <text:p>21.723245</text:p>
          </table:table-cell>
          <table:table-cell office:value-type="float" office:value="7.294727" calcext:value-type="float">
            <text:p>7.294727</text:p>
          </table:table-cell>
          <table:table-cell office:value-type="float" office:value="5.430811" calcext:value-type="float">
            <text:p>5.430811</text:p>
          </table:table-cell>
          <table:table-cell office:value-type="float" office:value="2.977938" calcext:value-type="float">
            <text:p>2.977938</text:p>
          </table:table-cell>
          <table:table-cell office:value-type="float" office:value="4" calcext:value-type="float">
            <text:p>4</text:p>
          </table:table-cell>
          <table:table-cell office:value-type="float" office:value="0.744485" calcext:value-type="float">
            <text:p>0.744485</text:p>
          </table:table-cell>
          <table:table-cell office:value-type="float" office:value="1" calcext:value-type="float">
            <text:p>1</text:p>
          </table:table-cell>
          <table:table-cell office:value-type="float" office:value="15482935" calcext:value-type="float">
            <text:p>15482935</text:p>
          </table:table-cell>
          <table:table-cell office:value-type="float" office:value="15482938" calcext:value-type="float">
            <text:p>154829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1.770714" calcext:value-type="float">
            <text:p>21.770714</text:p>
          </table:table-cell>
          <table:table-cell office:value-type="float" office:value="7.3063" calcext:value-type="float">
            <text:p>7.3063</text:p>
          </table:table-cell>
          <table:table-cell office:value-type="float" office:value="5.442679" calcext:value-type="float">
            <text:p>5.442679</text:p>
          </table:table-cell>
          <table:table-cell office:value-type="float" office:value="2.979718" calcext:value-type="float">
            <text:p>2.979718</text:p>
          </table:table-cell>
          <table:table-cell office:value-type="float" office:value="4" calcext:value-type="float">
            <text:p>4</text:p>
          </table:table-cell>
          <table:table-cell office:value-type="float" office:value="0.74493" calcext:value-type="float">
            <text:p>0.74493</text:p>
          </table:table-cell>
          <table:table-cell office:value-type="float" office:value="1" calcext:value-type="float">
            <text:p>1</text:p>
          </table:table-cell>
          <table:table-cell office:value-type="float" office:value="15458935" calcext:value-type="float">
            <text:p>15458935</text:p>
          </table:table-cell>
          <table:table-cell office:value-type="float" office:value="15458932" calcext:value-type="float">
            <text:p>1545893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1.817269" calcext:value-type="float">
            <text:p>21.817269</text:p>
          </table:table-cell>
          <table:table-cell office:value-type="float" office:value="7.318011" calcext:value-type="float">
            <text:p>7.318011</text:p>
          </table:table-cell>
          <table:table-cell office:value-type="float" office:value="5.454317" calcext:value-type="float">
            <text:p>5.454317</text:p>
          </table:table-cell>
          <table:table-cell office:value-type="float" office:value="2.981311" calcext:value-type="float">
            <text:p>2.981311</text:p>
          </table:table-cell>
          <table:table-cell office:value-type="float" office:value="4" calcext:value-type="float">
            <text:p>4</text:p>
          </table:table-cell>
          <table:table-cell office:value-type="float" office:value="0.745328" calcext:value-type="float">
            <text:p>0.745328</text:p>
          </table:table-cell>
          <table:table-cell office:value-type="float" office:value="1" calcext:value-type="float">
            <text:p>1</text:p>
          </table:table-cell>
          <table:table-cell office:value-type="float" office:value="15435154" calcext:value-type="float">
            <text:p>15435154</text:p>
          </table:table-cell>
          <table:table-cell office:value-type="float" office:value="15435152" calcext:value-type="float">
            <text:p>15435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.863056" calcext:value-type="float">
            <text:p>21.863056</text:p>
          </table:table-cell>
          <table:table-cell office:value-type="float" office:value="7.331281" calcext:value-type="float">
            <text:p>7.331281</text:p>
          </table:table-cell>
          <table:table-cell office:value-type="float" office:value="5.465764" calcext:value-type="float">
            <text:p>5.465764</text:p>
          </table:table-cell>
          <table:table-cell office:value-type="float" office:value="2.98216" calcext:value-type="float">
            <text:p>2.98216</text:p>
          </table:table-cell>
          <table:table-cell office:value-type="float" office:value="4" calcext:value-type="float">
            <text:p>4</text:p>
          </table:table-cell>
          <table:table-cell office:value-type="float" office:value="0.74554" calcext:value-type="float">
            <text:p>0.74554</text:p>
          </table:table-cell>
          <table:table-cell office:value-type="float" office:value="1" calcext:value-type="float">
            <text:p>1</text:p>
          </table:table-cell>
          <table:table-cell office:value-type="float" office:value="15411192" calcext:value-type="float">
            <text:p>15411192</text:p>
          </table:table-cell>
          <table:table-cell office:value-type="float" office:value="15411200" calcext:value-type="float">
            <text:p>154112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.909449" calcext:value-type="float">
            <text:p>21.909449</text:p>
          </table:table-cell>
          <table:table-cell office:value-type="float" office:value="7.342473" calcext:value-type="float">
            <text:p>7.342473</text:p>
          </table:table-cell>
          <table:table-cell office:value-type="float" office:value="5.477362" calcext:value-type="float">
            <text:p>5.477362</text:p>
          </table:table-cell>
          <table:table-cell office:value-type="float" office:value="2.983933" calcext:value-type="float">
            <text:p>2.983933</text:p>
          </table:table-cell>
          <table:table-cell office:value-type="float" office:value="4" calcext:value-type="float">
            <text:p>4</text:p>
          </table:table-cell>
          <table:table-cell office:value-type="float" office:value="0.745983" calcext:value-type="float">
            <text:p>0.745983</text:p>
          </table:table-cell>
          <table:table-cell office:value-type="float" office:value="1" calcext:value-type="float">
            <text:p>1</text:p>
          </table:table-cell>
          <table:table-cell office:value-type="float" office:value="15387230" calcext:value-type="float">
            <text:p>15387230</text:p>
          </table:table-cell>
          <table:table-cell office:value-type="float" office:value="15387224" calcext:value-type="float">
            <text:p>153872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.954919" calcext:value-type="float">
            <text:p>21.954919</text:p>
          </table:table-cell>
          <table:table-cell office:value-type="float" office:value="7.353893" calcext:value-type="float">
            <text:p>7.353893</text:p>
          </table:table-cell>
          <table:table-cell office:value-type="float" office:value="5.48873" calcext:value-type="float">
            <text:p>5.48873</text:p>
          </table:table-cell>
          <table:table-cell office:value-type="float" office:value="2.985482" calcext:value-type="float">
            <text:p>2.985482</text:p>
          </table:table-cell>
          <table:table-cell office:value-type="float" office:value="4" calcext:value-type="float">
            <text:p>4</text:p>
          </table:table-cell>
          <table:table-cell office:value-type="float" office:value="0.746371" calcext:value-type="float">
            <text:p>0.746371</text:p>
          </table:table-cell>
          <table:table-cell office:value-type="float" office:value="1" calcext:value-type="float">
            <text:p>1</text:p>
          </table:table-cell>
          <table:table-cell office:value-type="float" office:value="15363234" calcext:value-type="float">
            <text:p>15363234</text:p>
          </table:table-cell>
          <table:table-cell office:value-type="float" office:value="15363229" calcext:value-type="float">
            <text:p>1536322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.005493" calcext:value-type="float">
            <text:p>22.005493</text:p>
          </table:table-cell>
          <table:table-cell office:value-type="float" office:value="7.373912" calcext:value-type="float">
            <text:p>7.373912</text:p>
          </table:table-cell>
          <table:table-cell office:value-type="float" office:value="5.501373" calcext:value-type="float">
            <text:p>5.501373</text:p>
          </table:table-cell>
          <table:table-cell office:value-type="float" office:value="2.984236" calcext:value-type="float">
            <text:p>2.984236</text:p>
          </table:table-cell>
          <table:table-cell office:value-type="float" office:value="4" calcext:value-type="float">
            <text:p>4</text:p>
          </table:table-cell>
          <table:table-cell office:value-type="float" office:value="0.746059" calcext:value-type="float">
            <text:p>0.746059</text:p>
          </table:table-cell>
          <table:table-cell office:value-type="float" office:value="1" calcext:value-type="float">
            <text:p>1</text:p>
          </table:table-cell>
          <table:table-cell office:value-type="float" office:value="15339493" calcext:value-type="float">
            <text:p>15339493</text:p>
          </table:table-cell>
          <table:table-cell office:value-type="float" office:value="15339496" calcext:value-type="float">
            <text:p>153394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.055637" calcext:value-type="float">
            <text:p>22.055637</text:p>
          </table:table-cell>
          <table:table-cell office:value-type="float" office:value="7.392637" calcext:value-type="float">
            <text:p>7.392637</text:p>
          </table:table-cell>
          <table:table-cell office:value-type="float" office:value="5.513909" calcext:value-type="float">
            <text:p>5.513909</text:p>
          </table:table-cell>
          <table:table-cell office:value-type="float" office:value="2.98346" calcext:value-type="float">
            <text:p>2.98346</text:p>
          </table:table-cell>
          <table:table-cell office:value-type="float" office:value="4" calcext:value-type="float">
            <text:p>4</text:p>
          </table:table-cell>
          <table:table-cell office:value-type="float" office:value="0.745865" calcext:value-type="float">
            <text:p>0.745865</text:p>
          </table:table-cell>
          <table:table-cell office:value-type="float" office:value="1" calcext:value-type="float">
            <text:p>1</text:p>
          </table:table-cell>
          <table:table-cell office:value-type="float" office:value="15315673" calcext:value-type="float">
            <text:p>15315673</text:p>
          </table:table-cell>
          <table:table-cell office:value-type="float" office:value="15315668" calcext:value-type="float">
            <text:p>15315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.103794" calcext:value-type="float">
            <text:p>22.103794</text:p>
          </table:table-cell>
          <table:table-cell office:value-type="float" office:value="7.411559" calcext:value-type="float">
            <text:p>7.411559</text:p>
          </table:table-cell>
          <table:table-cell office:value-type="float" office:value="5.525949" calcext:value-type="float">
            <text:p>5.525949</text:p>
          </table:table-cell>
          <table:table-cell office:value-type="float" office:value="2.982341" calcext:value-type="float">
            <text:p>2.982341</text:p>
          </table:table-cell>
          <table:table-cell office:value-type="float" office:value="4" calcext:value-type="float">
            <text:p>4</text:p>
          </table:table-cell>
          <table:table-cell office:value-type="float" office:value="0.745585" calcext:value-type="float">
            <text:p>0.745585</text:p>
          </table:table-cell>
          <table:table-cell office:value-type="float" office:value="1" calcext:value-type="float">
            <text:p>1</text:p>
          </table:table-cell>
          <table:table-cell office:value-type="float" office:value="15291532" calcext:value-type="float">
            <text:p>15291532</text:p>
          </table:table-cell>
          <table:table-cell office:value-type="float" office:value="15291536" calcext:value-type="float">
            <text:p>1529153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.152155" calcext:value-type="float">
            <text:p>22.152155</text:p>
          </table:table-cell>
          <table:table-cell office:value-type="float" office:value="7.430483" calcext:value-type="float">
            <text:p>7.430483</text:p>
          </table:table-cell>
          <table:table-cell office:value-type="float" office:value="5.538039" calcext:value-type="float">
            <text:p>5.538039</text:p>
          </table:table-cell>
          <table:table-cell office:value-type="float" office:value="2.981254" calcext:value-type="float">
            <text:p>2.981254</text:p>
          </table:table-cell>
          <table:table-cell office:value-type="float" office:value="4" calcext:value-type="float">
            <text:p>4</text:p>
          </table:table-cell>
          <table:table-cell office:value-type="float" office:value="0.745313" calcext:value-type="float">
            <text:p>0.745313</text:p>
          </table:table-cell>
          <table:table-cell office:value-type="float" office:value="1" calcext:value-type="float">
            <text:p>1</text:p>
          </table:table-cell>
          <table:table-cell office:value-type="float" office:value="15267825" calcext:value-type="float">
            <text:p>15267825</text:p>
          </table:table-cell>
          <table:table-cell office:value-type="float" office:value="15267826" calcext:value-type="float">
            <text:p>152678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.200873" calcext:value-type="float">
            <text:p>22.200873</text:p>
          </table:table-cell>
          <table:table-cell office:value-type="float" office:value="7.449439" calcext:value-type="float">
            <text:p>7.449439</text:p>
          </table:table-cell>
          <table:table-cell office:value-type="float" office:value="5.550218" calcext:value-type="float">
            <text:p>5.550218</text:p>
          </table:table-cell>
          <table:table-cell office:value-type="float" office:value="2.980207" calcext:value-type="float">
            <text:p>2.980207</text:p>
          </table:table-cell>
          <table:table-cell office:value-type="float" office:value="4" calcext:value-type="float">
            <text:p>4</text:p>
          </table:table-cell>
          <table:table-cell office:value-type="float" office:value="0.745052" calcext:value-type="float">
            <text:p>0.7450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43717" calcext:value-type="float">
            <text:p>152437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.248639" calcext:value-type="float">
            <text:p>22.248639</text:p>
          </table:table-cell>
          <table:table-cell office:value-type="float" office:value="7.468392" calcext:value-type="float">
            <text:p>7.468392</text:p>
          </table:table-cell>
          <table:table-cell office:value-type="float" office:value="5.56216" calcext:value-type="float">
            <text:p>5.56216</text:p>
          </table:table-cell>
          <table:table-cell office:value-type="float" office:value="2.97904" calcext:value-type="float">
            <text:p>2.97904</text:p>
          </table:table-cell>
          <table:table-cell office:value-type="float" office:value="4" calcext:value-type="float">
            <text:p>4</text:p>
          </table:table-cell>
          <table:table-cell office:value-type="float" office:value="0.74476" calcext:value-type="float">
            <text:p>0.74476</text:p>
          </table:table-cell>
          <table:table-cell office:value-type="float" office:value="1" calcext:value-type="float">
            <text:p>1</text:p>
          </table:table-cell>
          <table:table-cell office:value-type="float" office:value="15219917" calcext:value-type="float">
            <text:p>15219917</text:p>
          </table:table-cell>
          <table:table-cell office:value-type="float" office:value="15219915" calcext:value-type="float">
            <text:p>152199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.296028" calcext:value-type="float">
            <text:p>22.296028</text:p>
          </table:table-cell>
          <table:table-cell office:value-type="float" office:value="7.487533" calcext:value-type="float">
            <text:p>7.487533</text:p>
          </table:table-cell>
          <table:table-cell office:value-type="float" office:value="5.574007" calcext:value-type="float">
            <text:p>5.574007</text:p>
          </table:table-cell>
          <table:table-cell office:value-type="float" office:value="2.977753" calcext:value-type="float">
            <text:p>2.977753</text:p>
          </table:table-cell>
          <table:table-cell office:value-type="float" office:value="4" calcext:value-type="float">
            <text:p>4</text:p>
          </table:table-cell>
          <table:table-cell office:value-type="float" office:value="0.744438" calcext:value-type="float">
            <text:p>0.744438</text:p>
          </table:table-cell>
          <table:table-cell office:value-type="float" office:value="1" calcext:value-type="float">
            <text:p>1</text:p>
          </table:table-cell>
          <table:table-cell office:value-type="float" office:value="15195863" calcext:value-type="float">
            <text:p>15195863</text:p>
          </table:table-cell>
          <table:table-cell office:value-type="float" office:value="15195862" calcext:value-type="float">
            <text:p>151958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.343724" calcext:value-type="float">
            <text:p>22.343724</text:p>
          </table:table-cell>
          <table:table-cell office:value-type="float" office:value="7.505831" calcext:value-type="float">
            <text:p>7.505831</text:p>
          </table:table-cell>
          <table:table-cell office:value-type="float" office:value="5.585931" calcext:value-type="float">
            <text:p>5.585931</text:p>
          </table:table-cell>
          <table:table-cell office:value-type="float" office:value="2.976849" calcext:value-type="float">
            <text:p>2.976849</text:p>
          </table:table-cell>
          <table:table-cell office:value-type="float" office:value="4" calcext:value-type="float">
            <text:p>4</text:p>
          </table:table-cell>
          <table:table-cell office:value-type="float" office:value="0.744212" calcext:value-type="float">
            <text:p>0.744212</text:p>
          </table:table-cell>
          <table:table-cell office:value-type="float" office:value="1" calcext:value-type="float">
            <text:p>1</text:p>
          </table:table-cell>
          <table:table-cell office:value-type="float" office:value="15172039" calcext:value-type="float">
            <text:p>15172039</text:p>
          </table:table-cell>
          <table:table-cell office:value-type="float" office:value="15172038" calcext:value-type="float">
            <text:p>151720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.391197" calcext:value-type="float">
            <text:p>22.391197</text:p>
          </table:table-cell>
          <table:table-cell office:value-type="float" office:value="7.524645" calcext:value-type="float">
            <text:p>7.524645</text:p>
          </table:table-cell>
          <table:table-cell office:value-type="float" office:value="5.597799" calcext:value-type="float">
            <text:p>5.597799</text:p>
          </table:table-cell>
          <table:table-cell office:value-type="float" office:value="2.975715" calcext:value-type="float">
            <text:p>2.975715</text:p>
          </table:table-cell>
          <table:table-cell office:value-type="float" office:value="4" calcext:value-type="float">
            <text:p>4</text:p>
          </table:table-cell>
          <table:table-cell office:value-type="float" office:value="0.743929" calcext:value-type="float">
            <text:p>0.743929</text:p>
          </table:table-cell>
          <table:table-cell office:value-type="float" office:value="1" calcext:value-type="float">
            <text:p>1</text:p>
          </table:table-cell>
          <table:table-cell office:value-type="float" office:value="15148141" calcext:value-type="float">
            <text:p>15148141</text:p>
          </table:table-cell>
          <table:table-cell office:value-type="float" office:value="15148143" calcext:value-type="float">
            <text:p>151481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.439293" calcext:value-type="float">
            <text:p>22.439293</text:p>
          </table:table-cell>
          <table:table-cell office:value-type="float" office:value="7.543284" calcext:value-type="float">
            <text:p>7.543284</text:p>
          </table:table-cell>
          <table:table-cell office:value-type="float" office:value="5.609823" calcext:value-type="float">
            <text:p>5.609823</text:p>
          </table:table-cell>
          <table:table-cell office:value-type="float" office:value="2.974738" calcext:value-type="float">
            <text:p>2.974738</text:p>
          </table:table-cell>
          <table:table-cell office:value-type="float" office:value="4" calcext:value-type="float">
            <text:p>4</text:p>
          </table:table-cell>
          <table:table-cell office:value-type="float" office:value="0.743685" calcext:value-type="float">
            <text:p>0.743685</text:p>
          </table:table-cell>
          <table:table-cell office:value-type="float" office:value="1" calcext:value-type="float">
            <text:p>1</text:p>
          </table:table-cell>
          <table:table-cell office:value-type="float" office:value="15124261" calcext:value-type="float">
            <text:p>15124261</text:p>
          </table:table-cell>
          <table:table-cell office:value-type="float" office:value="15124258" calcext:value-type="float">
            <text:p>151242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.486394" calcext:value-type="float">
            <text:p>22.486394</text:p>
          </table:table-cell>
          <table:table-cell office:value-type="float" office:value="7.561894" calcext:value-type="float">
            <text:p>7.561894</text:p>
          </table:table-cell>
          <table:table-cell office:value-type="float" office:value="5.621598" calcext:value-type="float">
            <text:p>5.621598</text:p>
          </table:table-cell>
          <table:table-cell office:value-type="float" office:value="2.973646" calcext:value-type="float">
            <text:p>2.973646</text:p>
          </table:table-cell>
          <table:table-cell office:value-type="float" office:value="4" calcext:value-type="float">
            <text:p>4</text:p>
          </table:table-cell>
          <table:table-cell office:value-type="float" office:value="0.743411" calcext:value-type="float">
            <text:p>0.743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00776" calcext:value-type="float">
            <text:p>151007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.534275" calcext:value-type="float">
            <text:p>22.534275</text:p>
          </table:table-cell>
          <table:table-cell office:value-type="float" office:value="7.580601" calcext:value-type="float">
            <text:p>7.580601</text:p>
          </table:table-cell>
          <table:table-cell office:value-type="float" office:value="5.633569" calcext:value-type="float">
            <text:p>5.633569</text:p>
          </table:table-cell>
          <table:table-cell office:value-type="float" office:value="2.972624" calcext:value-type="float">
            <text:p>2.972624</text:p>
          </table:table-cell>
          <table:table-cell office:value-type="float" office:value="4" calcext:value-type="float">
            <text:p>4</text:p>
          </table:table-cell>
          <table:table-cell office:value-type="float" office:value="0.743156" calcext:value-type="float">
            <text:p>0.743156</text:p>
          </table:table-cell>
          <table:table-cell office:value-type="float" office:value="1" calcext:value-type="float">
            <text:p>1</text:p>
          </table:table-cell>
          <table:table-cell office:value-type="float" office:value="15076540" calcext:value-type="float">
            <text:p>15076540</text:p>
          </table:table-cell>
          <table:table-cell office:value-type="float" office:value="15076536" calcext:value-type="float">
            <text:p>1507653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.581957" calcext:value-type="float">
            <text:p>22.581957</text:p>
          </table:table-cell>
          <table:table-cell office:value-type="float" office:value="7.599275" calcext:value-type="float">
            <text:p>7.599275</text:p>
          </table:table-cell>
          <table:table-cell office:value-type="float" office:value="5.645489" calcext:value-type="float">
            <text:p>5.645489</text:p>
          </table:table-cell>
          <table:table-cell office:value-type="float" office:value="2.971593" calcext:value-type="float">
            <text:p>2.971593</text:p>
          </table:table-cell>
          <table:table-cell office:value-type="float" office:value="4" calcext:value-type="float">
            <text:p>4</text:p>
          </table:table-cell>
          <table:table-cell office:value-type="float" office:value="0.742898" calcext:value-type="float">
            <text:p>0.742898</text:p>
          </table:table-cell>
          <table:table-cell office:value-type="float" office:value="1" calcext:value-type="float">
            <text:p>1</text:p>
          </table:table-cell>
          <table:table-cell office:value-type="float" office:value="15052798" calcext:value-type="float">
            <text:p>15052798</text:p>
          </table:table-cell>
          <table:table-cell office:value-type="float" office:value="15052796" calcext:value-type="float">
            <text:p>1505279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.629846" calcext:value-type="float">
            <text:p>22.629846</text:p>
          </table:table-cell>
          <table:table-cell office:value-type="float" office:value="7.617767" calcext:value-type="float">
            <text:p>7.617767</text:p>
          </table:table-cell>
          <table:table-cell office:value-type="float" office:value="5.657461" calcext:value-type="float">
            <text:p>5.657461</text:p>
          </table:table-cell>
          <table:table-cell office:value-type="float" office:value="2.970667" calcext:value-type="float">
            <text:p>2.970667</text:p>
          </table:table-cell>
          <table:table-cell office:value-type="float" office:value="4" calcext:value-type="float">
            <text:p>4</text:p>
          </table:table-cell>
          <table:table-cell office:value-type="float" office:value="0.742667" calcext:value-type="float">
            <text:p>0.742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29168" calcext:value-type="float">
            <text:p>1502916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.67733" calcext:value-type="float">
            <text:p>22.67733</text:p>
          </table:table-cell>
          <table:table-cell office:value-type="float" office:value="7.636486" calcext:value-type="float">
            <text:p>7.636486</text:p>
          </table:table-cell>
          <table:table-cell office:value-type="float" office:value="5.669333" calcext:value-type="float">
            <text:p>5.669333</text:p>
          </table:table-cell>
          <table:table-cell office:value-type="float" office:value="2.969603" calcext:value-type="float">
            <text:p>2.969603</text:p>
          </table:table-cell>
          <table:table-cell office:value-type="float" office:value="4" calcext:value-type="float">
            <text:p>4</text:p>
          </table:table-cell>
          <table:table-cell office:value-type="float" office:value="0.742401" calcext:value-type="float">
            <text:p>0.742401</text:p>
          </table:table-cell>
          <table:table-cell office:value-type="float" office:value="1" calcext:value-type="float">
            <text:p>1</text:p>
          </table:table-cell>
          <table:table-cell office:value-type="float" office:value="15005227" calcext:value-type="float">
            <text:p>15005227</text:p>
          </table:table-cell>
          <table:table-cell office:value-type="float" office:value="15005220" calcext:value-type="float">
            <text:p>150052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.725691" calcext:value-type="float">
            <text:p>22.725691</text:p>
          </table:table-cell>
          <table:table-cell office:value-type="float" office:value="7.655106" calcext:value-type="float">
            <text:p>7.655106</text:p>
          </table:table-cell>
          <table:table-cell office:value-type="float" office:value="5.681423" calcext:value-type="float">
            <text:p>5.681423</text:p>
          </table:table-cell>
          <table:table-cell office:value-type="float" office:value="2.968697" calcext:value-type="float">
            <text:p>2.968697</text:p>
          </table:table-cell>
          <table:table-cell office:value-type="float" office:value="4" calcext:value-type="float">
            <text:p>4</text:p>
          </table:table-cell>
          <table:table-cell office:value-type="float" office:value="0.742174" calcext:value-type="float">
            <text:p>0.742174</text:p>
          </table:table-cell>
          <table:table-cell office:value-type="float" office:value="1" calcext:value-type="float">
            <text:p>1</text:p>
          </table:table-cell>
          <table:table-cell office:value-type="float" office:value="14981318" calcext:value-type="float">
            <text:p>14981318</text:p>
          </table:table-cell>
          <table:table-cell office:value-type="float" office:value="14981321" calcext:value-type="float">
            <text:p>149813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.773179" calcext:value-type="float">
            <text:p>22.773179</text:p>
          </table:table-cell>
          <table:table-cell office:value-type="float" office:value="7.673814" calcext:value-type="float">
            <text:p>7.673814</text:p>
          </table:table-cell>
          <table:table-cell office:value-type="float" office:value="5.693295" calcext:value-type="float">
            <text:p>5.693295</text:p>
          </table:table-cell>
          <table:table-cell office:value-type="float" office:value="2.967648" calcext:value-type="float">
            <text:p>2.967648</text:p>
          </table:table-cell>
          <table:table-cell office:value-type="float" office:value="4" calcext:value-type="float">
            <text:p>4</text:p>
          </table:table-cell>
          <table:table-cell office:value-type="float" office:value="0.741912" calcext:value-type="float">
            <text:p>0.741912</text:p>
          </table:table-cell>
          <table:table-cell office:value-type="float" office:value="1" calcext:value-type="float">
            <text:p>1</text:p>
          </table:table-cell>
          <table:table-cell office:value-type="float" office:value="14957535" calcext:value-type="float">
            <text:p>14957535</text:p>
          </table:table-cell>
          <table:table-cell office:value-type="float" office:value="14957529" calcext:value-type="float">
            <text:p>149575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.821082" calcext:value-type="float">
            <text:p>22.821082</text:p>
          </table:table-cell>
          <table:table-cell office:value-type="float" office:value="7.692252" calcext:value-type="float">
            <text:p>7.692252</text:p>
          </table:table-cell>
          <table:table-cell office:value-type="float" office:value="5.70527" calcext:value-type="float">
            <text:p>5.70527</text:p>
          </table:table-cell>
          <table:table-cell office:value-type="float" office:value="2.966762" calcext:value-type="float">
            <text:p>2.966762</text:p>
          </table:table-cell>
          <table:table-cell office:value-type="float" office:value="4" calcext:value-type="float">
            <text:p>4</text:p>
          </table:table-cell>
          <table:table-cell office:value-type="float" office:value="0.741691" calcext:value-type="float">
            <text:p>0.741691</text:p>
          </table:table-cell>
          <table:table-cell office:value-type="float" office:value="1" calcext:value-type="float">
            <text:p>1</text:p>
          </table:table-cell>
          <table:table-cell office:value-type="float" office:value="14933601" calcext:value-type="float">
            <text:p>14933601</text:p>
          </table:table-cell>
          <table:table-cell office:value-type="float" office:value="14933597" calcext:value-type="float">
            <text:p>149335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.871465" calcext:value-type="float">
            <text:p>22.871465</text:p>
          </table:table-cell>
          <table:table-cell office:value-type="float" office:value="7.710786" calcext:value-type="float">
            <text:p>7.710786</text:p>
          </table:table-cell>
          <table:table-cell office:value-type="float" office:value="5.717866" calcext:value-type="float">
            <text:p>5.717866</text:p>
          </table:table-cell>
          <table:table-cell office:value-type="float" office:value="2.966165" calcext:value-type="float">
            <text:p>2.966165</text:p>
          </table:table-cell>
          <table:table-cell office:value-type="float" office:value="4" calcext:value-type="float">
            <text:p>4</text:p>
          </table:table-cell>
          <table:table-cell office:value-type="float" office:value="0.741541" calcext:value-type="float">
            <text:p>0.741541</text:p>
          </table:table-cell>
          <table:table-cell office:value-type="float" office:value="1" calcext:value-type="float">
            <text:p>1</text:p>
          </table:table-cell>
          <table:table-cell office:value-type="float" office:value="14909985" calcext:value-type="float">
            <text:p>14909985</text:p>
          </table:table-cell>
          <table:table-cell office:value-type="float" office:value="14909987" calcext:value-type="float">
            <text:p>149099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.919327" calcext:value-type="float">
            <text:p>22.919327</text:p>
          </table:table-cell>
          <table:table-cell office:value-type="float" office:value="7.729396" calcext:value-type="float">
            <text:p>7.729396</text:p>
          </table:table-cell>
          <table:table-cell office:value-type="float" office:value="5.729832" calcext:value-type="float">
            <text:p>5.729832</text:p>
          </table:table-cell>
          <table:table-cell office:value-type="float" office:value="2.965216" calcext:value-type="float">
            <text:p>2.965216</text:p>
          </table:table-cell>
          <table:table-cell office:value-type="float" office:value="4" calcext:value-type="float">
            <text:p>4</text:p>
          </table:table-cell>
          <table:table-cell office:value-type="float" office:value="0.741304" calcext:value-type="float">
            <text:p>0.741304</text:p>
          </table:table-cell>
          <table:table-cell office:value-type="float" office:value="1" calcext:value-type="float">
            <text:p>1</text:p>
          </table:table-cell>
          <table:table-cell office:value-type="float" office:value="14885982" calcext:value-type="float">
            <text:p>14885982</text:p>
          </table:table-cell>
          <table:table-cell office:value-type="float" office:value="14885975" calcext:value-type="float">
            <text:p>148859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.967163" calcext:value-type="float">
            <text:p>22.967163</text:p>
          </table:table-cell>
          <table:table-cell office:value-type="float" office:value="7.748146" calcext:value-type="float">
            <text:p>7.748146</text:p>
          </table:table-cell>
          <table:table-cell office:value-type="float" office:value="5.741791" calcext:value-type="float">
            <text:p>5.741791</text:p>
          </table:table-cell>
          <table:table-cell office:value-type="float" office:value="2.964214" calcext:value-type="float">
            <text:p>2.964214</text:p>
          </table:table-cell>
          <table:table-cell office:value-type="float" office:value="4" calcext:value-type="float">
            <text:p>4</text:p>
          </table:table-cell>
          <table:table-cell office:value-type="float" office:value="0.741053" calcext:value-type="float">
            <text:p>0.741053</text:p>
          </table:table-cell>
          <table:table-cell office:value-type="float" office:value="1" calcext:value-type="float">
            <text:p>1</text:p>
          </table:table-cell>
          <table:table-cell office:value-type="float" office:value="14862338" calcext:value-type="float">
            <text:p>14862338</text:p>
          </table:table-cell>
          <table:table-cell office:value-type="float" office:value="14862345" calcext:value-type="float">
            <text:p>148623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3.01499" calcext:value-type="float">
            <text:p>23.01499</text:p>
          </table:table-cell>
          <table:table-cell office:value-type="float" office:value="7.766872" calcext:value-type="float">
            <text:p>7.766872</text:p>
          </table:table-cell>
          <table:table-cell office:value-type="float" office:value="5.753747" calcext:value-type="float">
            <text:p>5.753747</text:p>
          </table:table-cell>
          <table:table-cell office:value-type="float" office:value="2.963225" calcext:value-type="float">
            <text:p>2.963225</text:p>
          </table:table-cell>
          <table:table-cell office:value-type="float" office:value="4" calcext:value-type="float">
            <text:p>4</text:p>
          </table:table-cell>
          <table:table-cell office:value-type="float" office:value="0.740806" calcext:value-type="float">
            <text:p>0.7408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38438" calcext:value-type="float">
            <text:p>148384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.062242" calcext:value-type="float">
            <text:p>23.062242</text:p>
          </table:table-cell>
          <table:table-cell office:value-type="float" office:value="7.785358" calcext:value-type="float">
            <text:p>7.785358</text:p>
          </table:table-cell>
          <table:table-cell office:value-type="float" office:value="5.765561" calcext:value-type="float">
            <text:p>5.765561</text:p>
          </table:table-cell>
          <table:table-cell office:value-type="float" office:value="2.962259" calcext:value-type="float">
            <text:p>2.962259</text:p>
          </table:table-cell>
          <table:table-cell office:value-type="float" office:value="4" calcext:value-type="float">
            <text:p>4</text:p>
          </table:table-cell>
          <table:table-cell office:value-type="float" office:value="0.740565" calcext:value-type="float">
            <text:p>0.740565</text:p>
          </table:table-cell>
          <table:table-cell office:value-type="float" office:value="1" calcext:value-type="float">
            <text:p>1</text:p>
          </table:table-cell>
          <table:table-cell office:value-type="float" office:value="14814850" calcext:value-type="float">
            <text:p>14814850</text:p>
          </table:table-cell>
          <table:table-cell office:value-type="float" office:value="14814846" calcext:value-type="float">
            <text:p>1481484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.110121" calcext:value-type="float">
            <text:p>23.110121</text:p>
          </table:table-cell>
          <table:table-cell office:value-type="float" office:value="7.803739" calcext:value-type="float">
            <text:p>7.803739</text:p>
          </table:table-cell>
          <table:table-cell office:value-type="float" office:value="5.77753" calcext:value-type="float">
            <text:p>5.77753</text:p>
          </table:table-cell>
          <table:table-cell office:value-type="float" office:value="2.961416" calcext:value-type="float">
            <text:p>2.961416</text:p>
          </table:table-cell>
          <table:table-cell office:value-type="float" office:value="4" calcext:value-type="float">
            <text:p>4</text:p>
          </table:table-cell>
          <table:table-cell office:value-type="float" office:value="0.740354" calcext:value-type="float">
            <text:p>0.740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91114" calcext:value-type="float">
            <text:p>147911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3.157946" calcext:value-type="float">
            <text:p>23.157946</text:p>
          </table:table-cell>
          <table:table-cell office:value-type="float" office:value="7.822351" calcext:value-type="float">
            <text:p>7.822351</text:p>
          </table:table-cell>
          <table:table-cell office:value-type="float" office:value="5.789487" calcext:value-type="float">
            <text:p>5.789487</text:p>
          </table:table-cell>
          <table:table-cell office:value-type="float" office:value="2.960484" calcext:value-type="float">
            <text:p>2.960484</text:p>
          </table:table-cell>
          <table:table-cell office:value-type="float" office:value="4" calcext:value-type="float">
            <text:p>4</text:p>
          </table:table-cell>
          <table:table-cell office:value-type="float" office:value="0.740121" calcext:value-type="float">
            <text:p>0.740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67508" calcext:value-type="float">
            <text:p>147675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3.202919" calcext:value-type="float">
            <text:p>23.202919</text:p>
          </table:table-cell>
          <table:table-cell office:value-type="float" office:value="7.832915" calcext:value-type="float">
            <text:p>7.832915</text:p>
          </table:table-cell>
          <table:table-cell office:value-type="float" office:value="5.80073" calcext:value-type="float">
            <text:p>5.80073</text:p>
          </table:table-cell>
          <table:table-cell office:value-type="float" office:value="2.962233" calcext:value-type="float">
            <text:p>2.962233</text:p>
          </table:table-cell>
          <table:table-cell office:value-type="float" office:value="4" calcext:value-type="float">
            <text:p>4</text:p>
          </table:table-cell>
          <table:table-cell office:value-type="float" office:value="0.740558" calcext:value-type="float">
            <text:p>0.740558</text:p>
          </table:table-cell>
          <table:table-cell office:value-type="float" office:value="1" calcext:value-type="float">
            <text:p>1</text:p>
          </table:table-cell>
          <table:table-cell office:value-type="float" office:value="14743880" calcext:value-type="float">
            <text:p>14743880</text:p>
          </table:table-cell>
          <table:table-cell office:value-type="float" office:value="14743883" calcext:value-type="float">
            <text:p>1474388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.246533" calcext:value-type="float">
            <text:p>23.246533</text:p>
          </table:table-cell>
          <table:table-cell office:value-type="float" office:value="7.844313" calcext:value-type="float">
            <text:p>7.844313</text:p>
          </table:table-cell>
          <table:table-cell office:value-type="float" office:value="5.811633" calcext:value-type="float">
            <text:p>5.811633</text:p>
          </table:table-cell>
          <table:table-cell office:value-type="float" office:value="2.963489" calcext:value-type="float">
            <text:p>2.963489</text:p>
          </table:table-cell>
          <table:table-cell office:value-type="float" office:value="4" calcext:value-type="float">
            <text:p>4</text:p>
          </table:table-cell>
          <table:table-cell office:value-type="float" office:value="0.740872" calcext:value-type="float">
            <text:p>0.740872</text:p>
          </table:table-cell>
          <table:table-cell office:value-type="float" office:value="1" calcext:value-type="float">
            <text:p>1</text:p>
          </table:table-cell>
          <table:table-cell office:value-type="float" office:value="14719976" calcext:value-type="float">
            <text:p>14719976</text:p>
          </table:table-cell>
          <table:table-cell office:value-type="float" office:value="14719982" calcext:value-type="float">
            <text:p>147199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3.29214" calcext:value-type="float">
            <text:p>23.29214</text:p>
          </table:table-cell>
          <table:table-cell office:value-type="float" office:value="7.855886" calcext:value-type="float">
            <text:p>7.855886</text:p>
          </table:table-cell>
          <table:table-cell office:value-type="float" office:value="5.823035" calcext:value-type="float">
            <text:p>5.823035</text:p>
          </table:table-cell>
          <table:table-cell office:value-type="float" office:value="2.964929" calcext:value-type="float">
            <text:p>2.964929</text:p>
          </table:table-cell>
          <table:table-cell office:value-type="float" office:value="4" calcext:value-type="float">
            <text:p>4</text:p>
          </table:table-cell>
          <table:table-cell office:value-type="float" office:value="0.741232" calcext:value-type="float">
            <text:p>0.741232</text:p>
          </table:table-cell>
          <table:table-cell office:value-type="float" office:value="1" calcext:value-type="float">
            <text:p>1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14696152" calcext:value-type="float">
            <text:p>1469615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.33757" calcext:value-type="float">
            <text:p>23.33757</text:p>
          </table:table-cell>
          <table:table-cell office:value-type="float" office:value="7.867002" calcext:value-type="float">
            <text:p>7.867002</text:p>
          </table:table-cell>
          <table:table-cell office:value-type="float" office:value="5.834392" calcext:value-type="float">
            <text:p>5.834392</text:p>
          </table:table-cell>
          <table:table-cell office:value-type="float" office:value="2.966514" calcext:value-type="float">
            <text:p>2.966514</text:p>
          </table:table-cell>
          <table:table-cell office:value-type="float" office:value="4" calcext:value-type="float">
            <text:p>4</text:p>
          </table:table-cell>
          <table:table-cell office:value-type="float" office:value="0.741628" calcext:value-type="float">
            <text:p>0.741628</text:p>
          </table:table-cell>
          <table:table-cell office:value-type="float" office:value="1" calcext:value-type="float">
            <text:p>1</text:p>
          </table:table-cell>
          <table:table-cell office:value-type="float" office:value="14672418" calcext:value-type="float">
            <text:p>14672418</text:p>
          </table:table-cell>
          <table:table-cell office:value-type="float" office:value="14672420" calcext:value-type="float">
            <text:p>146724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.38209" calcext:value-type="float">
            <text:p>23.38209</text:p>
          </table:table-cell>
          <table:table-cell office:value-type="float" office:value="7.878378" calcext:value-type="float">
            <text:p>7.878378</text:p>
          </table:table-cell>
          <table:table-cell office:value-type="float" office:value="5.845523" calcext:value-type="float">
            <text:p>5.845523</text:p>
          </table:table-cell>
          <table:table-cell office:value-type="float" office:value="2.967881" calcext:value-type="float">
            <text:p>2.967881</text:p>
          </table:table-cell>
          <table:table-cell office:value-type="float" office:value="4" calcext:value-type="float">
            <text:p>4</text:p>
          </table:table-cell>
          <table:table-cell office:value-type="float" office:value="0.74197" calcext:value-type="float">
            <text:p>0.74197</text:p>
          </table:table-cell>
          <table:table-cell office:value-type="float" office:value="1" calcext:value-type="float">
            <text:p>1</text:p>
          </table:table-cell>
          <table:table-cell office:value-type="float" office:value="14649142" calcext:value-type="float">
            <text:p>14649142</text:p>
          </table:table-cell>
          <table:table-cell office:value-type="float" office:value="14649138" calcext:value-type="float">
            <text:p>146491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.426804" calcext:value-type="float">
            <text:p>23.426804</text:p>
          </table:table-cell>
          <table:table-cell office:value-type="float" office:value="7.890779" calcext:value-type="float">
            <text:p>7.890779</text:p>
          </table:table-cell>
          <table:table-cell office:value-type="float" office:value="5.856701" calcext:value-type="float">
            <text:p>5.856701</text:p>
          </table:table-cell>
          <table:table-cell office:value-type="float" office:value="2.968884" calcext:value-type="float">
            <text:p>2.968884</text:p>
          </table:table-cell>
          <table:table-cell office:value-type="float" office:value="4" calcext:value-type="float">
            <text:p>4</text:p>
          </table:table-cell>
          <table:table-cell office:value-type="float" office:value="0.742221" calcext:value-type="float">
            <text:p>0.742221</text:p>
          </table:table-cell>
          <table:table-cell office:value-type="float" office:value="1" calcext:value-type="float">
            <text:p>1</text:p>
          </table:table-cell>
          <table:table-cell office:value-type="float" office:value="14625333" calcext:value-type="float">
            <text:p>14625333</text:p>
          </table:table-cell>
          <table:table-cell office:value-type="float" office:value="14625330" calcext:value-type="float">
            <text:p>1462533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.4729" calcext:value-type="float">
            <text:p>23.4729</text:p>
          </table:table-cell>
          <table:table-cell office:value-type="float" office:value="7.90256" calcext:value-type="float">
            <text:p>7.90256</text:p>
          </table:table-cell>
          <table:table-cell office:value-type="float" office:value="5.868225" calcext:value-type="float">
            <text:p>5.868225</text:p>
          </table:table-cell>
          <table:table-cell office:value-type="float" office:value="2.97029" calcext:value-type="float">
            <text:p>2.97029</text:p>
          </table:table-cell>
          <table:table-cell office:value-type="float" office:value="4" calcext:value-type="float">
            <text:p>4</text:p>
          </table:table-cell>
          <table:table-cell office:value-type="float" office:value="0.742573" calcext:value-type="float">
            <text:p>0.7425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01688" calcext:value-type="float">
            <text:p>146016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.52138" calcext:value-type="float">
            <text:p>23.52138</text:p>
          </table:table-cell>
          <table:table-cell office:value-type="float" office:value="7.922057" calcext:value-type="float">
            <text:p>7.922057</text:p>
          </table:table-cell>
          <table:table-cell office:value-type="float" office:value="5.880345" calcext:value-type="float">
            <text:p>5.880345</text:p>
          </table:table-cell>
          <table:table-cell office:value-type="float" office:value="2.9691" calcext:value-type="float">
            <text:p>2.9691</text:p>
          </table:table-cell>
          <table:table-cell office:value-type="float" office:value="4" calcext:value-type="float">
            <text:p>4</text:p>
          </table:table-cell>
          <table:table-cell office:value-type="float" office:value="0.742275" calcext:value-type="float">
            <text:p>0.742275</text:p>
          </table:table-cell>
          <table:table-cell office:value-type="float" office:value="1" calcext:value-type="float">
            <text:p>1</text:p>
          </table:table-cell>
          <table:table-cell office:value-type="float" office:value="14578049" calcext:value-type="float">
            <text:p>14578049</text:p>
          </table:table-cell>
          <table:table-cell office:value-type="float" office:value="14578062" calcext:value-type="float">
            <text:p>145780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.570042" calcext:value-type="float">
            <text:p>23.570042</text:p>
          </table:table-cell>
          <table:table-cell office:value-type="float" office:value="7.941239" calcext:value-type="float">
            <text:p>7.941239</text:p>
          </table:table-cell>
          <table:table-cell office:value-type="float" office:value="5.892511" calcext:value-type="float">
            <text:p>5.892511</text:p>
          </table:table-cell>
          <table:table-cell office:value-type="float" office:value="2.968056" calcext:value-type="float">
            <text:p>2.968056</text:p>
          </table:table-cell>
          <table:table-cell office:value-type="float" office:value="4" calcext:value-type="float">
            <text:p>4</text:p>
          </table:table-cell>
          <table:table-cell office:value-type="float" office:value="0.742014" calcext:value-type="float">
            <text:p>0.742014</text:p>
          </table:table-cell>
          <table:table-cell office:value-type="float" office:value="1" calcext:value-type="float">
            <text:p>1</text:p>
          </table:table-cell>
          <table:table-cell office:value-type="float" office:value="14554148" calcext:value-type="float">
            <text:p>14554148</text:p>
          </table:table-cell>
          <table:table-cell office:value-type="float" office:value="14554152" calcext:value-type="float">
            <text:p>145541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.618005" calcext:value-type="float">
            <text:p>23.618005</text:p>
          </table:table-cell>
          <table:table-cell office:value-type="float" office:value="7.960155" calcext:value-type="float">
            <text:p>7.960155</text:p>
          </table:table-cell>
          <table:table-cell office:value-type="float" office:value="5.904501" calcext:value-type="float">
            <text:p>5.904501</text:p>
          </table:table-cell>
          <table:table-cell office:value-type="float" office:value="2.967028" calcext:value-type="float">
            <text:p>2.967028</text:p>
          </table:table-cell>
          <table:table-cell office:value-type="float" office:value="4" calcext:value-type="float">
            <text:p>4</text:p>
          </table:table-cell>
          <table:table-cell office:value-type="float" office:value="0.741757" calcext:value-type="float">
            <text:p>0.741757</text:p>
          </table:table-cell>
          <table:table-cell office:value-type="float" office:value="1" calcext:value-type="float">
            <text:p>1</text:p>
          </table:table-cell>
          <table:table-cell office:value-type="float" office:value="14530683" calcext:value-type="float">
            <text:p>14530683</text:p>
          </table:table-cell>
          <table:table-cell office:value-type="float" office:value="14530682" calcext:value-type="float">
            <text:p>145306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.665701" calcext:value-type="float">
            <text:p>23.665701</text:p>
          </table:table-cell>
          <table:table-cell office:value-type="float" office:value="7.9786" calcext:value-type="float">
            <text:p>7.9786</text:p>
          </table:table-cell>
          <table:table-cell office:value-type="float" office:value="5.916425" calcext:value-type="float">
            <text:p>5.916425</text:p>
          </table:table-cell>
          <table:table-cell office:value-type="float" office:value="2.966147" calcext:value-type="float">
            <text:p>2.966147</text:p>
          </table:table-cell>
          <table:table-cell office:value-type="float" office:value="4" calcext:value-type="float">
            <text:p>4</text:p>
          </table:table-cell>
          <table:table-cell office:value-type="float" office:value="0.741537" calcext:value-type="float">
            <text:p>0.741537</text:p>
          </table:table-cell>
          <table:table-cell office:value-type="float" office:value="1" calcext:value-type="float">
            <text:p>1</text:p>
          </table:table-cell>
          <table:table-cell office:value-type="float" office:value="14506954" calcext:value-type="float">
            <text:p>14506954</text:p>
          </table:table-cell>
          <table:table-cell office:value-type="float" office:value="14506950" calcext:value-type="float">
            <text:p>1450695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.713385" calcext:value-type="float">
            <text:p>23.713385</text:p>
          </table:table-cell>
          <table:table-cell office:value-type="float" office:value="7.997621" calcext:value-type="float">
            <text:p>7.997621</text:p>
          </table:table-cell>
          <table:table-cell office:value-type="float" office:value="5.928346" calcext:value-type="float">
            <text:p>5.928346</text:p>
          </table:table-cell>
          <table:table-cell office:value-type="float" office:value="2.965055" calcext:value-type="float">
            <text:p>2.965055</text:p>
          </table:table-cell>
          <table:table-cell office:value-type="float" office:value="4" calcext:value-type="float">
            <text:p>4</text:p>
          </table:table-cell>
          <table:table-cell office:value-type="float" office:value="0.741264" calcext:value-type="float">
            <text:p>0.741264</text:p>
          </table:table-cell>
          <table:table-cell office:value-type="float" office:value="1" calcext:value-type="float">
            <text:p>1</text:p>
          </table:table-cell>
          <table:table-cell office:value-type="float" office:value="14483450" calcext:value-type="float">
            <text:p>14483450</text:p>
          </table:table-cell>
          <table:table-cell office:value-type="float" office:value="14483454" calcext:value-type="float">
            <text:p>14483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8T11:12:33.145377665</dc:date>
    <meta:editing-duration>PT3M44S</meta:editing-duration>
    <meta:editing-cycles>1</meta:editing-cycles>
    <meta:document-statistic meta:table-count="1" meta:cell-count="5010" meta:object-count="3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title svg:x="4.929cm" svg:y="0.316cm" chart:style-name="ch2">
          <text:p>Tempo de execução 4 threads</text:p>
        </chart:title>
        <chart:legend chart:legend-position="end" svg:x="9.68cm" svg:y="3.706cm" style:legend-expansion="high" chart:style-name="ch3"/>
        <chart:plot-area chart:style-name="ch4" table:cell-range-address="data_4.B1:data_4.D501" chart:data-source-has-labels="row" svg:x="0.32cm" svg:y="1.275cm" svg:width="9.04cm" svg:height="7.551cm">
          <chart:coordinate-region svg:x="0.941cm" svg:y="1.396cm" svg:width="8.419cm" svg:height="6.4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4.B2:data_4.B501" chart:label-cell-address="data_4.B1:data_4.B1" chart:class="chart:line">
            <chart:data-point chart:repeated="500"/>
          </chart:series>
          <chart:series chart:style-name="ch8" chart:values-cell-range-address="data_4.C2:data_4.C501" chart:label-cell-address="data_4.C1:data_4.C1" chart:class="chart:line">
            <chart:data-point chart:repeated="500"/>
          </chart:series>
          <chart:series chart:style-name="ch9" chart:values-cell-range-address="data_4.D2:data_4.D501" chart:label-cell-address="data_4.D1:data_4.D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 time (1 thread)</text:p>
                <draw:g>
                  <svg:desc>data_4.B1:data_4.B1</svg:desc>
                </draw:g>
              </table:table-cell>
              <table:table-cell office:value-type="string">
                <text:p>exec time (4 threads)</text:p>
                <draw:g>
                  <svg:desc>data_4.C1:data_4.C1</svg:desc>
                </draw:g>
              </table:table-cell>
              <table:table-cell office:value-type="string">
                <text:p>exec time (4 threads linear)</text:p>
                <draw:g>
                  <svg:desc>data_4.D1:data_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996">
                <text:p>0.044996</text:p>
                <draw:g>
                  <svg:desc>data_4.B2:data_4.B501</svg:desc>
                </draw:g>
              </table:table-cell>
              <table:table-cell office:value-type="float" office:value="0.020894">
                <text:p>0.020894</text:p>
                <draw:g>
                  <svg:desc>data_4.C2:data_4.C501</svg:desc>
                </draw:g>
              </table:table-cell>
              <table:table-cell office:value-type="float" office:value="0.011249">
                <text:p>0.011249</text:p>
                <draw:g>
                  <svg:desc>data_4.D2:data_4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03">
                <text:p>0.09203</text:p>
              </table:table-cell>
              <table:table-cell office:value-type="float" office:value="0.038913">
                <text:p>0.038913</text:p>
              </table:table-cell>
              <table:table-cell office:value-type="float" office:value="0.023007">
                <text:p>0.023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171">
                <text:p>0.142171</text:p>
              </table:table-cell>
              <table:table-cell office:value-type="float" office:value="0.057022">
                <text:p>0.057022</text:p>
              </table:table-cell>
              <table:table-cell office:value-type="float" office:value="0.035543">
                <text:p>0.035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0384">
                <text:p>0.190384</text:p>
              </table:table-cell>
              <table:table-cell office:value-type="float" office:value="0.076508">
                <text:p>0.076508</text:p>
              </table:table-cell>
              <table:table-cell office:value-type="float" office:value="0.047596">
                <text:p>0.047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671">
                <text:p>0.238671</text:p>
              </table:table-cell>
              <table:table-cell office:value-type="float" office:value="0.095419">
                <text:p>0.095419</text:p>
              </table:table-cell>
              <table:table-cell office:value-type="float" office:value="0.059668">
                <text:p>0.05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0221">
                <text:p>0.290221</text:p>
              </table:table-cell>
              <table:table-cell office:value-type="float" office:value="0.114315">
                <text:p>0.114315</text:p>
              </table:table-cell>
              <table:table-cell office:value-type="float" office:value="0.072555">
                <text:p>0.072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5997">
                <text:p>0.335997</text:p>
              </table:table-cell>
              <table:table-cell office:value-type="float" office:value="0.133397">
                <text:p>0.133397</text:p>
              </table:table-cell>
              <table:table-cell office:value-type="float" office:value="0.083999">
                <text:p>0.083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2861">
                <text:p>0.382861</text:p>
              </table:table-cell>
              <table:table-cell office:value-type="float" office:value="0.152818">
                <text:p>0.152818</text:p>
              </table:table-cell>
              <table:table-cell office:value-type="float" office:value="0.095715">
                <text:p>0.095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1764">
                <text:p>0.441764</text:p>
              </table:table-cell>
              <table:table-cell office:value-type="float" office:value="0.171489">
                <text:p>0.171489</text:p>
              </table:table-cell>
              <table:table-cell office:value-type="float" office:value="0.110441">
                <text:p>0.110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8147">
                <text:p>0.488147</text:p>
              </table:table-cell>
              <table:table-cell office:value-type="float" office:value="0.192982">
                <text:p>0.192982</text:p>
              </table:table-cell>
              <table:table-cell office:value-type="float" office:value="0.122037">
                <text:p>0.12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216">
                <text:p>0.537216</text:p>
              </table:table-cell>
              <table:table-cell office:value-type="float" office:value="0.211944">
                <text:p>0.211944</text:p>
              </table:table-cell>
              <table:table-cell office:value-type="float" office:value="0.134304">
                <text:p>0.134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2234">
                <text:p>0.592234</text:p>
              </table:table-cell>
              <table:table-cell office:value-type="float" office:value="0.230596">
                <text:p>0.230596</text:p>
              </table:table-cell>
              <table:table-cell office:value-type="float" office:value="0.148058">
                <text:p>0.148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5594">
                <text:p>0.645594</text:p>
              </table:table-cell>
              <table:table-cell office:value-type="float" office:value="0.249393">
                <text:p>0.249393</text:p>
              </table:table-cell>
              <table:table-cell office:value-type="float" office:value="0.161399">
                <text:p>0.161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4611">
                <text:p>0.694611</text:p>
              </table:table-cell>
              <table:table-cell office:value-type="float" office:value="0.263054">
                <text:p>0.263054</text:p>
              </table:table-cell>
              <table:table-cell office:value-type="float" office:value="0.173653">
                <text:p>0.173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9971">
                <text:p>0.749971</text:p>
              </table:table-cell>
              <table:table-cell office:value-type="float" office:value="0.282147">
                <text:p>0.282147</text:p>
              </table:table-cell>
              <table:table-cell office:value-type="float" office:value="0.187493">
                <text:p>0.187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2468">
                <text:p>0.802468</text:p>
              </table:table-cell>
              <table:table-cell office:value-type="float" office:value="0.301172">
                <text:p>0.301172</text:p>
              </table:table-cell>
              <table:table-cell office:value-type="float" office:value="0.200617">
                <text:p>0.200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8038">
                <text:p>0.848038</text:p>
              </table:table-cell>
              <table:table-cell office:value-type="float" office:value="0.319963">
                <text:p>0.319963</text:p>
              </table:table-cell>
              <table:table-cell office:value-type="float" office:value="0.212009">
                <text:p>0.212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82">
                <text:p>0.90482</text:p>
              </table:table-cell>
              <table:table-cell office:value-type="float" office:value="0.339135">
                <text:p>0.339135</text:p>
              </table:table-cell>
              <table:table-cell office:value-type="float" office:value="0.226205">
                <text:p>0.226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1547">
                <text:p>0.951547</text:p>
              </table:table-cell>
              <table:table-cell office:value-type="float" office:value="0.358292">
                <text:p>0.358292</text:p>
              </table:table-cell>
              <table:table-cell office:value-type="float" office:value="0.237887">
                <text:p>0.237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1532">
                <text:p>1.001532</text:p>
              </table:table-cell>
              <table:table-cell office:value-type="float" office:value="0.377478">
                <text:p>0.377478</text:p>
              </table:table-cell>
              <table:table-cell office:value-type="float" office:value="0.250383">
                <text:p>0.250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193">
                <text:p>1.05193</text:p>
              </table:table-cell>
              <table:table-cell office:value-type="float" office:value="0.396724">
                <text:p>0.396724</text:p>
              </table:table-cell>
              <table:table-cell office:value-type="float" office:value="0.262982">
                <text:p>0.262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2262">
                <text:p>1.102262</text:p>
              </table:table-cell>
              <table:table-cell office:value-type="float" office:value="0.41605">
                <text:p>0.41605</text:p>
              </table:table-cell>
              <table:table-cell office:value-type="float" office:value="0.275565">
                <text:p>0.275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52506">
                <text:p>1.152506</text:p>
              </table:table-cell>
              <table:table-cell office:value-type="float" office:value="0.435199">
                <text:p>0.435199</text:p>
              </table:table-cell>
              <table:table-cell office:value-type="float" office:value="0.288127">
                <text:p>0.288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7988">
                <text:p>1.207988</text:p>
              </table:table-cell>
              <table:table-cell office:value-type="float" office:value="0.454141">
                <text:p>0.454141</text:p>
              </table:table-cell>
              <table:table-cell office:value-type="float" office:value="0.301997">
                <text:p>0.301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7869">
                <text:p>1.257869</text:p>
              </table:table-cell>
              <table:table-cell office:value-type="float" office:value="0.473697">
                <text:p>0.473697</text:p>
              </table:table-cell>
              <table:table-cell office:value-type="float" office:value="0.314467">
                <text:p>0.314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07751">
                <text:p>1.307751</text:p>
              </table:table-cell>
              <table:table-cell office:value-type="float" office:value="0.492949">
                <text:p>0.492949</text:p>
              </table:table-cell>
              <table:table-cell office:value-type="float" office:value="0.326938">
                <text:p>0.326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8343">
                <text:p>1.358343</text:p>
              </table:table-cell>
              <table:table-cell office:value-type="float" office:value="0.51198">
                <text:p>0.51198</text:p>
              </table:table-cell>
              <table:table-cell office:value-type="float" office:value="0.339586">
                <text:p>0.339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0947">
                <text:p>1.40947</text:p>
              </table:table-cell>
              <table:table-cell office:value-type="float" office:value="0.533414">
                <text:p>0.533414</text:p>
              </table:table-cell>
              <table:table-cell office:value-type="float" office:value="0.352367">
                <text:p>0.352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3753">
                <text:p>1.463753</text:p>
              </table:table-cell>
              <table:table-cell office:value-type="float" office:value="0.553041">
                <text:p>0.553041</text:p>
              </table:table-cell>
              <table:table-cell office:value-type="float" office:value="0.365938">
                <text:p>0.365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3503">
                <text:p>1.513503</text:p>
              </table:table-cell>
              <table:table-cell office:value-type="float" office:value="0.572466">
                <text:p>0.572466</text:p>
              </table:table-cell>
              <table:table-cell office:value-type="float" office:value="0.378376">
                <text:p>0.378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66222">
                <text:p>1.566222</text:p>
              </table:table-cell>
              <table:table-cell office:value-type="float" office:value="0.591678">
                <text:p>0.591678</text:p>
              </table:table-cell>
              <table:table-cell office:value-type="float" office:value="0.391555">
                <text:p>0.391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13642">
                <text:p>1.613642</text:p>
              </table:table-cell>
              <table:table-cell office:value-type="float" office:value="0.605201">
                <text:p>0.605201</text:p>
              </table:table-cell>
              <table:table-cell office:value-type="float" office:value="0.40341">
                <text:p>0.40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9531">
                <text:p>1.659531</text:p>
              </table:table-cell>
              <table:table-cell office:value-type="float" office:value="0.620231">
                <text:p>0.620231</text:p>
              </table:table-cell>
              <table:table-cell office:value-type="float" office:value="0.414883">
                <text:p>0.4148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25591">
                <text:p>1.725591</text:p>
              </table:table-cell>
              <table:table-cell office:value-type="float" office:value="0.635336">
                <text:p>0.635336</text:p>
              </table:table-cell>
              <table:table-cell office:value-type="float" office:value="0.431398">
                <text:p>0.4313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77911">
                <text:p>1.777911</text:p>
              </table:table-cell>
              <table:table-cell office:value-type="float" office:value="0.651331">
                <text:p>0.651331</text:p>
              </table:table-cell>
              <table:table-cell office:value-type="float" office:value="0.444478">
                <text:p>0.444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38231">
                <text:p>1.838231</text:p>
              </table:table-cell>
              <table:table-cell office:value-type="float" office:value="0.670907">
                <text:p>0.670907</text:p>
              </table:table-cell>
              <table:table-cell office:value-type="float" office:value="0.459558">
                <text:p>0.459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888">
                <text:p>1.8888</text:p>
              </table:table-cell>
              <table:table-cell office:value-type="float" office:value="0.691704">
                <text:p>0.691704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9452">
                <text:p>1.939452</text:p>
              </table:table-cell>
              <table:table-cell office:value-type="float" office:value="0.711657">
                <text:p>0.711657</text:p>
              </table:table-cell>
              <table:table-cell office:value-type="float" office:value="0.484863">
                <text:p>0.484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1706">
                <text:p>1.991706</text:p>
              </table:table-cell>
              <table:table-cell office:value-type="float" office:value="0.731362">
                <text:p>0.731362</text:p>
              </table:table-cell>
              <table:table-cell office:value-type="float" office:value="0.497927">
                <text:p>0.497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42306">
                <text:p>2.042306</text:p>
              </table:table-cell>
              <table:table-cell office:value-type="float" office:value="0.751271">
                <text:p>0.751271</text:p>
              </table:table-cell>
              <table:table-cell office:value-type="float" office:value="0.510576">
                <text:p>0.510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93102">
                <text:p>2.093102</text:p>
              </table:table-cell>
              <table:table-cell office:value-type="float" office:value="0.770963">
                <text:p>0.770963</text:p>
              </table:table-cell>
              <table:table-cell office:value-type="float" office:value="0.523276">
                <text:p>0.523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44637">
                <text:p>2.144637</text:p>
              </table:table-cell>
              <table:table-cell office:value-type="float" office:value="0.79047">
                <text:p>0.79047</text:p>
              </table:table-cell>
              <table:table-cell office:value-type="float" office:value="0.536159">
                <text:p>0.536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96535">
                <text:p>2.196535</text:p>
              </table:table-cell>
              <table:table-cell office:value-type="float" office:value="0.810081">
                <text:p>0.810081</text:p>
              </table:table-cell>
              <table:table-cell office:value-type="float" office:value="0.549134">
                <text:p>0.549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47434">
                <text:p>2.247434</text:p>
              </table:table-cell>
              <table:table-cell office:value-type="float" office:value="0.82983">
                <text:p>0.82983</text:p>
              </table:table-cell>
              <table:table-cell office:value-type="float" office:value="0.561858">
                <text:p>0.5618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92887">
                <text:p>2.292887</text:p>
              </table:table-cell>
              <table:table-cell office:value-type="float" office:value="0.848745">
                <text:p>0.848745</text:p>
              </table:table-cell>
              <table:table-cell office:value-type="float" office:value="0.573222">
                <text:p>0.573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9188">
                <text:p>2.339188</text:p>
              </table:table-cell>
              <table:table-cell office:value-type="float" office:value="0.867345">
                <text:p>0.867345</text:p>
              </table:table-cell>
              <table:table-cell office:value-type="float" office:value="0.584797">
                <text:p>0.584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98191">
                <text:p>2.398191</text:p>
              </table:table-cell>
              <table:table-cell office:value-type="float" office:value="0.880924">
                <text:p>0.880924</text:p>
              </table:table-cell>
              <table:table-cell office:value-type="float" office:value="0.599548">
                <text:p>0.599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44593">
                <text:p>2.444593</text:p>
              </table:table-cell>
              <table:table-cell office:value-type="float" office:value="0.900072">
                <text:p>0.900072</text:p>
              </table:table-cell>
              <table:table-cell office:value-type="float" office:value="0.611148">
                <text:p>0.611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92299">
                <text:p>2.492299</text:p>
              </table:table-cell>
              <table:table-cell office:value-type="float" office:value="0.919493">
                <text:p>0.919493</text:p>
              </table:table-cell>
              <table:table-cell office:value-type="float" office:value="0.623075">
                <text:p>0.623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41418">
                <text:p>2.541418</text:p>
              </table:table-cell>
              <table:table-cell office:value-type="float" office:value="0.939536">
                <text:p>0.939536</text:p>
              </table:table-cell>
              <table:table-cell office:value-type="float" office:value="0.635355">
                <text:p>0.635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90673">
                <text:p>2.590673</text:p>
              </table:table-cell>
              <table:table-cell office:value-type="float" office:value="0.95851">
                <text:p>0.95851</text:p>
              </table:table-cell>
              <table:table-cell office:value-type="float" office:value="0.647668">
                <text:p>0.6476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4011">
                <text:p>2.64011</text:p>
              </table:table-cell>
              <table:table-cell office:value-type="float" office:value="0.97755">
                <text:p>0.97755</text:p>
              </table:table-cell>
              <table:table-cell office:value-type="float" office:value="0.660027">
                <text:p>0.660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88097">
                <text:p>2.688097</text:p>
              </table:table-cell>
              <table:table-cell office:value-type="float" office:value="0.996094">
                <text:p>0.996094</text:p>
              </table:table-cell>
              <table:table-cell office:value-type="float" office:value="0.672024">
                <text:p>0.672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35293">
                <text:p>2.735293</text:p>
              </table:table-cell>
              <table:table-cell office:value-type="float" office:value="1.014736">
                <text:p>1.014736</text:p>
              </table:table-cell>
              <table:table-cell office:value-type="float" office:value="0.683823">
                <text:p>0.683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82897">
                <text:p>2.782897</text:p>
              </table:table-cell>
              <table:table-cell office:value-type="float" office:value="1.033211">
                <text:p>1.033211</text:p>
              </table:table-cell>
              <table:table-cell office:value-type="float" office:value="0.695724">
                <text:p>0.6957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31612">
                <text:p>2.831612</text:p>
              </table:table-cell>
              <table:table-cell office:value-type="float" office:value="1.051495">
                <text:p>1.051495</text:p>
              </table:table-cell>
              <table:table-cell office:value-type="float" office:value="0.707903">
                <text:p>0.707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80724">
                <text:p>2.880724</text:p>
              </table:table-cell>
              <table:table-cell office:value-type="float" office:value="1.070028">
                <text:p>1.070028</text:p>
              </table:table-cell>
              <table:table-cell office:value-type="float" office:value="0.720181">
                <text:p>0.720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28618">
                <text:p>2.928618</text:p>
              </table:table-cell>
              <table:table-cell office:value-type="float" office:value="1.088508">
                <text:p>1.088508</text:p>
              </table:table-cell>
              <table:table-cell office:value-type="float" office:value="0.732155">
                <text:p>0.732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76859">
                <text:p>2.976859</text:p>
              </table:table-cell>
              <table:table-cell office:value-type="float" office:value="1.107182">
                <text:p>1.107182</text:p>
              </table:table-cell>
              <table:table-cell office:value-type="float" office:value="0.744215">
                <text:p>0.744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24721">
                <text:p>3.024721</text:p>
              </table:table-cell>
              <table:table-cell office:value-type="float" office:value="1.125313">
                <text:p>1.125313</text:p>
              </table:table-cell>
              <table:table-cell office:value-type="float" office:value="0.75618">
                <text:p>0.75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2374">
                <text:p>3.072374</text:p>
              </table:table-cell>
              <table:table-cell office:value-type="float" office:value="1.143632">
                <text:p>1.143632</text:p>
              </table:table-cell>
              <table:table-cell office:value-type="float" office:value="0.768093">
                <text:p>0.7680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19902">
                <text:p>3.119902</text:p>
              </table:table-cell>
              <table:table-cell office:value-type="float" office:value="1.161785">
                <text:p>1.161785</text:p>
              </table:table-cell>
              <table:table-cell office:value-type="float" office:value="0.779975">
                <text:p>0.779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68006">
                <text:p>3.168006</text:p>
              </table:table-cell>
              <table:table-cell office:value-type="float" office:value="1.18026">
                <text:p>1.18026</text:p>
              </table:table-cell>
              <table:table-cell office:value-type="float" office:value="0.792002">
                <text:p>0.792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15808">
                <text:p>3.215808</text:p>
              </table:table-cell>
              <table:table-cell office:value-type="float" office:value="1.198526">
                <text:p>1.198526</text:p>
              </table:table-cell>
              <table:table-cell office:value-type="float" office:value="0.803952">
                <text:p>0.803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64307">
                <text:p>3.264307</text:p>
              </table:table-cell>
              <table:table-cell office:value-type="float" office:value="1.217052">
                <text:p>1.217052</text:p>
              </table:table-cell>
              <table:table-cell office:value-type="float" office:value="0.816077">
                <text:p>0.816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11974">
                <text:p>3.311974</text:p>
              </table:table-cell>
              <table:table-cell office:value-type="float" office:value="1.235612">
                <text:p>1.235612</text:p>
              </table:table-cell>
              <table:table-cell office:value-type="float" office:value="0.827993">
                <text:p>0.82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59886">
                <text:p>3.359886</text:p>
              </table:table-cell>
              <table:table-cell office:value-type="float" office:value="1.254238">
                <text:p>1.254238</text:p>
              </table:table-cell>
              <table:table-cell office:value-type="float" office:value="0.839971">
                <text:p>0.8399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07824">
                <text:p>3.407824</text:p>
              </table:table-cell>
              <table:table-cell office:value-type="float" office:value="1.272556">
                <text:p>1.272556</text:p>
              </table:table-cell>
              <table:table-cell office:value-type="float" office:value="0.851956">
                <text:p>0.851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55847">
                <text:p>3.455847</text:p>
              </table:table-cell>
              <table:table-cell office:value-type="float" office:value="1.290989">
                <text:p>1.290989</text:p>
              </table:table-cell>
              <table:table-cell office:value-type="float" office:value="0.863962">
                <text:p>0.863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04075">
                <text:p>3.504075</text:p>
              </table:table-cell>
              <table:table-cell office:value-type="float" office:value="1.309566">
                <text:p>1.309566</text:p>
              </table:table-cell>
              <table:table-cell office:value-type="float" office:value="0.876019">
                <text:p>0.876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52951">
                <text:p>3.552951</text:p>
              </table:table-cell>
              <table:table-cell office:value-type="float" office:value="1.328216">
                <text:p>1.328216</text:p>
              </table:table-cell>
              <table:table-cell office:value-type="float" office:value="0.888238">
                <text:p>0.888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01299">
                <text:p>3.601299</text:p>
              </table:table-cell>
              <table:table-cell office:value-type="float" office:value="1.346734">
                <text:p>1.346734</text:p>
              </table:table-cell>
              <table:table-cell office:value-type="float" office:value="0.900325">
                <text:p>0.900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50218">
                <text:p>3.650218</text:p>
              </table:table-cell>
              <table:table-cell office:value-type="float" office:value="1.365898">
                <text:p>1.365898</text:p>
              </table:table-cell>
              <table:table-cell office:value-type="float" office:value="0.912555">
                <text:p>0.9125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9888">
                <text:p>3.69888</text:p>
              </table:table-cell>
              <table:table-cell office:value-type="float" office:value="1.384872">
                <text:p>1.384872</text:p>
              </table:table-cell>
              <table:table-cell office:value-type="float" office:value="0.92472">
                <text:p>0.92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47186">
                <text:p>3.747186</text:p>
              </table:table-cell>
              <table:table-cell office:value-type="float" office:value="1.403652">
                <text:p>1.403652</text:p>
              </table:table-cell>
              <table:table-cell office:value-type="float" office:value="0.936796">
                <text:p>0.936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95066">
                <text:p>3.795066</text:p>
              </table:table-cell>
              <table:table-cell office:value-type="float" office:value="1.422398">
                <text:p>1.422398</text:p>
              </table:table-cell>
              <table:table-cell office:value-type="float" office:value="0.948767">
                <text:p>0.948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44128">
                <text:p>3.844128</text:p>
              </table:table-cell>
              <table:table-cell office:value-type="float" office:value="1.440765">
                <text:p>1.440765</text:p>
              </table:table-cell>
              <table:table-cell office:value-type="float" office:value="0.961032">
                <text:p>0.961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92455">
                <text:p>3.892455</text:p>
              </table:table-cell>
              <table:table-cell office:value-type="float" office:value="1.459806">
                <text:p>1.459806</text:p>
              </table:table-cell>
              <table:table-cell office:value-type="float" office:value="0.973114">
                <text:p>0.973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41522">
                <text:p>3.941522</text:p>
              </table:table-cell>
              <table:table-cell office:value-type="float" office:value="1.478732">
                <text:p>1.478732</text:p>
              </table:table-cell>
              <table:table-cell office:value-type="float" office:value="0.985381">
                <text:p>0.985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9186">
                <text:p>3.99186</text:p>
              </table:table-cell>
              <table:table-cell office:value-type="float" office:value="1.497458">
                <text:p>1.497458</text:p>
              </table:table-cell>
              <table:table-cell office:value-type="float" office:value="0.997965">
                <text:p>0.997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4203">
                <text:p>4.04203</text:p>
              </table:table-cell>
              <table:table-cell office:value-type="float" office:value="1.516042">
                <text:p>1.516042</text:p>
              </table:table-cell>
              <table:table-cell office:value-type="float" office:value="1.010508">
                <text:p>1.010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88042">
                <text:p>4.088042</text:p>
              </table:table-cell>
              <table:table-cell office:value-type="float" office:value="1.527854">
                <text:p>1.527854</text:p>
              </table:table-cell>
              <table:table-cell office:value-type="float" office:value="1.02201">
                <text:p>1.02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33447">
                <text:p>4.133447</text:p>
              </table:table-cell>
              <table:table-cell office:value-type="float" office:value="1.54623">
                <text:p>1.54623</text:p>
              </table:table-cell>
              <table:table-cell office:value-type="float" office:value="1.033362">
                <text:p>1.033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80545">
                <text:p>4.180545</text:p>
              </table:table-cell>
              <table:table-cell office:value-type="float" office:value="1.55777">
                <text:p>1.55777</text:p>
              </table:table-cell>
              <table:table-cell office:value-type="float" office:value="1.045136">
                <text:p>1.045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24833">
                <text:p>4.224833</text:p>
              </table:table-cell>
              <table:table-cell office:value-type="float" office:value="1.576177">
                <text:p>1.576177</text:p>
              </table:table-cell>
              <table:table-cell office:value-type="float" office:value="1.056208">
                <text:p>1.056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70286">
                <text:p>4.270286</text:p>
              </table:table-cell>
              <table:table-cell office:value-type="float" office:value="1.594514">
                <text:p>1.594514</text:p>
              </table:table-cell>
              <table:table-cell office:value-type="float" office:value="1.067572">
                <text:p>1.067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17281">
                <text:p>4.317281</text:p>
              </table:table-cell>
              <table:table-cell office:value-type="float" office:value="1.612659">
                <text:p>1.612659</text:p>
              </table:table-cell>
              <table:table-cell office:value-type="float" office:value="1.07932">
                <text:p>1.07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632">
                <text:p>4.3632</text:p>
              </table:table-cell>
              <table:table-cell office:value-type="float" office:value="1.631086">
                <text:p>1.631086</text:p>
              </table:table-cell>
              <table:table-cell office:value-type="float" office:value="1.0908">
                <text:p>1.0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09271">
                <text:p>4.409271</text:p>
              </table:table-cell>
              <table:table-cell office:value-type="float" office:value="1.649684">
                <text:p>1.649684</text:p>
              </table:table-cell>
              <table:table-cell office:value-type="float" office:value="1.102318">
                <text:p>1.102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4369">
                <text:p>4.454369</text:p>
              </table:table-cell>
              <table:table-cell office:value-type="float" office:value="1.668406">
                <text:p>1.668406</text:p>
              </table:table-cell>
              <table:table-cell office:value-type="float" office:value="1.113592">
                <text:p>1.113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8947">
                <text:p>4.498947</text:p>
              </table:table-cell>
              <table:table-cell office:value-type="float" office:value="1.686857">
                <text:p>1.686857</text:p>
              </table:table-cell>
              <table:table-cell office:value-type="float" office:value="1.124737">
                <text:p>1.124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2504">
                <text:p>4.542504</text:p>
              </table:table-cell>
              <table:table-cell office:value-type="float" office:value="1.706172">
                <text:p>1.706172</text:p>
              </table:table-cell>
              <table:table-cell office:value-type="float" office:value="1.135626">
                <text:p>1.1356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86386">
                <text:p>4.586386</text:p>
              </table:table-cell>
              <table:table-cell office:value-type="float" office:value="1.725552">
                <text:p>1.725552</text:p>
              </table:table-cell>
              <table:table-cell office:value-type="float" office:value="1.146597">
                <text:p>1.146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32658">
                <text:p>4.632658</text:p>
              </table:table-cell>
              <table:table-cell office:value-type="float" office:value="1.744258">
                <text:p>1.744258</text:p>
              </table:table-cell>
              <table:table-cell office:value-type="float" office:value="1.158165">
                <text:p>1.1581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77354">
                <text:p>4.677354</text:p>
              </table:table-cell>
              <table:table-cell office:value-type="float" office:value="1.762879">
                <text:p>1.762879</text:p>
              </table:table-cell>
              <table:table-cell office:value-type="float" office:value="1.169339">
                <text:p>1.169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22652">
                <text:p>4.722652</text:p>
              </table:table-cell>
              <table:table-cell office:value-type="float" office:value="1.78149">
                <text:p>1.78149</text:p>
              </table:table-cell>
              <table:table-cell office:value-type="float" office:value="1.180663">
                <text:p>1.180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66707">
                <text:p>4.766707</text:p>
              </table:table-cell>
              <table:table-cell office:value-type="float" office:value="1.800024">
                <text:p>1.800024</text:p>
              </table:table-cell>
              <table:table-cell office:value-type="float" office:value="1.191677">
                <text:p>1.191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12138">
                <text:p>4.812138</text:p>
              </table:table-cell>
              <table:table-cell office:value-type="float" office:value="1.818616">
                <text:p>1.818616</text:p>
              </table:table-cell>
              <table:table-cell office:value-type="float" office:value="1.203034">
                <text:p>1.203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56424">
                <text:p>4.856424</text:p>
              </table:table-cell>
              <table:table-cell office:value-type="float" office:value="1.836958">
                <text:p>1.836958</text:p>
              </table:table-cell>
              <table:table-cell office:value-type="float" office:value="1.214106">
                <text:p>1.214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0463">
                <text:p>4.90463</text:p>
              </table:table-cell>
              <table:table-cell office:value-type="float" office:value="1.855606">
                <text:p>1.855606</text:p>
              </table:table-cell>
              <table:table-cell office:value-type="float" office:value="1.226158">
                <text:p>1.2261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52909">
                <text:p>4.952909</text:p>
              </table:table-cell>
              <table:table-cell office:value-type="float" office:value="1.874195">
                <text:p>1.874195</text:p>
              </table:table-cell>
              <table:table-cell office:value-type="float" office:value="1.238227">
                <text:p>1.2382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01539">
                <text:p>5.001539</text:p>
              </table:table-cell>
              <table:table-cell office:value-type="float" office:value="1.89273">
                <text:p>1.89273</text:p>
              </table:table-cell>
              <table:table-cell office:value-type="float" office:value="1.250385">
                <text:p>1.250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49222">
                <text:p>5.049222</text:p>
              </table:table-cell>
              <table:table-cell office:value-type="float" office:value="1.911297">
                <text:p>1.911297</text:p>
              </table:table-cell>
              <table:table-cell office:value-type="float" office:value="1.262305">
                <text:p>1.262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097133">
                <text:p>5.097133</text:p>
              </table:table-cell>
              <table:table-cell office:value-type="float" office:value="1.930005">
                <text:p>1.930005</text:p>
              </table:table-cell>
              <table:table-cell office:value-type="float" office:value="1.274283">
                <text:p>1.274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45214">
                <text:p>5.145214</text:p>
              </table:table-cell>
              <table:table-cell office:value-type="float" office:value="1.948657">
                <text:p>1.948657</text:p>
              </table:table-cell>
              <table:table-cell office:value-type="float" office:value="1.286303">
                <text:p>1.2863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193025">
                <text:p>5.193025</text:p>
              </table:table-cell>
              <table:table-cell office:value-type="float" office:value="1.967152">
                <text:p>1.967152</text:p>
              </table:table-cell>
              <table:table-cell office:value-type="float" office:value="1.298256">
                <text:p>1.298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41015">
                <text:p>5.241015</text:p>
              </table:table-cell>
              <table:table-cell office:value-type="float" office:value="1.985569">
                <text:p>1.985569</text:p>
              </table:table-cell>
              <table:table-cell office:value-type="float" office:value="1.310254">
                <text:p>1.310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89091">
                <text:p>5.289091</text:p>
              </table:table-cell>
              <table:table-cell office:value-type="float" office:value="2.004031">
                <text:p>2.004031</text:p>
              </table:table-cell>
              <table:table-cell office:value-type="float" office:value="1.322273">
                <text:p>1.322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37293">
                <text:p>5.337293</text:p>
              </table:table-cell>
              <table:table-cell office:value-type="float" office:value="2.02267">
                <text:p>2.02267</text:p>
              </table:table-cell>
              <table:table-cell office:value-type="float" office:value="1.334323">
                <text:p>1.3343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386766">
                <text:p>5.386766</text:p>
              </table:table-cell>
              <table:table-cell office:value-type="float" office:value="2.041135">
                <text:p>2.041135</text:p>
              </table:table-cell>
              <table:table-cell office:value-type="float" office:value="1.346692">
                <text:p>1.346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35098">
                <text:p>5.435098</text:p>
              </table:table-cell>
              <table:table-cell office:value-type="float" office:value="2.059736">
                <text:p>2.059736</text:p>
              </table:table-cell>
              <table:table-cell office:value-type="float" office:value="1.358774">
                <text:p>1.3587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483131">
                <text:p>5.483131</text:p>
              </table:table-cell>
              <table:table-cell office:value-type="float" office:value="2.078382">
                <text:p>2.078382</text:p>
              </table:table-cell>
              <table:table-cell office:value-type="float" office:value="1.370783">
                <text:p>1.3707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31699">
                <text:p>5.531699</text:p>
              </table:table-cell>
              <table:table-cell office:value-type="float" office:value="2.096876">
                <text:p>2.096876</text:p>
              </table:table-cell>
              <table:table-cell office:value-type="float" office:value="1.382925">
                <text:p>1.382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80556">
                <text:p>5.580556</text:p>
              </table:table-cell>
              <table:table-cell office:value-type="float" office:value="2.115575">
                <text:p>2.115575</text:p>
              </table:table-cell>
              <table:table-cell office:value-type="float" office:value="1.395139">
                <text:p>1.395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23973">
                <text:p>5.623973</text:p>
              </table:table-cell>
              <table:table-cell office:value-type="float" office:value="2.133782">
                <text:p>2.133782</text:p>
              </table:table-cell>
              <table:table-cell office:value-type="float" office:value="1.405993">
                <text:p>1.4059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667421">
                <text:p>5.667421</text:p>
              </table:table-cell>
              <table:table-cell office:value-type="float" office:value="2.151945">
                <text:p>2.151945</text:p>
              </table:table-cell>
              <table:table-cell office:value-type="float" office:value="1.416855">
                <text:p>1.416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10956">
                <text:p>5.710956</text:p>
              </table:table-cell>
              <table:table-cell office:value-type="float" office:value="2.170171">
                <text:p>2.170171</text:p>
              </table:table-cell>
              <table:table-cell office:value-type="float" office:value="1.427739">
                <text:p>1.427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754944">
                <text:p>5.754944</text:p>
              </table:table-cell>
              <table:table-cell office:value-type="float" office:value="2.188985">
                <text:p>2.188985</text:p>
              </table:table-cell>
              <table:table-cell office:value-type="float" office:value="1.438736">
                <text:p>1.4387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798579">
                <text:p>5.798579</text:p>
              </table:table-cell>
              <table:table-cell office:value-type="float" office:value="2.207787">
                <text:p>2.207787</text:p>
              </table:table-cell>
              <table:table-cell office:value-type="float" office:value="1.449645">
                <text:p>1.449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842802">
                <text:p>5.842802</text:p>
              </table:table-cell>
              <table:table-cell office:value-type="float" office:value="2.225316">
                <text:p>2.225316</text:p>
              </table:table-cell>
              <table:table-cell office:value-type="float" office:value="1.460701">
                <text:p>1.4607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887763">
                <text:p>5.887763</text:p>
              </table:table-cell>
              <table:table-cell office:value-type="float" office:value="2.237149">
                <text:p>2.237149</text:p>
              </table:table-cell>
              <table:table-cell office:value-type="float" office:value="1.471941">
                <text:p>1.4719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933043">
                <text:p>5.933043</text:p>
              </table:table-cell>
              <table:table-cell office:value-type="float" office:value="2.248048">
                <text:p>2.248048</text:p>
              </table:table-cell>
              <table:table-cell office:value-type="float" office:value="1.483261">
                <text:p>1.4832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979527">
                <text:p>5.979527</text:p>
              </table:table-cell>
              <table:table-cell office:value-type="float" office:value="2.260864">
                <text:p>2.260864</text:p>
              </table:table-cell>
              <table:table-cell office:value-type="float" office:value="1.494882">
                <text:p>1.494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022846">
                <text:p>6.022846</text:p>
              </table:table-cell>
              <table:table-cell office:value-type="float" office:value="2.279079">
                <text:p>2.279079</text:p>
              </table:table-cell>
              <table:table-cell office:value-type="float" office:value="1.505711">
                <text:p>1.5057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067514">
                <text:p>6.067514</text:p>
              </table:table-cell>
              <table:table-cell office:value-type="float" office:value="2.297039">
                <text:p>2.297039</text:p>
              </table:table-cell>
              <table:table-cell office:value-type="float" office:value="1.516879">
                <text:p>1.5168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112934">
                <text:p>6.112934</text:p>
              </table:table-cell>
              <table:table-cell office:value-type="float" office:value="2.314969">
                <text:p>2.314969</text:p>
              </table:table-cell>
              <table:table-cell office:value-type="float" office:value="1.528233">
                <text:p>1.5282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15863">
                <text:p>6.15863</text:p>
              </table:table-cell>
              <table:table-cell office:value-type="float" office:value="2.332612">
                <text:p>2.332612</text:p>
              </table:table-cell>
              <table:table-cell office:value-type="float" office:value="1.539657">
                <text:p>1.539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203526">
                <text:p>6.203526</text:p>
              </table:table-cell>
              <table:table-cell office:value-type="float" office:value="2.34561">
                <text:p>2.34561</text:p>
              </table:table-cell>
              <table:table-cell office:value-type="float" office:value="1.550882">
                <text:p>1.5508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49591">
                <text:p>6.249591</text:p>
              </table:table-cell>
              <table:table-cell office:value-type="float" office:value="2.35902">
                <text:p>2.35902</text:p>
              </table:table-cell>
              <table:table-cell office:value-type="float" office:value="1.562398">
                <text:p>1.5623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296068">
                <text:p>6.296068</text:p>
              </table:table-cell>
              <table:table-cell office:value-type="float" office:value="2.370215">
                <text:p>2.370215</text:p>
              </table:table-cell>
              <table:table-cell office:value-type="float" office:value="1.574017">
                <text:p>1.574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43659">
                <text:p>6.343659</text:p>
              </table:table-cell>
              <table:table-cell office:value-type="float" office:value="2.381856">
                <text:p>2.381856</text:p>
              </table:table-cell>
              <table:table-cell office:value-type="float" office:value="1.585915">
                <text:p>1.585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91121">
                <text:p>6.391121</text:p>
              </table:table-cell>
              <table:table-cell office:value-type="float" office:value="2.39264">
                <text:p>2.39264</text:p>
              </table:table-cell>
              <table:table-cell office:value-type="float" office:value="1.59778">
                <text:p>1.59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436321">
                <text:p>6.436321</text:p>
              </table:table-cell>
              <table:table-cell office:value-type="float" office:value="2.405029">
                <text:p>2.405029</text:p>
              </table:table-cell>
              <table:table-cell office:value-type="float" office:value="1.60908">
                <text:p>1.609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483698">
                <text:p>6.483698</text:p>
              </table:table-cell>
              <table:table-cell office:value-type="float" office:value="2.416718">
                <text:p>2.416718</text:p>
              </table:table-cell>
              <table:table-cell office:value-type="float" office:value="1.620924">
                <text:p>1.6209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532638">
                <text:p>6.532638</text:p>
              </table:table-cell>
              <table:table-cell office:value-type="float" office:value="2.436029">
                <text:p>2.436029</text:p>
              </table:table-cell>
              <table:table-cell office:value-type="float" office:value="1.633159">
                <text:p>1.633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582834">
                <text:p>6.582834</text:p>
              </table:table-cell>
              <table:table-cell office:value-type="float" office:value="2.456072">
                <text:p>2.456072</text:p>
              </table:table-cell>
              <table:table-cell office:value-type="float" office:value="1.645709">
                <text:p>1.6457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32563">
                <text:p>6.632563</text:p>
              </table:table-cell>
              <table:table-cell office:value-type="float" office:value="2.475708">
                <text:p>2.475708</text:p>
              </table:table-cell>
              <table:table-cell office:value-type="float" office:value="1.658141">
                <text:p>1.658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682085">
                <text:p>6.682085</text:p>
              </table:table-cell>
              <table:table-cell office:value-type="float" office:value="2.494077">
                <text:p>2.494077</text:p>
              </table:table-cell>
              <table:table-cell office:value-type="float" office:value="1.670521">
                <text:p>1.6705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731057">
                <text:p>6.731057</text:p>
              </table:table-cell>
              <table:table-cell office:value-type="float" office:value="2.512425">
                <text:p>2.512425</text:p>
              </table:table-cell>
              <table:table-cell office:value-type="float" office:value="1.682764">
                <text:p>1.6827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78084">
                <text:p>6.78084</text:p>
              </table:table-cell>
              <table:table-cell office:value-type="float" office:value="2.530966">
                <text:p>2.530966</text:p>
              </table:table-cell>
              <table:table-cell office:value-type="float" office:value="1.69521">
                <text:p>1.695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828199">
                <text:p>6.828199</text:p>
              </table:table-cell>
              <table:table-cell office:value-type="float" office:value="2.549795">
                <text:p>2.549795</text:p>
              </table:table-cell>
              <table:table-cell office:value-type="float" office:value="1.70705">
                <text:p>1.707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873452">
                <text:p>6.873452</text:p>
              </table:table-cell>
              <table:table-cell office:value-type="float" office:value="2.560722">
                <text:p>2.560722</text:p>
              </table:table-cell>
              <table:table-cell office:value-type="float" office:value="1.718363">
                <text:p>1.718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17331">
                <text:p>6.917331</text:p>
              </table:table-cell>
              <table:table-cell office:value-type="float" office:value="2.57351">
                <text:p>2.57351</text:p>
              </table:table-cell>
              <table:table-cell office:value-type="float" office:value="1.729333">
                <text:p>1.72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63191">
                <text:p>6.963191</text:p>
              </table:table-cell>
              <table:table-cell office:value-type="float" office:value="2.58493">
                <text:p>2.58493</text:p>
              </table:table-cell>
              <table:table-cell office:value-type="float" office:value="1.740798">
                <text:p>1.7407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09433">
                <text:p>7.009433</text:p>
              </table:table-cell>
              <table:table-cell office:value-type="float" office:value="2.596484">
                <text:p>2.596484</text:p>
              </table:table-cell>
              <table:table-cell office:value-type="float" office:value="1.752358">
                <text:p>1.7523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055877">
                <text:p>7.055877</text:p>
              </table:table-cell>
              <table:table-cell office:value-type="float" office:value="2.607155">
                <text:p>2.607155</text:p>
              </table:table-cell>
              <table:table-cell office:value-type="float" office:value="1.763969">
                <text:p>1.763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100758">
                <text:p>7.100758</text:p>
              </table:table-cell>
              <table:table-cell office:value-type="float" office:value="2.620092">
                <text:p>2.620092</text:p>
              </table:table-cell>
              <table:table-cell office:value-type="float" office:value="1.775189">
                <text:p>1.775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145744">
                <text:p>7.145744</text:p>
              </table:table-cell>
              <table:table-cell office:value-type="float" office:value="2.632388">
                <text:p>2.632388</text:p>
              </table:table-cell>
              <table:table-cell office:value-type="float" office:value="1.786436">
                <text:p>1.786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90172">
                <text:p>7.190172</text:p>
              </table:table-cell>
              <table:table-cell office:value-type="float" office:value="2.643627">
                <text:p>2.643627</text:p>
              </table:table-cell>
              <table:table-cell office:value-type="float" office:value="1.797543">
                <text:p>1.7975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234299">
                <text:p>7.234299</text:p>
              </table:table-cell>
              <table:table-cell office:value-type="float" office:value="2.656616">
                <text:p>2.656616</text:p>
              </table:table-cell>
              <table:table-cell office:value-type="float" office:value="1.808575">
                <text:p>1.8085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79223">
                <text:p>7.279223</text:p>
              </table:table-cell>
              <table:table-cell office:value-type="float" office:value="2.66839">
                <text:p>2.66839</text:p>
              </table:table-cell>
              <table:table-cell office:value-type="float" office:value="1.819806">
                <text:p>1.8198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23407">
                <text:p>7.323407</text:p>
              </table:table-cell>
              <table:table-cell office:value-type="float" office:value="2.679975">
                <text:p>2.679975</text:p>
              </table:table-cell>
              <table:table-cell office:value-type="float" office:value="1.830852">
                <text:p>1.830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68585">
                <text:p>7.368585</text:p>
              </table:table-cell>
              <table:table-cell office:value-type="float" office:value="2.69118">
                <text:p>2.69118</text:p>
              </table:table-cell>
              <table:table-cell office:value-type="float" office:value="1.842146">
                <text:p>1.8421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413666">
                <text:p>7.413666</text:p>
              </table:table-cell>
              <table:table-cell office:value-type="float" office:value="2.704337">
                <text:p>2.704337</text:p>
              </table:table-cell>
              <table:table-cell office:value-type="float" office:value="1.853417">
                <text:p>1.8534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458388">
                <text:p>7.458388</text:p>
              </table:table-cell>
              <table:table-cell office:value-type="float" office:value="2.716748">
                <text:p>2.716748</text:p>
              </table:table-cell>
              <table:table-cell office:value-type="float" office:value="1.864597">
                <text:p>1.864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503449">
                <text:p>7.503449</text:p>
              </table:table-cell>
              <table:table-cell office:value-type="float" office:value="2.727836">
                <text:p>2.727836</text:p>
              </table:table-cell>
              <table:table-cell office:value-type="float" office:value="1.875862">
                <text:p>1.8758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548048">
                <text:p>7.548048</text:p>
              </table:table-cell>
              <table:table-cell office:value-type="float" office:value="2.739643">
                <text:p>2.739643</text:p>
              </table:table-cell>
              <table:table-cell office:value-type="float" office:value="1.887012">
                <text:p>1.887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59415">
                <text:p>7.59415</text:p>
              </table:table-cell>
              <table:table-cell office:value-type="float" office:value="2.751625">
                <text:p>2.751625</text:p>
              </table:table-cell>
              <table:table-cell office:value-type="float" office:value="1.898538">
                <text:p>1.8985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639759">
                <text:p>7.639759</text:p>
              </table:table-cell>
              <table:table-cell office:value-type="float" office:value="2.763084">
                <text:p>2.763084</text:p>
              </table:table-cell>
              <table:table-cell office:value-type="float" office:value="1.90994">
                <text:p>1.909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684053">
                <text:p>7.684053</text:p>
              </table:table-cell>
              <table:table-cell office:value-type="float" office:value="2.774771">
                <text:p>2.774771</text:p>
              </table:table-cell>
              <table:table-cell office:value-type="float" office:value="1.921013">
                <text:p>1.9210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32671">
                <text:p>7.732671</text:p>
              </table:table-cell>
              <table:table-cell office:value-type="float" office:value="2.787134">
                <text:p>2.787134</text:p>
              </table:table-cell>
              <table:table-cell office:value-type="float" office:value="1.933168">
                <text:p>1.933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778704">
                <text:p>7.778704</text:p>
              </table:table-cell>
              <table:table-cell office:value-type="float" office:value="2.799488">
                <text:p>2.799488</text:p>
              </table:table-cell>
              <table:table-cell office:value-type="float" office:value="1.944676">
                <text:p>1.9446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23073">
                <text:p>7.823073</text:p>
              </table:table-cell>
              <table:table-cell office:value-type="float" office:value="2.817629">
                <text:p>2.817629</text:p>
              </table:table-cell>
              <table:table-cell office:value-type="float" office:value="1.955768">
                <text:p>1.9557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67766">
                <text:p>7.867766</text:p>
              </table:table-cell>
              <table:table-cell office:value-type="float" office:value="2.835496">
                <text:p>2.835496</text:p>
              </table:table-cell>
              <table:table-cell office:value-type="float" office:value="1.966941">
                <text:p>1.9669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1249">
                <text:p>7.91249</text:p>
              </table:table-cell>
              <table:table-cell office:value-type="float" office:value="2.853429">
                <text:p>2.853429</text:p>
              </table:table-cell>
              <table:table-cell office:value-type="float" office:value="1.978122">
                <text:p>1.9781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956688">
                <text:p>7.956688</text:p>
              </table:table-cell>
              <table:table-cell office:value-type="float" office:value="2.871651">
                <text:p>2.871651</text:p>
              </table:table-cell>
              <table:table-cell office:value-type="float" office:value="1.989172">
                <text:p>1.9891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000353">
                <text:p>8.000353</text:p>
              </table:table-cell>
              <table:table-cell office:value-type="float" office:value="2.889989">
                <text:p>2.889989</text:p>
              </table:table-cell>
              <table:table-cell office:value-type="float" office:value="2.000088">
                <text:p>2.0000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043794">
                <text:p>8.043794</text:p>
              </table:table-cell>
              <table:table-cell office:value-type="float" office:value="2.907874">
                <text:p>2.907874</text:p>
              </table:table-cell>
              <table:table-cell office:value-type="float" office:value="2.010948">
                <text:p>2.010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087786">
                <text:p>8.087786</text:p>
              </table:table-cell>
              <table:table-cell office:value-type="float" office:value="2.926495">
                <text:p>2.926495</text:p>
              </table:table-cell>
              <table:table-cell office:value-type="float" office:value="2.021947">
                <text:p>2.021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132894">
                <text:p>8.132894</text:p>
              </table:table-cell>
              <table:table-cell office:value-type="float" office:value="2.944698">
                <text:p>2.944698</text:p>
              </table:table-cell>
              <table:table-cell office:value-type="float" office:value="2.033224">
                <text:p>2.033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177753">
                <text:p>8.177753</text:p>
              </table:table-cell>
              <table:table-cell office:value-type="float" office:value="2.963076">
                <text:p>2.963076</text:p>
              </table:table-cell>
              <table:table-cell office:value-type="float" office:value="2.044438">
                <text:p>2.0444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21744">
                <text:p>8.221744</text:p>
              </table:table-cell>
              <table:table-cell office:value-type="float" office:value="2.980999">
                <text:p>2.980999</text:p>
              </table:table-cell>
              <table:table-cell office:value-type="float" office:value="2.055436">
                <text:p>2.0554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265059">
                <text:p>8.265059</text:p>
              </table:table-cell>
              <table:table-cell office:value-type="float" office:value="2.999056">
                <text:p>2.999056</text:p>
              </table:table-cell>
              <table:table-cell office:value-type="float" office:value="2.066265">
                <text:p>2.066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308706">
                <text:p>8.308706</text:p>
              </table:table-cell>
              <table:table-cell office:value-type="float" office:value="3.01694">
                <text:p>3.01694</text:p>
              </table:table-cell>
              <table:table-cell office:value-type="float" office:value="2.077177">
                <text:p>2.0771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349659">
                <text:p>8.349659</text:p>
              </table:table-cell>
              <table:table-cell office:value-type="float" office:value="3.035589">
                <text:p>3.035589</text:p>
              </table:table-cell>
              <table:table-cell office:value-type="float" office:value="2.087415">
                <text:p>2.0874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38953">
                <text:p>8.38953</text:p>
              </table:table-cell>
              <table:table-cell office:value-type="float" office:value="3.052432">
                <text:p>3.052432</text:p>
              </table:table-cell>
              <table:table-cell office:value-type="float" office:value="2.097382">
                <text:p>2.0973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432706">
                <text:p>8.432706</text:p>
              </table:table-cell>
              <table:table-cell office:value-type="float" office:value="3.069852">
                <text:p>3.069852</text:p>
              </table:table-cell>
              <table:table-cell office:value-type="float" office:value="2.108177">
                <text:p>2.1081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480425">
                <text:p>8.480425</text:p>
              </table:table-cell>
              <table:table-cell office:value-type="float" office:value="3.088263">
                <text:p>3.088263</text:p>
              </table:table-cell>
              <table:table-cell office:value-type="float" office:value="2.120106">
                <text:p>2.120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527629">
                <text:p>8.527629</text:p>
              </table:table-cell>
              <table:table-cell office:value-type="float" office:value="3.106551">
                <text:p>3.106551</text:p>
              </table:table-cell>
              <table:table-cell office:value-type="float" office:value="2.131907">
                <text:p>2.1319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571185">
                <text:p>8.571185</text:p>
              </table:table-cell>
              <table:table-cell office:value-type="float" office:value="3.119704">
                <text:p>3.119704</text:p>
              </table:table-cell>
              <table:table-cell office:value-type="float" office:value="2.142796">
                <text:p>2.142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615872">
                <text:p>8.615872</text:p>
              </table:table-cell>
              <table:table-cell office:value-type="float" office:value="3.13056">
                <text:p>3.13056</text:p>
              </table:table-cell>
              <table:table-cell office:value-type="float" office:value="2.153968">
                <text:p>2.1539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660355">
                <text:p>8.660355</text:p>
              </table:table-cell>
              <table:table-cell office:value-type="float" office:value="3.142237">
                <text:p>3.142237</text:p>
              </table:table-cell>
              <table:table-cell office:value-type="float" office:value="2.165089">
                <text:p>2.1650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704338">
                <text:p>8.704338</text:p>
              </table:table-cell>
              <table:table-cell office:value-type="float" office:value="3.15431">
                <text:p>3.15431</text:p>
              </table:table-cell>
              <table:table-cell office:value-type="float" office:value="2.176084">
                <text:p>2.1760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755881">
                <text:p>8.755881</text:p>
              </table:table-cell>
              <table:table-cell office:value-type="float" office:value="3.167484">
                <text:p>3.167484</text:p>
              </table:table-cell>
              <table:table-cell office:value-type="float" office:value="2.18897">
                <text:p>2.188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800565">
                <text:p>8.800565</text:p>
              </table:table-cell>
              <table:table-cell office:value-type="float" office:value="3.178484">
                <text:p>3.178484</text:p>
              </table:table-cell>
              <table:table-cell office:value-type="float" office:value="2.200141">
                <text:p>2.200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845281">
                <text:p>8.845281</text:p>
              </table:table-cell>
              <table:table-cell office:value-type="float" office:value="3.190575">
                <text:p>3.190575</text:p>
              </table:table-cell>
              <table:table-cell office:value-type="float" office:value="2.21132">
                <text:p>2.211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889838">
                <text:p>8.889838</text:p>
              </table:table-cell>
              <table:table-cell office:value-type="float" office:value="3.203069">
                <text:p>3.203069</text:p>
              </table:table-cell>
              <table:table-cell office:value-type="float" office:value="2.22246">
                <text:p>2.222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935847">
                <text:p>8.935847</text:p>
              </table:table-cell>
              <table:table-cell office:value-type="float" office:value="3.213657">
                <text:p>3.213657</text:p>
              </table:table-cell>
              <table:table-cell office:value-type="float" office:value="2.233962">
                <text:p>2.2339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82965">
                <text:p>8.982965</text:p>
              </table:table-cell>
              <table:table-cell office:value-type="float" office:value="3.225087">
                <text:p>3.225087</text:p>
              </table:table-cell>
              <table:table-cell office:value-type="float" office:value="2.245741">
                <text:p>2.245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027638">
                <text:p>9.027638</text:p>
              </table:table-cell>
              <table:table-cell office:value-type="float" office:value="3.237817">
                <text:p>3.237817</text:p>
              </table:table-cell>
              <table:table-cell office:value-type="float" office:value="2.25691">
                <text:p>2.256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073279">
                <text:p>9.073279</text:p>
              </table:table-cell>
              <table:table-cell office:value-type="float" office:value="3.2499">
                <text:p>3.2499</text:p>
              </table:table-cell>
              <table:table-cell office:value-type="float" office:value="2.26832">
                <text:p>2.268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19217">
                <text:p>9.119217</text:p>
              </table:table-cell>
              <table:table-cell office:value-type="float" office:value="3.261242">
                <text:p>3.261242</text:p>
              </table:table-cell>
              <table:table-cell office:value-type="float" office:value="2.279804">
                <text:p>2.2798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65032">
                <text:p>9.165032</text:p>
              </table:table-cell>
              <table:table-cell office:value-type="float" office:value="3.273027">
                <text:p>3.273027</text:p>
              </table:table-cell>
              <table:table-cell office:value-type="float" office:value="2.291258">
                <text:p>2.2912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10267">
                <text:p>9.210267</text:p>
              </table:table-cell>
              <table:table-cell office:value-type="float" office:value="3.287149">
                <text:p>3.287149</text:p>
              </table:table-cell>
              <table:table-cell office:value-type="float" office:value="2.302567">
                <text:p>2.3025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255808">
                <text:p>9.255808</text:p>
              </table:table-cell>
              <table:table-cell office:value-type="float" office:value="3.299357">
                <text:p>3.299357</text:p>
              </table:table-cell>
              <table:table-cell office:value-type="float" office:value="2.313952">
                <text:p>2.313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301553">
                <text:p>9.301553</text:p>
              </table:table-cell>
              <table:table-cell office:value-type="float" office:value="3.31082">
                <text:p>3.31082</text:p>
              </table:table-cell>
              <table:table-cell office:value-type="float" office:value="2.325388">
                <text:p>2.325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34661">
                <text:p>9.34661</text:p>
              </table:table-cell>
              <table:table-cell office:value-type="float" office:value="3.322777">
                <text:p>3.322777</text:p>
              </table:table-cell>
              <table:table-cell office:value-type="float" office:value="2.336652">
                <text:p>2.3366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392895">
                <text:p>9.392895</text:p>
              </table:table-cell>
              <table:table-cell office:value-type="float" office:value="3.33866">
                <text:p>3.33866</text:p>
              </table:table-cell>
              <table:table-cell office:value-type="float" office:value="2.348224">
                <text:p>2.348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437919">
                <text:p>9.437919</text:p>
              </table:table-cell>
              <table:table-cell office:value-type="float" office:value="3.349765">
                <text:p>3.349765</text:p>
              </table:table-cell>
              <table:table-cell office:value-type="float" office:value="2.35948">
                <text:p>2.359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84199">
                <text:p>9.484199</text:p>
              </table:table-cell>
              <table:table-cell office:value-type="float" office:value="3.361061">
                <text:p>3.361061</text:p>
              </table:table-cell>
              <table:table-cell office:value-type="float" office:value="2.37105">
                <text:p>2.371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528638">
                <text:p>9.528638</text:p>
              </table:table-cell>
              <table:table-cell office:value-type="float" office:value="3.372899">
                <text:p>3.372899</text:p>
              </table:table-cell>
              <table:table-cell office:value-type="float" office:value="2.38216">
                <text:p>2.38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573401">
                <text:p>9.573401</text:p>
              </table:table-cell>
              <table:table-cell office:value-type="float" office:value="3.385664">
                <text:p>3.385664</text:p>
              </table:table-cell>
              <table:table-cell office:value-type="float" office:value="2.39335">
                <text:p>2.393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620064">
                <text:p>9.620064</text:p>
              </table:table-cell>
              <table:table-cell office:value-type="float" office:value="3.404796">
                <text:p>3.404796</text:p>
              </table:table-cell>
              <table:table-cell office:value-type="float" office:value="2.405016">
                <text:p>2.405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662136">
                <text:p>9.662136</text:p>
              </table:table-cell>
              <table:table-cell office:value-type="float" office:value="3.421434">
                <text:p>3.421434</text:p>
              </table:table-cell>
              <table:table-cell office:value-type="float" office:value="2.415534">
                <text:p>2.4155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706585">
                <text:p>9.706585</text:p>
              </table:table-cell>
              <table:table-cell office:value-type="float" office:value="3.439454">
                <text:p>3.439454</text:p>
              </table:table-cell>
              <table:table-cell office:value-type="float" office:value="2.426646">
                <text:p>2.426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752844">
                <text:p>9.752844</text:p>
              </table:table-cell>
              <table:table-cell office:value-type="float" office:value="3.457629">
                <text:p>3.457629</text:p>
              </table:table-cell>
              <table:table-cell office:value-type="float" office:value="2.438211">
                <text:p>2.4382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799484">
                <text:p>9.799484</text:p>
              </table:table-cell>
              <table:table-cell office:value-type="float" office:value="3.476367">
                <text:p>3.476367</text:p>
              </table:table-cell>
              <table:table-cell office:value-type="float" office:value="2.449871">
                <text:p>2.4498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862215">
                <text:p>9.862215</text:p>
              </table:table-cell>
              <table:table-cell office:value-type="float" office:value="3.495902">
                <text:p>3.495902</text:p>
              </table:table-cell>
              <table:table-cell office:value-type="float" office:value="2.465554">
                <text:p>2.4655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909942">
                <text:p>9.909942</text:p>
              </table:table-cell>
              <table:table-cell office:value-type="float" office:value="3.516395">
                <text:p>3.516395</text:p>
              </table:table-cell>
              <table:table-cell office:value-type="float" office:value="2.477486">
                <text:p>2.4774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965935">
                <text:p>9.965935</text:p>
              </table:table-cell>
              <table:table-cell office:value-type="float" office:value="3.536401">
                <text:p>3.536401</text:p>
              </table:table-cell>
              <table:table-cell office:value-type="float" office:value="2.491484">
                <text:p>2.4914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011798">
                <text:p>10.011798</text:p>
              </table:table-cell>
              <table:table-cell office:value-type="float" office:value="3.553217">
                <text:p>3.553217</text:p>
              </table:table-cell>
              <table:table-cell office:value-type="float" office:value="2.50295">
                <text:p>2.502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058106">
                <text:p>10.058106</text:p>
              </table:table-cell>
              <table:table-cell office:value-type="float" office:value="3.567981">
                <text:p>3.567981</text:p>
              </table:table-cell>
              <table:table-cell office:value-type="float" office:value="2.514526">
                <text:p>2.5145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104412">
                <text:p>10.104412</text:p>
              </table:table-cell>
              <table:table-cell office:value-type="float" office:value="3.580864">
                <text:p>3.580864</text:p>
              </table:table-cell>
              <table:table-cell office:value-type="float" office:value="2.526103">
                <text:p>2.526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162881">
                <text:p>10.162881</text:p>
              </table:table-cell>
              <table:table-cell office:value-type="float" office:value="3.595819">
                <text:p>3.595819</text:p>
              </table:table-cell>
              <table:table-cell office:value-type="float" office:value="2.54072">
                <text:p>2.540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213132">
                <text:p>10.213132</text:p>
              </table:table-cell>
              <table:table-cell office:value-type="float" office:value="3.608991">
                <text:p>3.608991</text:p>
              </table:table-cell>
              <table:table-cell office:value-type="float" office:value="2.553283">
                <text:p>2.5532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261505">
                <text:p>10.261505</text:p>
              </table:table-cell>
              <table:table-cell office:value-type="float" office:value="3.62763">
                <text:p>3.62763</text:p>
              </table:table-cell>
              <table:table-cell office:value-type="float" office:value="2.565376">
                <text:p>2.565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308188">
                <text:p>10.308188</text:p>
              </table:table-cell>
              <table:table-cell office:value-type="float" office:value="3.645578">
                <text:p>3.645578</text:p>
              </table:table-cell>
              <table:table-cell office:value-type="float" office:value="2.577047">
                <text:p>2.5770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358116">
                <text:p>10.358116</text:p>
              </table:table-cell>
              <table:table-cell office:value-type="float" office:value="3.662624">
                <text:p>3.662624</text:p>
              </table:table-cell>
              <table:table-cell office:value-type="float" office:value="2.589529">
                <text:p>2.589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437017">
                <text:p>10.437017</text:p>
              </table:table-cell>
              <table:table-cell office:value-type="float" office:value="3.680316">
                <text:p>3.680316</text:p>
              </table:table-cell>
              <table:table-cell office:value-type="float" office:value="2.609254">
                <text:p>2.609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542264">
                <text:p>10.542264</text:p>
              </table:table-cell>
              <table:table-cell office:value-type="float" office:value="3.730053">
                <text:p>3.730053</text:p>
              </table:table-cell>
              <table:table-cell office:value-type="float" office:value="2.635566">
                <text:p>2.6355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623911">
                <text:p>10.623911</text:p>
              </table:table-cell>
              <table:table-cell office:value-type="float" office:value="3.771396">
                <text:p>3.771396</text:p>
              </table:table-cell>
              <table:table-cell office:value-type="float" office:value="2.655978">
                <text:p>2.6559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669568">
                <text:p>10.669568</text:p>
              </table:table-cell>
              <table:table-cell office:value-type="float" office:value="3.784678">
                <text:p>3.784678</text:p>
              </table:table-cell>
              <table:table-cell office:value-type="float" office:value="2.667392">
                <text:p>2.6673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716746">
                <text:p>10.716746</text:p>
              </table:table-cell>
              <table:table-cell office:value-type="float" office:value="3.797948">
                <text:p>3.797948</text:p>
              </table:table-cell>
              <table:table-cell office:value-type="float" office:value="2.679186">
                <text:p>2.6791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764328">
                <text:p>10.764328</text:p>
              </table:table-cell>
              <table:table-cell office:value-type="float" office:value="3.810652">
                <text:p>3.810652</text:p>
              </table:table-cell>
              <table:table-cell office:value-type="float" office:value="2.691082">
                <text:p>2.6910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814033">
                <text:p>10.814033</text:p>
              </table:table-cell>
              <table:table-cell office:value-type="float" office:value="3.830313">
                <text:p>3.830313</text:p>
              </table:table-cell>
              <table:table-cell office:value-type="float" office:value="2.703508">
                <text:p>2.7035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863717">
                <text:p>10.863717</text:p>
              </table:table-cell>
              <table:table-cell office:value-type="float" office:value="3.849436">
                <text:p>3.849436</text:p>
              </table:table-cell>
              <table:table-cell office:value-type="float" office:value="2.715929">
                <text:p>2.7159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912955">
                <text:p>10.912955</text:p>
              </table:table-cell>
              <table:table-cell office:value-type="float" office:value="3.868626">
                <text:p>3.868626</text:p>
              </table:table-cell>
              <table:table-cell office:value-type="float" office:value="2.728239">
                <text:p>2.7282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964915">
                <text:p>10.964915</text:p>
              </table:table-cell>
              <table:table-cell office:value-type="float" office:value="3.887415">
                <text:p>3.887415</text:p>
              </table:table-cell>
              <table:table-cell office:value-type="float" office:value="2.741229">
                <text:p>2.7412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014085">
                <text:p>11.014085</text:p>
              </table:table-cell>
              <table:table-cell office:value-type="float" office:value="3.906425">
                <text:p>3.906425</text:p>
              </table:table-cell>
              <table:table-cell office:value-type="float" office:value="2.753521">
                <text:p>2.7535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070592">
                <text:p>11.070592</text:p>
              </table:table-cell>
              <table:table-cell office:value-type="float" office:value="3.925342">
                <text:p>3.925342</text:p>
              </table:table-cell>
              <table:table-cell office:value-type="float" office:value="2.767648">
                <text:p>2.7676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117358">
                <text:p>11.117358</text:p>
              </table:table-cell>
              <table:table-cell office:value-type="float" office:value="3.944762">
                <text:p>3.944762</text:p>
              </table:table-cell>
              <table:table-cell office:value-type="float" office:value="2.77934">
                <text:p>2.779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218536">
                <text:p>11.218536</text:p>
              </table:table-cell>
              <table:table-cell office:value-type="float" office:value="3.968505">
                <text:p>3.968505</text:p>
              </table:table-cell>
              <table:table-cell office:value-type="float" office:value="2.804634">
                <text:p>2.8046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285672">
                <text:p>11.285672</text:p>
              </table:table-cell>
              <table:table-cell office:value-type="float" office:value="4.000205">
                <text:p>4.000205</text:p>
              </table:table-cell>
              <table:table-cell office:value-type="float" office:value="2.821418">
                <text:p>2.8214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331873">
                <text:p>11.331873</text:p>
              </table:table-cell>
              <table:table-cell office:value-type="float" office:value="4.019669">
                <text:p>4.019669</text:p>
              </table:table-cell>
              <table:table-cell office:value-type="float" office:value="2.832968">
                <text:p>2.832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380086">
                <text:p>11.380086</text:p>
              </table:table-cell>
              <table:table-cell office:value-type="float" office:value="4.038581">
                <text:p>4.038581</text:p>
              </table:table-cell>
              <table:table-cell office:value-type="float" office:value="2.845021">
                <text:p>2.845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428576">
                <text:p>11.428576</text:p>
              </table:table-cell>
              <table:table-cell office:value-type="float" office:value="4.05779">
                <text:p>4.05779</text:p>
              </table:table-cell>
              <table:table-cell office:value-type="float" office:value="2.857144">
                <text:p>2.8571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475169">
                <text:p>11.475169</text:p>
              </table:table-cell>
              <table:table-cell office:value-type="float" office:value="4.07756">
                <text:p>4.07756</text:p>
              </table:table-cell>
              <table:table-cell office:value-type="float" office:value="2.868792">
                <text:p>2.8687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523379">
                <text:p>11.523379</text:p>
              </table:table-cell>
              <table:table-cell office:value-type="float" office:value="4.097385">
                <text:p>4.097385</text:p>
              </table:table-cell>
              <table:table-cell office:value-type="float" office:value="2.880845">
                <text:p>2.8808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571018">
                <text:p>11.571018</text:p>
              </table:table-cell>
              <table:table-cell office:value-type="float" office:value="4.116981">
                <text:p>4.116981</text:p>
              </table:table-cell>
              <table:table-cell office:value-type="float" office:value="2.892754">
                <text:p>2.8927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626622">
                <text:p>11.626622</text:p>
              </table:table-cell>
              <table:table-cell office:value-type="float" office:value="4.145755">
                <text:p>4.145755</text:p>
              </table:table-cell>
              <table:table-cell office:value-type="float" office:value="2.906655">
                <text:p>2.9066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673819">
                <text:p>11.673819</text:p>
              </table:table-cell>
              <table:table-cell office:value-type="float" office:value="4.166101">
                <text:p>4.166101</text:p>
              </table:table-cell>
              <table:table-cell office:value-type="float" office:value="2.918455">
                <text:p>2.9184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72393">
                <text:p>11.72393</text:p>
              </table:table-cell>
              <table:table-cell office:value-type="float" office:value="4.179356">
                <text:p>4.179356</text:p>
              </table:table-cell>
              <table:table-cell office:value-type="float" office:value="2.930983">
                <text:p>2.9309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772095">
                <text:p>11.772095</text:p>
              </table:table-cell>
              <table:table-cell office:value-type="float" office:value="4.193317">
                <text:p>4.193317</text:p>
              </table:table-cell>
              <table:table-cell office:value-type="float" office:value="2.943024">
                <text:p>2.9430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819085">
                <text:p>11.819085</text:p>
              </table:table-cell>
              <table:table-cell office:value-type="float" office:value="4.20717">
                <text:p>4.20717</text:p>
              </table:table-cell>
              <table:table-cell office:value-type="float" office:value="2.954771">
                <text:p>2.9547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867282">
                <text:p>11.867282</text:p>
              </table:table-cell>
              <table:table-cell office:value-type="float" office:value="4.219487">
                <text:p>4.219487</text:p>
              </table:table-cell>
              <table:table-cell office:value-type="float" office:value="2.966821">
                <text:p>2.966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916627">
                <text:p>11.916627</text:p>
              </table:table-cell>
              <table:table-cell office:value-type="float" office:value="4.232015">
                <text:p>4.232015</text:p>
              </table:table-cell>
              <table:table-cell office:value-type="float" office:value="2.979157">
                <text:p>2.9791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965903">
                <text:p>11.965903</text:p>
              </table:table-cell>
              <table:table-cell office:value-type="float" office:value="4.244094">
                <text:p>4.244094</text:p>
              </table:table-cell>
              <table:table-cell office:value-type="float" office:value="2.991476">
                <text:p>2.9914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014319">
                <text:p>12.014319</text:p>
              </table:table-cell>
              <table:table-cell office:value-type="float" office:value="4.255485">
                <text:p>4.255485</text:p>
              </table:table-cell>
              <table:table-cell office:value-type="float" office:value="3.00358">
                <text:p>3.003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065525">
                <text:p>12.065525</text:p>
              </table:table-cell>
              <table:table-cell office:value-type="float" office:value="4.275653">
                <text:p>4.275653</text:p>
              </table:table-cell>
              <table:table-cell office:value-type="float" office:value="3.016381">
                <text:p>3.0163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116604">
                <text:p>12.116604</text:p>
              </table:table-cell>
              <table:table-cell office:value-type="float" office:value="4.295139">
                <text:p>4.295139</text:p>
              </table:table-cell>
              <table:table-cell office:value-type="float" office:value="3.029151">
                <text:p>3.0291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16649">
                <text:p>12.16649</text:p>
              </table:table-cell>
              <table:table-cell office:value-type="float" office:value="4.314813">
                <text:p>4.314813</text:p>
              </table:table-cell>
              <table:table-cell office:value-type="float" office:value="3.041623">
                <text:p>3.0416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215952">
                <text:p>12.215952</text:p>
              </table:table-cell>
              <table:table-cell office:value-type="float" office:value="4.334453">
                <text:p>4.334453</text:p>
              </table:table-cell>
              <table:table-cell office:value-type="float" office:value="3.053988">
                <text:p>3.0539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265669">
                <text:p>12.265669</text:p>
              </table:table-cell>
              <table:table-cell office:value-type="float" office:value="4.354083">
                <text:p>4.354083</text:p>
              </table:table-cell>
              <table:table-cell office:value-type="float" office:value="3.066417">
                <text:p>3.0664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318158">
                <text:p>12.318158</text:p>
              </table:table-cell>
              <table:table-cell office:value-type="float" office:value="4.374201">
                <text:p>4.374201</text:p>
              </table:table-cell>
              <table:table-cell office:value-type="float" office:value="3.079539">
                <text:p>3.0795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37216">
                <text:p>12.37216</text:p>
              </table:table-cell>
              <table:table-cell office:value-type="float" office:value="4.395158">
                <text:p>4.395158</text:p>
              </table:table-cell>
              <table:table-cell office:value-type="float" office:value="3.09304">
                <text:p>3.09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426266">
                <text:p>12.426266</text:p>
              </table:table-cell>
              <table:table-cell office:value-type="float" office:value="4.415978">
                <text:p>4.415978</text:p>
              </table:table-cell>
              <table:table-cell office:value-type="float" office:value="3.106566">
                <text:p>3.1065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48102">
                <text:p>12.48102</text:p>
              </table:table-cell>
              <table:table-cell office:value-type="float" office:value="4.436402">
                <text:p>4.436402</text:p>
              </table:table-cell>
              <table:table-cell office:value-type="float" office:value="3.120255">
                <text:p>3.120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533906">
                <text:p>12.533906</text:p>
              </table:table-cell>
              <table:table-cell office:value-type="float" office:value="4.457177">
                <text:p>4.457177</text:p>
              </table:table-cell>
              <table:table-cell office:value-type="float" office:value="3.133476">
                <text:p>3.133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584535">
                <text:p>12.584535</text:p>
              </table:table-cell>
              <table:table-cell office:value-type="float" office:value="4.477405">
                <text:p>4.477405</text:p>
              </table:table-cell>
              <table:table-cell office:value-type="float" office:value="3.146134">
                <text:p>3.1461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635346">
                <text:p>12.635346</text:p>
              </table:table-cell>
              <table:table-cell office:value-type="float" office:value="4.497464">
                <text:p>4.497464</text:p>
              </table:table-cell>
              <table:table-cell office:value-type="float" office:value="3.158836">
                <text:p>3.1588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683031">
                <text:p>12.683031</text:p>
              </table:table-cell>
              <table:table-cell office:value-type="float" office:value="4.509736">
                <text:p>4.509736</text:p>
              </table:table-cell>
              <table:table-cell office:value-type="float" office:value="3.170758">
                <text:p>3.1707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730058">
                <text:p>12.730058</text:p>
              </table:table-cell>
              <table:table-cell office:value-type="float" office:value="4.526344">
                <text:p>4.526344</text:p>
              </table:table-cell>
              <table:table-cell office:value-type="float" office:value="3.182514">
                <text:p>3.1825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777302">
                <text:p>12.777302</text:p>
              </table:table-cell>
              <table:table-cell office:value-type="float" office:value="4.539883">
                <text:p>4.539883</text:p>
              </table:table-cell>
              <table:table-cell office:value-type="float" office:value="3.194326">
                <text:p>3.1943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824976">
                <text:p>12.824976</text:p>
              </table:table-cell>
              <table:table-cell office:value-type="float" office:value="4.552656">
                <text:p>4.552656</text:p>
              </table:table-cell>
              <table:table-cell office:value-type="float" office:value="3.206244">
                <text:p>3.2062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872249">
                <text:p>12.872249</text:p>
              </table:table-cell>
              <table:table-cell office:value-type="float" office:value="4.569835">
                <text:p>4.569835</text:p>
              </table:table-cell>
              <table:table-cell office:value-type="float" office:value="3.218062">
                <text:p>3.218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91902">
                <text:p>12.91902</text:p>
              </table:table-cell>
              <table:table-cell office:value-type="float" office:value="4.581073">
                <text:p>4.581073</text:p>
              </table:table-cell>
              <table:table-cell office:value-type="float" office:value="3.229755">
                <text:p>3.2297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65636">
                <text:p>12.965636</text:p>
              </table:table-cell>
              <table:table-cell office:value-type="float" office:value="4.595118">
                <text:p>4.595118</text:p>
              </table:table-cell>
              <table:table-cell office:value-type="float" office:value="3.241409">
                <text:p>3.2414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012424">
                <text:p>13.012424</text:p>
              </table:table-cell>
              <table:table-cell office:value-type="float" office:value="4.608685">
                <text:p>4.608685</text:p>
              </table:table-cell>
              <table:table-cell office:value-type="float" office:value="3.253106">
                <text:p>3.2531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059322">
                <text:p>13.059322</text:p>
              </table:table-cell>
              <table:table-cell office:value-type="float" office:value="4.621796">
                <text:p>4.621796</text:p>
              </table:table-cell>
              <table:table-cell office:value-type="float" office:value="3.264831">
                <text:p>3.2648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106983">
                <text:p>13.106983</text:p>
              </table:table-cell>
              <table:table-cell office:value-type="float" office:value="4.633852">
                <text:p>4.633852</text:p>
              </table:table-cell>
              <table:table-cell office:value-type="float" office:value="3.276746">
                <text:p>3.2767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153338">
                <text:p>13.153338</text:p>
              </table:table-cell>
              <table:table-cell office:value-type="float" office:value="4.652056">
                <text:p>4.652056</text:p>
              </table:table-cell>
              <table:table-cell office:value-type="float" office:value="3.288335">
                <text:p>3.2883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19887">
                <text:p>13.19887</text:p>
              </table:table-cell>
              <table:table-cell office:value-type="float" office:value="4.670181">
                <text:p>4.670181</text:p>
              </table:table-cell>
              <table:table-cell office:value-type="float" office:value="3.299717">
                <text:p>3.2997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247488">
                <text:p>13.247488</text:p>
              </table:table-cell>
              <table:table-cell office:value-type="float" office:value="4.682537">
                <text:p>4.682537</text:p>
              </table:table-cell>
              <table:table-cell office:value-type="float" office:value="3.311872">
                <text:p>3.3118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94533">
                <text:p>13.294533</text:p>
              </table:table-cell>
              <table:table-cell office:value-type="float" office:value="4.694004">
                <text:p>4.694004</text:p>
              </table:table-cell>
              <table:table-cell office:value-type="float" office:value="3.323633">
                <text:p>3.323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342023">
                <text:p>13.342023</text:p>
              </table:table-cell>
              <table:table-cell office:value-type="float" office:value="4.706446">
                <text:p>4.706446</text:p>
              </table:table-cell>
              <table:table-cell office:value-type="float" office:value="3.335506">
                <text:p>3.335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390324">
                <text:p>13.390324</text:p>
              </table:table-cell>
              <table:table-cell office:value-type="float" office:value="4.718514">
                <text:p>4.718514</text:p>
              </table:table-cell>
              <table:table-cell office:value-type="float" office:value="3.347581">
                <text:p>3.3475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437938">
                <text:p>13.437938</text:p>
              </table:table-cell>
              <table:table-cell office:value-type="float" office:value="4.729694">
                <text:p>4.729694</text:p>
              </table:table-cell>
              <table:table-cell office:value-type="float" office:value="3.359484">
                <text:p>3.3594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48456">
                <text:p>13.48456</text:p>
              </table:table-cell>
              <table:table-cell office:value-type="float" office:value="4.741834">
                <text:p>4.741834</text:p>
              </table:table-cell>
              <table:table-cell office:value-type="float" office:value="3.37114">
                <text:p>3.371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531433">
                <text:p>13.531433</text:p>
              </table:table-cell>
              <table:table-cell office:value-type="float" office:value="4.754273">
                <text:p>4.754273</text:p>
              </table:table-cell>
              <table:table-cell office:value-type="float" office:value="3.382858">
                <text:p>3.3828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57847">
                <text:p>13.57847</text:p>
              </table:table-cell>
              <table:table-cell office:value-type="float" office:value="4.766322">
                <text:p>4.766322</text:p>
              </table:table-cell>
              <table:table-cell office:value-type="float" office:value="3.394618">
                <text:p>3.3946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626736">
                <text:p>13.626736</text:p>
              </table:table-cell>
              <table:table-cell office:value-type="float" office:value="4.778847">
                <text:p>4.778847</text:p>
              </table:table-cell>
              <table:table-cell office:value-type="float" office:value="3.406684">
                <text:p>3.4066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673325">
                <text:p>13.673325</text:p>
              </table:table-cell>
              <table:table-cell office:value-type="float" office:value="4.792058">
                <text:p>4.792058</text:p>
              </table:table-cell>
              <table:table-cell office:value-type="float" office:value="3.418331">
                <text:p>3.4183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721516">
                <text:p>13.721516</text:p>
              </table:table-cell>
              <table:table-cell office:value-type="float" office:value="4.803783">
                <text:p>4.803783</text:p>
              </table:table-cell>
              <table:table-cell office:value-type="float" office:value="3.430379">
                <text:p>3.4303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769947">
                <text:p>13.769947</text:p>
              </table:table-cell>
              <table:table-cell office:value-type="float" office:value="4.815533">
                <text:p>4.815533</text:p>
              </table:table-cell>
              <table:table-cell office:value-type="float" office:value="3.442487">
                <text:p>3.442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816971">
                <text:p>13.816971</text:p>
              </table:table-cell>
              <table:table-cell office:value-type="float" office:value="4.827784">
                <text:p>4.827784</text:p>
              </table:table-cell>
              <table:table-cell office:value-type="float" office:value="3.454243">
                <text:p>3.4542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864136">
                <text:p>13.864136</text:p>
              </table:table-cell>
              <table:table-cell office:value-type="float" office:value="4.840281">
                <text:p>4.840281</text:p>
              </table:table-cell>
              <table:table-cell office:value-type="float" office:value="3.466034">
                <text:p>3.4660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910112">
                <text:p>13.910112</text:p>
              </table:table-cell>
              <table:table-cell office:value-type="float" office:value="4.855305">
                <text:p>4.855305</text:p>
              </table:table-cell>
              <table:table-cell office:value-type="float" office:value="3.477528">
                <text:p>3.4775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95718">
                <text:p>13.95718</text:p>
              </table:table-cell>
              <table:table-cell office:value-type="float" office:value="4.868181">
                <text:p>4.868181</text:p>
              </table:table-cell>
              <table:table-cell office:value-type="float" office:value="3.489295">
                <text:p>3.4892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00516">
                <text:p>14.00516</text:p>
              </table:table-cell>
              <table:table-cell office:value-type="float" office:value="4.87972">
                <text:p>4.87972</text:p>
              </table:table-cell>
              <table:table-cell office:value-type="float" office:value="3.50129">
                <text:p>3.501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05269">
                <text:p>14.05269</text:p>
              </table:table-cell>
              <table:table-cell office:value-type="float" office:value="4.891829">
                <text:p>4.891829</text:p>
              </table:table-cell>
              <table:table-cell office:value-type="float" office:value="3.513172">
                <text:p>3.513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099734">
                <text:p>14.099734</text:p>
              </table:table-cell>
              <table:table-cell office:value-type="float" office:value="4.90447">
                <text:p>4.90447</text:p>
              </table:table-cell>
              <table:table-cell office:value-type="float" office:value="3.524933">
                <text:p>3.5249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148087">
                <text:p>14.148087</text:p>
              </table:table-cell>
              <table:table-cell office:value-type="float" office:value="4.918184">
                <text:p>4.918184</text:p>
              </table:table-cell>
              <table:table-cell office:value-type="float" office:value="3.537022">
                <text:p>3.5370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196668">
                <text:p>14.196668</text:p>
              </table:table-cell>
              <table:table-cell office:value-type="float" office:value="4.930531">
                <text:p>4.930531</text:p>
              </table:table-cell>
              <table:table-cell office:value-type="float" office:value="3.549167">
                <text:p>3.549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244882">
                <text:p>14.244882</text:p>
              </table:table-cell>
              <table:table-cell office:value-type="float" office:value="4.942174">
                <text:p>4.942174</text:p>
              </table:table-cell>
              <table:table-cell office:value-type="float" office:value="3.561221">
                <text:p>3.5612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292517">
                <text:p>14.292517</text:p>
              </table:table-cell>
              <table:table-cell office:value-type="float" office:value="4.954614">
                <text:p>4.954614</text:p>
              </table:table-cell>
              <table:table-cell office:value-type="float" office:value="3.573129">
                <text:p>3.573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33914">
                <text:p>14.33914</text:p>
              </table:table-cell>
              <table:table-cell office:value-type="float" office:value="4.966791">
                <text:p>4.966791</text:p>
              </table:table-cell>
              <table:table-cell office:value-type="float" office:value="3.584785">
                <text:p>3.5847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386174">
                <text:p>14.386174</text:p>
              </table:table-cell>
              <table:table-cell office:value-type="float" office:value="4.980488">
                <text:p>4.980488</text:p>
              </table:table-cell>
              <table:table-cell office:value-type="float" office:value="3.596543">
                <text:p>3.5965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433465">
                <text:p>14.433465</text:p>
              </table:table-cell>
              <table:table-cell office:value-type="float" office:value="4.993477">
                <text:p>4.993477</text:p>
              </table:table-cell>
              <table:table-cell office:value-type="float" office:value="3.608366">
                <text:p>3.6083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479922">
                <text:p>14.479922</text:p>
              </table:table-cell>
              <table:table-cell office:value-type="float" office:value="5.01254">
                <text:p>5.01254</text:p>
              </table:table-cell>
              <table:table-cell office:value-type="float" office:value="3.61998">
                <text:p>3.61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526727">
                <text:p>14.526727</text:p>
              </table:table-cell>
              <table:table-cell office:value-type="float" office:value="5.031441">
                <text:p>5.031441</text:p>
              </table:table-cell>
              <table:table-cell office:value-type="float" office:value="3.631682">
                <text:p>3.6316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576867">
                <text:p>14.576867</text:p>
              </table:table-cell>
              <table:table-cell office:value-type="float" office:value="5.044601">
                <text:p>5.044601</text:p>
              </table:table-cell>
              <table:table-cell office:value-type="float" office:value="3.644217">
                <text:p>3.6442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625787">
                <text:p>14.625787</text:p>
              </table:table-cell>
              <table:table-cell office:value-type="float" office:value="5.056559">
                <text:p>5.056559</text:p>
              </table:table-cell>
              <table:table-cell office:value-type="float" office:value="3.656447">
                <text:p>3.6564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670006">
                <text:p>14.670006</text:p>
              </table:table-cell>
              <table:table-cell office:value-type="float" office:value="5.068526">
                <text:p>5.068526</text:p>
              </table:table-cell>
              <table:table-cell office:value-type="float" office:value="3.667501">
                <text:p>3.6675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710511">
                <text:p>14.710511</text:p>
              </table:table-cell>
              <table:table-cell office:value-type="float" office:value="5.080177">
                <text:p>5.080177</text:p>
              </table:table-cell>
              <table:table-cell office:value-type="float" office:value="3.677628">
                <text:p>3.6776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753819">
                <text:p>14.753819</text:p>
              </table:table-cell>
              <table:table-cell office:value-type="float" office:value="5.090858">
                <text:p>5.090858</text:p>
              </table:table-cell>
              <table:table-cell office:value-type="float" office:value="3.688455">
                <text:p>3.6884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798214">
                <text:p>14.798214</text:p>
              </table:table-cell>
              <table:table-cell office:value-type="float" office:value="5.10195">
                <text:p>5.10195</text:p>
              </table:table-cell>
              <table:table-cell office:value-type="float" office:value="3.699553">
                <text:p>3.6995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842404">
                <text:p>14.842404</text:p>
              </table:table-cell>
              <table:table-cell office:value-type="float" office:value="5.113926">
                <text:p>5.113926</text:p>
              </table:table-cell>
              <table:table-cell office:value-type="float" office:value="3.710601">
                <text:p>3.7106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886858">
                <text:p>14.886858</text:p>
              </table:table-cell>
              <table:table-cell office:value-type="float" office:value="5.125412">
                <text:p>5.125412</text:p>
              </table:table-cell>
              <table:table-cell office:value-type="float" office:value="3.721714">
                <text:p>3.7217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931828">
                <text:p>14.931828</text:p>
              </table:table-cell>
              <table:table-cell office:value-type="float" office:value="5.136569">
                <text:p>5.136569</text:p>
              </table:table-cell>
              <table:table-cell office:value-type="float" office:value="3.732957">
                <text:p>3.7329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976028">
                <text:p>14.976028</text:p>
              </table:table-cell>
              <table:table-cell office:value-type="float" office:value="5.148335">
                <text:p>5.148335</text:p>
              </table:table-cell>
              <table:table-cell office:value-type="float" office:value="3.744007">
                <text:p>3.7440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020181">
                <text:p>15.020181</text:p>
              </table:table-cell>
              <table:table-cell office:value-type="float" office:value="5.159599">
                <text:p>5.159599</text:p>
              </table:table-cell>
              <table:table-cell office:value-type="float" office:value="3.755045">
                <text:p>3.755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064456">
                <text:p>15.064456</text:p>
              </table:table-cell>
              <table:table-cell office:value-type="float" office:value="5.170915">
                <text:p>5.170915</text:p>
              </table:table-cell>
              <table:table-cell office:value-type="float" office:value="3.766114">
                <text:p>3.7661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107933">
                <text:p>15.107933</text:p>
              </table:table-cell>
              <table:table-cell office:value-type="float" office:value="5.183563">
                <text:p>5.183563</text:p>
              </table:table-cell>
              <table:table-cell office:value-type="float" office:value="3.776983">
                <text:p>3.7769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152654">
                <text:p>15.152654</text:p>
              </table:table-cell>
              <table:table-cell office:value-type="float" office:value="5.194447">
                <text:p>5.194447</text:p>
              </table:table-cell>
              <table:table-cell office:value-type="float" office:value="3.788164">
                <text:p>3.7881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196724">
                <text:p>15.196724</text:p>
              </table:table-cell>
              <table:table-cell office:value-type="float" office:value="5.20577">
                <text:p>5.20577</text:p>
              </table:table-cell>
              <table:table-cell office:value-type="float" office:value="3.799181">
                <text:p>3.7991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241789">
                <text:p>15.241789</text:p>
              </table:table-cell>
              <table:table-cell office:value-type="float" office:value="5.218674">
                <text:p>5.218674</text:p>
              </table:table-cell>
              <table:table-cell office:value-type="float" office:value="3.810447">
                <text:p>3.8104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28633">
                <text:p>15.28633</text:p>
              </table:table-cell>
              <table:table-cell office:value-type="float" office:value="5.229589">
                <text:p>5.229589</text:p>
              </table:table-cell>
              <table:table-cell office:value-type="float" office:value="3.821582">
                <text:p>3.8215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330859">
                <text:p>15.330859</text:p>
              </table:table-cell>
              <table:table-cell office:value-type="float" office:value="5.241017">
                <text:p>5.241017</text:p>
              </table:table-cell>
              <table:table-cell office:value-type="float" office:value="3.832715">
                <text:p>3.8327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375764">
                <text:p>15.375764</text:p>
              </table:table-cell>
              <table:table-cell office:value-type="float" office:value="5.253398">
                <text:p>5.253398</text:p>
              </table:table-cell>
              <table:table-cell office:value-type="float" office:value="3.843941">
                <text:p>3.8439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419583">
                <text:p>15.419583</text:p>
              </table:table-cell>
              <table:table-cell office:value-type="float" office:value="5.264972">
                <text:p>5.264972</text:p>
              </table:table-cell>
              <table:table-cell office:value-type="float" office:value="3.854896">
                <text:p>3.8548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465077">
                <text:p>15.465077</text:p>
              </table:table-cell>
              <table:table-cell office:value-type="float" office:value="5.276448">
                <text:p>5.276448</text:p>
              </table:table-cell>
              <table:table-cell office:value-type="float" office:value="3.866269">
                <text:p>3.8662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509346">
                <text:p>15.509346</text:p>
              </table:table-cell>
              <table:table-cell office:value-type="float" office:value="5.288077">
                <text:p>5.288077</text:p>
              </table:table-cell>
              <table:table-cell office:value-type="float" office:value="3.877337">
                <text:p>3.8773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553795">
                <text:p>15.553795</text:p>
              </table:table-cell>
              <table:table-cell office:value-type="float" office:value="5.2996">
                <text:p>5.2996</text:p>
              </table:table-cell>
              <table:table-cell office:value-type="float" office:value="3.888449">
                <text:p>3.888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598499">
                <text:p>15.598499</text:p>
              </table:table-cell>
              <table:table-cell office:value-type="float" office:value="5.311012">
                <text:p>5.311012</text:p>
              </table:table-cell>
              <table:table-cell office:value-type="float" office:value="3.899625">
                <text:p>3.899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642727">
                <text:p>15.642727</text:p>
              </table:table-cell>
              <table:table-cell office:value-type="float" office:value="5.322205">
                <text:p>5.322205</text:p>
              </table:table-cell>
              <table:table-cell office:value-type="float" office:value="3.910682">
                <text:p>3.9106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687381">
                <text:p>15.687381</text:p>
              </table:table-cell>
              <table:table-cell office:value-type="float" office:value="5.3343">
                <text:p>5.3343</text:p>
              </table:table-cell>
              <table:table-cell office:value-type="float" office:value="3.921845">
                <text:p>3.9218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732385">
                <text:p>15.732385</text:p>
              </table:table-cell>
              <table:table-cell office:value-type="float" office:value="5.345746">
                <text:p>5.345746</text:p>
              </table:table-cell>
              <table:table-cell office:value-type="float" office:value="3.933096">
                <text:p>3.9330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776979">
                <text:p>15.776979</text:p>
              </table:table-cell>
              <table:table-cell office:value-type="float" office:value="5.356338">
                <text:p>5.356338</text:p>
              </table:table-cell>
              <table:table-cell office:value-type="float" office:value="3.944245">
                <text:p>3.9442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820755">
                <text:p>15.820755</text:p>
              </table:table-cell>
              <table:table-cell office:value-type="float" office:value="5.368947">
                <text:p>5.368947</text:p>
              </table:table-cell>
              <table:table-cell office:value-type="float" office:value="3.955189">
                <text:p>3.9551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863294">
                <text:p>15.863294</text:p>
              </table:table-cell>
              <table:table-cell office:value-type="float" office:value="5.387227">
                <text:p>5.387227</text:p>
              </table:table-cell>
              <table:table-cell office:value-type="float" office:value="3.965823">
                <text:p>3.9658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907063">
                <text:p>15.907063</text:p>
              </table:table-cell>
              <table:table-cell office:value-type="float" office:value="5.40473">
                <text:p>5.40473</text:p>
              </table:table-cell>
              <table:table-cell office:value-type="float" office:value="3.976766">
                <text:p>3.9767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950466">
                <text:p>15.950466</text:p>
              </table:table-cell>
              <table:table-cell office:value-type="float" office:value="5.422138">
                <text:p>5.422138</text:p>
              </table:table-cell>
              <table:table-cell office:value-type="float" office:value="3.987616">
                <text:p>3.9876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993623">
                <text:p>15.993623</text:p>
              </table:table-cell>
              <table:table-cell office:value-type="float" office:value="5.44014">
                <text:p>5.44014</text:p>
              </table:table-cell>
              <table:table-cell office:value-type="float" office:value="3.998406">
                <text:p>3.9984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037581">
                <text:p>16.037581</text:p>
              </table:table-cell>
              <table:table-cell office:value-type="float" office:value="5.452682">
                <text:p>5.452682</text:p>
              </table:table-cell>
              <table:table-cell office:value-type="float" office:value="4.009395">
                <text:p>4.0093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082579">
                <text:p>16.082579</text:p>
              </table:table-cell>
              <table:table-cell office:value-type="float" office:value="5.464371">
                <text:p>5.464371</text:p>
              </table:table-cell>
              <table:table-cell office:value-type="float" office:value="4.020645">
                <text:p>4.0206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127017">
                <text:p>16.127017</text:p>
              </table:table-cell>
              <table:table-cell office:value-type="float" office:value="5.475036">
                <text:p>5.475036</text:p>
              </table:table-cell>
              <table:table-cell office:value-type="float" office:value="4.031754">
                <text:p>4.0317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171576">
                <text:p>16.171576</text:p>
              </table:table-cell>
              <table:table-cell office:value-type="float" office:value="5.487683">
                <text:p>5.487683</text:p>
              </table:table-cell>
              <table:table-cell office:value-type="float" office:value="4.042894">
                <text:p>4.0428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214187">
                <text:p>16.214187</text:p>
              </table:table-cell>
              <table:table-cell office:value-type="float" office:value="5.505928">
                <text:p>5.505928</text:p>
              </table:table-cell>
              <table:table-cell office:value-type="float" office:value="4.053547">
                <text:p>4.0535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259534">
                <text:p>16.259534</text:p>
              </table:table-cell>
              <table:table-cell office:value-type="float" office:value="5.523896">
                <text:p>5.523896</text:p>
              </table:table-cell>
              <table:table-cell office:value-type="float" office:value="4.064883">
                <text:p>4.0648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304534">
                <text:p>16.304534</text:p>
              </table:table-cell>
              <table:table-cell office:value-type="float" office:value="5.541838">
                <text:p>5.541838</text:p>
              </table:table-cell>
              <table:table-cell office:value-type="float" office:value="4.076134">
                <text:p>4.076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348896">
                <text:p>16.348896</text:p>
              </table:table-cell>
              <table:table-cell office:value-type="float" office:value="5.559466">
                <text:p>5.559466</text:p>
              </table:table-cell>
              <table:table-cell office:value-type="float" office:value="4.087224">
                <text:p>4.0872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.397753">
                <text:p>16.397753</text:p>
              </table:table-cell>
              <table:table-cell office:value-type="float" office:value="5.578741">
                <text:p>5.578741</text:p>
              </table:table-cell>
              <table:table-cell office:value-type="float" office:value="4.099438">
                <text:p>4.0994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446483">
                <text:p>16.446483</text:p>
              </table:table-cell>
              <table:table-cell office:value-type="float" office:value="5.597769">
                <text:p>5.597769</text:p>
              </table:table-cell>
              <table:table-cell office:value-type="float" office:value="4.111621">
                <text:p>4.1116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495248">
                <text:p>16.495248</text:p>
              </table:table-cell>
              <table:table-cell office:value-type="float" office:value="5.616929">
                <text:p>5.616929</text:p>
              </table:table-cell>
              <table:table-cell office:value-type="float" office:value="4.123812">
                <text:p>4.1238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544044">
                <text:p>16.544044</text:p>
              </table:table-cell>
              <table:table-cell office:value-type="float" office:value="5.635622">
                <text:p>5.635622</text:p>
              </table:table-cell>
              <table:table-cell office:value-type="float" office:value="4.136011">
                <text:p>4.1360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593198">
                <text:p>16.593198</text:p>
              </table:table-cell>
              <table:table-cell office:value-type="float" office:value="5.654328">
                <text:p>5.654328</text:p>
              </table:table-cell>
              <table:table-cell office:value-type="float" office:value="4.148299">
                <text:p>4.1482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641983">
                <text:p>16.641983</text:p>
              </table:table-cell>
              <table:table-cell office:value-type="float" office:value="5.672953">
                <text:p>5.672953</text:p>
              </table:table-cell>
              <table:table-cell office:value-type="float" office:value="4.160496">
                <text:p>4.1604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691096">
                <text:p>16.691096</text:p>
              </table:table-cell>
              <table:table-cell office:value-type="float" office:value="5.691838">
                <text:p>5.691838</text:p>
              </table:table-cell>
              <table:table-cell office:value-type="float" office:value="4.172774">
                <text:p>4.1727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740115">
                <text:p>16.740115</text:p>
              </table:table-cell>
              <table:table-cell office:value-type="float" office:value="5.710659">
                <text:p>5.710659</text:p>
              </table:table-cell>
              <table:table-cell office:value-type="float" office:value="4.185029">
                <text:p>4.1850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789385">
                <text:p>16.789385</text:p>
              </table:table-cell>
              <table:table-cell office:value-type="float" office:value="5.729924">
                <text:p>5.729924</text:p>
              </table:table-cell>
              <table:table-cell office:value-type="float" office:value="4.197346">
                <text:p>4.1973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838637">
                <text:p>16.838637</text:p>
              </table:table-cell>
              <table:table-cell office:value-type="float" office:value="5.74927">
                <text:p>5.74927</text:p>
              </table:table-cell>
              <table:table-cell office:value-type="float" office:value="4.209659">
                <text:p>4.2096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884">
                <text:p>16.884</text:p>
              </table:table-cell>
              <table:table-cell office:value-type="float" office:value="5.768355">
                <text:p>5.768355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928604">
                <text:p>16.928604</text:p>
              </table:table-cell>
              <table:table-cell office:value-type="float" office:value="5.786156">
                <text:p>5.786156</text:p>
              </table:table-cell>
              <table:table-cell office:value-type="float" office:value="4.232151">
                <text:p>4.2321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973359">
                <text:p>16.973359</text:p>
              </table:table-cell>
              <table:table-cell office:value-type="float" office:value="5.803938">
                <text:p>5.803938</text:p>
              </table:table-cell>
              <table:table-cell office:value-type="float" office:value="4.24334">
                <text:p>4.243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.018172">
                <text:p>17.018172</text:p>
              </table:table-cell>
              <table:table-cell office:value-type="float" office:value="5.82139">
                <text:p>5.82139</text:p>
              </table:table-cell>
              <table:table-cell office:value-type="float" office:value="4.254543">
                <text:p>4.2545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.062265">
                <text:p>17.062265</text:p>
              </table:table-cell>
              <table:table-cell office:value-type="float" office:value="5.839223">
                <text:p>5.839223</text:p>
              </table:table-cell>
              <table:table-cell office:value-type="float" office:value="4.265566">
                <text:p>4.2655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107399">
                <text:p>17.107399</text:p>
              </table:table-cell>
              <table:table-cell office:value-type="float" office:value="5.852158">
                <text:p>5.852158</text:p>
              </table:table-cell>
              <table:table-cell office:value-type="float" office:value="4.27685">
                <text:p>4.276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152633">
                <text:p>17.152633</text:p>
              </table:table-cell>
              <table:table-cell office:value-type="float" office:value="5.863502">
                <text:p>5.863502</text:p>
              </table:table-cell>
              <table:table-cell office:value-type="float" office:value="4.288158">
                <text:p>4.2881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196953">
                <text:p>17.196953</text:p>
              </table:table-cell>
              <table:table-cell office:value-type="float" office:value="5.875019">
                <text:p>5.875019</text:p>
              </table:table-cell>
              <table:table-cell office:value-type="float" office:value="4.299238">
                <text:p>4.2992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.241917">
                <text:p>17.241917</text:p>
              </table:table-cell>
              <table:table-cell office:value-type="float" office:value="5.886647">
                <text:p>5.886647</text:p>
              </table:table-cell>
              <table:table-cell office:value-type="float" office:value="4.310479">
                <text:p>4.3104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.28655">
                <text:p>17.28655</text:p>
              </table:table-cell>
              <table:table-cell office:value-type="float" office:value="5.898411">
                <text:p>5.898411</text:p>
              </table:table-cell>
              <table:table-cell office:value-type="float" office:value="4.321638">
                <text:p>4.3216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.331087">
                <text:p>17.331087</text:p>
              </table:table-cell>
              <table:table-cell office:value-type="float" office:value="5.910443">
                <text:p>5.910443</text:p>
              </table:table-cell>
              <table:table-cell office:value-type="float" office:value="4.332772">
                <text:p>4.3327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.375419">
                <text:p>17.375419</text:p>
              </table:table-cell>
              <table:table-cell office:value-type="float" office:value="5.921134">
                <text:p>5.921134</text:p>
              </table:table-cell>
              <table:table-cell office:value-type="float" office:value="4.343855">
                <text:p>4.3438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.420101">
                <text:p>17.420101</text:p>
              </table:table-cell>
              <table:table-cell office:value-type="float" office:value="5.934005">
                <text:p>5.934005</text:p>
              </table:table-cell>
              <table:table-cell office:value-type="float" office:value="4.355025">
                <text:p>4.3550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.464499">
                <text:p>17.464499</text:p>
              </table:table-cell>
              <table:table-cell office:value-type="float" office:value="5.946091">
                <text:p>5.946091</text:p>
              </table:table-cell>
              <table:table-cell office:value-type="float" office:value="4.366125">
                <text:p>4.366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.508863">
                <text:p>17.508863</text:p>
              </table:table-cell>
              <table:table-cell office:value-type="float" office:value="5.956823">
                <text:p>5.956823</text:p>
              </table:table-cell>
              <table:table-cell office:value-type="float" office:value="4.377216">
                <text:p>4.3772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.553226">
                <text:p>17.553226</text:p>
              </table:table-cell>
              <table:table-cell office:value-type="float" office:value="5.968751">
                <text:p>5.968751</text:p>
              </table:table-cell>
              <table:table-cell office:value-type="float" office:value="4.388307">
                <text:p>4.3883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.59801">
                <text:p>17.59801</text:p>
              </table:table-cell>
              <table:table-cell office:value-type="float" office:value="5.980744">
                <text:p>5.980744</text:p>
              </table:table-cell>
              <table:table-cell office:value-type="float" office:value="4.399502">
                <text:p>4.3995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.643636">
                <text:p>17.643636</text:p>
              </table:table-cell>
              <table:table-cell office:value-type="float" office:value="5.991418">
                <text:p>5.991418</text:p>
              </table:table-cell>
              <table:table-cell office:value-type="float" office:value="4.410909">
                <text:p>4.4109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.689732">
                <text:p>17.689732</text:p>
              </table:table-cell>
              <table:table-cell office:value-type="float" office:value="6.003562">
                <text:p>6.003562</text:p>
              </table:table-cell>
              <table:table-cell office:value-type="float" office:value="4.422433">
                <text:p>4.4224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.738773">
                <text:p>17.738773</text:p>
              </table:table-cell>
              <table:table-cell office:value-type="float" office:value="6.022842">
                <text:p>6.022842</text:p>
              </table:table-cell>
              <table:table-cell office:value-type="float" office:value="4.434693">
                <text:p>4.4346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787696">
                <text:p>17.787696</text:p>
              </table:table-cell>
              <table:table-cell office:value-type="float" office:value="6.041856">
                <text:p>6.041856</text:p>
              </table:table-cell>
              <table:table-cell office:value-type="float" office:value="4.446924">
                <text:p>4.4469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835836">
                <text:p>17.835836</text:p>
              </table:table-cell>
              <table:table-cell office:value-type="float" office:value="6.061263">
                <text:p>6.061263</text:p>
              </table:table-cell>
              <table:table-cell office:value-type="float" office:value="4.458959">
                <text:p>4.4589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885357">
                <text:p>17.885357</text:p>
              </table:table-cell>
              <table:table-cell office:value-type="float" office:value="6.080388">
                <text:p>6.080388</text:p>
              </table:table-cell>
              <table:table-cell office:value-type="float" office:value="4.471339">
                <text:p>4.4713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933523">
                <text:p>17.933523</text:p>
              </table:table-cell>
              <table:table-cell office:value-type="float" office:value="6.099162">
                <text:p>6.099162</text:p>
              </table:table-cell>
              <table:table-cell office:value-type="float" office:value="4.483381">
                <text:p>4.4833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981837">
                <text:p>17.981837</text:p>
              </table:table-cell>
              <table:table-cell office:value-type="float" office:value="6.118014">
                <text:p>6.118014</text:p>
              </table:table-cell>
              <table:table-cell office:value-type="float" office:value="4.495459">
                <text:p>4.4954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030315">
                <text:p>18.030315</text:p>
              </table:table-cell>
              <table:table-cell office:value-type="float" office:value="6.136843">
                <text:p>6.136843</text:p>
              </table:table-cell>
              <table:table-cell office:value-type="float" office:value="4.507579">
                <text:p>4.5075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080637">
                <text:p>18.080637</text:p>
              </table:table-cell>
              <table:table-cell office:value-type="float" office:value="6.155716">
                <text:p>6.155716</text:p>
              </table:table-cell>
              <table:table-cell office:value-type="float" office:value="4.520159">
                <text:p>4.520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128605">
                <text:p>18.128605</text:p>
              </table:table-cell>
              <table:table-cell office:value-type="float" office:value="6.174915">
                <text:p>6.174915</text:p>
              </table:table-cell>
              <table:table-cell office:value-type="float" office:value="4.532151">
                <text:p>4.5321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17676">
                <text:p>18.17676</text:p>
              </table:table-cell>
              <table:table-cell office:value-type="float" office:value="6.193776">
                <text:p>6.193776</text:p>
              </table:table-cell>
              <table:table-cell office:value-type="float" office:value="4.54419">
                <text:p>4.544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.224446">
                <text:p>18.224446</text:p>
              </table:table-cell>
              <table:table-cell office:value-type="float" office:value="6.212414">
                <text:p>6.212414</text:p>
              </table:table-cell>
              <table:table-cell office:value-type="float" office:value="4.556111">
                <text:p>4.5561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27302">
                <text:p>18.27302</text:p>
              </table:table-cell>
              <table:table-cell office:value-type="float" office:value="6.23128">
                <text:p>6.23128</text:p>
              </table:table-cell>
              <table:table-cell office:value-type="float" office:value="4.568255">
                <text:p>4.5682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32274">
                <text:p>18.32274</text:p>
              </table:table-cell>
              <table:table-cell office:value-type="float" office:value="6.249902">
                <text:p>6.249902</text:p>
              </table:table-cell>
              <table:table-cell office:value-type="float" office:value="4.580685">
                <text:p>4.5806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7025">
                <text:p>18.37025</text:p>
              </table:table-cell>
              <table:table-cell office:value-type="float" office:value="6.268479">
                <text:p>6.268479</text:p>
              </table:table-cell>
              <table:table-cell office:value-type="float" office:value="4.592562">
                <text:p>4.5925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1849">
                <text:p>18.41849</text:p>
              </table:table-cell>
              <table:table-cell office:value-type="float" office:value="6.287223">
                <text:p>6.287223</text:p>
              </table:table-cell>
              <table:table-cell office:value-type="float" office:value="4.604623">
                <text:p>4.6046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467672">
                <text:p>18.467672</text:p>
              </table:table-cell>
              <table:table-cell office:value-type="float" office:value="6.306122">
                <text:p>6.306122</text:p>
              </table:table-cell>
              <table:table-cell office:value-type="float" office:value="4.616918">
                <text:p>4.6169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516576">
                <text:p>18.516576</text:p>
              </table:table-cell>
              <table:table-cell office:value-type="float" office:value="6.325024">
                <text:p>6.325024</text:p>
              </table:table-cell>
              <table:table-cell office:value-type="float" office:value="4.629144">
                <text:p>4.629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564467">
                <text:p>18.564467</text:p>
              </table:table-cell>
              <table:table-cell office:value-type="float" office:value="6.343838">
                <text:p>6.343838</text:p>
              </table:table-cell>
              <table:table-cell office:value-type="float" office:value="4.641117">
                <text:p>4.6411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612612">
                <text:p>18.612612</text:p>
              </table:table-cell>
              <table:table-cell office:value-type="float" office:value="6.362439">
                <text:p>6.362439</text:p>
              </table:table-cell>
              <table:table-cell office:value-type="float" office:value="4.653153">
                <text:p>4.6531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656845">
                <text:p>18.656845</text:p>
              </table:table-cell>
              <table:table-cell office:value-type="float" office:value="6.380286">
                <text:p>6.380286</text:p>
              </table:table-cell>
              <table:table-cell office:value-type="float" office:value="4.664211">
                <text:p>4.6642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.700104">
                <text:p>18.700104</text:p>
              </table:table-cell>
              <table:table-cell office:value-type="float" office:value="6.397971">
                <text:p>6.397971</text:p>
              </table:table-cell>
              <table:table-cell office:value-type="float" office:value="4.675026">
                <text:p>4.6750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.743608">
                <text:p>18.743608</text:p>
              </table:table-cell>
              <table:table-cell office:value-type="float" office:value="6.415658">
                <text:p>6.415658</text:p>
              </table:table-cell>
              <table:table-cell office:value-type="float" office:value="4.685902">
                <text:p>4.6859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.787918">
                <text:p>18.787918</text:p>
              </table:table-cell>
              <table:table-cell office:value-type="float" office:value="6.426597">
                <text:p>6.426597</text:p>
              </table:table-cell>
              <table:table-cell office:value-type="float" office:value="4.69698">
                <text:p>4.696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.832934">
                <text:p>18.832934</text:p>
              </table:table-cell>
              <table:table-cell office:value-type="float" office:value="6.438867">
                <text:p>6.438867</text:p>
              </table:table-cell>
              <table:table-cell office:value-type="float" office:value="4.708233">
                <text:p>4.7082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.87604">
                <text:p>18.87604</text:p>
              </table:table-cell>
              <table:table-cell office:value-type="float" office:value="6.458144">
                <text:p>6.458144</text:p>
              </table:table-cell>
              <table:table-cell office:value-type="float" office:value="4.71901">
                <text:p>4.719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.921149">
                <text:p>18.921149</text:p>
              </table:table-cell>
              <table:table-cell office:value-type="float" office:value="6.477248">
                <text:p>6.477248</text:p>
              </table:table-cell>
              <table:table-cell office:value-type="float" office:value="4.730287">
                <text:p>4.7302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.964327">
                <text:p>18.964327</text:p>
              </table:table-cell>
              <table:table-cell office:value-type="float" office:value="6.495345">
                <text:p>6.495345</text:p>
              </table:table-cell>
              <table:table-cell office:value-type="float" office:value="4.741082">
                <text:p>4.7410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009208">
                <text:p>19.009208</text:p>
              </table:table-cell>
              <table:table-cell office:value-type="float" office:value="6.513657">
                <text:p>6.513657</text:p>
              </table:table-cell>
              <table:table-cell office:value-type="float" office:value="4.752302">
                <text:p>4.7523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051788">
                <text:p>19.051788</text:p>
              </table:table-cell>
              <table:table-cell office:value-type="float" office:value="6.532658">
                <text:p>6.532658</text:p>
              </table:table-cell>
              <table:table-cell office:value-type="float" office:value="4.762947">
                <text:p>4.7629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098478">
                <text:p>19.098478</text:p>
              </table:table-cell>
              <table:table-cell office:value-type="float" office:value="6.550472">
                <text:p>6.550472</text:p>
              </table:table-cell>
              <table:table-cell office:value-type="float" office:value="4.774619">
                <text:p>4.7746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143152">
                <text:p>19.143152</text:p>
              </table:table-cell>
              <table:table-cell office:value-type="float" office:value="6.568454">
                <text:p>6.568454</text:p>
              </table:table-cell>
              <table:table-cell office:value-type="float" office:value="4.785788">
                <text:p>4.7857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.186951">
                <text:p>19.186951</text:p>
              </table:table-cell>
              <table:table-cell office:value-type="float" office:value="6.586383">
                <text:p>6.586383</text:p>
              </table:table-cell>
              <table:table-cell office:value-type="float" office:value="4.796738">
                <text:p>4.7967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.232242">
                <text:p>19.232242</text:p>
              </table:table-cell>
              <table:table-cell office:value-type="float" office:value="6.605403">
                <text:p>6.605403</text:p>
              </table:table-cell>
              <table:table-cell office:value-type="float" office:value="4.80806">
                <text:p>4.808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.276653">
                <text:p>19.276653</text:p>
              </table:table-cell>
              <table:table-cell office:value-type="float" office:value="6.624129">
                <text:p>6.624129</text:p>
              </table:table-cell>
              <table:table-cell office:value-type="float" office:value="4.819163">
                <text:p>4.8191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.321327">
                <text:p>19.321327</text:p>
              </table:table-cell>
              <table:table-cell office:value-type="float" office:value="6.636868">
                <text:p>6.636868</text:p>
              </table:table-cell>
              <table:table-cell office:value-type="float" office:value="4.830332">
                <text:p>4.8303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.368436">
                <text:p>19.368436</text:p>
              </table:table-cell>
              <table:table-cell office:value-type="float" office:value="6.6482">
                <text:p>6.6482</text:p>
              </table:table-cell>
              <table:table-cell office:value-type="float" office:value="4.842109">
                <text:p>4.842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.413415">
                <text:p>19.413415</text:p>
              </table:table-cell>
              <table:table-cell office:value-type="float" office:value="6.659658">
                <text:p>6.659658</text:p>
              </table:table-cell>
              <table:table-cell office:value-type="float" office:value="4.853354">
                <text:p>4.8533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.458561">
                <text:p>19.458561</text:p>
              </table:table-cell>
              <table:table-cell office:value-type="float" office:value="6.672893">
                <text:p>6.672893</text:p>
              </table:table-cell>
              <table:table-cell office:value-type="float" office:value="4.86464">
                <text:p>4.864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.504625">
                <text:p>19.504625</text:p>
              </table:table-cell>
              <table:table-cell office:value-type="float" office:value="6.684139">
                <text:p>6.684139</text:p>
              </table:table-cell>
              <table:table-cell office:value-type="float" office:value="4.876156">
                <text:p>4.8761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.551167">
                <text:p>19.551167</text:p>
              </table:table-cell>
              <table:table-cell office:value-type="float" office:value="6.695551">
                <text:p>6.695551</text:p>
              </table:table-cell>
              <table:table-cell office:value-type="float" office:value="4.887792">
                <text:p>4.8877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.596285">
                <text:p>19.596285</text:p>
              </table:table-cell>
              <table:table-cell office:value-type="float" office:value="6.707668">
                <text:p>6.707668</text:p>
              </table:table-cell>
              <table:table-cell office:value-type="float" office:value="4.899071">
                <text:p>4.8990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.641458">
                <text:p>19.641458</text:p>
              </table:table-cell>
              <table:table-cell office:value-type="float" office:value="6.720618">
                <text:p>6.720618</text:p>
              </table:table-cell>
              <table:table-cell office:value-type="float" office:value="4.910365">
                <text:p>4.9103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.688342">
                <text:p>19.688342</text:p>
              </table:table-cell>
              <table:table-cell office:value-type="float" office:value="6.731313">
                <text:p>6.731313</text:p>
              </table:table-cell>
              <table:table-cell office:value-type="float" office:value="4.922085">
                <text:p>4.9220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.734231">
                <text:p>19.734231</text:p>
              </table:table-cell>
              <table:table-cell office:value-type="float" office:value="6.742787">
                <text:p>6.742787</text:p>
              </table:table-cell>
              <table:table-cell office:value-type="float" office:value="4.933558">
                <text:p>4.9335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.778933">
                <text:p>19.778933</text:p>
              </table:table-cell>
              <table:table-cell office:value-type="float" office:value="6.754664">
                <text:p>6.754664</text:p>
              </table:table-cell>
              <table:table-cell office:value-type="float" office:value="4.944733">
                <text:p>4.9447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.823622">
                <text:p>19.823622</text:p>
              </table:table-cell>
              <table:table-cell office:value-type="float" office:value="6.765622">
                <text:p>6.765622</text:p>
              </table:table-cell>
              <table:table-cell office:value-type="float" office:value="4.955906">
                <text:p>4.9559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.869391">
                <text:p>19.869391</text:p>
              </table:table-cell>
              <table:table-cell office:value-type="float" office:value="6.777051">
                <text:p>6.777051</text:p>
              </table:table-cell>
              <table:table-cell office:value-type="float" office:value="4.967348">
                <text:p>4.9673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.914548">
                <text:p>19.914548</text:p>
              </table:table-cell>
              <table:table-cell office:value-type="float" office:value="6.788548">
                <text:p>6.788548</text:p>
              </table:table-cell>
              <table:table-cell office:value-type="float" office:value="4.978637">
                <text:p>4.9786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.958551">
                <text:p>19.958551</text:p>
              </table:table-cell>
              <table:table-cell office:value-type="float" office:value="6.800666">
                <text:p>6.800666</text:p>
              </table:table-cell>
              <table:table-cell office:value-type="float" office:value="4.989638">
                <text:p>4.9896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.003954">
                <text:p>20.003954</text:p>
              </table:table-cell>
              <table:table-cell office:value-type="float" office:value="6.811826">
                <text:p>6.811826</text:p>
              </table:table-cell>
              <table:table-cell office:value-type="float" office:value="5.000988">
                <text:p>5.0009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.048257">
                <text:p>20.048257</text:p>
              </table:table-cell>
              <table:table-cell office:value-type="float" office:value="6.823073">
                <text:p>6.823073</text:p>
              </table:table-cell>
              <table:table-cell office:value-type="float" office:value="5.012064">
                <text:p>5.0120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.092352">
                <text:p>20.092352</text:p>
              </table:table-cell>
              <table:table-cell office:value-type="float" office:value="6.835555">
                <text:p>6.835555</text:p>
              </table:table-cell>
              <table:table-cell office:value-type="float" office:value="5.023088">
                <text:p>5.0230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.136725">
                <text:p>20.136725</text:p>
              </table:table-cell>
              <table:table-cell office:value-type="float" office:value="6.846567">
                <text:p>6.846567</text:p>
              </table:table-cell>
              <table:table-cell office:value-type="float" office:value="5.034181">
                <text:p>5.0341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.181384">
                <text:p>20.181384</text:p>
              </table:table-cell>
              <table:table-cell office:value-type="float" office:value="6.857814">
                <text:p>6.857814</text:p>
              </table:table-cell>
              <table:table-cell office:value-type="float" office:value="5.045346">
                <text:p>5.0453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.224184">
                <text:p>20.224184</text:p>
              </table:table-cell>
              <table:table-cell office:value-type="float" office:value="6.875746">
                <text:p>6.875746</text:p>
              </table:table-cell>
              <table:table-cell office:value-type="float" office:value="5.056046">
                <text:p>5.0560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.267445">
                <text:p>20.267445</text:p>
              </table:table-cell>
              <table:table-cell office:value-type="float" office:value="6.893729">
                <text:p>6.893729</text:p>
              </table:table-cell>
              <table:table-cell office:value-type="float" office:value="5.066861">
                <text:p>5.0668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.31085">
                <text:p>20.31085</text:p>
              </table:table-cell>
              <table:table-cell office:value-type="float" office:value="6.911407">
                <text:p>6.911407</text:p>
              </table:table-cell>
              <table:table-cell office:value-type="float" office:value="5.077713">
                <text:p>5.0777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.356156">
                <text:p>20.356156</text:p>
              </table:table-cell>
              <table:table-cell office:value-type="float" office:value="6.922584">
                <text:p>6.922584</text:p>
              </table:table-cell>
              <table:table-cell office:value-type="float" office:value="5.089039">
                <text:p>5.0890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.400643">
                <text:p>20.400643</text:p>
              </table:table-cell>
              <table:table-cell office:value-type="float" office:value="6.93354">
                <text:p>6.93354</text:p>
              </table:table-cell>
              <table:table-cell office:value-type="float" office:value="5.100161">
                <text:p>5.1001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.444965">
                <text:p>20.444965</text:p>
              </table:table-cell>
              <table:table-cell office:value-type="float" office:value="6.945673">
                <text:p>6.945673</text:p>
              </table:table-cell>
              <table:table-cell office:value-type="float" office:value="5.111241">
                <text:p>5.1112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.491645">
                <text:p>20.491645</text:p>
              </table:table-cell>
              <table:table-cell office:value-type="float" office:value="6.95715">
                <text:p>6.95715</text:p>
              </table:table-cell>
              <table:table-cell office:value-type="float" office:value="5.122911">
                <text:p>5.1229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.536542">
                <text:p>20.536542</text:p>
              </table:table-cell>
              <table:table-cell office:value-type="float" office:value="6.968653">
                <text:p>6.968653</text:p>
              </table:table-cell>
              <table:table-cell office:value-type="float" office:value="5.134135">
                <text:p>5.1341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.580938">
                <text:p>20.580938</text:p>
              </table:table-cell>
              <table:table-cell office:value-type="float" office:value="6.980783">
                <text:p>6.980783</text:p>
              </table:table-cell>
              <table:table-cell office:value-type="float" office:value="5.145235">
                <text:p>5.1452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.625826">
                <text:p>20.625826</text:p>
              </table:table-cell>
              <table:table-cell office:value-type="float" office:value="6.991985">
                <text:p>6.991985</text:p>
              </table:table-cell>
              <table:table-cell office:value-type="float" office:value="5.156457">
                <text:p>5.1564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.671047">
                <text:p>20.671047</text:p>
              </table:table-cell>
              <table:table-cell office:value-type="float" office:value="7.003597">
                <text:p>7.003597</text:p>
              </table:table-cell>
              <table:table-cell office:value-type="float" office:value="5.167762">
                <text:p>5.1677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.719141">
                <text:p>20.719141</text:p>
              </table:table-cell>
              <table:table-cell office:value-type="float" office:value="7.022777">
                <text:p>7.022777</text:p>
              </table:table-cell>
              <table:table-cell office:value-type="float" office:value="5.179785">
                <text:p>5.1797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.76351">
                <text:p>20.76351</text:p>
              </table:table-cell>
              <table:table-cell office:value-type="float" office:value="7.034185">
                <text:p>7.034185</text:p>
              </table:table-cell>
              <table:table-cell office:value-type="float" office:value="5.190877">
                <text:p>5.1908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.808375">
                <text:p>20.808375</text:p>
              </table:table-cell>
              <table:table-cell office:value-type="float" office:value="7.045685">
                <text:p>7.045685</text:p>
              </table:table-cell>
              <table:table-cell office:value-type="float" office:value="5.202094">
                <text:p>5.2020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.852742">
                <text:p>20.852742</text:p>
              </table:table-cell>
              <table:table-cell office:value-type="float" office:value="7.056893">
                <text:p>7.056893</text:p>
              </table:table-cell>
              <table:table-cell office:value-type="float" office:value="5.213185">
                <text:p>5.213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.897284">
                <text:p>20.897284</text:p>
              </table:table-cell>
              <table:table-cell office:value-type="float" office:value="7.068429">
                <text:p>7.068429</text:p>
              </table:table-cell>
              <table:table-cell office:value-type="float" office:value="5.224321">
                <text:p>5.2243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942692">
                <text:p>20.942692</text:p>
              </table:table-cell>
              <table:table-cell office:value-type="float" office:value="7.080815">
                <text:p>7.080815</text:p>
              </table:table-cell>
              <table:table-cell office:value-type="float" office:value="5.235673">
                <text:p>5.2356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.987735">
                <text:p>20.987735</text:p>
              </table:table-cell>
              <table:table-cell office:value-type="float" office:value="7.092504">
                <text:p>7.092504</text:p>
              </table:table-cell>
              <table:table-cell office:value-type="float" office:value="5.246934">
                <text:p>5.2469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.031775">
                <text:p>21.031775</text:p>
              </table:table-cell>
              <table:table-cell office:value-type="float" office:value="7.10325">
                <text:p>7.10325</text:p>
              </table:table-cell>
              <table:table-cell office:value-type="float" office:value="5.257944">
                <text:p>5.2579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.076926">
                <text:p>21.076926</text:p>
              </table:table-cell>
              <table:table-cell office:value-type="float" office:value="7.115878">
                <text:p>7.115878</text:p>
              </table:table-cell>
              <table:table-cell office:value-type="float" office:value="5.269232">
                <text:p>5.2692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.121768">
                <text:p>21.121768</text:p>
              </table:table-cell>
              <table:table-cell office:value-type="float" office:value="7.12725">
                <text:p>7.12725</text:p>
              </table:table-cell>
              <table:table-cell office:value-type="float" office:value="5.280442">
                <text:p>5.2804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1668">
                <text:p>21.1668</text:p>
              </table:table-cell>
              <table:table-cell office:value-type="float" office:value="7.138606">
                <text:p>7.138606</text:p>
              </table:table-cell>
              <table:table-cell office:value-type="float" office:value="5.2917">
                <text:p>5.29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.212408">
                <text:p>21.212408</text:p>
              </table:table-cell>
              <table:table-cell office:value-type="float" office:value="7.151458">
                <text:p>7.151458</text:p>
              </table:table-cell>
              <table:table-cell office:value-type="float" office:value="5.303102">
                <text:p>5.3031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.258194">
                <text:p>21.258194</text:p>
              </table:table-cell>
              <table:table-cell office:value-type="float" office:value="7.163088">
                <text:p>7.163088</text:p>
              </table:table-cell>
              <table:table-cell office:value-type="float" office:value="5.314549">
                <text:p>5.3145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.303558">
                <text:p>21.303558</text:p>
              </table:table-cell>
              <table:table-cell office:value-type="float" office:value="7.174594">
                <text:p>7.174594</text:p>
              </table:table-cell>
              <table:table-cell office:value-type="float" office:value="5.32589">
                <text:p>5.325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.348301">
                <text:p>21.348301</text:p>
              </table:table-cell>
              <table:table-cell office:value-type="float" office:value="7.185177">
                <text:p>7.185177</text:p>
              </table:table-cell>
              <table:table-cell office:value-type="float" office:value="5.337075">
                <text:p>5.3370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.394758">
                <text:p>21.394758</text:p>
              </table:table-cell>
              <table:table-cell office:value-type="float" office:value="7.198469">
                <text:p>7.198469</text:p>
              </table:table-cell>
              <table:table-cell office:value-type="float" office:value="5.34869">
                <text:p>5.348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.441275">
                <text:p>21.441275</text:p>
              </table:table-cell>
              <table:table-cell office:value-type="float" office:value="7.209887">
                <text:p>7.209887</text:p>
              </table:table-cell>
              <table:table-cell office:value-type="float" office:value="5.360319">
                <text:p>5.3603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.487168">
                <text:p>21.487168</text:p>
              </table:table-cell>
              <table:table-cell office:value-type="float" office:value="7.228073">
                <text:p>7.228073</text:p>
              </table:table-cell>
              <table:table-cell office:value-type="float" office:value="5.371792">
                <text:p>5.3717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.53397">
                <text:p>21.53397</text:p>
              </table:table-cell>
              <table:table-cell office:value-type="float" office:value="7.238996">
                <text:p>7.238996</text:p>
              </table:table-cell>
              <table:table-cell office:value-type="float" office:value="5.383492">
                <text:p>5.3834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.582043">
                <text:p>21.582043</text:p>
              </table:table-cell>
              <table:table-cell office:value-type="float" office:value="7.257569">
                <text:p>7.257569</text:p>
              </table:table-cell>
              <table:table-cell office:value-type="float" office:value="5.395511">
                <text:p>5.3955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.627681">
                <text:p>21.627681</text:p>
              </table:table-cell>
              <table:table-cell office:value-type="float" office:value="7.269678">
                <text:p>7.269678</text:p>
              </table:table-cell>
              <table:table-cell office:value-type="float" office:value="5.40692">
                <text:p>5.406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.677016">
                <text:p>21.677016</text:p>
              </table:table-cell>
              <table:table-cell office:value-type="float" office:value="7.283261">
                <text:p>7.283261</text:p>
              </table:table-cell>
              <table:table-cell office:value-type="float" office:value="5.419254">
                <text:p>5.4192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.723245">
                <text:p>21.723245</text:p>
              </table:table-cell>
              <table:table-cell office:value-type="float" office:value="7.294727">
                <text:p>7.294727</text:p>
              </table:table-cell>
              <table:table-cell office:value-type="float" office:value="5.430811">
                <text:p>5.4308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1.770714">
                <text:p>21.770714</text:p>
              </table:table-cell>
              <table:table-cell office:value-type="float" office:value="7.3063">
                <text:p>7.3063</text:p>
              </table:table-cell>
              <table:table-cell office:value-type="float" office:value="5.442679">
                <text:p>5.4426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.817269">
                <text:p>21.817269</text:p>
              </table:table-cell>
              <table:table-cell office:value-type="float" office:value="7.318011">
                <text:p>7.318011</text:p>
              </table:table-cell>
              <table:table-cell office:value-type="float" office:value="5.454317">
                <text:p>5.4543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.863056">
                <text:p>21.863056</text:p>
              </table:table-cell>
              <table:table-cell office:value-type="float" office:value="7.331281">
                <text:p>7.331281</text:p>
              </table:table-cell>
              <table:table-cell office:value-type="float" office:value="5.465764">
                <text:p>5.4657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.909449">
                <text:p>21.909449</text:p>
              </table:table-cell>
              <table:table-cell office:value-type="float" office:value="7.342473">
                <text:p>7.342473</text:p>
              </table:table-cell>
              <table:table-cell office:value-type="float" office:value="5.477362">
                <text:p>5.4773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954919">
                <text:p>21.954919</text:p>
              </table:table-cell>
              <table:table-cell office:value-type="float" office:value="7.353893">
                <text:p>7.353893</text:p>
              </table:table-cell>
              <table:table-cell office:value-type="float" office:value="5.48873">
                <text:p>5.488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005493">
                <text:p>22.005493</text:p>
              </table:table-cell>
              <table:table-cell office:value-type="float" office:value="7.373912">
                <text:p>7.373912</text:p>
              </table:table-cell>
              <table:table-cell office:value-type="float" office:value="5.501373">
                <text:p>5.5013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.055637">
                <text:p>22.055637</text:p>
              </table:table-cell>
              <table:table-cell office:value-type="float" office:value="7.392637">
                <text:p>7.392637</text:p>
              </table:table-cell>
              <table:table-cell office:value-type="float" office:value="5.513909">
                <text:p>5.5139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.103794">
                <text:p>22.103794</text:p>
              </table:table-cell>
              <table:table-cell office:value-type="float" office:value="7.411559">
                <text:p>7.411559</text:p>
              </table:table-cell>
              <table:table-cell office:value-type="float" office:value="5.525949">
                <text:p>5.5259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.152155">
                <text:p>22.152155</text:p>
              </table:table-cell>
              <table:table-cell office:value-type="float" office:value="7.430483">
                <text:p>7.430483</text:p>
              </table:table-cell>
              <table:table-cell office:value-type="float" office:value="5.538039">
                <text:p>5.5380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.200873">
                <text:p>22.200873</text:p>
              </table:table-cell>
              <table:table-cell office:value-type="float" office:value="7.449439">
                <text:p>7.449439</text:p>
              </table:table-cell>
              <table:table-cell office:value-type="float" office:value="5.550218">
                <text:p>5.5502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.248639">
                <text:p>22.248639</text:p>
              </table:table-cell>
              <table:table-cell office:value-type="float" office:value="7.468392">
                <text:p>7.468392</text:p>
              </table:table-cell>
              <table:table-cell office:value-type="float" office:value="5.56216">
                <text:p>5.562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.296028">
                <text:p>22.296028</text:p>
              </table:table-cell>
              <table:table-cell office:value-type="float" office:value="7.487533">
                <text:p>7.487533</text:p>
              </table:table-cell>
              <table:table-cell office:value-type="float" office:value="5.574007">
                <text:p>5.5740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.343724">
                <text:p>22.343724</text:p>
              </table:table-cell>
              <table:table-cell office:value-type="float" office:value="7.505831">
                <text:p>7.505831</text:p>
              </table:table-cell>
              <table:table-cell office:value-type="float" office:value="5.585931">
                <text:p>5.5859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.391197">
                <text:p>22.391197</text:p>
              </table:table-cell>
              <table:table-cell office:value-type="float" office:value="7.524645">
                <text:p>7.524645</text:p>
              </table:table-cell>
              <table:table-cell office:value-type="float" office:value="5.597799">
                <text:p>5.597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.439293">
                <text:p>22.439293</text:p>
              </table:table-cell>
              <table:table-cell office:value-type="float" office:value="7.543284">
                <text:p>7.543284</text:p>
              </table:table-cell>
              <table:table-cell office:value-type="float" office:value="5.609823">
                <text:p>5.6098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.486394">
                <text:p>22.486394</text:p>
              </table:table-cell>
              <table:table-cell office:value-type="float" office:value="7.561894">
                <text:p>7.561894</text:p>
              </table:table-cell>
              <table:table-cell office:value-type="float" office:value="5.621598">
                <text:p>5.6215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.534275">
                <text:p>22.534275</text:p>
              </table:table-cell>
              <table:table-cell office:value-type="float" office:value="7.580601">
                <text:p>7.580601</text:p>
              </table:table-cell>
              <table:table-cell office:value-type="float" office:value="5.633569">
                <text:p>5.6335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.581957">
                <text:p>22.581957</text:p>
              </table:table-cell>
              <table:table-cell office:value-type="float" office:value="7.599275">
                <text:p>7.599275</text:p>
              </table:table-cell>
              <table:table-cell office:value-type="float" office:value="5.645489">
                <text:p>5.6454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.629846">
                <text:p>22.629846</text:p>
              </table:table-cell>
              <table:table-cell office:value-type="float" office:value="7.617767">
                <text:p>7.617767</text:p>
              </table:table-cell>
              <table:table-cell office:value-type="float" office:value="5.657461">
                <text:p>5.6574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.67733">
                <text:p>22.67733</text:p>
              </table:table-cell>
              <table:table-cell office:value-type="float" office:value="7.636486">
                <text:p>7.636486</text:p>
              </table:table-cell>
              <table:table-cell office:value-type="float" office:value="5.669333">
                <text:p>5.669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.725691">
                <text:p>22.725691</text:p>
              </table:table-cell>
              <table:table-cell office:value-type="float" office:value="7.655106">
                <text:p>7.655106</text:p>
              </table:table-cell>
              <table:table-cell office:value-type="float" office:value="5.681423">
                <text:p>5.6814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.773179">
                <text:p>22.773179</text:p>
              </table:table-cell>
              <table:table-cell office:value-type="float" office:value="7.673814">
                <text:p>7.673814</text:p>
              </table:table-cell>
              <table:table-cell office:value-type="float" office:value="5.693295">
                <text:p>5.6932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.821082">
                <text:p>22.821082</text:p>
              </table:table-cell>
              <table:table-cell office:value-type="float" office:value="7.692252">
                <text:p>7.692252</text:p>
              </table:table-cell>
              <table:table-cell office:value-type="float" office:value="5.70527">
                <text:p>5.705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.871465">
                <text:p>22.871465</text:p>
              </table:table-cell>
              <table:table-cell office:value-type="float" office:value="7.710786">
                <text:p>7.710786</text:p>
              </table:table-cell>
              <table:table-cell office:value-type="float" office:value="5.717866">
                <text:p>5.7178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.919327">
                <text:p>22.919327</text:p>
              </table:table-cell>
              <table:table-cell office:value-type="float" office:value="7.729396">
                <text:p>7.729396</text:p>
              </table:table-cell>
              <table:table-cell office:value-type="float" office:value="5.729832">
                <text:p>5.7298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.967163">
                <text:p>22.967163</text:p>
              </table:table-cell>
              <table:table-cell office:value-type="float" office:value="7.748146">
                <text:p>7.748146</text:p>
              </table:table-cell>
              <table:table-cell office:value-type="float" office:value="5.741791">
                <text:p>5.7417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.01499">
                <text:p>23.01499</text:p>
              </table:table-cell>
              <table:table-cell office:value-type="float" office:value="7.766872">
                <text:p>7.766872</text:p>
              </table:table-cell>
              <table:table-cell office:value-type="float" office:value="5.753747">
                <text:p>5.7537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.062242">
                <text:p>23.062242</text:p>
              </table:table-cell>
              <table:table-cell office:value-type="float" office:value="7.785358">
                <text:p>7.785358</text:p>
              </table:table-cell>
              <table:table-cell office:value-type="float" office:value="5.765561">
                <text:p>5.7655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.110121">
                <text:p>23.110121</text:p>
              </table:table-cell>
              <table:table-cell office:value-type="float" office:value="7.803739">
                <text:p>7.803739</text:p>
              </table:table-cell>
              <table:table-cell office:value-type="float" office:value="5.77753">
                <text:p>5.777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.157946">
                <text:p>23.157946</text:p>
              </table:table-cell>
              <table:table-cell office:value-type="float" office:value="7.822351">
                <text:p>7.822351</text:p>
              </table:table-cell>
              <table:table-cell office:value-type="float" office:value="5.789487">
                <text:p>5.7894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.202919">
                <text:p>23.202919</text:p>
              </table:table-cell>
              <table:table-cell office:value-type="float" office:value="7.832915">
                <text:p>7.832915</text:p>
              </table:table-cell>
              <table:table-cell office:value-type="float" office:value="5.80073">
                <text:p>5.800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.246533">
                <text:p>23.246533</text:p>
              </table:table-cell>
              <table:table-cell office:value-type="float" office:value="7.844313">
                <text:p>7.844313</text:p>
              </table:table-cell>
              <table:table-cell office:value-type="float" office:value="5.811633">
                <text:p>5.8116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.29214">
                <text:p>23.29214</text:p>
              </table:table-cell>
              <table:table-cell office:value-type="float" office:value="7.855886">
                <text:p>7.855886</text:p>
              </table:table-cell>
              <table:table-cell office:value-type="float" office:value="5.823035">
                <text:p>5.8230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.33757">
                <text:p>23.33757</text:p>
              </table:table-cell>
              <table:table-cell office:value-type="float" office:value="7.867002">
                <text:p>7.867002</text:p>
              </table:table-cell>
              <table:table-cell office:value-type="float" office:value="5.834392">
                <text:p>5.8343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.38209">
                <text:p>23.38209</text:p>
              </table:table-cell>
              <table:table-cell office:value-type="float" office:value="7.878378">
                <text:p>7.878378</text:p>
              </table:table-cell>
              <table:table-cell office:value-type="float" office:value="5.845523">
                <text:p>5.8455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.426804">
                <text:p>23.426804</text:p>
              </table:table-cell>
              <table:table-cell office:value-type="float" office:value="7.890779">
                <text:p>7.890779</text:p>
              </table:table-cell>
              <table:table-cell office:value-type="float" office:value="5.856701">
                <text:p>5.8567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.4729">
                <text:p>23.4729</text:p>
              </table:table-cell>
              <table:table-cell office:value-type="float" office:value="7.90256">
                <text:p>7.90256</text:p>
              </table:table-cell>
              <table:table-cell office:value-type="float" office:value="5.868225">
                <text:p>5.8682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.52138">
                <text:p>23.52138</text:p>
              </table:table-cell>
              <table:table-cell office:value-type="float" office:value="7.922057">
                <text:p>7.922057</text:p>
              </table:table-cell>
              <table:table-cell office:value-type="float" office:value="5.880345">
                <text:p>5.8803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.570042">
                <text:p>23.570042</text:p>
              </table:table-cell>
              <table:table-cell office:value-type="float" office:value="7.941239">
                <text:p>7.941239</text:p>
              </table:table-cell>
              <table:table-cell office:value-type="float" office:value="5.892511">
                <text:p>5.8925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.618005">
                <text:p>23.618005</text:p>
              </table:table-cell>
              <table:table-cell office:value-type="float" office:value="7.960155">
                <text:p>7.960155</text:p>
              </table:table-cell>
              <table:table-cell office:value-type="float" office:value="5.904501">
                <text:p>5.9045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.665701">
                <text:p>23.665701</text:p>
              </table:table-cell>
              <table:table-cell office:value-type="float" office:value="7.9786">
                <text:p>7.9786</text:p>
              </table:table-cell>
              <table:table-cell office:value-type="float" office:value="5.916425">
                <text:p>5.9164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.713385">
                <text:p>23.713385</text:p>
              </table:table-cell>
              <table:table-cell office:value-type="float" office:value="7.997621">
                <text:p>7.997621</text:p>
              </table:table-cell>
              <table:table-cell office:value-type="float" office:value="5.928346">
                <text:p>5.928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6.067cm" svg:y="0.316cm" chart:style-name="ch2">
          <text:p>Speedup 4 threads</text:p>
        </chart:title>
        <chart:legend chart:legend-position="end" svg:x="11.427cm" svg:y="3.955cm" style:legend-expansion="high" chart:style-name="ch3"/>
        <chart:plot-area chart:style-name="ch4" table:cell-range-address="data_4.E1:data_4.F501" chart:data-source-has-labels="row" svg:x="0.32cm" svg:y="1.275cm" svg:width="10.787cm" svg:height="7.551cm">
          <chart:coordinate-region svg:x="1.047cm" svg:y="1.396cm" svg:width="10.06cm" svg:height="6.4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4.E2:data_4.E501" chart:label-cell-address="data_4.E1:data_4.E1" chart:class="chart:line">
            <chart:data-point chart:repeated="500"/>
          </chart:series>
          <chart:series chart:style-name="ch8" chart:values-cell-range-address="data_4.F2:data_4.F501" chart:label-cell-address="data_4.F1:data_4.F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ta_4.E1:data_4.E1</svg:desc>
                </draw:g>
              </table:table-cell>
              <table:table-cell office:value-type="string">
                <text:p>speedup (linear)</text:p>
                <draw:g>
                  <svg:desc>data_4.F1:data_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3598">
                <text:p>2.153598</text:p>
                <draw:g>
                  <svg:desc>data_4.E2:data_4.E501</svg:desc>
                </draw:g>
              </table:table-cell>
              <table:table-cell office:value-type="float" office:value="4">
                <text:p>4</text:p>
                <draw:g>
                  <svg:desc>data_4.F2:data_4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5034">
                <text:p>2.365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3267">
                <text:p>2.493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88424">
                <text:p>2.488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129">
                <text:p>2.50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38785">
                <text:p>2.5387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8775">
                <text:p>2.518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5337">
                <text:p>2.505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6058">
                <text:p>2.576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29494">
                <text:p>2.529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34713">
                <text:p>2.534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68273">
                <text:p>2.568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88658">
                <text:p>2.588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40562">
                <text:p>2.640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58083">
                <text:p>2.6580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6448">
                <text:p>2.66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50421">
                <text:p>2.650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68026">
                <text:p>2.668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55785">
                <text:p>2.6557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53217">
                <text:p>2.653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51544">
                <text:p>2.651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49349">
                <text:p>2.649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823">
                <text:p>2.64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59939">
                <text:p>2.659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55427">
                <text:p>2.655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52912">
                <text:p>2.652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53116">
                <text:p>2.653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42356">
                <text:p>2.642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6737">
                <text:p>2.6467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4383">
                <text:p>2.64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47086">
                <text:p>2.6470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66293">
                <text:p>2.666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75668">
                <text:p>2.675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16028">
                <text:p>2.716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9657">
                <text:p>2.729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3992">
                <text:p>2.73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30647">
                <text:p>2.730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25264">
                <text:p>2.725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3282">
                <text:p>2.723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18467">
                <text:p>2.718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14918">
                <text:p>2.714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13118">
                <text:p>2.713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11499">
                <text:p>2.711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8306">
                <text:p>2.708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01502">
                <text:p>2.701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96952">
                <text:p>2.696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2236">
                <text:p>2.72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5999">
                <text:p>2.715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10513">
                <text:p>2.710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04971">
                <text:p>2.704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02814">
                <text:p>2.7028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0741">
                <text:p>2.700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98638">
                <text:p>2.698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9557">
                <text:p>2.69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93445">
                <text:p>2.693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9294">
                <text:p>2.69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92194">
                <text:p>2.692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90487">
                <text:p>2.690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88682">
                <text:p>2.688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87892">
                <text:p>2.687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86506">
                <text:p>2.686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85438">
                <text:p>2.685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84161">
                <text:p>2.684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83137">
                <text:p>2.683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82143">
                <text:p>2.682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80432">
                <text:p>2.680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8825">
                <text:p>2.678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7937">
                <text:p>2.677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6899">
                <text:p>2.676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75753">
                <text:p>2.675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7498">
                <text:p>2.67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74098">
                <text:p>2.674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72394">
                <text:p>2.672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70918">
                <text:p>2.670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69597">
                <text:p>2.669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68077">
                <text:p>2.668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68116">
                <text:p>2.668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6642">
                <text:p>2.66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65474">
                <text:p>2.665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5757">
                <text:p>2.665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6173">
                <text:p>2.666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75676">
                <text:p>2.675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73242">
                <text:p>2.673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83672">
                <text:p>2.683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80431">
                <text:p>2.680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8112">
                <text:p>2.678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712">
                <text:p>2.67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75027">
                <text:p>2.675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72797">
                <text:p>2.672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69835">
                <text:p>2.669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67059">
                <text:p>2.667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62396">
                <text:p>2.662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57924">
                <text:p>2.657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55948">
                <text:p>2.655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53248">
                <text:p>2.653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0957">
                <text:p>2.650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48135">
                <text:p>2.648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46045">
                <text:p>2.646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43732">
                <text:p>2.643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43143">
                <text:p>2.643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42686">
                <text:p>2.642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425">
                <text:p>2.6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41777">
                <text:p>2.641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40995">
                <text:p>2.640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40389">
                <text:p>2.640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3987">
                <text:p>2.63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9554">
                <text:p>2.639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39226">
                <text:p>2.639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38737">
                <text:p>2.6387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39103">
                <text:p>2.639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38735">
                <text:p>2.638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38173">
                <text:p>2.638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38066">
                <text:p>2.638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37844">
                <text:p>2.637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35683">
                <text:p>2.635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33627">
                <text:p>2.6336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3157">
                <text:p>2.63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29047">
                <text:p>2.6290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26421">
                <text:p>2.626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25605">
                <text:p>2.625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31815">
                <text:p>2.631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39197">
                <text:p>2.639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44797">
                <text:p>2.644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642667">
                <text:p>2.642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41451">
                <text:p>2.641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40611">
                <text:p>2.640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40229">
                <text:p>2.640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44739">
                <text:p>2.644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49232">
                <text:p>2.649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56328">
                <text:p>2.656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63326">
                <text:p>2.663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71159">
                <text:p>2.671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76193">
                <text:p>2.676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82852">
                <text:p>2.682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1674">
                <text:p>2.681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80228">
                <text:p>2.680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79058">
                <text:p>2.679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79181">
                <text:p>2.679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79108">
                <text:p>2.679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79151">
                <text:p>2.679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7794">
                <text:p>2.67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84185">
                <text:p>2.684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87897">
                <text:p>2.687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93764">
                <text:p>2.693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99587">
                <text:p>2.699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06351">
                <text:p>2.706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10118">
                <text:p>2.710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14548">
                <text:p>2.714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19813">
                <text:p>2.719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23126">
                <text:p>2.723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727945">
                <text:p>2.727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73264">
                <text:p>2.73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3805">
                <text:p>2.738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741399">
                <text:p>2.741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745337">
                <text:p>2.745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750696">
                <text:p>2.750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755121">
                <text:p>2.755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759878">
                <text:p>2.759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764939">
                <text:p>2.764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69257">
                <text:p>2.769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74416">
                <text:p>2.774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778616">
                <text:p>2.778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776474">
                <text:p>2.776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77474">
                <text:p>2.77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72975">
                <text:p>2.772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70772">
                <text:p>2.7707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68298">
                <text:p>2.768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66212">
                <text:p>2.766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3643">
                <text:p>2.763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61877">
                <text:p>2.761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59886">
                <text:p>2.759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5805">
                <text:p>2.758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55887">
                <text:p>2.755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54018">
                <text:p>2.75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5059">
                <text:p>2.75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48474">
                <text:p>2.748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6942">
                <text:p>2.746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46017">
                <text:p>2.746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45048">
                <text:p>2.745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47435">
                <text:p>2.747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52182">
                <text:p>2.752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756111">
                <text:p>2.756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59506">
                <text:p>2.759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64302">
                <text:p>2.764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68793">
                <text:p>2.768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72316">
                <text:p>2.772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75413">
                <text:p>2.775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80585">
                <text:p>2.780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8534">
                <text:p>2.78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788187">
                <text:p>2.788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91864">
                <text:p>2.791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796241">
                <text:p>2.796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0017">
                <text:p>2.80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01901">
                <text:p>2.801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05337">
                <text:p>2.805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09441">
                <text:p>2.809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12891">
                <text:p>2.812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813373">
                <text:p>2.813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17487">
                <text:p>2.817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21788">
                <text:p>2.821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825059">
                <text:p>2.825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827629">
                <text:p>2.827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825445">
                <text:p>2.825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824002">
                <text:p>2.824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82213">
                <text:p>2.82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820674">
                <text:p>2.820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18887">
                <text:p>2.818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21079">
                <text:p>2.821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1821">
                <text:p>2.81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818101">
                <text:p>2.818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17671">
                <text:p>2.8176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18991">
                <text:p>2.818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821781">
                <text:p>2.821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26305">
                <text:p>2.826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29913">
                <text:p>2.829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28708">
                <text:p>2.828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827587">
                <text:p>2.827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28059">
                <text:p>2.828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35903">
                <text:p>2.835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26304">
                <text:p>2.826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81697">
                <text:p>2.81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19148">
                <text:p>2.819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2172">
                <text:p>2.82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8248">
                <text:p>2.8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23277">
                <text:p>2.823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22158">
                <text:p>2.822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20887">
                <text:p>2.820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20619">
                <text:p>2.8206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1948">
                <text:p>2.81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820287">
                <text:p>2.820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818258">
                <text:p>2.818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826892">
                <text:p>2.826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821273">
                <text:p>2.821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819106">
                <text:p>2.819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817843">
                <text:p>2.817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816453">
                <text:p>2.816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814224">
                <text:p>2.814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812374">
                <text:p>2.812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810559">
                <text:p>2.8105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804465">
                <text:p>2.804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802097">
                <text:p>2.802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8052">
                <text:p>2.8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807347">
                <text:p>2.807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809272">
                <text:p>2.809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812494">
                <text:p>2.812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815828">
                <text:p>2.815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819425">
                <text:p>2.819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823255">
                <text:p>2.823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821914">
                <text:p>2.821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821004">
                <text:p>2.821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819703">
                <text:p>2.819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818338">
                <text:p>2.818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81705">
                <text:p>2.81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816093">
                <text:p>2.816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814952">
                <text:p>2.814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813933">
                <text:p>2.813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81332">
                <text:p>2.81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812073">
                <text:p>2.812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810676">
                <text:p>2.810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809438">
                <text:p>2.809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812366">
                <text:p>2.812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812437">
                <text:p>2.812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814456">
                <text:p>2.814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817032">
                <text:p>2.817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816787">
                <text:p>2.816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820086">
                <text:p>2.8200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821611">
                <text:p>2.821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823457">
                <text:p>2.823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825595">
                <text:p>2.825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28528">
                <text:p>2.828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27425">
                <text:p>2.827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26201">
                <text:p>2.826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29126">
                <text:p>2.829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32237">
                <text:p>2.832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3484">
                <text:p>2.83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37826">
                <text:p>2.837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41185">
                <text:p>2.841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43743">
                <text:p>2.843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46162">
                <text:p>2.84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48836">
                <text:p>2.848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51469">
                <text:p>2.851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5333">
                <text:p>2.85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56398">
                <text:p>2.856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59485">
                <text:p>2.8594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6197">
                <text:p>2.86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4324">
                <text:p>2.864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4931">
                <text:p>2.864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7022">
                <text:p>2.867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0075">
                <text:p>2.870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72687">
                <text:p>2.872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74874">
                <text:p>2.874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876689">
                <text:p>2.876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879339">
                <text:p>2.879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82311">
                <text:p>2.882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884688">
                <text:p>2.884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887003">
                <text:p>2.887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888507">
                <text:p>2.888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890464">
                <text:p>2.890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88874">
                <text:p>2.8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88719">
                <text:p>2.88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889598">
                <text:p>2.8895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892438">
                <text:p>2.892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894334">
                <text:p>2.894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895669">
                <text:p>2.895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898101">
                <text:p>2.898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900502">
                <text:p>2.900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90235">
                <text:p>2.90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904519">
                <text:p>2.904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906965">
                <text:p>2.906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08907">
                <text:p>2.908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911114">
                <text:p>2.911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913306">
                <text:p>2.913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14585">
                <text:p>2.914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917087">
                <text:p>2.917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919208">
                <text:p>2.919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20625">
                <text:p>2.92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923046">
                <text:p>2.923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925169">
                <text:p>2.925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926823">
                <text:p>2.926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928711">
                <text:p>2.928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930964">
                <text:p>2.930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93289">
                <text:p>2.93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9349">
                <text:p>2.9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937011">
                <text:p>2.937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939144">
                <text:p>2.939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940851">
                <text:p>2.940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942973">
                <text:p>2.942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945479">
                <text:p>2.945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946715">
                <text:p>2.946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44612">
                <text:p>2.944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943174">
                <text:p>2.943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94173">
                <text:p>2.94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939929">
                <text:p>2.939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941228">
                <text:p>2.941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43171">
                <text:p>2.943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945555">
                <text:p>2.94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946886">
                <text:p>2.946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94486">
                <text:p>2.94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4349">
                <text:p>2.94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942081">
                <text:p>2.9420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40731">
                <text:p>2.940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939329">
                <text:p>2.939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38042">
                <text:p>2.938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936702">
                <text:p>2.936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93562">
                <text:p>2.93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34601">
                <text:p>2.934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933566">
                <text:p>2.933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932461">
                <text:p>2.932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931381">
                <text:p>2.931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930123">
                <text:p>2.930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928831">
                <text:p>2.928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927004">
                <text:p>2.927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925708">
                <text:p>2.925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924456">
                <text:p>2.924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923386">
                <text:p>2.923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92201">
                <text:p>2.92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923263">
                <text:p>2.923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925323">
                <text:p>2.925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927131">
                <text:p>2.927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928988">
                <text:p>2.928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930713">
                <text:p>2.930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932282">
                <text:p>2.932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934475">
                <text:p>2.934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93564">
                <text:p>2.935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937139">
                <text:p>2.937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939295">
                <text:p>2.939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940854">
                <text:p>2.940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942445">
                <text:p>2.942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944818">
                <text:p>2.944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946539">
                <text:p>2.946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94525">
                <text:p>2.94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944078">
                <text:p>2.944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942594">
                <text:p>2.942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941483">
                <text:p>2.941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940326">
                <text:p>2.940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939162">
                <text:p>2.939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938044">
                <text:p>2.9380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937211">
                <text:p>2.937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35847">
                <text:p>2.935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934681">
                <text:p>2.934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933553">
                <text:p>2.933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932466">
                <text:p>2.932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931684">
                <text:p>2.931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30575">
                <text:p>2.930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929511">
                <text:p>2.929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928531">
                <text:p>2.928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927511">
                <text:p>2.927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926378">
                <text:p>2.926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925389">
                <text:p>2.925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24139">
                <text:p>2.924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922818">
                <text:p>2.922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921541">
                <text:p>2.921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23463">
                <text:p>2.923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924883">
                <text:p>2.924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922827">
                <text:p>2.922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921171">
                <text:p>2.921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91968">
                <text:p>2.91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918362">
                <text:p>2.918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916391">
                <text:p>2.916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915588">
                <text:p>2.915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914408">
                <text:p>2.914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13124">
                <text:p>2.913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911593">
                <text:p>2.911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910066">
                <text:p>2.910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911212">
                <text:p>2.911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913335">
                <text:p>2.913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915077">
                <text:p>2.915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916061">
                <text:p>2.916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918046">
                <text:p>2.918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920024">
                <text:p>2.920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921475">
                <text:p>2.921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922567">
                <text:p>2.9225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924889">
                <text:p>2.924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26717">
                <text:p>2.926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28189">
                <text:p>2.928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930052">
                <text:p>2.930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931864">
                <text:p>2.931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93355">
                <text:p>2.93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34793">
                <text:p>2.934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936651">
                <text:p>2.936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938303">
                <text:p>2.938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939388">
                <text:p>2.939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941142">
                <text:p>2.941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942831">
                <text:p>2.942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94138">
                <text:p>2.94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939983">
                <text:p>2.939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938743">
                <text:p>2.938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40543">
                <text:p>2.9405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942313">
                <text:p>2.942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943554">
                <text:p>2.943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945408">
                <text:p>2.945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946989">
                <text:p>2.9469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948228">
                <text:p>2.948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949924">
                <text:p>2.949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95149">
                <text:p>2.95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950278">
                <text:p>2.950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51801">
                <text:p>2.951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95335">
                <text:p>2.95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954947">
                <text:p>2.954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956426">
                <text:p>2.956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957667">
                <text:p>2.957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959143">
                <text:p>2.959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960866">
                <text:p>2.960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61957">
                <text:p>2.961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963523">
                <text:p>2.963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65117">
                <text:p>2.965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966165">
                <text:p>2.966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967742">
                <text:p>2.967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969305">
                <text:p>2.969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971159">
                <text:p>2.971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972126">
                <text:p>2.972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973871">
                <text:p>2.9738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972738">
                <text:p>2.9727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974718">
                <text:p>2.974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73729">
                <text:p>2.973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975054">
                <text:p>2.975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76279">
                <text:p>2.976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977938">
                <text:p>2.977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79718">
                <text:p>2.979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981311">
                <text:p>2.981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98216">
                <text:p>2.98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983933">
                <text:p>2.983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85482">
                <text:p>2.985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84236">
                <text:p>2.984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8346">
                <text:p>2.98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982341">
                <text:p>2.982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81254">
                <text:p>2.981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80207">
                <text:p>2.980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97904">
                <text:p>2.97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77753">
                <text:p>2.977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976849">
                <text:p>2.9768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975715">
                <text:p>2.975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74738">
                <text:p>2.9747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973646">
                <text:p>2.973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72624">
                <text:p>2.972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971593">
                <text:p>2.971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970667">
                <text:p>2.970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969603">
                <text:p>2.969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968697">
                <text:p>2.968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67648">
                <text:p>2.967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66762">
                <text:p>2.966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966165">
                <text:p>2.966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965216">
                <text:p>2.965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964214">
                <text:p>2.964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963225">
                <text:p>2.963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962259">
                <text:p>2.962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961416">
                <text:p>2.961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960484">
                <text:p>2.960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962233">
                <text:p>2.962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963489">
                <text:p>2.963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964929">
                <text:p>2.964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966514">
                <text:p>2.966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967881">
                <text:p>2.967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968884">
                <text:p>2.968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97029">
                <text:p>2.970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9691">
                <text:p>2.9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68056">
                <text:p>2.968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67028">
                <text:p>2.967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966147">
                <text:p>2.966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965055">
                <text:p>2.96505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5.895cm" svg:y="0.316cm" chart:style-name="ch2">
          <text:p>Efficiência 4 threads</text:p>
        </chart:title>
        <chart:legend chart:legend-position="end" svg:x="11.242cm" svg:y="3.955cm" style:legend-expansion="high" chart:style-name="ch3"/>
        <chart:plot-area chart:style-name="ch4" table:cell-range-address="data_4.G1:data_4.H501" chart:data-source-has-labels="row" svg:x="0.32cm" svg:y="1.275cm" svg:width="10.602cm" svg:height="7.551cm">
          <chart:coordinate-region svg:x="1.047cm" svg:y="1.396cm" svg:width="9.853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4.G2:data_4.G501" chart:label-cell-address="data_4.G1:data_4.G1" chart:class="chart:line">
            <chart:data-point chart:repeated="500"/>
          </chart:series>
          <chart:series chart:style-name="ch8" chart:values-cell-range-address="data_4.H2:data_4.H501" chart:label-cell-address="data_4.H1:data_4.H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data_4.G1:data_4.G1</svg:desc>
                </draw:g>
              </table:table-cell>
              <table:table-cell office:value-type="string">
                <text:p>efficiency (linear)</text:p>
                <draw:g>
                  <svg:desc>data_4.H1:data_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399">
                <text:p>0.538399</text:p>
                <draw:g>
                  <svg:desc>data_4.G2:data_4.G501</svg:desc>
                </draw:g>
              </table:table-cell>
              <table:table-cell office:value-type="float" office:value="1">
                <text:p>1</text:p>
                <draw:g>
                  <svg:desc>data_4.H2:data_4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1259">
                <text:p>0.59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3317">
                <text:p>0.623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2106">
                <text:p>0.622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323">
                <text:p>0.62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4696">
                <text:p>0.634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9694">
                <text:p>0.629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6334">
                <text:p>0.626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4015">
                <text:p>0.644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373">
                <text:p>0.632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3678">
                <text:p>0.633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2068">
                <text:p>0.642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7164">
                <text:p>0.647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0141">
                <text:p>0.660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4521">
                <text:p>0.664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612">
                <text:p>0.66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2605">
                <text:p>0.662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7006">
                <text:p>0.667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3946">
                <text:p>0.663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3304">
                <text:p>0.663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2886">
                <text:p>0.662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2337">
                <text:p>0.66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2058">
                <text:p>0.66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4985">
                <text:p>0.664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3857">
                <text:p>0.663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3228">
                <text:p>0.663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3279">
                <text:p>0.663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0589">
                <text:p>0.660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1684">
                <text:p>0.66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0958">
                <text:p>0.660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1771">
                <text:p>0.661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6573">
                <text:p>0.666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8917">
                <text:p>0.668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9007">
                <text:p>0.679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2414">
                <text:p>0.682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498">
                <text:p>0.68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2662">
                <text:p>0.682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1316">
                <text:p>0.681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0821">
                <text:p>0.680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9617">
                <text:p>0.679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8729">
                <text:p>0.678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8279">
                <text:p>0.678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7875">
                <text:p>0.677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7076">
                <text:p>0.677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5375">
                <text:p>0.675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4238">
                <text:p>0.674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059">
                <text:p>0.68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9">
                <text:p>0.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7628">
                <text:p>0.677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6243">
                <text:p>0.676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5703">
                <text:p>0.675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75185">
                <text:p>0.67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466">
                <text:p>0.67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73893">
                <text:p>0.673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3361">
                <text:p>0.673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73235">
                <text:p>0.673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73049">
                <text:p>0.673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2622">
                <text:p>0.672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2171">
                <text:p>0.672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71973">
                <text:p>0.671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1626">
                <text:p>0.671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7136">
                <text:p>0.67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7104">
                <text:p>0.67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0784">
                <text:p>0.670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0536">
                <text:p>0.670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108">
                <text:p>0.670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9706">
                <text:p>0.669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9484">
                <text:p>0.669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9225">
                <text:p>0.669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8938">
                <text:p>0.668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68745">
                <text:p>0.668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8525">
                <text:p>0.668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68098">
                <text:p>0.668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773">
                <text:p>0.66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7399">
                <text:p>0.667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7019">
                <text:p>0.667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7029">
                <text:p>0.667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6605">
                <text:p>0.666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6369">
                <text:p>0.666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66439">
                <text:p>0.666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6543">
                <text:p>0.666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8919">
                <text:p>0.668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8311">
                <text:p>0.668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0918">
                <text:p>0.670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0108">
                <text:p>0.670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9528">
                <text:p>0.669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928">
                <text:p>0.66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8757">
                <text:p>0.668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8199">
                <text:p>0.668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67459">
                <text:p>0.667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66765">
                <text:p>0.666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65599">
                <text:p>0.665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4481">
                <text:p>0.664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3987">
                <text:p>0.66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3312">
                <text:p>0.663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62739">
                <text:p>0.662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2034">
                <text:p>0.66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1511">
                <text:p>0.661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0933">
                <text:p>0.660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0786">
                <text:p>0.660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60671">
                <text:p>0.660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60625">
                <text:p>0.66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60444">
                <text:p>0.660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60249">
                <text:p>0.660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0097">
                <text:p>0.660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59967">
                <text:p>0.659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59888">
                <text:p>0.659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59806">
                <text:p>0.659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59684">
                <text:p>0.659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9776">
                <text:p>0.659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9684">
                <text:p>0.659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9543">
                <text:p>0.659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59517">
                <text:p>0.659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59461">
                <text:p>0.659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8921">
                <text:p>0.658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8407">
                <text:p>0.658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57892">
                <text:p>0.657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57262">
                <text:p>0.657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56605">
                <text:p>0.656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56401">
                <text:p>0.656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57954">
                <text:p>0.657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59799">
                <text:p>0.659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1199">
                <text:p>0.66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60667">
                <text:p>0.660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60363">
                <text:p>0.660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60153">
                <text:p>0.660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60057">
                <text:p>0.660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61185">
                <text:p>0.6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62308">
                <text:p>0.662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4082">
                <text:p>0.66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5832">
                <text:p>0.665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6779">
                <text:p>0.66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9048">
                <text:p>0.66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0713">
                <text:p>0.670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0419">
                <text:p>0.670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0057">
                <text:p>0.670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9764">
                <text:p>0.669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9795">
                <text:p>0.669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9777">
                <text:p>0.669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69788">
                <text:p>0.669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9485">
                <text:p>0.669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71046">
                <text:p>0.67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71974">
                <text:p>0.671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73441">
                <text:p>0.673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4897">
                <text:p>0.674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6588">
                <text:p>0.676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753">
                <text:p>0.67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78637">
                <text:p>0.678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79953">
                <text:p>0.679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80781">
                <text:p>0.680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81986">
                <text:p>0.68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8316">
                <text:p>0.68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84512">
                <text:p>0.684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8535">
                <text:p>0.68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86334">
                <text:p>0.686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87674">
                <text:p>0.687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8878">
                <text:p>0.68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8997">
                <text:p>0.68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1235">
                <text:p>0.69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2314">
                <text:p>0.692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3604">
                <text:p>0.693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4654">
                <text:p>0.694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4118">
                <text:p>0.694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93685">
                <text:p>0.693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93244">
                <text:p>0.693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2693">
                <text:p>0.692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2075">
                <text:p>0.692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1553">
                <text:p>0.691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0911">
                <text:p>0.690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469">
                <text:p>0.690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89972">
                <text:p>0.689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89512">
                <text:p>0.689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8972">
                <text:p>0.688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88505">
                <text:p>0.68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7647">
                <text:p>0.687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7119">
                <text:p>0.687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86736">
                <text:p>0.686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86504">
                <text:p>0.686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86262">
                <text:p>0.686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86859">
                <text:p>0.686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88046">
                <text:p>0.688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9028">
                <text:p>0.689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9876">
                <text:p>0.689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91075">
                <text:p>0.69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92198">
                <text:p>0.692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93079">
                <text:p>0.693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93853">
                <text:p>0.693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95146">
                <text:p>0.695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96335">
                <text:p>0.696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97047">
                <text:p>0.697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97966">
                <text:p>0.697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9906">
                <text:p>0.69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00042">
                <text:p>0.700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00475">
                <text:p>0.700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01334">
                <text:p>0.701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0236">
                <text:p>0.70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03223">
                <text:p>0.703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03343">
                <text:p>0.703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04372">
                <text:p>0.704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05447">
                <text:p>0.705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6265">
                <text:p>0.706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6907">
                <text:p>0.706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6361">
                <text:p>0.706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6">
                <text:p>0.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05532">
                <text:p>0.705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05168">
                <text:p>0.705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4722">
                <text:p>0.704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0527">
                <text:p>0.70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04553">
                <text:p>0.704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04525">
                <text:p>0.704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04418">
                <text:p>0.704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04748">
                <text:p>0.704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05445">
                <text:p>0.705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06576">
                <text:p>0.706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7478">
                <text:p>0.707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07177">
                <text:p>0.707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06897">
                <text:p>0.706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07015">
                <text:p>0.707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08976">
                <text:p>0.708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06576">
                <text:p>0.706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04243">
                <text:p>0.70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04787">
                <text:p>0.704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0543">
                <text:p>0.70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062">
                <text:p>0.7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05819">
                <text:p>0.705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0554">
                <text:p>0.70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05222">
                <text:p>0.705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05155">
                <text:p>0.705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0487">
                <text:p>0.70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05072">
                <text:p>0.705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04565">
                <text:p>0.704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06723">
                <text:p>0.706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05318">
                <text:p>0.705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04776">
                <text:p>0.704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4461">
                <text:p>0.704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4113">
                <text:p>0.704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3556">
                <text:p>0.703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03094">
                <text:p>0.703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0264">
                <text:p>0.70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01116">
                <text:p>0.70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00524">
                <text:p>0.700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013">
                <text:p>0.7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01837">
                <text:p>0.701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02318">
                <text:p>0.702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03123">
                <text:p>0.703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03957">
                <text:p>0.703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04856">
                <text:p>0.704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05814">
                <text:p>0.705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05479">
                <text:p>0.705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05251">
                <text:p>0.705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04926">
                <text:p>0.704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04584">
                <text:p>0.704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04263">
                <text:p>0.704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04023">
                <text:p>0.704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03738">
                <text:p>0.703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03483">
                <text:p>0.703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0333">
                <text:p>0.70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03018">
                <text:p>0.703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02669">
                <text:p>0.702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02359">
                <text:p>0.702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03092">
                <text:p>0.703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03109">
                <text:p>0.703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03614">
                <text:p>0.703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04258">
                <text:p>0.704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04197">
                <text:p>0.704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05021">
                <text:p>0.705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05403">
                <text:p>0.705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05864">
                <text:p>0.705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06399">
                <text:p>0.706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07132">
                <text:p>0.707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06856">
                <text:p>0.706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0655">
                <text:p>0.70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07282">
                <text:p>0.707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08059">
                <text:p>0.708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0871">
                <text:p>0.70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09457">
                <text:p>0.709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10296">
                <text:p>0.710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10936">
                <text:p>0.710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11541">
                <text:p>0.71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12209">
                <text:p>0.712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12867">
                <text:p>0.712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13333">
                <text:p>0.71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141">
                <text:p>0.7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14871">
                <text:p>0.714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5492">
                <text:p>0.715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6081">
                <text:p>0.716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16233">
                <text:p>0.716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6755">
                <text:p>0.716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17519">
                <text:p>0.717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18172">
                <text:p>0.718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18718">
                <text:p>0.718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19172">
                <text:p>0.719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19835">
                <text:p>0.719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20578">
                <text:p>0.720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21172">
                <text:p>0.72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21751">
                <text:p>0.72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22127">
                <text:p>0.722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2616">
                <text:p>0.722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22185">
                <text:p>0.722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21798">
                <text:p>0.721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22399">
                <text:p>0.722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2311">
                <text:p>0.72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3583">
                <text:p>0.723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23917">
                <text:p>0.723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24525">
                <text:p>0.724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25125">
                <text:p>0.725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25587">
                <text:p>0.725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2613">
                <text:p>0.72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26741">
                <text:p>0.726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27227">
                <text:p>0.727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27778">
                <text:p>0.72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28326">
                <text:p>0.728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28646">
                <text:p>0.728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29272">
                <text:p>0.729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29802">
                <text:p>0.729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30156">
                <text:p>0.730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30762">
                <text:p>0.730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31292">
                <text:p>0.73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31706">
                <text:p>0.731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32178">
                <text:p>0.73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32741">
                <text:p>0.732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33222">
                <text:p>0.733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33725">
                <text:p>0.733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34253">
                <text:p>0.73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34786">
                <text:p>0.734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35213">
                <text:p>0.735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35743">
                <text:p>0.735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3637">
                <text:p>0.73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36679">
                <text:p>0.736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36153">
                <text:p>0.736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35794">
                <text:p>0.735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35433">
                <text:p>0.735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34982">
                <text:p>0.734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35307">
                <text:p>0.735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35793">
                <text:p>0.735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36389">
                <text:p>0.736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36722">
                <text:p>0.736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36215">
                <text:p>0.736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35873">
                <text:p>0.735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3552">
                <text:p>0.73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35183">
                <text:p>0.735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34832">
                <text:p>0.734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34511">
                <text:p>0.734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34176">
                <text:p>0.734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33905">
                <text:p>0.733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3365">
                <text:p>0.73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33392">
                <text:p>0.733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33115">
                <text:p>0.733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32845">
                <text:p>0.732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32531">
                <text:p>0.732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32208">
                <text:p>0.732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31751">
                <text:p>0.73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31427">
                <text:p>0.731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31114">
                <text:p>0.73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30847">
                <text:p>0.730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30502">
                <text:p>0.730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30816">
                <text:p>0.730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31331">
                <text:p>0.731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31783">
                <text:p>0.731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2247">
                <text:p>0.732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32678">
                <text:p>0.732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33071">
                <text:p>0.733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33619">
                <text:p>0.733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3391">
                <text:p>0.73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34285">
                <text:p>0.734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34824">
                <text:p>0.734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5214">
                <text:p>0.735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35611">
                <text:p>0.735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36204">
                <text:p>0.736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36635">
                <text:p>0.736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36312">
                <text:p>0.736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3602">
                <text:p>0.73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35649">
                <text:p>0.735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35371">
                <text:p>0.735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35081">
                <text:p>0.735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34791">
                <text:p>0.734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34511">
                <text:p>0.734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34303">
                <text:p>0.734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33962">
                <text:p>0.733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3367">
                <text:p>0.73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33388">
                <text:p>0.733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33117">
                <text:p>0.73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32921">
                <text:p>0.732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32644">
                <text:p>0.732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32378">
                <text:p>0.732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32133">
                <text:p>0.732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31878">
                <text:p>0.731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31594">
                <text:p>0.731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31347">
                <text:p>0.731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31035">
                <text:p>0.73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30705">
                <text:p>0.730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30385">
                <text:p>0.730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30866">
                <text:p>0.730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31221">
                <text:p>0.73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30707">
                <text:p>0.730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0293">
                <text:p>0.730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2992">
                <text:p>0.72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2959">
                <text:p>0.7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29098">
                <text:p>0.729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28897">
                <text:p>0.728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28602">
                <text:p>0.728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28281">
                <text:p>0.728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27898">
                <text:p>0.727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27517">
                <text:p>0.727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27803">
                <text:p>0.727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28334">
                <text:p>0.728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28769">
                <text:p>0.728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29015">
                <text:p>0.729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29511">
                <text:p>0.729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30006">
                <text:p>0.730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30369">
                <text:p>0.730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30642">
                <text:p>0.730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31222">
                <text:p>0.73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31679">
                <text:p>0.731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32047">
                <text:p>0.732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32513">
                <text:p>0.732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32966">
                <text:p>0.73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33388">
                <text:p>0.733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33698">
                <text:p>0.733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34163">
                <text:p>0.734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34576">
                <text:p>0.734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34847">
                <text:p>0.734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35285">
                <text:p>0.735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35708">
                <text:p>0.735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35345">
                <text:p>0.735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34996">
                <text:p>0.734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34686">
                <text:p>0.734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35136">
                <text:p>0.735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35578">
                <text:p>0.735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35889">
                <text:p>0.735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36352">
                <text:p>0.736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36747">
                <text:p>0.736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37057">
                <text:p>0.737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37481">
                <text:p>0.737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37872">
                <text:p>0.737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37569">
                <text:p>0.737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3795">
                <text:p>0.73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38338">
                <text:p>0.738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38737">
                <text:p>0.738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39106">
                <text:p>0.739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39417">
                <text:p>0.73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39786">
                <text:p>0.739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40217">
                <text:p>0.740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40489">
                <text:p>0.740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40881">
                <text:p>0.740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41279">
                <text:p>0.74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41541">
                <text:p>0.74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41935">
                <text:p>0.741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42326">
                <text:p>0.74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4279">
                <text:p>0.74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43032">
                <text:p>0.743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43468">
                <text:p>0.743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43185">
                <text:p>0.743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43679">
                <text:p>0.743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43432">
                <text:p>0.743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43763">
                <text:p>0.743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4407">
                <text:p>0.74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4485">
                <text:p>0.744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4493">
                <text:p>0.74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45328">
                <text:p>0.745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4554">
                <text:p>0.74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45983">
                <text:p>0.745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46371">
                <text:p>0.746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46059">
                <text:p>0.746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45865">
                <text:p>0.745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45585">
                <text:p>0.745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45313">
                <text:p>0.745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45052">
                <text:p>0.745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4476">
                <text:p>0.74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44438">
                <text:p>0.744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44212">
                <text:p>0.744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43929">
                <text:p>0.743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43685">
                <text:p>0.743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43411">
                <text:p>0.743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43156">
                <text:p>0.743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2898">
                <text:p>0.742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42667">
                <text:p>0.742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42401">
                <text:p>0.742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2174">
                <text:p>0.742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41912">
                <text:p>0.741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41691">
                <text:p>0.741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41541">
                <text:p>0.74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41304">
                <text:p>0.74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41053">
                <text:p>0.74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40806">
                <text:p>0.740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40565">
                <text:p>0.740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40354">
                <text:p>0.740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40121">
                <text:p>0.740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40558">
                <text:p>0.740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40872">
                <text:p>0.740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1232">
                <text:p>0.741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41628">
                <text:p>0.741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4197">
                <text:p>0.74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42221">
                <text:p>0.742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42573">
                <text:p>0.742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42275">
                <text:p>0.74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42014">
                <text:p>0.742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41757">
                <text:p>0.741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41537">
                <text:p>0.74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41264">
                <text:p>0.7412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